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3.695cm"/>
    </style:style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5.248cm"/>
    </style:style>
    <style:style style:name="co5" style:family="table-column">
      <style:table-column-properties fo:break-before="auto" style:column-width="4.136cm"/>
    </style:style>
    <style:style style:name="co6" style:family="table-column">
      <style:table-column-properties fo:break-before="auto" style:column-width="1.395cm"/>
    </style:style>
    <style:style style:name="co7" style:family="table-column">
      <style:table-column-properties fo:break-before="auto" style:column-width="0.594cm"/>
    </style:style>
    <style:style style:name="co8" style:family="table-column">
      <style:table-column-properties fo:break-before="auto" style:column-width="1.73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0f8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aebd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00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7fffd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0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5f5d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e4c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eb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00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a2be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a52a2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deb88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5f9ea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7fff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2691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7f5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6495e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8d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dc143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00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008b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8860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a9a9a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64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bdb76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8b00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556b2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8c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9932c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8b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e9967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8fbc8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483d8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2f4f4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00ced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9400d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ff149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00b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69696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1e90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2222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af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228b2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#ff00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dcdcd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8f8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7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daa52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8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008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adff2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0fff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69b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cd5c5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4b008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fff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0e68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e6e6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0f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7cfc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a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add8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e0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afad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90ee9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d3d3d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b6c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ffa07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20b2a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87ce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77889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b0c4d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e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00ff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32cd3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#faf0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80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66cda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00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ba55d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370d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3cb37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7b68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00fa9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48d1c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7158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ackground-color="#19197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f5ff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fe4e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ffe4b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ffdea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000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df5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ackground-color="#808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6b8e2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ffa5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ff45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ackground-color="#da70d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ee8a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98fb98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afee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db709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efd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ffdab9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cd853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c0c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#dda0d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b0e0e6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800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00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bc8f8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4169e1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ackground-color="#8b451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ackground-color="#fa807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>
      <style:table-cell-properties fo:background-color="#f4a46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background-color="#2e8b5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fff5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a0522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c0c0c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87ceeb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6a5acd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70809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afa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00ff7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4682b4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d2b48c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00808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d8bfd8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6347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40e0d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ee82ee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f5deb3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ffffff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#f5f5f5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ffff00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9acd32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3" style:family="table-cell" style:parent-style-name="Default" style:data-style-name="N100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100">
      <style:table-cell-properties fo:background-color="transparent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 style:data-style-name="N100">
      <style:table-cell-properties fo:background-color="transparent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10">
      <style:table-cell-properties fo:background-color="#b2b2b2"/>
    </style:style>
    <style:style style:name="ce149" style:family="table-cell" style:parent-style-name="Default">
      <style:table-cell-properties fo:background-color="#b2b2b2"/>
    </style:style>
    <style:style style:name="ce150" style:family="table-cell" style:parent-style-name="Default">
      <style:table-cell-properties fo:background-color="transparent"/>
    </style:style>
    <style:style style:name="ce151" style:family="table-cell" style:parent-style-name="Default" style:data-style-name="N1"/>
    <style:style style:name="ce152" style:family="table-cell" style:parent-style-name="Default" style:data-style-name="N10"/>
    <style:style style:name="ce1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146"/>
        <table:table-column table:style-name="co6" table:number-columns-repeated="2" table:default-cell-style-name="Default"/>
        <table:table-column table:style-name="co6" table:number-columns-repeated="3" table:default-cell-style-name="ce149"/>
        <table:table-column table:style-name="co1" table:number-columns-repeated="6" table:default-cell-style-name="Default"/>
        <table:table-row table:style-name="ro3">
          <table:table-cell table:style-name="ce1"/>
          <table:table-cell table:style-name="ce142" table:number-columns-repeated="4"/>
          <table:table-cell table:style-name="ce143" office:value-type="string" table:number-columns-spanned="3" table:number-rows-spanned="1">
            <text:p>Decimal</text:p>
          </table:table-cell>
          <table:covered-table-cell table:number-columns-repeated="2"/>
          <table:table-cell table:style-name="ce143" office:value-type="string" table:number-columns-spanned="3" table:number-rows-spanned="1">
            <text:p>Percentage</text:p>
          </table:table-cell>
          <table:covered-table-cell table:number-columns-repeated="2" table:style-name="ce150"/>
          <table:table-cell table:style-name="ce143" office:value-type="string" table:number-columns-spanned="3" table:number-rows-spanned="1">
            <text:p>HSL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style-name="ce1" office:value-type="string">
            <text:p>Named </text:p>
          </table:table-cell>
          <table:table-cell table:style-name="ce142" office:value-type="string">
            <text:p>Numeric </text:p>
          </table:table-cell>
          <table:table-cell table:number-columns-repeated="2" table:style-name="ce142" office:value-type="string">
            <text:p>Color name </text:p>
          </table:table-cell>
          <table:table-cell table:style-name="ce142" office:value-type="string">
            <text:p>Hex rgb </text:p>
          </table:table-cell>
          <table:table-cell table:style-name="ce142" office:value-type="string">
            <text:p>R</text:p>
          </table:table-cell>
          <table:table-cell table:style-name="ce142" office:value-type="string">
            <text:p>G</text:p>
          </table:table-cell>
          <table:table-cell table:style-name="ce142" office:value-type="string">
            <text:p>B</text:p>
          </table:table-cell>
          <table:table-cell table:style-name="ce147" office:value-type="string">
            <text:p>R</text:p>
          </table:table-cell>
          <table:table-cell table:style-name="ce147" office:value-type="string">
            <text:p>G</text:p>
          </table:table-cell>
          <table:table-cell table:style-name="ce147" office:value-type="string">
            <text:p>B</text:p>
          </table:table-cell>
          <table:table-cell table:style-name="ce147" office:value-type="string">
            <text:p>H</text:p>
          </table:table-cell>
          <table:table-cell table:style-name="ce147" office:value-type="string">
            <text:p>S</text:p>
          </table:table-cell>
          <table:table-cell table:style-name="ce147" office:value-type="string">
            <text:p>L</text:p>
          </table:table-cell>
          <table:table-cell/>
          <table:table-cell office:value-type="string">
            <text:p>min</text:p>
          </table:table-cell>
          <table:table-cell office:value-type="string">
            <text:p>max</text:p>
          </table:table-cell>
        </table:table-row>
        <table:table-row table:style-name="ro3">
          <table:table-cell table:number-columns-repeated="2" table:style-name="ce2" office:value-type="string">
            <text:p><text:s text:c="2"/></text:p>
          </table:table-cell>
          <table:table-cell table:style-name="ce27" office:value-type="string">
            <text:p>aliceblue </text:p>
          </table:table-cell>
          <table:table-cell table:style-name="ce27" office:value-type="string">
            <text:p>AliceBlue </text:p>
          </table:table-cell>
          <table:table-cell table:style-name="ce124" office:value-type="string">
            <text:p>#f0f8ff </text:p>
          </table:table-cell>
          <table:table-cell table:style-name="ce144" office:value-type="float" office:value="240">
            <text:p>240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style-name="ce148" table:formula="of:=[.F3]/255" office:value-type="percentage" office:value="0.941176470588235">
            <text:p>94%</text:p>
          </table:table-cell>
          <table:table-cell table:style-name="ce148" table:formula="of:=[.G3]/255" office:value-type="percentage" office:value="0.972549019607843">
            <text:p>97%</text:p>
          </table:table-cell>
          <table:table-cell table:style-name="ce148" table:formula="of:=[.H3]/255" office:value-type="percentage" office:value="1">
            <text:p>100%</text:p>
          </table:table-cell>
          <table:table-cell table:style-name="ce151" table:formula="of:=IF([.Q3]=[.F3];MOD(360+(0+60*([.G3]-[.H3])/([.F3]-[.P3]));360); IF([.Q3]=[.G3]; 120+60*(([.H3]-[.F3])/([.G3]-[.P3])) ; 240+60*(([.F3]-[.G3])/([.H3]-[.P3]) )))" office:value-type="float" office:value="208">
            <text:p>208</text:p>
          </table:table-cell>
          <table:table-cell table:style-name="ce152" table:formula="of:=1-([.P3]/[.Q3])" office:value-type="percentage" office:value="0.0588235294117647">
            <text:p>6%</text:p>
          </table:table-cell>
          <table:table-cell table:style-name="ce152" table:formula="of:=([.P3]+[.Q3])/2/255" office:value-type="percentage" office:value="0.970588235294118">
            <text:p>97%</text:p>
          </table:table-cell>
          <table:table-cell/>
          <table:table-cell table:formula="of:=MIN([.F3:.H3])" office:value-type="float" office:value="240">
            <text:p>240</text:p>
          </table:table-cell>
          <table:table-cell table:formula="of:=MAX([.F3:.H3])" office:value-type="float" office:value="255">
            <text:p>255</text:p>
          </table:table-cell>
        </table:table-row>
        <table:table-row table:style-name="ro3">
          <table:table-cell table:number-columns-repeated="2" table:style-name="ce3" office:value-type="string">
            <text:p><text:s text:c="2"/></text:p>
          </table:table-cell>
          <table:table-cell table:style-name="ce27" office:value-type="string">
            <text:p>antiquewhite </text:p>
          </table:table-cell>
          <table:table-cell table:style-name="ce27" office:value-type="string">
            <text:p>antiqueWhite </text:p>
          </table:table-cell>
          <table:table-cell table:style-name="ce124" office:value-type="string">
            <text:p>#faebd7 </text:p>
          </table:table-cell>
          <table:table-cell table:style-name="ce144" office:value-type="float" office:value="250">
            <text:p>250</text:p>
          </table:table-cell>
          <table:table-cell office:value-type="float" office:value="235">
            <text:p>235</text:p>
          </table:table-cell>
          <table:table-cell office:value-type="float" office:value="215">
            <text:p>215</text:p>
          </table:table-cell>
          <table:table-cell table:style-name="ce148" table:formula="of:=[.F4]/255" office:value-type="percentage" office:value="0.980392156862745">
            <text:p>98%</text:p>
          </table:table-cell>
          <table:table-cell table:style-name="ce148" table:formula="of:=[.G4]/255" office:value-type="percentage" office:value="0.92156862745098">
            <text:p>92%</text:p>
          </table:table-cell>
          <table:table-cell table:style-name="ce148" table:formula="of:=[.H4]/255" office:value-type="percentage" office:value="0.843137254901961">
            <text:p>84%</text:p>
          </table:table-cell>
          <table:table-cell table:style-name="ce151" table:formula="of:=IF([.Q4]=[.F4];MOD(360+(0+60*([.G4]-[.H4])/([.F4]-[.P4]));360); IF([.Q4]=[.G4]; 120+60*(([.H4]-[.F4])/([.G4]-[.P4])) ; 240+60*(([.F4]-[.G4])/([.H4]-[.P4]) )))" office:value-type="float" office:value="34.2857142857143">
            <text:p>34</text:p>
          </table:table-cell>
          <table:table-cell table:style-name="ce152" table:formula="of:=1-([.P4]/[.Q4])" office:value-type="percentage" office:value="0.14">
            <text:p>14%</text:p>
          </table:table-cell>
          <table:table-cell table:style-name="ce152" table:formula="of:=([.P4]+[.Q4])/2/255" office:value-type="percentage" office:value="0.911764705882353">
            <text:p>91%</text:p>
          </table:table-cell>
          <table:table-cell/>
          <table:table-cell table:formula="of:=MIN([.F4:.H4])" office:value-type="float" office:value="215">
            <text:p>215</text:p>
          </table:table-cell>
          <table:table-cell table:formula="of:=MAX([.F4:.H4])" office:value-type="float" office:value="250">
            <text:p>250</text:p>
          </table:table-cell>
        </table:table-row>
        <table:table-row table:style-name="ro3">
          <table:table-cell table:number-columns-repeated="2" table:style-name="ce4" office:value-type="string">
            <text:p><text:s text:c="2"/></text:p>
          </table:table-cell>
          <table:table-cell table:number-columns-repeated="2" table:style-name="ce27" office:value-type="string">
            <text:p>aqua </text:p>
          </table:table-cell>
          <table:table-cell table:style-name="ce124" office:value-type="string">
            <text:p>#00ffff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5]/255" office:value-type="percentage" office:value="0">
            <text:p>0%</text:p>
          </table:table-cell>
          <table:table-cell table:style-name="ce148" table:formula="of:=[.G5]/255" office:value-type="percentage" office:value="1">
            <text:p>100%</text:p>
          </table:table-cell>
          <table:table-cell table:style-name="ce148" table:formula="of:=[.H5]/255" office:value-type="percentage" office:value="1">
            <text:p>100%</text:p>
          </table:table-cell>
          <table:table-cell table:style-name="ce151" table:formula="of:=IF([.Q5]=[.F5];MOD(360+(0+60*([.G5]-[.H5])/([.F5]-[.P5]));360); IF([.Q5]=[.G5]; 120+60*(([.H5]-[.F5])/([.G5]-[.P5])) ; 240+60*(([.F5]-[.G5])/([.H5]-[.P5]) )))" office:value-type="float" office:value="180">
            <text:p>180</text:p>
          </table:table-cell>
          <table:table-cell table:style-name="ce152" table:formula="of:=1-([.P5]/[.Q5])" office:value-type="percentage" office:value="1">
            <text:p>100%</text:p>
          </table:table-cell>
          <table:table-cell table:style-name="ce152" table:formula="of:=([.P5]+[.Q5])/2/255" office:value-type="percentage" office:value="0.5">
            <text:p>50%</text:p>
          </table:table-cell>
          <table:table-cell/>
          <table:table-cell table:formula="of:=MIN([.F5:.H5])" office:value-type="float" office:value="0">
            <text:p>0</text:p>
          </table:table-cell>
          <table:table-cell table:formula="of:=MAX([.F5:.H5])" office:value-type="float" office:value="255">
            <text:p>255</text:p>
          </table:table-cell>
        </table:table-row>
        <table:table-row table:style-name="ro3">
          <table:table-cell table:number-columns-repeated="2" table:style-name="ce5" office:value-type="string">
            <text:p><text:s text:c="2"/></text:p>
          </table:table-cell>
          <table:table-cell table:number-columns-repeated="2" table:style-name="ce27" office:value-type="string">
            <text:p>aquamarine </text:p>
          </table:table-cell>
          <table:table-cell table:style-name="ce124" office:value-type="string">
            <text:p>#7fffd4 </text:p>
          </table:table-cell>
          <table:table-cell table:style-name="ce144"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212">
            <text:p>212</text:p>
          </table:table-cell>
          <table:table-cell table:style-name="ce148" table:formula="of:=[.F6]/255" office:value-type="percentage" office:value="0.498039215686275">
            <text:p>50%</text:p>
          </table:table-cell>
          <table:table-cell table:style-name="ce148" table:formula="of:=[.G6]/255" office:value-type="percentage" office:value="1">
            <text:p>100%</text:p>
          </table:table-cell>
          <table:table-cell table:style-name="ce148" table:formula="of:=[.H6]/255" office:value-type="percentage" office:value="0.831372549019608">
            <text:p>83%</text:p>
          </table:table-cell>
          <table:table-cell table:style-name="ce151" table:formula="of:=IF([.Q6]=[.F6];MOD(360+(0+60*([.G6]-[.H6])/([.F6]-[.P6]));360); IF([.Q6]=[.G6]; 120+60*(([.H6]-[.F6])/([.G6]-[.P6])) ; 240+60*(([.F6]-[.G6])/([.H6]-[.P6]) )))" office:value-type="float" office:value="159.84375">
            <text:p>160</text:p>
          </table:table-cell>
          <table:table-cell table:style-name="ce152" table:formula="of:=1-([.P6]/[.Q6])" office:value-type="percentage" office:value="0.501960784313726">
            <text:p>50%</text:p>
          </table:table-cell>
          <table:table-cell table:style-name="ce152" table:formula="of:=([.P6]+[.Q6])/2/255" office:value-type="percentage" office:value="0.749019607843137">
            <text:p>75%</text:p>
          </table:table-cell>
          <table:table-cell/>
          <table:table-cell table:formula="of:=MIN([.F6:.H6])" office:value-type="float" office:value="127">
            <text:p>127</text:p>
          </table:table-cell>
          <table:table-cell table:formula="of:=MAX([.F6:.H6])" office:value-type="float" office:value="255">
            <text:p>255</text:p>
          </table:table-cell>
        </table:table-row>
        <table:table-row table:style-name="ro3">
          <table:table-cell table:number-columns-repeated="2" table:style-name="ce6" office:value-type="string">
            <text:p><text:s text:c="2"/></text:p>
          </table:table-cell>
          <table:table-cell table:number-columns-repeated="2" table:style-name="ce27" office:value-type="string">
            <text:p>azure </text:p>
          </table:table-cell>
          <table:table-cell table:style-name="ce124" office:value-type="string">
            <text:p>#f0ffff </text:p>
          </table:table-cell>
          <table:table-cell table:style-name="ce144" office:value-type="float" office:value="240">
            <text:p>240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7]/255" office:value-type="percentage" office:value="0.941176470588235">
            <text:p>94%</text:p>
          </table:table-cell>
          <table:table-cell table:style-name="ce148" table:formula="of:=[.G7]/255" office:value-type="percentage" office:value="1">
            <text:p>100%</text:p>
          </table:table-cell>
          <table:table-cell table:style-name="ce148" table:formula="of:=[.H7]/255" office:value-type="percentage" office:value="1">
            <text:p>100%</text:p>
          </table:table-cell>
          <table:table-cell table:style-name="ce151" table:formula="of:=IF([.Q7]=[.F7];MOD(360+(0+60*([.G7]-[.H7])/([.F7]-[.P7]));360); IF([.Q7]=[.G7]; 120+60*(([.H7]-[.F7])/([.G7]-[.P7])) ; 240+60*(([.F7]-[.G7])/([.H7]-[.P7]) )))" office:value-type="float" office:value="180">
            <text:p>180</text:p>
          </table:table-cell>
          <table:table-cell table:style-name="ce152" table:formula="of:=1-([.P7]/[.Q7])" office:value-type="percentage" office:value="0.0588235294117647">
            <text:p>6%</text:p>
          </table:table-cell>
          <table:table-cell table:style-name="ce152" table:formula="of:=([.P7]+[.Q7])/2/255" office:value-type="percentage" office:value="0.970588235294118">
            <text:p>97%</text:p>
          </table:table-cell>
          <table:table-cell/>
          <table:table-cell table:formula="of:=MIN([.F7:.H7])" office:value-type="float" office:value="240">
            <text:p>240</text:p>
          </table:table-cell>
          <table:table-cell table:formula="of:=MAX([.F7:.H7])" office:value-type="float" office:value="255">
            <text:p>255</text:p>
          </table:table-cell>
        </table:table-row>
        <table:table-row table:style-name="ro3">
          <table:table-cell table:number-columns-repeated="2" table:style-name="ce7" office:value-type="string">
            <text:p><text:s text:c="2"/></text:p>
          </table:table-cell>
          <table:table-cell table:number-columns-repeated="2" table:style-name="ce27" office:value-type="string">
            <text:p>beige </text:p>
          </table:table-cell>
          <table:table-cell table:style-name="ce124" office:value-type="string">
            <text:p>#f5f5dc </text:p>
          </table:table-cell>
          <table:table-cell table:style-name="ce144" office:value-type="float" office:value="245">
            <text:p>245</text:p>
          </table:table-cell>
          <table:table-cell office:value-type="float" office:value="245">
            <text:p>245</text:p>
          </table:table-cell>
          <table:table-cell office:value-type="float" office:value="220">
            <text:p>220</text:p>
          </table:table-cell>
          <table:table-cell table:style-name="ce148" table:formula="of:=[.F8]/255" office:value-type="percentage" office:value="0.96078431372549">
            <text:p>96%</text:p>
          </table:table-cell>
          <table:table-cell table:style-name="ce148" table:formula="of:=[.G8]/255" office:value-type="percentage" office:value="0.96078431372549">
            <text:p>96%</text:p>
          </table:table-cell>
          <table:table-cell table:style-name="ce148" table:formula="of:=[.H8]/255" office:value-type="percentage" office:value="0.862745098039216">
            <text:p>86%</text:p>
          </table:table-cell>
          <table:table-cell table:style-name="ce151" table:formula="of:=IF([.Q8]=[.F8];MOD(360+(0+60*([.G8]-[.H8])/([.F8]-[.P8]));360); IF([.Q8]=[.G8]; 120+60*(([.H8]-[.F8])/([.G8]-[.P8])) ; 240+60*(([.F8]-[.G8])/([.H8]-[.P8]) )))" office:value-type="float" office:value="60">
            <text:p>60</text:p>
          </table:table-cell>
          <table:table-cell table:style-name="ce152" table:formula="of:=1-([.P8]/[.Q8])" office:value-type="percentage" office:value="0.102040816326531">
            <text:p>10%</text:p>
          </table:table-cell>
          <table:table-cell table:style-name="ce152" table:formula="of:=([.P8]+[.Q8])/2/255" office:value-type="percentage" office:value="0.911764705882353">
            <text:p>91%</text:p>
          </table:table-cell>
          <table:table-cell/>
          <table:table-cell table:formula="of:=MIN([.F8:.H8])" office:value-type="float" office:value="220">
            <text:p>220</text:p>
          </table:table-cell>
          <table:table-cell table:formula="of:=MAX([.F8:.H8])" office:value-type="float" office:value="245">
            <text:p>245</text:p>
          </table:table-cell>
        </table:table-row>
        <table:table-row table:style-name="ro3">
          <table:table-cell table:number-columns-repeated="2" table:style-name="ce8" office:value-type="string">
            <text:p><text:s text:c="2"/></text:p>
          </table:table-cell>
          <table:table-cell table:number-columns-repeated="2" table:style-name="ce27" office:value-type="string">
            <text:p>bisque </text:p>
          </table:table-cell>
          <table:table-cell table:style-name="ce124" office:value-type="string">
            <text:p>#ffe4c4 </text:p>
          </table:table-cell>
          <table:table-cell table:style-name="ce144"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96">
            <text:p>196</text:p>
          </table:table-cell>
          <table:table-cell table:style-name="ce148" table:formula="of:=[.F9]/255" office:value-type="percentage" office:value="1">
            <text:p>100%</text:p>
          </table:table-cell>
          <table:table-cell table:style-name="ce148" table:formula="of:=[.G9]/255" office:value-type="percentage" office:value="0.894117647058824">
            <text:p>89%</text:p>
          </table:table-cell>
          <table:table-cell table:style-name="ce148" table:formula="of:=[.H9]/255" office:value-type="percentage" office:value="0.768627450980392">
            <text:p>77%</text:p>
          </table:table-cell>
          <table:table-cell table:style-name="ce151" table:formula="of:=IF([.Q9]=[.F9];MOD(360+(0+60*([.G9]-[.H9])/([.F9]-[.P9]));360); IF([.Q9]=[.G9]; 120+60*(([.H9]-[.F9])/([.G9]-[.P9])) ; 240+60*(([.F9]-[.G9])/([.H9]-[.P9]) )))" office:value-type="float" office:value="32.542372881356">
            <text:p>33</text:p>
          </table:table-cell>
          <table:table-cell table:style-name="ce152" table:formula="of:=1-([.P9]/[.Q9])" office:value-type="percentage" office:value="0.231372549019608">
            <text:p>23%</text:p>
          </table:table-cell>
          <table:table-cell table:style-name="ce152" table:formula="of:=([.P9]+[.Q9])/2/255" office:value-type="percentage" office:value="0.884313725490196">
            <text:p>88%</text:p>
          </table:table-cell>
          <table:table-cell/>
          <table:table-cell table:formula="of:=MIN([.F9:.H9])" office:value-type="float" office:value="196">
            <text:p>196</text:p>
          </table:table-cell>
          <table:table-cell table:formula="of:=MAX([.F9:.H9])" office:value-type="float" office:value="255">
            <text:p>255</text:p>
          </table:table-cell>
        </table:table-row>
        <table:table-row table:style-name="ro3">
          <table:table-cell table:number-columns-repeated="2" table:style-name="ce9" office:value-type="string">
            <text:p><text:s text:c="2"/></text:p>
          </table:table-cell>
          <table:table-cell table:number-columns-repeated="2" table:style-name="ce27" office:value-type="string">
            <text:p>black </text:p>
          </table:table-cell>
          <table:table-cell table:style-name="ce124" office:value-type="string">
            <text:p>#000000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10]/255" office:value-type="percentage" office:value="0">
            <text:p>0%</text:p>
          </table:table-cell>
          <table:table-cell table:style-name="ce148" table:formula="of:=[.G10]/255" office:value-type="percentage" office:value="0">
            <text:p>0%</text:p>
          </table:table-cell>
          <table:table-cell table:style-name="ce148" table:formula="of:=[.H10]/255" office:value-type="percentage" office:value="0">
            <text:p>0%</text:p>
          </table:table-cell>
          <table:table-cell table:style-name="ce151" table:formula="of:=IF([.Q10]=[.F10];MOD(360+(0+60*([.G10]-[.H10])/([.F10]-[.P10]));360); IF([.Q10]=[.G10]; 120+60*(([.H10]-[.F10])/([.G10]-[.P10])) ; 240+60*(([.F10]-[.G10])/([.H10]-[.P10]) )))" office:value-type="float" office:value="0">
            <text:p>#DIV/0!</text:p>
          </table:table-cell>
          <table:table-cell table:style-name="ce152" table:formula="of:=1-([.P10]/[.Q10])" office:value-type="percentage" office:value="0">
            <text:p>#DIV/0!</text:p>
          </table:table-cell>
          <table:table-cell table:style-name="ce152" table:formula="of:=([.P10]+[.Q10])/2/255" office:value-type="percentage" office:value="0">
            <text:p>0%</text:p>
          </table:table-cell>
          <table:table-cell/>
          <table:table-cell table:formula="of:=MIN([.F10:.H10])" office:value-type="float" office:value="0">
            <text:p>0</text:p>
          </table:table-cell>
          <table:table-cell table:formula="of:=MAX([.F10:.H10])" office:value-type="float" office:value="0">
            <text:p>0</text:p>
          </table:table-cell>
        </table:table-row>
        <table:table-row table:style-name="ro3">
          <table:table-cell table:number-columns-repeated="2" table:style-name="ce10" office:value-type="string">
            <text:p><text:s text:c="2"/></text:p>
          </table:table-cell>
          <table:table-cell table:style-name="ce27" office:value-type="string">
            <text:p>blanchedalmond </text:p>
          </table:table-cell>
          <table:table-cell table:style-name="ce27" office:value-type="string">
            <text:p>blanchedAlmond </text:p>
          </table:table-cell>
          <table:table-cell table:style-name="ce124" office:value-type="string">
            <text:p>#ffebcd </text:p>
          </table:table-cell>
          <table:table-cell table:style-name="ce144" office:value-type="float" office:value="255">
            <text:p>255</text:p>
          </table:table-cell>
          <table:table-cell office:value-type="float" office:value="235">
            <text:p>235</text:p>
          </table:table-cell>
          <table:table-cell office:value-type="float" office:value="205">
            <text:p>205</text:p>
          </table:table-cell>
          <table:table-cell table:style-name="ce148" table:formula="of:=[.F11]/255" office:value-type="percentage" office:value="1">
            <text:p>100%</text:p>
          </table:table-cell>
          <table:table-cell table:style-name="ce148" table:formula="of:=[.G11]/255" office:value-type="percentage" office:value="0.92156862745098">
            <text:p>92%</text:p>
          </table:table-cell>
          <table:table-cell table:style-name="ce148" table:formula="of:=[.H11]/255" office:value-type="percentage" office:value="0.803921568627451">
            <text:p>80%</text:p>
          </table:table-cell>
          <table:table-cell table:style-name="ce151" table:formula="of:=IF([.Q11]=[.F11];MOD(360+(0+60*([.G11]-[.H11])/([.F11]-[.P11]));360); IF([.Q11]=[.G11]; 120+60*(([.H11]-[.F11])/([.G11]-[.P11])) ; 240+60*(([.F11]-[.G11])/([.H11]-[.P11]) )))" office:value-type="float" office:value="36">
            <text:p>36</text:p>
          </table:table-cell>
          <table:table-cell table:style-name="ce152" table:formula="of:=1-([.P11]/[.Q11])" office:value-type="percentage" office:value="0.196078431372549">
            <text:p>20%</text:p>
          </table:table-cell>
          <table:table-cell table:style-name="ce152" table:formula="of:=([.P11]+[.Q11])/2/255" office:value-type="percentage" office:value="0.901960784313726">
            <text:p>90%</text:p>
          </table:table-cell>
          <table:table-cell/>
          <table:table-cell table:formula="of:=MIN([.F11:.H11])" office:value-type="float" office:value="205">
            <text:p>205</text:p>
          </table:table-cell>
          <table:table-cell table:formula="of:=MAX([.F11:.H11])" office:value-type="float" office:value="255">
            <text:p>255</text:p>
          </table:table-cell>
        </table:table-row>
        <table:table-row table:style-name="ro3">
          <table:table-cell table:number-columns-repeated="2" table:style-name="ce11" office:value-type="string">
            <text:p><text:s text:c="2"/></text:p>
          </table:table-cell>
          <table:table-cell table:number-columns-repeated="2" table:style-name="ce27" office:value-type="string">
            <text:p>blue </text:p>
          </table:table-cell>
          <table:table-cell table:style-name="ce124" office:value-type="string">
            <text:p>#0000ff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148" table:formula="of:=[.F12]/255" office:value-type="percentage" office:value="0">
            <text:p>0%</text:p>
          </table:table-cell>
          <table:table-cell table:style-name="ce148" table:formula="of:=[.G12]/255" office:value-type="percentage" office:value="0">
            <text:p>0%</text:p>
          </table:table-cell>
          <table:table-cell table:style-name="ce148" table:formula="of:=[.H12]/255" office:value-type="percentage" office:value="1">
            <text:p>100%</text:p>
          </table:table-cell>
          <table:table-cell table:style-name="ce151" table:formula="of:=IF([.Q12]=[.F12];MOD(360+(0+60*([.G12]-[.H12])/([.F12]-[.P12]));360); IF([.Q12]=[.G12]; 120+60*(([.H12]-[.F12])/([.G12]-[.P12])) ; 240+60*(([.F12]-[.G12])/([.H12]-[.P12]) )))" office:value-type="float" office:value="240">
            <text:p>240</text:p>
          </table:table-cell>
          <table:table-cell table:style-name="ce152" table:formula="of:=1-([.P12]/[.Q12])" office:value-type="percentage" office:value="1">
            <text:p>100%</text:p>
          </table:table-cell>
          <table:table-cell table:style-name="ce152" table:formula="of:=([.P12]+[.Q12])/2/255" office:value-type="percentage" office:value="0.5">
            <text:p>50%</text:p>
          </table:table-cell>
          <table:table-cell/>
          <table:table-cell table:formula="of:=MIN([.F12:.H12])" office:value-type="float" office:value="0">
            <text:p>0</text:p>
          </table:table-cell>
          <table:table-cell table:formula="of:=MAX([.F12:.H12])" office:value-type="float" office:value="255">
            <text:p>255</text:p>
          </table:table-cell>
        </table:table-row>
        <table:table-row table:style-name="ro3">
          <table:table-cell table:number-columns-repeated="2" table:style-name="ce12" office:value-type="string">
            <text:p><text:s text:c="2"/></text:p>
          </table:table-cell>
          <table:table-cell table:style-name="ce27" office:value-type="string">
            <text:p>blueviolet </text:p>
          </table:table-cell>
          <table:table-cell table:style-name="ce27" office:value-type="string">
            <text:p>blueViolet </text:p>
          </table:table-cell>
          <table:table-cell table:style-name="ce124" office:value-type="string">
            <text:p>#8a2be2 </text:p>
          </table:table-cell>
          <table:table-cell table:style-name="ce144" office:value-type="float" office:value="138">
            <text:p>138</text:p>
          </table:table-cell>
          <table:table-cell office:value-type="float" office:value="43">
            <text:p>43</text:p>
          </table:table-cell>
          <table:table-cell office:value-type="float" office:value="226">
            <text:p>226</text:p>
          </table:table-cell>
          <table:table-cell table:style-name="ce148" table:formula="of:=[.F13]/255" office:value-type="percentage" office:value="0.541176470588235">
            <text:p>54%</text:p>
          </table:table-cell>
          <table:table-cell table:style-name="ce148" table:formula="of:=[.G13]/255" office:value-type="percentage" office:value="0.168627450980392">
            <text:p>17%</text:p>
          </table:table-cell>
          <table:table-cell table:style-name="ce148" table:formula="of:=[.H13]/255" office:value-type="percentage" office:value="0.886274509803921">
            <text:p>89%</text:p>
          </table:table-cell>
          <table:table-cell table:style-name="ce151" table:formula="of:=IF([.Q13]=[.F13];MOD(360+(0+60*([.G13]-[.H13])/([.F13]-[.P13]));360); IF([.Q13]=[.G13]; 120+60*(([.H13]-[.F13])/([.G13]-[.P13])) ; 240+60*(([.F13]-[.G13])/([.H13]-[.P13]) )))" office:value-type="float" office:value="271.147540983607">
            <text:p>271</text:p>
          </table:table-cell>
          <table:table-cell table:style-name="ce152" table:formula="of:=1-([.P13]/[.Q13])" office:value-type="percentage" office:value="0.809734513274336">
            <text:p>81%</text:p>
          </table:table-cell>
          <table:table-cell table:style-name="ce152" table:formula="of:=([.P13]+[.Q13])/2/255" office:value-type="percentage" office:value="0.527450980392157">
            <text:p>53%</text:p>
          </table:table-cell>
          <table:table-cell/>
          <table:table-cell table:formula="of:=MIN([.F13:.H13])" office:value-type="float" office:value="43">
            <text:p>43</text:p>
          </table:table-cell>
          <table:table-cell table:formula="of:=MAX([.F13:.H13])" office:value-type="float" office:value="226">
            <text:p>226</text:p>
          </table:table-cell>
        </table:table-row>
        <table:table-row table:style-name="ro3">
          <table:table-cell table:number-columns-repeated="2" table:style-name="ce13" office:value-type="string">
            <text:p><text:s text:c="2"/></text:p>
          </table:table-cell>
          <table:table-cell table:number-columns-repeated="2" table:style-name="ce27" office:value-type="string">
            <text:p>brown </text:p>
          </table:table-cell>
          <table:table-cell table:style-name="ce124" office:value-type="string">
            <text:p>#a52a2a </text:p>
          </table:table-cell>
          <table:table-cell table:style-name="ce144" office:value-type="float" office:value="165">
            <text:p>165</text:p>
          </table:table-cell>
          <table:table-cell table:number-columns-repeated="2" office:value-type="float" office:value="42">
            <text:p>42</text:p>
          </table:table-cell>
          <table:table-cell table:style-name="ce148" table:formula="of:=[.F14]/255" office:value-type="percentage" office:value="0.647058823529412">
            <text:p>65%</text:p>
          </table:table-cell>
          <table:table-cell table:style-name="ce148" table:formula="of:=[.G14]/255" office:value-type="percentage" office:value="0.164705882352941">
            <text:p>16%</text:p>
          </table:table-cell>
          <table:table-cell table:style-name="ce148" table:formula="of:=[.H14]/255" office:value-type="percentage" office:value="0.164705882352941">
            <text:p>16%</text:p>
          </table:table-cell>
          <table:table-cell table:style-name="ce151" table:formula="of:=IF([.Q14]=[.F14];MOD(360+(0+60*([.G14]-[.H14])/([.F14]-[.P14]));360); IF([.Q14]=[.G14]; 120+60*(([.H14]-[.F14])/([.G14]-[.P14])) ; 240+60*(([.F14]-[.G14])/([.H14]-[.P14]) )))" office:value-type="float" office:value="0">
            <text:p>0</text:p>
          </table:table-cell>
          <table:table-cell table:style-name="ce152" table:formula="of:=1-([.P14]/[.Q14])" office:value-type="percentage" office:value="0.745454545454545">
            <text:p>75%</text:p>
          </table:table-cell>
          <table:table-cell table:style-name="ce152" table:formula="of:=([.P14]+[.Q14])/2/255" office:value-type="percentage" office:value="0.405882352941176">
            <text:p>41%</text:p>
          </table:table-cell>
          <table:table-cell/>
          <table:table-cell table:formula="of:=MIN([.F14:.H14])" office:value-type="float" office:value="42">
            <text:p>42</text:p>
          </table:table-cell>
          <table:table-cell table:formula="of:=MAX([.F14:.H14])" office:value-type="float" office:value="165">
            <text:p>165</text:p>
          </table:table-cell>
        </table:table-row>
        <table:table-row table:style-name="ro3">
          <table:table-cell table:number-columns-repeated="2" table:style-name="ce14" office:value-type="string">
            <text:p><text:s text:c="2"/></text:p>
          </table:table-cell>
          <table:table-cell table:number-columns-repeated="2" table:style-name="ce27" office:value-type="string">
            <text:p>burlywood </text:p>
          </table:table-cell>
          <table:table-cell table:style-name="ce124" office:value-type="string">
            <text:p>#deb887 </text:p>
          </table:table-cell>
          <table:table-cell table:style-name="ce144" office:value-type="float" office:value="222">
            <text:p>222</text:p>
          </table:table-cell>
          <table:table-cell office:value-type="float" office:value="184">
            <text:p>184</text:p>
          </table:table-cell>
          <table:table-cell office:value-type="float" office:value="135">
            <text:p>135</text:p>
          </table:table-cell>
          <table:table-cell table:style-name="ce148" table:formula="of:=[.F15]/255" office:value-type="percentage" office:value="0.870588235294118">
            <text:p>87%</text:p>
          </table:table-cell>
          <table:table-cell table:style-name="ce148" table:formula="of:=[.G15]/255" office:value-type="percentage" office:value="0.72156862745098">
            <text:p>72%</text:p>
          </table:table-cell>
          <table:table-cell table:style-name="ce148" table:formula="of:=[.H15]/255" office:value-type="percentage" office:value="0.529411764705882">
            <text:p>53%</text:p>
          </table:table-cell>
          <table:table-cell table:style-name="ce151" table:formula="of:=IF([.Q15]=[.F15];MOD(360+(0+60*([.G15]-[.H15])/([.F15]-[.P15]));360); IF([.Q15]=[.G15]; 120+60*(([.H15]-[.F15])/([.G15]-[.P15])) ; 240+60*(([.F15]-[.G15])/([.H15]-[.P15]) )))" office:value-type="float" office:value="33.7931034482759">
            <text:p>34</text:p>
          </table:table-cell>
          <table:table-cell table:style-name="ce152" table:formula="of:=1-([.P15]/[.Q15])" office:value-type="percentage" office:value="0.391891891891892">
            <text:p>39%</text:p>
          </table:table-cell>
          <table:table-cell table:style-name="ce152" table:formula="of:=([.P15]+[.Q15])/2/255" office:value-type="percentage" office:value="0.7">
            <text:p>70%</text:p>
          </table:table-cell>
          <table:table-cell/>
          <table:table-cell table:formula="of:=MIN([.F15:.H15])" office:value-type="float" office:value="135">
            <text:p>135</text:p>
          </table:table-cell>
          <table:table-cell table:formula="of:=MAX([.F15:.H15])" office:value-type="float" office:value="222">
            <text:p>222</text:p>
          </table:table-cell>
        </table:table-row>
        <table:table-row table:style-name="ro3">
          <table:table-cell table:number-columns-repeated="2" table:style-name="ce15" office:value-type="string">
            <text:p><text:s text:c="2"/></text:p>
          </table:table-cell>
          <table:table-cell table:style-name="ce27" office:value-type="string">
            <text:p>cadetblue </text:p>
          </table:table-cell>
          <table:table-cell table:style-name="ce27" office:value-type="string">
            <text:p>cadetBlue </text:p>
          </table:table-cell>
          <table:table-cell table:style-name="ce124" office:value-type="string">
            <text:p>#5f9ea0 </text:p>
          </table:table-cell>
          <table:table-cell table:style-name="ce144" office:value-type="float" office:value="95">
            <text:p>95</text:p>
          </table:table-cell>
          <table:table-cell office:value-type="float" office:value="158">
            <text:p>158</text:p>
          </table:table-cell>
          <table:table-cell office:value-type="float" office:value="160">
            <text:p>160</text:p>
          </table:table-cell>
          <table:table-cell table:style-name="ce148" table:formula="of:=[.F16]/255" office:value-type="percentage" office:value="0.372549019607843">
            <text:p>37%</text:p>
          </table:table-cell>
          <table:table-cell table:style-name="ce148" table:formula="of:=[.G16]/255" office:value-type="percentage" office:value="0.619607843137255">
            <text:p>62%</text:p>
          </table:table-cell>
          <table:table-cell table:style-name="ce148" table:formula="of:=[.H16]/255" office:value-type="percentage" office:value="0.627450980392157">
            <text:p>63%</text:p>
          </table:table-cell>
          <table:table-cell table:style-name="ce151" table:formula="of:=IF([.Q16]=[.F16];MOD(360+(0+60*([.G16]-[.H16])/([.F16]-[.P16]));360); IF([.Q16]=[.G16]; 120+60*(([.H16]-[.F16])/([.G16]-[.P16])) ; 240+60*(([.F16]-[.G16])/([.H16]-[.P16]) )))" office:value-type="float" office:value="181.846153846154">
            <text:p>182</text:p>
          </table:table-cell>
          <table:table-cell table:style-name="ce152" table:formula="of:=1-([.P16]/[.Q16])" office:value-type="percentage" office:value="0.40625">
            <text:p>41%</text:p>
          </table:table-cell>
          <table:table-cell table:style-name="ce152" table:formula="of:=([.P16]+[.Q16])/2/255" office:value-type="percentage" office:value="0.5">
            <text:p>50%</text:p>
          </table:table-cell>
          <table:table-cell/>
          <table:table-cell table:formula="of:=MIN([.F16:.H16])" office:value-type="float" office:value="95">
            <text:p>95</text:p>
          </table:table-cell>
          <table:table-cell table:formula="of:=MAX([.F16:.H16])" office:value-type="float" office:value="160">
            <text:p>160</text:p>
          </table:table-cell>
        </table:table-row>
        <table:table-row table:style-name="ro3">
          <table:table-cell table:number-columns-repeated="2" table:style-name="ce16" office:value-type="string">
            <text:p><text:s text:c="2"/></text:p>
          </table:table-cell>
          <table:table-cell table:number-columns-repeated="2" table:style-name="ce27" office:value-type="string">
            <text:p>chartreuse </text:p>
          </table:table-cell>
          <table:table-cell table:style-name="ce124" office:value-type="string">
            <text:p>#7fff00 </text:p>
          </table:table-cell>
          <table:table-cell table:style-name="ce144" office:value-type="float" office:value="127">
            <text:p>127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148" table:formula="of:=[.F17]/255" office:value-type="percentage" office:value="0.498039215686275">
            <text:p>50%</text:p>
          </table:table-cell>
          <table:table-cell table:style-name="ce148" table:formula="of:=[.G17]/255" office:value-type="percentage" office:value="1">
            <text:p>100%</text:p>
          </table:table-cell>
          <table:table-cell table:style-name="ce148" table:formula="of:=[.H17]/255" office:value-type="percentage" office:value="0">
            <text:p>0%</text:p>
          </table:table-cell>
          <table:table-cell table:style-name="ce151" table:formula="of:=IF([.Q17]=[.F17];MOD(360+(0+60*([.G17]-[.H17])/([.F17]-[.P17]));360); IF([.Q17]=[.G17]; 120+60*(([.H17]-[.F17])/([.G17]-[.P17])) ; 240+60*(([.F17]-[.G17])/([.H17]-[.P17]) )))" office:value-type="float" office:value="90.1176470588235">
            <text:p>90</text:p>
          </table:table-cell>
          <table:table-cell table:style-name="ce152" table:formula="of:=1-([.P17]/[.Q17])" office:value-type="percentage" office:value="1">
            <text:p>100%</text:p>
          </table:table-cell>
          <table:table-cell table:style-name="ce152" table:formula="of:=([.P17]+[.Q17])/2/255" office:value-type="percentage" office:value="0.5">
            <text:p>50%</text:p>
          </table:table-cell>
          <table:table-cell/>
          <table:table-cell table:formula="of:=MIN([.F17:.H17])" office:value-type="float" office:value="0">
            <text:p>0</text:p>
          </table:table-cell>
          <table:table-cell table:formula="of:=MAX([.F17:.H17])" office:value-type="float" office:value="255">
            <text:p>255</text:p>
          </table:table-cell>
        </table:table-row>
        <table:table-row table:style-name="ro3">
          <table:table-cell table:number-columns-repeated="2" table:style-name="ce17" office:value-type="string">
            <text:p><text:s text:c="2"/></text:p>
          </table:table-cell>
          <table:table-cell table:number-columns-repeated="2" table:style-name="ce27" office:value-type="string">
            <text:p>chocolate </text:p>
          </table:table-cell>
          <table:table-cell table:style-name="ce124" office:value-type="string">
            <text:p>#d2691e </text:p>
          </table:table-cell>
          <table:table-cell table:style-name="ce144" office:value-type="float" office:value="210">
            <text:p>210</text:p>
          </table:table-cell>
          <table:table-cell office:value-type="float" office:value="105">
            <text:p>105</text:p>
          </table:table-cell>
          <table:table-cell office:value-type="float" office:value="30">
            <text:p>30</text:p>
          </table:table-cell>
          <table:table-cell table:style-name="ce148" table:formula="of:=[.F18]/255" office:value-type="percentage" office:value="0.823529411764706">
            <text:p>82%</text:p>
          </table:table-cell>
          <table:table-cell table:style-name="ce148" table:formula="of:=[.G18]/255" office:value-type="percentage" office:value="0.411764705882353">
            <text:p>41%</text:p>
          </table:table-cell>
          <table:table-cell table:style-name="ce148" table:formula="of:=[.H18]/255" office:value-type="percentage" office:value="0.117647058823529">
            <text:p>12%</text:p>
          </table:table-cell>
          <table:table-cell table:style-name="ce151" table:formula="of:=IF([.Q18]=[.F18];MOD(360+(0+60*([.G18]-[.H18])/([.F18]-[.P18]));360); IF([.Q18]=[.G18]; 120+60*(([.H18]-[.F18])/([.G18]-[.P18])) ; 240+60*(([.F18]-[.G18])/([.H18]-[.P18]) )))" office:value-type="float" office:value="25">
            <text:p>25</text:p>
          </table:table-cell>
          <table:table-cell table:style-name="ce152" table:formula="of:=1-([.P18]/[.Q18])" office:value-type="percentage" office:value="0.857142857142857">
            <text:p>86%</text:p>
          </table:table-cell>
          <table:table-cell table:style-name="ce152" table:formula="of:=([.P18]+[.Q18])/2/255" office:value-type="percentage" office:value="0.470588235294118">
            <text:p>47%</text:p>
          </table:table-cell>
          <table:table-cell/>
          <table:table-cell table:formula="of:=MIN([.F18:.H18])" office:value-type="float" office:value="30">
            <text:p>30</text:p>
          </table:table-cell>
          <table:table-cell table:formula="of:=MAX([.F18:.H18])" office:value-type="float" office:value="210">
            <text:p>210</text:p>
          </table:table-cell>
        </table:table-row>
        <table:table-row table:style-name="ro3">
          <table:table-cell table:number-columns-repeated="2" table:style-name="ce18" office:value-type="string">
            <text:p><text:s text:c="2"/></text:p>
          </table:table-cell>
          <table:table-cell table:number-columns-repeated="2" table:style-name="ce27" office:value-type="string">
            <text:p>coral </text:p>
          </table:table-cell>
          <table:table-cell table:style-name="ce124" office:value-type="string">
            <text:p>#ff7f50 </text:p>
          </table:table-cell>
          <table:table-cell table:style-name="ce144" office:value-type="float" office:value="255">
            <text:p>255</text:p>
          </table:table-cell>
          <table:table-cell office:value-type="float" office:value="127">
            <text:p>127</text:p>
          </table:table-cell>
          <table:table-cell office:value-type="float" office:value="80">
            <text:p>80</text:p>
          </table:table-cell>
          <table:table-cell table:style-name="ce148" table:formula="of:=[.F19]/255" office:value-type="percentage" office:value="1">
            <text:p>100%</text:p>
          </table:table-cell>
          <table:table-cell table:style-name="ce148" table:formula="of:=[.G19]/255" office:value-type="percentage" office:value="0.498039215686275">
            <text:p>50%</text:p>
          </table:table-cell>
          <table:table-cell table:style-name="ce148" table:formula="of:=[.H19]/255" office:value-type="percentage" office:value="0.313725490196078">
            <text:p>31%</text:p>
          </table:table-cell>
          <table:table-cell table:style-name="ce151" table:formula="of:=IF([.Q19]=[.F19];MOD(360+(0+60*([.G19]-[.H19])/([.F19]-[.P19]));360); IF([.Q19]=[.G19]; 120+60*(([.H19]-[.F19])/([.G19]-[.P19])) ; 240+60*(([.F19]-[.G19])/([.H19]-[.P19]) )))" office:value-type="float" office:value="16.1142857142857">
            <text:p>16</text:p>
          </table:table-cell>
          <table:table-cell table:style-name="ce152" table:formula="of:=1-([.P19]/[.Q19])" office:value-type="percentage" office:value="0.686274509803922">
            <text:p>69%</text:p>
          </table:table-cell>
          <table:table-cell table:style-name="ce152" table:formula="of:=([.P19]+[.Q19])/2/255" office:value-type="percentage" office:value="0.656862745098039">
            <text:p>66%</text:p>
          </table:table-cell>
          <table:table-cell/>
          <table:table-cell table:formula="of:=MIN([.F19:.H19])" office:value-type="float" office:value="80">
            <text:p>80</text:p>
          </table:table-cell>
          <table:table-cell table:formula="of:=MAX([.F19:.H19])" office:value-type="float" office:value="255">
            <text:p>255</text:p>
          </table:table-cell>
        </table:table-row>
        <table:table-row table:style-name="ro3">
          <table:table-cell table:number-columns-repeated="2" table:style-name="ce19" office:value-type="string">
            <text:p><text:s text:c="2"/></text:p>
          </table:table-cell>
          <table:table-cell table:style-name="ce27" office:value-type="string">
            <text:p>cornflowerblue </text:p>
          </table:table-cell>
          <table:table-cell table:style-name="ce27" office:value-type="string">
            <text:p>cornflowerBlue </text:p>
          </table:table-cell>
          <table:table-cell table:style-name="ce124" office:value-type="string">
            <text:p>#6495ed </text:p>
          </table:table-cell>
          <table:table-cell table:style-name="ce144" office:value-type="float" office:value="100">
            <text:p>100</text:p>
          </table:table-cell>
          <table:table-cell office:value-type="float" office:value="149">
            <text:p>149</text:p>
          </table:table-cell>
          <table:table-cell office:value-type="float" office:value="237">
            <text:p>237</text:p>
          </table:table-cell>
          <table:table-cell table:style-name="ce148" table:formula="of:=[.F20]/255" office:value-type="percentage" office:value="0.392156862745098">
            <text:p>39%</text:p>
          </table:table-cell>
          <table:table-cell table:style-name="ce148" table:formula="of:=[.G20]/255" office:value-type="percentage" office:value="0.584313725490196">
            <text:p>58%</text:p>
          </table:table-cell>
          <table:table-cell table:style-name="ce148" table:formula="of:=[.H20]/255" office:value-type="percentage" office:value="0.929411764705882">
            <text:p>93%</text:p>
          </table:table-cell>
          <table:table-cell table:style-name="ce151" table:formula="of:=IF([.Q20]=[.F20];MOD(360+(0+60*([.G20]-[.H20])/([.F20]-[.P20]));360); IF([.Q20]=[.G20]; 120+60*(([.H20]-[.F20])/([.G20]-[.P20])) ; 240+60*(([.F20]-[.G20])/([.H20]-[.P20]) )))" office:value-type="float" office:value="218.540145985401">
            <text:p>219</text:p>
          </table:table-cell>
          <table:table-cell table:style-name="ce152" table:formula="of:=1-([.P20]/[.Q20])" office:value-type="percentage" office:value="0.578059071729958">
            <text:p>58%</text:p>
          </table:table-cell>
          <table:table-cell table:style-name="ce152" table:formula="of:=([.P20]+[.Q20])/2/255" office:value-type="percentage" office:value="0.66078431372549">
            <text:p>66%</text:p>
          </table:table-cell>
          <table:table-cell/>
          <table:table-cell table:formula="of:=MIN([.F20:.H20])" office:value-type="float" office:value="100">
            <text:p>100</text:p>
          </table:table-cell>
          <table:table-cell table:formula="of:=MAX([.F20:.H20])" office:value-type="float" office:value="237">
            <text:p>237</text:p>
          </table:table-cell>
        </table:table-row>
        <table:table-row table:style-name="ro3">
          <table:table-cell table:number-columns-repeated="2" table:style-name="ce20" office:value-type="string">
            <text:p><text:s text:c="2"/></text:p>
          </table:table-cell>
          <table:table-cell table:number-columns-repeated="2" table:style-name="ce27" office:value-type="string">
            <text:p>cornsilk </text:p>
          </table:table-cell>
          <table:table-cell table:style-name="ce124" office:value-type="string">
            <text:p>#fff8dc </text:p>
          </table:table-cell>
          <table:table-cell table:style-name="ce144" office:value-type="float" office:value="255">
            <text:p>255</text:p>
          </table:table-cell>
          <table:table-cell office:value-type="float" office:value="248">
            <text:p>248</text:p>
          </table:table-cell>
          <table:table-cell office:value-type="float" office:value="220">
            <text:p>220</text:p>
          </table:table-cell>
          <table:table-cell table:style-name="ce148" table:formula="of:=[.F21]/255" office:value-type="percentage" office:value="1">
            <text:p>100%</text:p>
          </table:table-cell>
          <table:table-cell table:style-name="ce148" table:formula="of:=[.G21]/255" office:value-type="percentage" office:value="0.972549019607843">
            <text:p>97%</text:p>
          </table:table-cell>
          <table:table-cell table:style-name="ce148" table:formula="of:=[.H21]/255" office:value-type="percentage" office:value="0.862745098039216">
            <text:p>86%</text:p>
          </table:table-cell>
          <table:table-cell table:style-name="ce151" table:formula="of:=IF([.Q21]=[.F21];MOD(360+(0+60*([.G21]-[.H21])/([.F21]-[.P21]));360); IF([.Q21]=[.G21]; 120+60*(([.H21]-[.F21])/([.G21]-[.P21])) ; 240+60*(([.F21]-[.G21])/([.H21]-[.P21]) )))" office:value-type="float" office:value="48">
            <text:p>48</text:p>
          </table:table-cell>
          <table:table-cell table:style-name="ce152" table:formula="of:=1-([.P21]/[.Q21])" office:value-type="percentage" office:value="0.137254901960784">
            <text:p>14%</text:p>
          </table:table-cell>
          <table:table-cell table:style-name="ce152" table:formula="of:=([.P21]+[.Q21])/2/255" office:value-type="percentage" office:value="0.931372549019608">
            <text:p>93%</text:p>
          </table:table-cell>
          <table:table-cell/>
          <table:table-cell table:formula="of:=MIN([.F21:.H21])" office:value-type="float" office:value="220">
            <text:p>220</text:p>
          </table:table-cell>
          <table:table-cell table:formula="of:=MAX([.F21:.H21])" office:value-type="float" office:value="255">
            <text:p>255</text:p>
          </table:table-cell>
        </table:table-row>
        <table:table-row table:style-name="ro3">
          <table:table-cell table:number-columns-repeated="2" table:style-name="ce21" office:value-type="string">
            <text:p><text:s text:c="2"/></text:p>
          </table:table-cell>
          <table:table-cell table:number-columns-repeated="2" table:style-name="ce27" office:value-type="string">
            <text:p>crimson </text:p>
          </table:table-cell>
          <table:table-cell table:style-name="ce124" office:value-type="string">
            <text:p>#dc143c </text:p>
          </table:table-cell>
          <table:table-cell table:style-name="ce144" office:value-type="float" office:value="220">
            <text:p>22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48" table:formula="of:=[.F22]/255" office:value-type="percentage" office:value="0.862745098039216">
            <text:p>86%</text:p>
          </table:table-cell>
          <table:table-cell table:style-name="ce148" table:formula="of:=[.G22]/255" office:value-type="percentage" office:value="0.0784313725490196">
            <text:p>8%</text:p>
          </table:table-cell>
          <table:table-cell table:style-name="ce148" table:formula="of:=[.H22]/255" office:value-type="percentage" office:value="0.235294117647059">
            <text:p>24%</text:p>
          </table:table-cell>
          <table:table-cell table:style-name="ce151" table:formula="of:=IF([.Q22]=[.F22];MOD(360+(0+60*([.G22]-[.H22])/([.F22]-[.P22]));360); IF([.Q22]=[.G22]; 120+60*(([.H22]-[.F22])/([.G22]-[.P22])) ; 240+60*(([.F22]-[.G22])/([.H22]-[.P22]) )))" office:value-type="float" office:value="348">
            <text:p>348</text:p>
          </table:table-cell>
          <table:table-cell table:style-name="ce152" table:formula="of:=1-([.P22]/[.Q22])" office:value-type="percentage" office:value="0.909090909090909">
            <text:p>91%</text:p>
          </table:table-cell>
          <table:table-cell table:style-name="ce152" table:formula="of:=([.P22]+[.Q22])/2/255" office:value-type="percentage" office:value="0.470588235294118">
            <text:p>47%</text:p>
          </table:table-cell>
          <table:table-cell/>
          <table:table-cell table:formula="of:=MIN([.F22:.H22])" office:value-type="float" office:value="20">
            <text:p>20</text:p>
          </table:table-cell>
          <table:table-cell table:formula="of:=MAX([.F22:.H22])" office:value-type="float" office:value="220">
            <text:p>220</text:p>
          </table:table-cell>
        </table:table-row>
        <table:table-row table:style-name="ro3">
          <table:table-cell table:number-columns-repeated="2" table:style-name="ce4" office:value-type="string">
            <text:p><text:s text:c="2"/></text:p>
          </table:table-cell>
          <table:table-cell table:number-columns-repeated="2" table:style-name="ce27" office:value-type="string">
            <text:p>cyan </text:p>
          </table:table-cell>
          <table:table-cell table:style-name="ce124" office:value-type="string">
            <text:p>#00ffff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23]/255" office:value-type="percentage" office:value="0">
            <text:p>0%</text:p>
          </table:table-cell>
          <table:table-cell table:style-name="ce148" table:formula="of:=[.G23]/255" office:value-type="percentage" office:value="1">
            <text:p>100%</text:p>
          </table:table-cell>
          <table:table-cell table:style-name="ce148" table:formula="of:=[.H23]/255" office:value-type="percentage" office:value="1">
            <text:p>100%</text:p>
          </table:table-cell>
          <table:table-cell table:style-name="ce151" table:formula="of:=IF([.Q23]=[.F23];MOD(360+(0+60*([.G23]-[.H23])/([.F23]-[.P23]));360); IF([.Q23]=[.G23]; 120+60*(([.H23]-[.F23])/([.G23]-[.P23])) ; 240+60*(([.F23]-[.G23])/([.H23]-[.P23]) )))" office:value-type="float" office:value="180">
            <text:p>180</text:p>
          </table:table-cell>
          <table:table-cell table:style-name="ce152" table:formula="of:=1-([.P23]/[.Q23])" office:value-type="percentage" office:value="1">
            <text:p>100%</text:p>
          </table:table-cell>
          <table:table-cell table:style-name="ce152" table:formula="of:=([.P23]+[.Q23])/2/255" office:value-type="percentage" office:value="0.5">
            <text:p>50%</text:p>
          </table:table-cell>
          <table:table-cell/>
          <table:table-cell table:formula="of:=MIN([.F23:.H23])" office:value-type="float" office:value="0">
            <text:p>0</text:p>
          </table:table-cell>
          <table:table-cell table:formula="of:=MAX([.F23:.H23])" office:value-type="float" office:value="255">
            <text:p>255</text:p>
          </table:table-cell>
        </table:table-row>
        <table:table-row table:style-name="ro3">
          <table:table-cell table:number-columns-repeated="2" table:style-name="ce22" office:value-type="string">
            <text:p><text:s text:c="2"/></text:p>
          </table:table-cell>
          <table:table-cell table:style-name="ce27" office:value-type="string">
            <text:p>darkblue </text:p>
          </table:table-cell>
          <table:table-cell table:style-name="ce27" office:value-type="string">
            <text:p>darkBlue </text:p>
          </table:table-cell>
          <table:table-cell table:style-name="ce124" office:value-type="string">
            <text:p>#00008b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style-name="ce148" table:formula="of:=[.F24]/255" office:value-type="percentage" office:value="0">
            <text:p>0%</text:p>
          </table:table-cell>
          <table:table-cell table:style-name="ce148" table:formula="of:=[.G24]/255" office:value-type="percentage" office:value="0">
            <text:p>0%</text:p>
          </table:table-cell>
          <table:table-cell table:style-name="ce148" table:formula="of:=[.H24]/255" office:value-type="percentage" office:value="0.545098039215686">
            <text:p>55%</text:p>
          </table:table-cell>
          <table:table-cell table:style-name="ce151" table:formula="of:=IF([.Q24]=[.F24];MOD(360+(0+60*([.G24]-[.H24])/([.F24]-[.P24]));360); IF([.Q24]=[.G24]; 120+60*(([.H24]-[.F24])/([.G24]-[.P24])) ; 240+60*(([.F24]-[.G24])/([.H24]-[.P24]) )))" office:value-type="float" office:value="240">
            <text:p>240</text:p>
          </table:table-cell>
          <table:table-cell table:style-name="ce152" table:formula="of:=1-([.P24]/[.Q24])" office:value-type="percentage" office:value="1">
            <text:p>100%</text:p>
          </table:table-cell>
          <table:table-cell table:style-name="ce152" table:formula="of:=([.P24]+[.Q24])/2/255" office:value-type="percentage" office:value="0.272549019607843">
            <text:p>27%</text:p>
          </table:table-cell>
          <table:table-cell/>
          <table:table-cell table:formula="of:=MIN([.F24:.H24])" office:value-type="float" office:value="0">
            <text:p>0</text:p>
          </table:table-cell>
          <table:table-cell table:formula="of:=MAX([.F24:.H24])" office:value-type="float" office:value="139">
            <text:p>139</text:p>
          </table:table-cell>
        </table:table-row>
        <table:table-row table:style-name="ro3">
          <table:table-cell table:number-columns-repeated="2" table:style-name="ce23" office:value-type="string">
            <text:p><text:s text:c="2"/></text:p>
          </table:table-cell>
          <table:table-cell table:style-name="ce27" office:value-type="string">
            <text:p>darkcyan </text:p>
          </table:table-cell>
          <table:table-cell table:style-name="ce27" office:value-type="string">
            <text:p>darkCyan </text:p>
          </table:table-cell>
          <table:table-cell table:style-name="ce124" office:value-type="string">
            <text:p>#008b8b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139">
            <text:p>139</text:p>
          </table:table-cell>
          <table:table-cell table:style-name="ce148" table:formula="of:=[.F25]/255" office:value-type="percentage" office:value="0">
            <text:p>0%</text:p>
          </table:table-cell>
          <table:table-cell table:style-name="ce148" table:formula="of:=[.G25]/255" office:value-type="percentage" office:value="0.545098039215686">
            <text:p>55%</text:p>
          </table:table-cell>
          <table:table-cell table:style-name="ce148" table:formula="of:=[.H25]/255" office:value-type="percentage" office:value="0.545098039215686">
            <text:p>55%</text:p>
          </table:table-cell>
          <table:table-cell table:style-name="ce151" table:formula="of:=IF([.Q25]=[.F25];MOD(360+(0+60*([.G25]-[.H25])/([.F25]-[.P25]));360); IF([.Q25]=[.G25]; 120+60*(([.H25]-[.F25])/([.G25]-[.P25])) ; 240+60*(([.F25]-[.G25])/([.H25]-[.P25]) )))" office:value-type="float" office:value="180">
            <text:p>180</text:p>
          </table:table-cell>
          <table:table-cell table:style-name="ce152" table:formula="of:=1-([.P25]/[.Q25])" office:value-type="percentage" office:value="1">
            <text:p>100%</text:p>
          </table:table-cell>
          <table:table-cell table:style-name="ce152" table:formula="of:=([.P25]+[.Q25])/2/255" office:value-type="percentage" office:value="0.272549019607843">
            <text:p>27%</text:p>
          </table:table-cell>
          <table:table-cell/>
          <table:table-cell table:formula="of:=MIN([.F25:.H25])" office:value-type="float" office:value="0">
            <text:p>0</text:p>
          </table:table-cell>
          <table:table-cell table:formula="of:=MAX([.F25:.H25])" office:value-type="float" office:value="139">
            <text:p>139</text:p>
          </table:table-cell>
        </table:table-row>
        <table:table-row table:style-name="ro3">
          <table:table-cell table:number-columns-repeated="2" table:style-name="ce24" office:value-type="string">
            <text:p><text:s text:c="2"/></text:p>
          </table:table-cell>
          <table:table-cell table:style-name="ce27" office:value-type="string">
            <text:p>darkgoldenrod </text:p>
          </table:table-cell>
          <table:table-cell table:style-name="ce27" office:value-type="string">
            <text:p>darkGoldenrod </text:p>
          </table:table-cell>
          <table:table-cell table:style-name="ce124" office:value-type="string">
            <text:p>#b8860b </text:p>
          </table:table-cell>
          <table:table-cell table:style-name="ce144" office:value-type="float" office:value="184">
            <text:p>184</text:p>
          </table:table-cell>
          <table:table-cell office:value-type="float" office:value="134">
            <text:p>134</text:p>
          </table:table-cell>
          <table:table-cell office:value-type="float" office:value="11">
            <text:p>11</text:p>
          </table:table-cell>
          <table:table-cell table:style-name="ce148" table:formula="of:=[.F26]/255" office:value-type="percentage" office:value="0.72156862745098">
            <text:p>72%</text:p>
          </table:table-cell>
          <table:table-cell table:style-name="ce148" table:formula="of:=[.G26]/255" office:value-type="percentage" office:value="0.525490196078431">
            <text:p>53%</text:p>
          </table:table-cell>
          <table:table-cell table:style-name="ce148" table:formula="of:=[.H26]/255" office:value-type="percentage" office:value="0.0431372549019608">
            <text:p>4%</text:p>
          </table:table-cell>
          <table:table-cell table:style-name="ce151" table:formula="of:=IF([.Q26]=[.F26];MOD(360+(0+60*([.G26]-[.H26])/([.F26]-[.P26]));360); IF([.Q26]=[.G26]; 120+60*(([.H26]-[.F26])/([.G26]-[.P26])) ; 240+60*(([.F26]-[.G26])/([.H26]-[.P26]) )))" office:value-type="float" office:value="42.6589595375722">
            <text:p>43</text:p>
          </table:table-cell>
          <table:table-cell table:style-name="ce152" table:formula="of:=1-([.P26]/[.Q26])" office:value-type="percentage" office:value="0.940217391304348">
            <text:p>94%</text:p>
          </table:table-cell>
          <table:table-cell table:style-name="ce152" table:formula="of:=([.P26]+[.Q26])/2/255" office:value-type="percentage" office:value="0.382352941176471">
            <text:p>38%</text:p>
          </table:table-cell>
          <table:table-cell/>
          <table:table-cell table:formula="of:=MIN([.F26:.H26])" office:value-type="float" office:value="11">
            <text:p>11</text:p>
          </table:table-cell>
          <table:table-cell table:formula="of:=MAX([.F26:.H26])" office:value-type="float" office:value="184">
            <text:p>184</text:p>
          </table:table-cell>
        </table:table-row>
        <table:table-row table:style-name="ro3">
          <table:table-cell table:number-columns-repeated="2" table:style-name="ce25" office:value-type="string">
            <text:p><text:s text:c="2"/></text:p>
          </table:table-cell>
          <table:table-cell table:style-name="ce27" office:value-type="string">
            <text:p>darkgray </text:p>
          </table:table-cell>
          <table:table-cell table:style-name="ce27" office:value-type="string">
            <text:p>darkGray </text:p>
          </table:table-cell>
          <table:table-cell table:style-name="ce124" office:value-type="string">
            <text:p>#a9a9a9 </text:p>
          </table:table-cell>
          <table:table-cell table:style-name="ce144" office:value-type="float" office:value="169">
            <text:p>169</text:p>
          </table:table-cell>
          <table:table-cell table:number-columns-repeated="2" office:value-type="float" office:value="169">
            <text:p>169</text:p>
          </table:table-cell>
          <table:table-cell table:style-name="ce148" table:formula="of:=[.F27]/255" office:value-type="percentage" office:value="0.662745098039216">
            <text:p>66%</text:p>
          </table:table-cell>
          <table:table-cell table:style-name="ce148" table:formula="of:=[.G27]/255" office:value-type="percentage" office:value="0.662745098039216">
            <text:p>66%</text:p>
          </table:table-cell>
          <table:table-cell table:style-name="ce148" table:formula="of:=[.H27]/255" office:value-type="percentage" office:value="0.662745098039216">
            <text:p>66%</text:p>
          </table:table-cell>
          <table:table-cell table:style-name="ce151" table:formula="of:=IF([.Q27]=[.F27];MOD(360+(0+60*([.G27]-[.H27])/([.F27]-[.P27]));360); IF([.Q27]=[.G27]; 120+60*(([.H27]-[.F27])/([.G27]-[.P27])) ; 240+60*(([.F27]-[.G27])/([.H27]-[.P27]) )))" office:value-type="float" office:value="0">
            <text:p>#DIV/0!</text:p>
          </table:table-cell>
          <table:table-cell table:style-name="ce152" table:formula="of:=1-([.P27]/[.Q27])" office:value-type="percentage" office:value="0">
            <text:p>0%</text:p>
          </table:table-cell>
          <table:table-cell table:style-name="ce152" table:formula="of:=([.P27]+[.Q27])/2/255" office:value-type="percentage" office:value="0.662745098039216">
            <text:p>66%</text:p>
          </table:table-cell>
          <table:table-cell/>
          <table:table-cell table:formula="of:=MIN([.F27:.H27])" office:value-type="float" office:value="169">
            <text:p>169</text:p>
          </table:table-cell>
          <table:table-cell table:formula="of:=MAX([.F27:.H27])" office:value-type="float" office:value="169">
            <text:p>169</text:p>
          </table:table-cell>
        </table:table-row>
        <table:table-row table:style-name="ro3">
          <table:table-cell table:number-columns-repeated="2" table:style-name="ce26" office:value-type="string">
            <text:p><text:s text:c="2"/></text:p>
          </table:table-cell>
          <table:table-cell table:style-name="ce27" office:value-type="string">
            <text:p>darkgreen </text:p>
          </table:table-cell>
          <table:table-cell table:style-name="ce27" office:value-type="string">
            <text:p>darkGreen </text:p>
          </table:table-cell>
          <table:table-cell table:style-name="ce124" office:value-type="string">
            <text:p>#006400 </text:p>
          </table:table-cell>
          <table:table-cell table:style-name="ce14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48" table:formula="of:=[.F28]/255" office:value-type="percentage" office:value="0">
            <text:p>0%</text:p>
          </table:table-cell>
          <table:table-cell table:style-name="ce148" table:formula="of:=[.G28]/255" office:value-type="percentage" office:value="0.392156862745098">
            <text:p>39%</text:p>
          </table:table-cell>
          <table:table-cell table:style-name="ce148" table:formula="of:=[.H28]/255" office:value-type="percentage" office:value="0">
            <text:p>0%</text:p>
          </table:table-cell>
          <table:table-cell table:style-name="ce151" table:formula="of:=IF([.Q28]=[.F28];MOD(360+(0+60*([.G28]-[.H28])/([.F28]-[.P28]));360); IF([.Q28]=[.G28]; 120+60*(([.H28]-[.F28])/([.G28]-[.P28])) ; 240+60*(([.F28]-[.G28])/([.H28]-[.P28]) )))" office:value-type="float" office:value="120">
            <text:p>120</text:p>
          </table:table-cell>
          <table:table-cell table:style-name="ce152" table:formula="of:=1-([.P28]/[.Q28])" office:value-type="percentage" office:value="1">
            <text:p>100%</text:p>
          </table:table-cell>
          <table:table-cell table:style-name="ce152" table:formula="of:=([.P28]+[.Q28])/2/255" office:value-type="percentage" office:value="0.196078431372549">
            <text:p>20%</text:p>
          </table:table-cell>
          <table:table-cell/>
          <table:table-cell table:formula="of:=MIN([.F28:.H28])" office:value-type="float" office:value="0">
            <text:p>0</text:p>
          </table:table-cell>
          <table:table-cell table:formula="of:=MAX([.F28:.H28])" office:value-type="float" office:value="100">
            <text:p>100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25" office:value-type="string">
            <text:p><text:s text:c="2"/></text:p>
          </table:table-cell>
          <table:table-cell table:style-name="ce27" office:value-type="string">
            <text:p>darkgrey </text:p>
          </table:table-cell>
          <table:table-cell table:style-name="ce27" office:value-type="string">
            <text:p>darkGrey </text:p>
          </table:table-cell>
          <table:table-cell table:style-name="ce124" office:value-type="string">
            <text:p>#a9a9a9 </text:p>
          </table:table-cell>
          <table:table-cell table:style-name="ce144" office:value-type="float" office:value="169">
            <text:p>169</text:p>
          </table:table-cell>
          <table:table-cell table:number-columns-repeated="2" office:value-type="float" office:value="169">
            <text:p>169</text:p>
          </table:table-cell>
          <table:table-cell table:style-name="ce148" table:formula="of:=[.F29]/255" office:value-type="percentage" office:value="0.662745098039216">
            <text:p>66%</text:p>
          </table:table-cell>
          <table:table-cell table:style-name="ce148" table:formula="of:=[.G29]/255" office:value-type="percentage" office:value="0.662745098039216">
            <text:p>66%</text:p>
          </table:table-cell>
          <table:table-cell table:style-name="ce148" table:formula="of:=[.H29]/255" office:value-type="percentage" office:value="0.662745098039216">
            <text:p>66%</text:p>
          </table:table-cell>
          <table:table-cell table:style-name="ce151" table:formula="of:=IF([.Q29]=[.F29];MOD(360+(0+60*([.G29]-[.H29])/([.F29]-[.P29]));360); IF([.Q29]=[.G29]; 120+60*(([.H29]-[.F29])/([.G29]-[.P29])) ; 240+60*(([.F29]-[.G29])/([.H29]-[.P29]) )))" office:value-type="float" office:value="0">
            <text:p>#DIV/0!</text:p>
          </table:table-cell>
          <table:table-cell table:style-name="ce152" table:formula="of:=1-([.P29]/[.Q29])" office:value-type="percentage" office:value="0">
            <text:p>0%</text:p>
          </table:table-cell>
          <table:table-cell table:style-name="ce152" table:formula="of:=([.P29]+[.Q29])/2/255" office:value-type="percentage" office:value="0.662745098039216">
            <text:p>66%</text:p>
          </table:table-cell>
          <table:table-cell/>
          <table:table-cell table:formula="of:=MIN([.F29:.H29])" office:value-type="float" office:value="169">
            <text:p>169</text:p>
          </table:table-cell>
          <table:table-cell table:formula="of:=MAX([.F29:.H29])" office:value-type="float" office:value="169">
            <text:p>169</text:p>
          </table:table-cell>
        </table:table-row>
        <table:table-row table:style-name="ro3">
          <table:table-cell table:number-columns-repeated="2" table:style-name="ce28" office:value-type="string">
            <text:p><text:s text:c="2"/></text:p>
          </table:table-cell>
          <table:table-cell table:style-name="ce27" office:value-type="string">
            <text:p>darkkhaki </text:p>
          </table:table-cell>
          <table:table-cell table:style-name="ce27" office:value-type="string">
            <text:p>darkKhaki </text:p>
          </table:table-cell>
          <table:table-cell table:style-name="ce124" office:value-type="string">
            <text:p>#bdb76b </text:p>
          </table:table-cell>
          <table:table-cell table:style-name="ce144"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float" office:value="107">
            <text:p>107</text:p>
          </table:table-cell>
          <table:table-cell table:style-name="ce148" table:formula="of:=[.F30]/255" office:value-type="percentage" office:value="0.741176470588235">
            <text:p>74%</text:p>
          </table:table-cell>
          <table:table-cell table:style-name="ce148" table:formula="of:=[.G30]/255" office:value-type="percentage" office:value="0.717647058823529">
            <text:p>72%</text:p>
          </table:table-cell>
          <table:table-cell table:style-name="ce148" table:formula="of:=[.H30]/255" office:value-type="percentage" office:value="0.419607843137255">
            <text:p>42%</text:p>
          </table:table-cell>
          <table:table-cell table:style-name="ce151" table:formula="of:=IF([.Q30]=[.F30];MOD(360+(0+60*([.G30]-[.H30])/([.F30]-[.P30]));360); IF([.Q30]=[.G30]; 120+60*(([.H30]-[.F30])/([.G30]-[.P30])) ; 240+60*(([.F30]-[.G30])/([.H30]-[.P30]) )))" office:value-type="float" office:value="55.609756097561">
            <text:p>56</text:p>
          </table:table-cell>
          <table:table-cell table:style-name="ce152" table:formula="of:=1-([.P30]/[.Q30])" office:value-type="percentage" office:value="0.433862433862434">
            <text:p>43%</text:p>
          </table:table-cell>
          <table:table-cell table:style-name="ce152" table:formula="of:=([.P30]+[.Q30])/2/255" office:value-type="percentage" office:value="0.580392156862745">
            <text:p>58%</text:p>
          </table:table-cell>
          <table:table-cell/>
          <table:table-cell table:formula="of:=MIN([.F30:.H30])" office:value-type="float" office:value="107">
            <text:p>107</text:p>
          </table:table-cell>
          <table:table-cell table:formula="of:=MAX([.F30:.H30])" office:value-type="float" office:value="189">
            <text:p>189</text:p>
          </table:table-cell>
        </table:table-row>
        <table:table-row table:style-name="ro3">
          <table:table-cell table:number-columns-repeated="2" table:style-name="ce29" office:value-type="string">
            <text:p><text:s text:c="2"/></text:p>
          </table:table-cell>
          <table:table-cell table:style-name="ce27" office:value-type="string">
            <text:p>darkmagenta </text:p>
          </table:table-cell>
          <table:table-cell table:style-name="ce27" office:value-type="string">
            <text:p>darkMagenta </text:p>
          </table:table-cell>
          <table:table-cell table:style-name="ce124" office:value-type="string">
            <text:p>#8b008b </text:p>
          </table:table-cell>
          <table:table-cell table:style-name="ce144" office:value-type="float" office:value="139">
            <text:p>139</text:p>
          </table:table-cell>
          <table:table-cell office:value-type="float" office:value="0">
            <text:p>0</text:p>
          </table:table-cell>
          <table:table-cell office:value-type="float" office:value="139">
            <text:p>139</text:p>
          </table:table-cell>
          <table:table-cell table:style-name="ce148" table:formula="of:=[.F31]/255" office:value-type="percentage" office:value="0.545098039215686">
            <text:p>55%</text:p>
          </table:table-cell>
          <table:table-cell table:style-name="ce148" table:formula="of:=[.G31]/255" office:value-type="percentage" office:value="0">
            <text:p>0%</text:p>
          </table:table-cell>
          <table:table-cell table:style-name="ce148" table:formula="of:=[.H31]/255" office:value-type="percentage" office:value="0.545098039215686">
            <text:p>55%</text:p>
          </table:table-cell>
          <table:table-cell table:style-name="ce151" table:formula="of:=IF([.Q31]=[.F31];MOD(360+(0+60*([.G31]-[.H31])/([.F31]-[.P31]));360); IF([.Q31]=[.G31]; 120+60*(([.H31]-[.F31])/([.G31]-[.P31])) ; 240+60*(([.F31]-[.G31])/([.H31]-[.P31]) )))" office:value-type="float" office:value="300">
            <text:p>300</text:p>
          </table:table-cell>
          <table:table-cell table:style-name="ce152" table:formula="of:=1-([.P31]/[.Q31])" office:value-type="percentage" office:value="1">
            <text:p>100%</text:p>
          </table:table-cell>
          <table:table-cell table:style-name="ce152" table:formula="of:=([.P31]+[.Q31])/2/255" office:value-type="percentage" office:value="0.272549019607843">
            <text:p>27%</text:p>
          </table:table-cell>
          <table:table-cell/>
          <table:table-cell table:formula="of:=MIN([.F31:.H31])" office:value-type="float" office:value="0">
            <text:p>0</text:p>
          </table:table-cell>
          <table:table-cell table:formula="of:=MAX([.F31:.H31])" office:value-type="float" office:value="139">
            <text:p>139</text:p>
          </table:table-cell>
        </table:table-row>
        <table:table-row table:style-name="ro3">
          <table:table-cell table:number-columns-repeated="2" table:style-name="ce30" office:value-type="string">
            <text:p><text:s text:c="2"/></text:p>
          </table:table-cell>
          <table:table-cell table:style-name="ce27" office:value-type="string">
            <text:p>darkolivegreen </text:p>
          </table:table-cell>
          <table:table-cell table:style-name="ce27" office:value-type="string">
            <text:p>darkOliveGreen </text:p>
          </table:table-cell>
          <table:table-cell table:style-name="ce124" office:value-type="string">
            <text:p>#556b2f </text:p>
          </table:table-cell>
          <table:table-cell table:style-name="ce144" office:value-type="float" office:value="85">
            <text:p>85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table:style-name="ce148" table:formula="of:=[.F32]/255" office:value-type="percentage" office:value="0.333333333333333">
            <text:p>33%</text:p>
          </table:table-cell>
          <table:table-cell table:style-name="ce148" table:formula="of:=[.G32]/255" office:value-type="percentage" office:value="0.419607843137255">
            <text:p>42%</text:p>
          </table:table-cell>
          <table:table-cell table:style-name="ce148" table:formula="of:=[.H32]/255" office:value-type="percentage" office:value="0.184313725490196">
            <text:p>18%</text:p>
          </table:table-cell>
          <table:table-cell table:style-name="ce151" table:formula="of:=IF([.Q32]=[.F32];MOD(360+(0+60*([.G32]-[.H32])/([.F32]-[.P32]));360); IF([.Q32]=[.G32]; 120+60*(([.H32]-[.F32])/([.G32]-[.P32])) ; 240+60*(([.F32]-[.G32])/([.H32]-[.P32]) )))" office:value-type="float" office:value="82">
            <text:p>82</text:p>
          </table:table-cell>
          <table:table-cell table:style-name="ce152" table:formula="of:=1-([.P32]/[.Q32])" office:value-type="percentage" office:value="0.560747663551402">
            <text:p>56%</text:p>
          </table:table-cell>
          <table:table-cell table:style-name="ce152" table:formula="of:=([.P32]+[.Q32])/2/255" office:value-type="percentage" office:value="0.301960784313725">
            <text:p>30%</text:p>
          </table:table-cell>
          <table:table-cell/>
          <table:table-cell table:formula="of:=MIN([.F32:.H32])" office:value-type="float" office:value="47">
            <text:p>47</text:p>
          </table:table-cell>
          <table:table-cell table:formula="of:=MAX([.F32:.H32])" office:value-type="float" office:value="107">
            <text:p>107</text:p>
          </table:table-cell>
        </table:table-row>
        <table:table-row table:style-name="ro3">
          <table:table-cell table:number-columns-repeated="2" table:style-name="ce31" office:value-type="string">
            <text:p><text:s text:c="2"/></text:p>
          </table:table-cell>
          <table:table-cell table:style-name="ce27" office:value-type="string">
            <text:p>darkorange </text:p>
          </table:table-cell>
          <table:table-cell table:style-name="ce27" office:value-type="string">
            <text:p>darkOrange </text:p>
          </table:table-cell>
          <table:table-cell table:style-name="ce124" office:value-type="string">
            <text:p>#ff8c00 </text:p>
          </table:table-cell>
          <table:table-cell table:style-name="ce144" office:value-type="float" office:value="255">
            <text:p>255</text:p>
          </table:table-cell>
          <table:table-cell office:value-type="float" office:value="140">
            <text:p>140</text:p>
          </table:table-cell>
          <table:table-cell office:value-type="float" office:value="0">
            <text:p>0</text:p>
          </table:table-cell>
          <table:table-cell table:style-name="ce148" table:formula="of:=[.F33]/255" office:value-type="percentage" office:value="1">
            <text:p>100%</text:p>
          </table:table-cell>
          <table:table-cell table:style-name="ce148" table:formula="of:=[.G33]/255" office:value-type="percentage" office:value="0.549019607843137">
            <text:p>55%</text:p>
          </table:table-cell>
          <table:table-cell table:style-name="ce148" table:formula="of:=[.H33]/255" office:value-type="percentage" office:value="0">
            <text:p>0%</text:p>
          </table:table-cell>
          <table:table-cell table:style-name="ce151" table:formula="of:=IF([.Q33]=[.F33];MOD(360+(0+60*([.G33]-[.H33])/([.F33]-[.P33]));360); IF([.Q33]=[.G33]; 120+60*(([.H33]-[.F33])/([.G33]-[.P33])) ; 240+60*(([.F33]-[.G33])/([.H33]-[.P33]) )))" office:value-type="float" office:value="32.9411764705882">
            <text:p>33</text:p>
          </table:table-cell>
          <table:table-cell table:style-name="ce152" table:formula="of:=1-([.P33]/[.Q33])" office:value-type="percentage" office:value="1">
            <text:p>100%</text:p>
          </table:table-cell>
          <table:table-cell table:style-name="ce152" table:formula="of:=([.P33]+[.Q33])/2/255" office:value-type="percentage" office:value="0.5">
            <text:p>50%</text:p>
          </table:table-cell>
          <table:table-cell/>
          <table:table-cell table:formula="of:=MIN([.F33:.H33])" office:value-type="float" office:value="0">
            <text:p>0</text:p>
          </table:table-cell>
          <table:table-cell table:formula="of:=MAX([.F33:.H33])" office:value-type="float" office:value="255">
            <text:p>255</text:p>
          </table:table-cell>
        </table:table-row>
        <table:table-row table:style-name="ro3">
          <table:table-cell table:number-columns-repeated="2" table:style-name="ce32" office:value-type="string">
            <text:p><text:s text:c="2"/></text:p>
          </table:table-cell>
          <table:table-cell table:style-name="ce27" office:value-type="string">
            <text:p>darkorchid </text:p>
          </table:table-cell>
          <table:table-cell table:style-name="ce27" office:value-type="string">
            <text:p>darkOrchid </text:p>
          </table:table-cell>
          <table:table-cell table:style-name="ce124" office:value-type="string">
            <text:p>#9932cc </text:p>
          </table:table-cell>
          <table:table-cell table:style-name="ce144" office:value-type="float" office:value="153">
            <text:p>153</text:p>
          </table:table-cell>
          <table:table-cell office:value-type="float" office:value="50">
            <text:p>50</text:p>
          </table:table-cell>
          <table:table-cell office:value-type="float" office:value="204">
            <text:p>204</text:p>
          </table:table-cell>
          <table:table-cell table:style-name="ce148" table:formula="of:=[.F34]/255" office:value-type="percentage" office:value="0.6">
            <text:p>60%</text:p>
          </table:table-cell>
          <table:table-cell table:style-name="ce148" table:formula="of:=[.G34]/255" office:value-type="percentage" office:value="0.196078431372549">
            <text:p>20%</text:p>
          </table:table-cell>
          <table:table-cell table:style-name="ce148" table:formula="of:=[.H34]/255" office:value-type="percentage" office:value="0.8">
            <text:p>80%</text:p>
          </table:table-cell>
          <table:table-cell table:style-name="ce151" table:formula="of:=IF([.Q34]=[.F34];MOD(360+(0+60*([.G34]-[.H34])/([.F34]-[.P34]));360); IF([.Q34]=[.G34]; 120+60*(([.H34]-[.F34])/([.G34]-[.P34])) ; 240+60*(([.F34]-[.G34])/([.H34]-[.P34]) )))" office:value-type="float" office:value="280.12987012987">
            <text:p>280</text:p>
          </table:table-cell>
          <table:table-cell table:style-name="ce152" table:formula="of:=1-([.P34]/[.Q34])" office:value-type="percentage" office:value="0.754901960784314">
            <text:p>75%</text:p>
          </table:table-cell>
          <table:table-cell table:style-name="ce152" table:formula="of:=([.P34]+[.Q34])/2/255" office:value-type="percentage" office:value="0.498039215686275">
            <text:p>50%</text:p>
          </table:table-cell>
          <table:table-cell/>
          <table:table-cell table:formula="of:=MIN([.F34:.H34])" office:value-type="float" office:value="50">
            <text:p>50</text:p>
          </table:table-cell>
          <table:table-cell table:formula="of:=MAX([.F34:.H34])" office:value-type="float" office:value="204">
            <text:p>204</text:p>
          </table:table-cell>
        </table:table-row>
        <table:table-row table:style-name="ro3">
          <table:table-cell table:number-columns-repeated="2" table:style-name="ce33" office:value-type="string">
            <text:p><text:s text:c="2"/></text:p>
          </table:table-cell>
          <table:table-cell table:style-name="ce27" office:value-type="string">
            <text:p>darkred </text:p>
          </table:table-cell>
          <table:table-cell table:style-name="ce27" office:value-type="string">
            <text:p>darkRed </text:p>
          </table:table-cell>
          <table:table-cell table:style-name="ce124" office:value-type="string">
            <text:p>#8b0000 </text:p>
          </table:table-cell>
          <table:table-cell table:style-name="ce144" office:value-type="float" office:value="139">
            <text:p>139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35]/255" office:value-type="percentage" office:value="0.545098039215686">
            <text:p>55%</text:p>
          </table:table-cell>
          <table:table-cell table:style-name="ce148" table:formula="of:=[.G35]/255" office:value-type="percentage" office:value="0">
            <text:p>0%</text:p>
          </table:table-cell>
          <table:table-cell table:style-name="ce148" table:formula="of:=[.H35]/255" office:value-type="percentage" office:value="0">
            <text:p>0%</text:p>
          </table:table-cell>
          <table:table-cell table:style-name="ce151" table:formula="of:=IF([.Q35]=[.F35];MOD(360+(0+60*([.G35]-[.H35])/([.F35]-[.P35]));360); IF([.Q35]=[.G35]; 120+60*(([.H35]-[.F35])/([.G35]-[.P35])) ; 240+60*(([.F35]-[.G35])/([.H35]-[.P35]) )))" office:value-type="float" office:value="0">
            <text:p>0</text:p>
          </table:table-cell>
          <table:table-cell table:style-name="ce152" table:formula="of:=1-([.P35]/[.Q35])" office:value-type="percentage" office:value="1">
            <text:p>100%</text:p>
          </table:table-cell>
          <table:table-cell table:style-name="ce152" table:formula="of:=([.P35]+[.Q35])/2/255" office:value-type="percentage" office:value="0.272549019607843">
            <text:p>27%</text:p>
          </table:table-cell>
          <table:table-cell/>
          <table:table-cell table:formula="of:=MIN([.F35:.H35])" office:value-type="float" office:value="0">
            <text:p>0</text:p>
          </table:table-cell>
          <table:table-cell table:formula="of:=MAX([.F35:.H35])" office:value-type="float" office:value="139">
            <text:p>139</text:p>
          </table:table-cell>
        </table:table-row>
        <table:table-row table:style-name="ro3">
          <table:table-cell table:number-columns-repeated="2" table:style-name="ce34" office:value-type="string">
            <text:p><text:s text:c="2"/></text:p>
          </table:table-cell>
          <table:table-cell table:style-name="ce27" office:value-type="string">
            <text:p>darksalmon </text:p>
          </table:table-cell>
          <table:table-cell table:style-name="ce27" office:value-type="string">
            <text:p>darkSalmon </text:p>
          </table:table-cell>
          <table:table-cell table:style-name="ce124" office:value-type="string">
            <text:p>#e9967a </text:p>
          </table:table-cell>
          <table:table-cell table:style-name="ce144" office:value-type="float" office:value="233">
            <text:p>233</text:p>
          </table:table-cell>
          <table:table-cell office:value-type="float" office:value="150">
            <text:p>150</text:p>
          </table:table-cell>
          <table:table-cell office:value-type="float" office:value="122">
            <text:p>122</text:p>
          </table:table-cell>
          <table:table-cell table:style-name="ce148" table:formula="of:=[.F36]/255" office:value-type="percentage" office:value="0.913725490196078">
            <text:p>91%</text:p>
          </table:table-cell>
          <table:table-cell table:style-name="ce148" table:formula="of:=[.G36]/255" office:value-type="percentage" office:value="0.588235294117647">
            <text:p>59%</text:p>
          </table:table-cell>
          <table:table-cell table:style-name="ce148" table:formula="of:=[.H36]/255" office:value-type="percentage" office:value="0.47843137254902">
            <text:p>48%</text:p>
          </table:table-cell>
          <table:table-cell table:style-name="ce151" table:formula="of:=IF([.Q36]=[.F36];MOD(360+(0+60*([.G36]-[.H36])/([.F36]-[.P36]));360); IF([.Q36]=[.G36]; 120+60*(([.H36]-[.F36])/([.G36]-[.P36])) ; 240+60*(([.F36]-[.G36])/([.H36]-[.P36]) )))" office:value-type="float" office:value="15.1351351351352">
            <text:p>15</text:p>
          </table:table-cell>
          <table:table-cell table:style-name="ce152" table:formula="of:=1-([.P36]/[.Q36])" office:value-type="percentage" office:value="0.476394849785408">
            <text:p>48%</text:p>
          </table:table-cell>
          <table:table-cell table:style-name="ce152" table:formula="of:=([.P36]+[.Q36])/2/255" office:value-type="percentage" office:value="0.696078431372549">
            <text:p>70%</text:p>
          </table:table-cell>
          <table:table-cell/>
          <table:table-cell table:formula="of:=MIN([.F36:.H36])" office:value-type="float" office:value="122">
            <text:p>122</text:p>
          </table:table-cell>
          <table:table-cell table:formula="of:=MAX([.F36:.H36])" office:value-type="float" office:value="233">
            <text:p>233</text:p>
          </table:table-cell>
        </table:table-row>
        <table:table-row table:style-name="ro3">
          <table:table-cell table:number-columns-repeated="2" table:style-name="ce35" office:value-type="string">
            <text:p><text:s text:c="2"/></text:p>
          </table:table-cell>
          <table:table-cell table:style-name="ce27" office:value-type="string">
            <text:p>darkseagreen </text:p>
          </table:table-cell>
          <table:table-cell table:style-name="ce27" office:value-type="string">
            <text:p>darkSeaGreen </text:p>
          </table:table-cell>
          <table:table-cell table:style-name="ce124" office:value-type="string">
            <text:p>#8fbc8f </text:p>
          </table:table-cell>
          <table:table-cell table:style-name="ce144" office:value-type="float" office:value="143">
            <text:p>143</text:p>
          </table:table-cell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  <table:table-cell table:style-name="ce148" table:formula="of:=[.F37]/255" office:value-type="percentage" office:value="0.56078431372549">
            <text:p>56%</text:p>
          </table:table-cell>
          <table:table-cell table:style-name="ce148" table:formula="of:=[.G37]/255" office:value-type="percentage" office:value="0.737254901960784">
            <text:p>74%</text:p>
          </table:table-cell>
          <table:table-cell table:style-name="ce148" table:formula="of:=[.H37]/255" office:value-type="percentage" office:value="0.56078431372549">
            <text:p>56%</text:p>
          </table:table-cell>
          <table:table-cell table:style-name="ce151" table:formula="of:=IF([.Q37]=[.F37];MOD(360+(0+60*([.G37]-[.H37])/([.F37]-[.P37]));360); IF([.Q37]=[.G37]; 120+60*(([.H37]-[.F37])/([.G37]-[.P37])) ; 240+60*(([.F37]-[.G37])/([.H37]-[.P37]) )))" office:value-type="float" office:value="120">
            <text:p>120</text:p>
          </table:table-cell>
          <table:table-cell table:style-name="ce152" table:formula="of:=1-([.P37]/[.Q37])" office:value-type="percentage" office:value="0.23936170212766">
            <text:p>24%</text:p>
          </table:table-cell>
          <table:table-cell table:style-name="ce152" table:formula="of:=([.P37]+[.Q37])/2/255" office:value-type="percentage" office:value="0.649019607843137">
            <text:p>65%</text:p>
          </table:table-cell>
          <table:table-cell/>
          <table:table-cell table:formula="of:=MIN([.F37:.H37])" office:value-type="float" office:value="143">
            <text:p>143</text:p>
          </table:table-cell>
          <table:table-cell table:formula="of:=MAX([.F37:.H37])" office:value-type="float" office:value="188">
            <text:p>188</text:p>
          </table:table-cell>
        </table:table-row>
        <table:table-row table:style-name="ro3">
          <table:table-cell table:number-columns-repeated="2" table:style-name="ce36" office:value-type="string">
            <text:p><text:s text:c="2"/></text:p>
          </table:table-cell>
          <table:table-cell table:style-name="ce27" office:value-type="string">
            <text:p>darkslateblue </text:p>
          </table:table-cell>
          <table:table-cell table:style-name="ce27" office:value-type="string">
            <text:p>darkSlateBlue </text:p>
          </table:table-cell>
          <table:table-cell table:style-name="ce124" office:value-type="string">
            <text:p>#483d8b </text:p>
          </table:table-cell>
          <table:table-cell table:style-name="ce144" office:value-type="float" office:value="72">
            <text:p>72</text:p>
          </table:table-cell>
          <table:table-cell office:value-type="float" office:value="61">
            <text:p>61</text:p>
          </table:table-cell>
          <table:table-cell office:value-type="float" office:value="139">
            <text:p>139</text:p>
          </table:table-cell>
          <table:table-cell table:style-name="ce148" table:formula="of:=[.F38]/255" office:value-type="percentage" office:value="0.282352941176471">
            <text:p>28%</text:p>
          </table:table-cell>
          <table:table-cell table:style-name="ce148" table:formula="of:=[.G38]/255" office:value-type="percentage" office:value="0.23921568627451">
            <text:p>24%</text:p>
          </table:table-cell>
          <table:table-cell table:style-name="ce148" table:formula="of:=[.H38]/255" office:value-type="percentage" office:value="0.545098039215686">
            <text:p>55%</text:p>
          </table:table-cell>
          <table:table-cell table:style-name="ce151" table:formula="of:=IF([.Q38]=[.F38];MOD(360+(0+60*([.G38]-[.H38])/([.F38]-[.P38]));360); IF([.Q38]=[.G38]; 120+60*(([.H38]-[.F38])/([.G38]-[.P38])) ; 240+60*(([.F38]-[.G38])/([.H38]-[.P38]) )))" office:value-type="float" office:value="248.461538461538">
            <text:p>248</text:p>
          </table:table-cell>
          <table:table-cell table:style-name="ce152" table:formula="of:=1-([.P38]/[.Q38])" office:value-type="percentage" office:value="0.561151079136691">
            <text:p>56%</text:p>
          </table:table-cell>
          <table:table-cell table:style-name="ce152" table:formula="of:=([.P38]+[.Q38])/2/255" office:value-type="percentage" office:value="0.392156862745098">
            <text:p>39%</text:p>
          </table:table-cell>
          <table:table-cell/>
          <table:table-cell table:formula="of:=MIN([.F38:.H38])" office:value-type="float" office:value="61">
            <text:p>61</text:p>
          </table:table-cell>
          <table:table-cell table:formula="of:=MAX([.F38:.H38])" office:value-type="float" office:value="139">
            <text:p>139</text:p>
          </table:table-cell>
        </table:table-row>
        <table:table-row table:style-name="ro3">
          <table:table-cell table:number-columns-repeated="2" table:style-name="ce37" office:value-type="string">
            <text:p><text:s text:c="2"/></text:p>
          </table:table-cell>
          <table:table-cell table:style-name="ce27" office:value-type="string">
            <text:p>darkslategray </text:p>
          </table:table-cell>
          <table:table-cell table:style-name="ce27" office:value-type="string">
            <text:p>darkSlateGray </text:p>
          </table:table-cell>
          <table:table-cell table:style-name="ce124" office:value-type="string">
            <text:p>#2f4f4f </text:p>
          </table:table-cell>
          <table:table-cell table:style-name="ce144" office:value-type="float" office:value="47">
            <text:p>47</text:p>
          </table:table-cell>
          <table:table-cell table:number-columns-repeated="2" office:value-type="float" office:value="79">
            <text:p>79</text:p>
          </table:table-cell>
          <table:table-cell table:style-name="ce148" table:formula="of:=[.F39]/255" office:value-type="percentage" office:value="0.184313725490196">
            <text:p>18%</text:p>
          </table:table-cell>
          <table:table-cell table:style-name="ce148" table:formula="of:=[.G39]/255" office:value-type="percentage" office:value="0.309803921568627">
            <text:p>31%</text:p>
          </table:table-cell>
          <table:table-cell table:style-name="ce148" table:formula="of:=[.H39]/255" office:value-type="percentage" office:value="0.309803921568627">
            <text:p>31%</text:p>
          </table:table-cell>
          <table:table-cell table:style-name="ce151" table:formula="of:=IF([.Q39]=[.F39];MOD(360+(0+60*([.G39]-[.H39])/([.F39]-[.P39]));360); IF([.Q39]=[.G39]; 120+60*(([.H39]-[.F39])/([.G39]-[.P39])) ; 240+60*(([.F39]-[.G39])/([.H39]-[.P39]) )))" office:value-type="float" office:value="180">
            <text:p>180</text:p>
          </table:table-cell>
          <table:table-cell table:style-name="ce152" table:formula="of:=1-([.P39]/[.Q39])" office:value-type="percentage" office:value="0.405063291139241">
            <text:p>41%</text:p>
          </table:table-cell>
          <table:table-cell table:style-name="ce152" table:formula="of:=([.P39]+[.Q39])/2/255" office:value-type="percentage" office:value="0.247058823529412">
            <text:p>25%</text:p>
          </table:table-cell>
          <table:table-cell/>
          <table:table-cell table:formula="of:=MIN([.F39:.H39])" office:value-type="float" office:value="47">
            <text:p>47</text:p>
          </table:table-cell>
          <table:table-cell table:formula="of:=MAX([.F39:.H39])" office:value-type="float" office:value="79">
            <text:p>79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37" office:value-type="string">
            <text:p><text:s text:c="2"/></text:p>
          </table:table-cell>
          <table:table-cell table:style-name="ce27" office:value-type="string">
            <text:p>darkslategrey </text:p>
          </table:table-cell>
          <table:table-cell table:style-name="ce27" office:value-type="string">
            <text:p>darkSlateGrey </text:p>
          </table:table-cell>
          <table:table-cell table:style-name="ce124" office:value-type="string">
            <text:p>#2f4f4f </text:p>
          </table:table-cell>
          <table:table-cell table:style-name="ce144" office:value-type="float" office:value="47">
            <text:p>47</text:p>
          </table:table-cell>
          <table:table-cell table:number-columns-repeated="2" office:value-type="float" office:value="79">
            <text:p>79</text:p>
          </table:table-cell>
          <table:table-cell table:style-name="ce148" table:formula="of:=[.F40]/255" office:value-type="percentage" office:value="0.184313725490196">
            <text:p>18%</text:p>
          </table:table-cell>
          <table:table-cell table:style-name="ce148" table:formula="of:=[.G40]/255" office:value-type="percentage" office:value="0.309803921568627">
            <text:p>31%</text:p>
          </table:table-cell>
          <table:table-cell table:style-name="ce148" table:formula="of:=[.H40]/255" office:value-type="percentage" office:value="0.309803921568627">
            <text:p>31%</text:p>
          </table:table-cell>
          <table:table-cell table:style-name="ce151" table:formula="of:=IF([.Q40]=[.F40];MOD(360+(0+60*([.G40]-[.H40])/([.F40]-[.P40]));360); IF([.Q40]=[.G40]; 120+60*(([.H40]-[.F40])/([.G40]-[.P40])) ; 240+60*(([.F40]-[.G40])/([.H40]-[.P40]) )))" office:value-type="float" office:value="180">
            <text:p>180</text:p>
          </table:table-cell>
          <table:table-cell table:style-name="ce152" table:formula="of:=1-([.P40]/[.Q40])" office:value-type="percentage" office:value="0.405063291139241">
            <text:p>41%</text:p>
          </table:table-cell>
          <table:table-cell table:style-name="ce152" table:formula="of:=([.P40]+[.Q40])/2/255" office:value-type="percentage" office:value="0.247058823529412">
            <text:p>25%</text:p>
          </table:table-cell>
          <table:table-cell/>
          <table:table-cell table:formula="of:=MIN([.F40:.H40])" office:value-type="float" office:value="47">
            <text:p>47</text:p>
          </table:table-cell>
          <table:table-cell table:formula="of:=MAX([.F40:.H40])" office:value-type="float" office:value="79">
            <text:p>79</text:p>
          </table:table-cell>
        </table:table-row>
        <table:table-row table:style-name="ro3">
          <table:table-cell table:number-columns-repeated="2" table:style-name="ce38" office:value-type="string">
            <text:p><text:s text:c="2"/></text:p>
          </table:table-cell>
          <table:table-cell table:style-name="ce27" office:value-type="string">
            <text:p>darkturquoise </text:p>
          </table:table-cell>
          <table:table-cell table:style-name="ce27" office:value-type="string">
            <text:p>darkTurquoise </text:p>
          </table:table-cell>
          <table:table-cell table:style-name="ce124" office:value-type="string">
            <text:p>#00ced1 </text:p>
          </table:table-cell>
          <table:table-cell table:style-name="ce144" office:value-type="float" office:value="0">
            <text:p>0</text:p>
          </table:table-cell>
          <table:table-cell office:value-type="float" office:value="206">
            <text:p>206</text:p>
          </table:table-cell>
          <table:table-cell office:value-type="float" office:value="209">
            <text:p>209</text:p>
          </table:table-cell>
          <table:table-cell table:style-name="ce148" table:formula="of:=[.F41]/255" office:value-type="percentage" office:value="0">
            <text:p>0%</text:p>
          </table:table-cell>
          <table:table-cell table:style-name="ce148" table:formula="of:=[.G41]/255" office:value-type="percentage" office:value="0.807843137254902">
            <text:p>81%</text:p>
          </table:table-cell>
          <table:table-cell table:style-name="ce148" table:formula="of:=[.H41]/255" office:value-type="percentage" office:value="0.819607843137255">
            <text:p>82%</text:p>
          </table:table-cell>
          <table:table-cell table:style-name="ce151" table:formula="of:=IF([.Q41]=[.F41];MOD(360+(0+60*([.G41]-[.H41])/([.F41]-[.P41]));360); IF([.Q41]=[.G41]; 120+60*(([.H41]-[.F41])/([.G41]-[.P41])) ; 240+60*(([.F41]-[.G41])/([.H41]-[.P41]) )))" office:value-type="float" office:value="180.861244019139">
            <text:p>181</text:p>
          </table:table-cell>
          <table:table-cell table:style-name="ce152" table:formula="of:=1-([.P41]/[.Q41])" office:value-type="percentage" office:value="1">
            <text:p>100%</text:p>
          </table:table-cell>
          <table:table-cell table:style-name="ce152" table:formula="of:=([.P41]+[.Q41])/2/255" office:value-type="percentage" office:value="0.409803921568627">
            <text:p>41%</text:p>
          </table:table-cell>
          <table:table-cell/>
          <table:table-cell table:formula="of:=MIN([.F41:.H41])" office:value-type="float" office:value="0">
            <text:p>0</text:p>
          </table:table-cell>
          <table:table-cell table:formula="of:=MAX([.F41:.H41])" office:value-type="float" office:value="209">
            <text:p>209</text:p>
          </table:table-cell>
        </table:table-row>
        <table:table-row table:style-name="ro3">
          <table:table-cell table:number-columns-repeated="2" table:style-name="ce39" office:value-type="string">
            <text:p><text:s text:c="2"/></text:p>
          </table:table-cell>
          <table:table-cell table:style-name="ce27" office:value-type="string">
            <text:p>darkviolet </text:p>
          </table:table-cell>
          <table:table-cell table:style-name="ce27" office:value-type="string">
            <text:p>darkViolet </text:p>
          </table:table-cell>
          <table:table-cell table:style-name="ce124" office:value-type="string">
            <text:p>#9400d3 </text:p>
          </table:table-cell>
          <table:table-cell table:style-name="ce144"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211">
            <text:p>211</text:p>
          </table:table-cell>
          <table:table-cell table:style-name="ce148" table:formula="of:=[.F42]/255" office:value-type="percentage" office:value="0.580392156862745">
            <text:p>58%</text:p>
          </table:table-cell>
          <table:table-cell table:style-name="ce148" table:formula="of:=[.G42]/255" office:value-type="percentage" office:value="0">
            <text:p>0%</text:p>
          </table:table-cell>
          <table:table-cell table:style-name="ce148" table:formula="of:=[.H42]/255" office:value-type="percentage" office:value="0.827450980392157">
            <text:p>83%</text:p>
          </table:table-cell>
          <table:table-cell table:style-name="ce151" table:formula="of:=IF([.Q42]=[.F42];MOD(360+(0+60*([.G42]-[.H42])/([.F42]-[.P42]));360); IF([.Q42]=[.G42]; 120+60*(([.H42]-[.F42])/([.G42]-[.P42])) ; 240+60*(([.F42]-[.G42])/([.H42]-[.P42]) )))" office:value-type="float" office:value="282.085308056872">
            <text:p>282</text:p>
          </table:table-cell>
          <table:table-cell table:style-name="ce152" table:formula="of:=1-([.P42]/[.Q42])" office:value-type="percentage" office:value="1">
            <text:p>100%</text:p>
          </table:table-cell>
          <table:table-cell table:style-name="ce152" table:formula="of:=([.P42]+[.Q42])/2/255" office:value-type="percentage" office:value="0.413725490196078">
            <text:p>41%</text:p>
          </table:table-cell>
          <table:table-cell/>
          <table:table-cell table:formula="of:=MIN([.F42:.H42])" office:value-type="float" office:value="0">
            <text:p>0</text:p>
          </table:table-cell>
          <table:table-cell table:formula="of:=MAX([.F42:.H42])" office:value-type="float" office:value="211">
            <text:p>211</text:p>
          </table:table-cell>
        </table:table-row>
        <table:table-row table:style-name="ro3">
          <table:table-cell table:number-columns-repeated="2" table:style-name="ce40" office:value-type="string">
            <text:p><text:s text:c="2"/></text:p>
          </table:table-cell>
          <table:table-cell table:style-name="ce27" office:value-type="string">
            <text:p>deeppink </text:p>
          </table:table-cell>
          <table:table-cell table:style-name="ce27" office:value-type="string">
            <text:p>deepPink </text:p>
          </table:table-cell>
          <table:table-cell table:style-name="ce124" office:value-type="string">
            <text:p>#ff1493 </text:p>
          </table:table-cell>
          <table:table-cell table:style-name="ce144" office:value-type="float" office:value="255">
            <text:p>255</text:p>
          </table:table-cell>
          <table:table-cell office:value-type="float" office:value="20">
            <text:p>20</text:p>
          </table:table-cell>
          <table:table-cell office:value-type="float" office:value="147">
            <text:p>147</text:p>
          </table:table-cell>
          <table:table-cell table:style-name="ce148" table:formula="of:=[.F43]/255" office:value-type="percentage" office:value="1">
            <text:p>100%</text:p>
          </table:table-cell>
          <table:table-cell table:style-name="ce148" table:formula="of:=[.G43]/255" office:value-type="percentage" office:value="0.0784313725490196">
            <text:p>8%</text:p>
          </table:table-cell>
          <table:table-cell table:style-name="ce148" table:formula="of:=[.H43]/255" office:value-type="percentage" office:value="0.576470588235294">
            <text:p>58%</text:p>
          </table:table-cell>
          <table:table-cell table:style-name="ce151" table:formula="of:=IF([.Q43]=[.F43];MOD(360+(0+60*([.G43]-[.H43])/([.F43]-[.P43]));360); IF([.Q43]=[.G43]; 120+60*(([.H43]-[.F43])/([.G43]-[.P43])) ; 240+60*(([.F43]-[.G43])/([.H43]-[.P43]) )))" office:value-type="float" office:value="327.574468085106">
            <text:p>328</text:p>
          </table:table-cell>
          <table:table-cell table:style-name="ce152" table:formula="of:=1-([.P43]/[.Q43])" office:value-type="percentage" office:value="0.92156862745098">
            <text:p>92%</text:p>
          </table:table-cell>
          <table:table-cell table:style-name="ce152" table:formula="of:=([.P43]+[.Q43])/2/255" office:value-type="percentage" office:value="0.53921568627451">
            <text:p>54%</text:p>
          </table:table-cell>
          <table:table-cell/>
          <table:table-cell table:formula="of:=MIN([.F43:.H43])" office:value-type="float" office:value="20">
            <text:p>20</text:p>
          </table:table-cell>
          <table:table-cell table:formula="of:=MAX([.F43:.H43])" office:value-type="float" office:value="255">
            <text:p>255</text:p>
          </table:table-cell>
        </table:table-row>
        <table:table-row table:style-name="ro3">
          <table:table-cell table:number-columns-repeated="2" table:style-name="ce41" office:value-type="string">
            <text:p><text:s text:c="2"/></text:p>
          </table:table-cell>
          <table:table-cell table:style-name="ce27" office:value-type="string">
            <text:p>deepskyblue </text:p>
          </table:table-cell>
          <table:table-cell table:style-name="ce27" office:value-type="string">
            <text:p>deepSkyBlue </text:p>
          </table:table-cell>
          <table:table-cell table:style-name="ce124" office:value-type="string">
            <text:p>#00bfff </text:p>
          </table:table-cell>
          <table:table-cell table:style-name="ce144" office:value-type="float" office:value="0">
            <text:p>0</text:p>
          </table:table-cell>
          <table:table-cell office:value-type="float" office:value="191">
            <text:p>191</text:p>
          </table:table-cell>
          <table:table-cell office:value-type="float" office:value="255">
            <text:p>255</text:p>
          </table:table-cell>
          <table:table-cell table:style-name="ce148" table:formula="of:=[.F44]/255" office:value-type="percentage" office:value="0">
            <text:p>0%</text:p>
          </table:table-cell>
          <table:table-cell table:style-name="ce148" table:formula="of:=[.G44]/255" office:value-type="percentage" office:value="0.749019607843137">
            <text:p>75%</text:p>
          </table:table-cell>
          <table:table-cell table:style-name="ce148" table:formula="of:=[.H44]/255" office:value-type="percentage" office:value="1">
            <text:p>100%</text:p>
          </table:table-cell>
          <table:table-cell table:style-name="ce151" table:formula="of:=IF([.Q44]=[.F44];MOD(360+(0+60*([.G44]-[.H44])/([.F44]-[.P44]));360); IF([.Q44]=[.G44]; 120+60*(([.H44]-[.F44])/([.G44]-[.P44])) ; 240+60*(([.F44]-[.G44])/([.H44]-[.P44]) )))" office:value-type="float" office:value="195.058823529412">
            <text:p>195</text:p>
          </table:table-cell>
          <table:table-cell table:style-name="ce152" table:formula="of:=1-([.P44]/[.Q44])" office:value-type="percentage" office:value="1">
            <text:p>100%</text:p>
          </table:table-cell>
          <table:table-cell table:style-name="ce152" table:formula="of:=([.P44]+[.Q44])/2/255" office:value-type="percentage" office:value="0.5">
            <text:p>50%</text:p>
          </table:table-cell>
          <table:table-cell/>
          <table:table-cell table:formula="of:=MIN([.F44:.H44])" office:value-type="float" office:value="0">
            <text:p>0</text:p>
          </table:table-cell>
          <table:table-cell table:formula="of:=MAX([.F44:.H44])" office:value-type="float" office:value="255">
            <text:p>255</text:p>
          </table:table-cell>
        </table:table-row>
        <table:table-row table:style-name="ro3">
          <table:table-cell table:number-columns-repeated="2" table:style-name="ce42" office:value-type="string">
            <text:p><text:s text:c="2"/></text:p>
          </table:table-cell>
          <table:table-cell table:style-name="ce27" office:value-type="string">
            <text:p>dimgray </text:p>
          </table:table-cell>
          <table:table-cell table:style-name="ce27" office:value-type="string">
            <text:p>dimGray </text:p>
          </table:table-cell>
          <table:table-cell table:style-name="ce124" office:value-type="string">
            <text:p>#696969 </text:p>
          </table:table-cell>
          <table:table-cell table:style-name="ce144" office:value-type="float" office:value="105">
            <text:p>105</text:p>
          </table:table-cell>
          <table:table-cell table:number-columns-repeated="2" office:value-type="float" office:value="105">
            <text:p>105</text:p>
          </table:table-cell>
          <table:table-cell table:style-name="ce148" table:formula="of:=[.F45]/255" office:value-type="percentage" office:value="0.411764705882353">
            <text:p>41%</text:p>
          </table:table-cell>
          <table:table-cell table:style-name="ce148" table:formula="of:=[.G45]/255" office:value-type="percentage" office:value="0.411764705882353">
            <text:p>41%</text:p>
          </table:table-cell>
          <table:table-cell table:style-name="ce148" table:formula="of:=[.H45]/255" office:value-type="percentage" office:value="0.411764705882353">
            <text:p>41%</text:p>
          </table:table-cell>
          <table:table-cell table:style-name="ce151" table:formula="of:=IF([.Q45]=[.F45];MOD(360+(0+60*([.G45]-[.H45])/([.F45]-[.P45]));360); IF([.Q45]=[.G45]; 120+60*(([.H45]-[.F45])/([.G45]-[.P45])) ; 240+60*(([.F45]-[.G45])/([.H45]-[.P45]) )))" office:value-type="float" office:value="0">
            <text:p>#DIV/0!</text:p>
          </table:table-cell>
          <table:table-cell table:style-name="ce152" table:formula="of:=1-([.P45]/[.Q45])" office:value-type="percentage" office:value="0">
            <text:p>0%</text:p>
          </table:table-cell>
          <table:table-cell table:style-name="ce152" table:formula="of:=([.P45]+[.Q45])/2/255" office:value-type="percentage" office:value="0.411764705882353">
            <text:p>41%</text:p>
          </table:table-cell>
          <table:table-cell/>
          <table:table-cell table:formula="of:=MIN([.F45:.H45])" office:value-type="float" office:value="105">
            <text:p>105</text:p>
          </table:table-cell>
          <table:table-cell table:formula="of:=MAX([.F45:.H45])" office:value-type="float" office:value="105">
            <text:p>105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42" office:value-type="string">
            <text:p><text:s text:c="2"/></text:p>
          </table:table-cell>
          <table:table-cell table:style-name="ce27" office:value-type="string">
            <text:p>dimgrey </text:p>
          </table:table-cell>
          <table:table-cell table:style-name="ce27" office:value-type="string">
            <text:p>dimGrey </text:p>
          </table:table-cell>
          <table:table-cell table:style-name="ce124" office:value-type="string">
            <text:p>#696969 </text:p>
          </table:table-cell>
          <table:table-cell table:style-name="ce144" office:value-type="float" office:value="105">
            <text:p>105</text:p>
          </table:table-cell>
          <table:table-cell table:number-columns-repeated="2" office:value-type="float" office:value="105">
            <text:p>105</text:p>
          </table:table-cell>
          <table:table-cell table:style-name="ce148" table:formula="of:=[.F46]/255" office:value-type="percentage" office:value="0.411764705882353">
            <text:p>41%</text:p>
          </table:table-cell>
          <table:table-cell table:style-name="ce148" table:formula="of:=[.G46]/255" office:value-type="percentage" office:value="0.411764705882353">
            <text:p>41%</text:p>
          </table:table-cell>
          <table:table-cell table:style-name="ce148" table:formula="of:=[.H46]/255" office:value-type="percentage" office:value="0.411764705882353">
            <text:p>41%</text:p>
          </table:table-cell>
          <table:table-cell table:style-name="ce151" table:formula="of:=IF([.Q46]=[.F46];MOD(360+(0+60*([.G46]-[.H46])/([.F46]-[.P46]));360); IF([.Q46]=[.G46]; 120+60*(([.H46]-[.F46])/([.G46]-[.P46])) ; 240+60*(([.F46]-[.G46])/([.H46]-[.P46]) )))" office:value-type="float" office:value="0">
            <text:p>#DIV/0!</text:p>
          </table:table-cell>
          <table:table-cell table:style-name="ce152" table:formula="of:=1-([.P46]/[.Q46])" office:value-type="percentage" office:value="0">
            <text:p>0%</text:p>
          </table:table-cell>
          <table:table-cell table:style-name="ce152" table:formula="of:=([.P46]+[.Q46])/2/255" office:value-type="percentage" office:value="0.411764705882353">
            <text:p>41%</text:p>
          </table:table-cell>
          <table:table-cell/>
          <table:table-cell table:formula="of:=MIN([.F46:.H46])" office:value-type="float" office:value="105">
            <text:p>105</text:p>
          </table:table-cell>
          <table:table-cell table:formula="of:=MAX([.F46:.H46])" office:value-type="float" office:value="105">
            <text:p>105</text:p>
          </table:table-cell>
        </table:table-row>
        <table:table-row table:style-name="ro3">
          <table:table-cell table:number-columns-repeated="2" table:style-name="ce43" office:value-type="string">
            <text:p><text:s text:c="2"/></text:p>
          </table:table-cell>
          <table:table-cell table:style-name="ce27" office:value-type="string">
            <text:p>dodgerblue </text:p>
          </table:table-cell>
          <table:table-cell table:style-name="ce27" office:value-type="string">
            <text:p>dodgerBlue </text:p>
          </table:table-cell>
          <table:table-cell table:style-name="ce124" office:value-type="string">
            <text:p>#1e90ff </text:p>
          </table:table-cell>
          <table:table-cell table:style-name="ce144" office:value-type="float" office:value="30">
            <text:p>30</text:p>
          </table:table-cell>
          <table:table-cell office:value-type="float" office:value="144">
            <text:p>144</text:p>
          </table:table-cell>
          <table:table-cell office:value-type="float" office:value="255">
            <text:p>255</text:p>
          </table:table-cell>
          <table:table-cell table:style-name="ce148" table:formula="of:=[.F47]/255" office:value-type="percentage" office:value="0.117647058823529">
            <text:p>12%</text:p>
          </table:table-cell>
          <table:table-cell table:style-name="ce148" table:formula="of:=[.G47]/255" office:value-type="percentage" office:value="0.564705882352941">
            <text:p>56%</text:p>
          </table:table-cell>
          <table:table-cell table:style-name="ce148" table:formula="of:=[.H47]/255" office:value-type="percentage" office:value="1">
            <text:p>100%</text:p>
          </table:table-cell>
          <table:table-cell table:style-name="ce151" table:formula="of:=IF([.Q47]=[.F47];MOD(360+(0+60*([.G47]-[.H47])/([.F47]-[.P47]));360); IF([.Q47]=[.G47]; 120+60*(([.H47]-[.F47])/([.G47]-[.P47])) ; 240+60*(([.F47]-[.G47])/([.H47]-[.P47]) )))" office:value-type="float" office:value="209.6">
            <text:p>210</text:p>
          </table:table-cell>
          <table:table-cell table:style-name="ce152" table:formula="of:=1-([.P47]/[.Q47])" office:value-type="percentage" office:value="0.882352941176471">
            <text:p>88%</text:p>
          </table:table-cell>
          <table:table-cell table:style-name="ce152" table:formula="of:=([.P47]+[.Q47])/2/255" office:value-type="percentage" office:value="0.558823529411765">
            <text:p>56%</text:p>
          </table:table-cell>
          <table:table-cell/>
          <table:table-cell table:formula="of:=MIN([.F47:.H47])" office:value-type="float" office:value="30">
            <text:p>30</text:p>
          </table:table-cell>
          <table:table-cell table:formula="of:=MAX([.F47:.H47])" office:value-type="float" office:value="255">
            <text:p>255</text:p>
          </table:table-cell>
        </table:table-row>
        <table:table-row table:style-name="ro3">
          <table:table-cell table:number-columns-repeated="2" table:style-name="ce44" office:value-type="string">
            <text:p><text:s text:c="2"/></text:p>
          </table:table-cell>
          <table:table-cell table:number-columns-repeated="2" table:style-name="ce27" office:value-type="string">
            <text:p>firebrick </text:p>
          </table:table-cell>
          <table:table-cell table:style-name="ce124" office:value-type="string">
            <text:p>#b22222 </text:p>
          </table:table-cell>
          <table:table-cell table:style-name="ce144" office:value-type="float" office:value="178">
            <text:p>178</text:p>
          </table:table-cell>
          <table:table-cell table:number-columns-repeated="2" office:value-type="float" office:value="34">
            <text:p>34</text:p>
          </table:table-cell>
          <table:table-cell table:style-name="ce148" table:formula="of:=[.F48]/255" office:value-type="percentage" office:value="0.698039215686274">
            <text:p>70%</text:p>
          </table:table-cell>
          <table:table-cell table:style-name="ce148" table:formula="of:=[.G48]/255" office:value-type="percentage" office:value="0.133333333333333">
            <text:p>13%</text:p>
          </table:table-cell>
          <table:table-cell table:style-name="ce148" table:formula="of:=[.H48]/255" office:value-type="percentage" office:value="0.133333333333333">
            <text:p>13%</text:p>
          </table:table-cell>
          <table:table-cell table:style-name="ce151" table:formula="of:=IF([.Q48]=[.F48];MOD(360+(0+60*([.G48]-[.H48])/([.F48]-[.P48]));360); IF([.Q48]=[.G48]; 120+60*(([.H48]-[.F48])/([.G48]-[.P48])) ; 240+60*(([.F48]-[.G48])/([.H48]-[.P48]) )))" office:value-type="float" office:value="0">
            <text:p>0</text:p>
          </table:table-cell>
          <table:table-cell table:style-name="ce152" table:formula="of:=1-([.P48]/[.Q48])" office:value-type="percentage" office:value="0.808988764044944">
            <text:p>81%</text:p>
          </table:table-cell>
          <table:table-cell table:style-name="ce152" table:formula="of:=([.P48]+[.Q48])/2/255" office:value-type="percentage" office:value="0.415686274509804">
            <text:p>42%</text:p>
          </table:table-cell>
          <table:table-cell/>
          <table:table-cell table:formula="of:=MIN([.F48:.H48])" office:value-type="float" office:value="34">
            <text:p>34</text:p>
          </table:table-cell>
          <table:table-cell table:formula="of:=MAX([.F48:.H48])" office:value-type="float" office:value="178">
            <text:p>178</text:p>
          </table:table-cell>
        </table:table-row>
        <table:table-row table:style-name="ro3">
          <table:table-cell table:number-columns-repeated="2" table:style-name="ce45" office:value-type="string">
            <text:p><text:s text:c="2"/></text:p>
          </table:table-cell>
          <table:table-cell table:style-name="ce27" office:value-type="string">
            <text:p>floralwhite </text:p>
          </table:table-cell>
          <table:table-cell table:style-name="ce27" office:value-type="string">
            <text:p>floralWhite </text:p>
          </table:table-cell>
          <table:table-cell table:style-name="ce124" office:value-type="string">
            <text:p>#fffaf0 </text:p>
          </table:table-cell>
          <table:table-cell table:style-name="ce144"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style-name="ce148" table:formula="of:=[.F49]/255" office:value-type="percentage" office:value="1">
            <text:p>100%</text:p>
          </table:table-cell>
          <table:table-cell table:style-name="ce148" table:formula="of:=[.G49]/255" office:value-type="percentage" office:value="0.980392156862745">
            <text:p>98%</text:p>
          </table:table-cell>
          <table:table-cell table:style-name="ce148" table:formula="of:=[.H49]/255" office:value-type="percentage" office:value="0.941176470588235">
            <text:p>94%</text:p>
          </table:table-cell>
          <table:table-cell table:style-name="ce151" table:formula="of:=IF([.Q49]=[.F49];MOD(360+(0+60*([.G49]-[.H49])/([.F49]-[.P49]));360); IF([.Q49]=[.G49]; 120+60*(([.H49]-[.F49])/([.G49]-[.P49])) ; 240+60*(([.F49]-[.G49])/([.H49]-[.P49]) )))" office:value-type="float" office:value="40">
            <text:p>40</text:p>
          </table:table-cell>
          <table:table-cell table:style-name="ce152" table:formula="of:=1-([.P49]/[.Q49])" office:value-type="percentage" office:value="0.0588235294117647">
            <text:p>6%</text:p>
          </table:table-cell>
          <table:table-cell table:style-name="ce152" table:formula="of:=([.P49]+[.Q49])/2/255" office:value-type="percentage" office:value="0.970588235294118">
            <text:p>97%</text:p>
          </table:table-cell>
          <table:table-cell/>
          <table:table-cell table:formula="of:=MIN([.F49:.H49])" office:value-type="float" office:value="240">
            <text:p>240</text:p>
          </table:table-cell>
          <table:table-cell table:formula="of:=MAX([.F49:.H49])" office:value-type="float" office:value="255">
            <text:p>255</text:p>
          </table:table-cell>
        </table:table-row>
        <table:table-row table:style-name="ro3">
          <table:table-cell table:number-columns-repeated="2" table:style-name="ce46" office:value-type="string">
            <text:p><text:s text:c="2"/></text:p>
          </table:table-cell>
          <table:table-cell table:style-name="ce27" office:value-type="string">
            <text:p>forestgreen </text:p>
          </table:table-cell>
          <table:table-cell table:style-name="ce27" office:value-type="string">
            <text:p>forestGreen </text:p>
          </table:table-cell>
          <table:table-cell table:style-name="ce124" office:value-type="string">
            <text:p>#228b22 </text:p>
          </table:table-cell>
          <table:table-cell table:style-name="ce144" office:value-type="float" office:value="34">
            <text:p>34</text:p>
          </table:table-cell>
          <table:table-cell office:value-type="float" office:value="139">
            <text:p>139</text:p>
          </table:table-cell>
          <table:table-cell office:value-type="float" office:value="34">
            <text:p>34</text:p>
          </table:table-cell>
          <table:table-cell table:style-name="ce148" table:formula="of:=[.F50]/255" office:value-type="percentage" office:value="0.133333333333333">
            <text:p>13%</text:p>
          </table:table-cell>
          <table:table-cell table:style-name="ce148" table:formula="of:=[.G50]/255" office:value-type="percentage" office:value="0.545098039215686">
            <text:p>55%</text:p>
          </table:table-cell>
          <table:table-cell table:style-name="ce148" table:formula="of:=[.H50]/255" office:value-type="percentage" office:value="0.133333333333333">
            <text:p>13%</text:p>
          </table:table-cell>
          <table:table-cell table:style-name="ce151" table:formula="of:=IF([.Q50]=[.F50];MOD(360+(0+60*([.G50]-[.H50])/([.F50]-[.P50]));360); IF([.Q50]=[.G50]; 120+60*(([.H50]-[.F50])/([.G50]-[.P50])) ; 240+60*(([.F50]-[.G50])/([.H50]-[.P50]) )))" office:value-type="float" office:value="120">
            <text:p>120</text:p>
          </table:table-cell>
          <table:table-cell table:style-name="ce152" table:formula="of:=1-([.P50]/[.Q50])" office:value-type="percentage" office:value="0.755395683453237">
            <text:p>76%</text:p>
          </table:table-cell>
          <table:table-cell table:style-name="ce152" table:formula="of:=([.P50]+[.Q50])/2/255" office:value-type="percentage" office:value="0.33921568627451">
            <text:p>34%</text:p>
          </table:table-cell>
          <table:table-cell/>
          <table:table-cell table:formula="of:=MIN([.F50:.H50])" office:value-type="float" office:value="34">
            <text:p>34</text:p>
          </table:table-cell>
          <table:table-cell table:formula="of:=MAX([.F50:.H50])" office:value-type="float" office:value="139">
            <text:p>139</text:p>
          </table:table-cell>
        </table:table-row>
        <table:table-row table:style-name="ro3">
          <table:table-cell table:number-columns-repeated="2" table:style-name="ce47" office:value-type="string">
            <text:p><text:s text:c="2"/></text:p>
          </table:table-cell>
          <table:table-cell table:number-columns-repeated="2" table:style-name="ce27" office:value-type="string">
            <text:p>fuchsia </text:p>
          </table:table-cell>
          <table:table-cell table:style-name="ce124" office:value-type="string">
            <text:p>#ff00ff </text:p>
          </table:table-cell>
          <table:table-cell table:style-name="ce144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148" table:formula="of:=[.F51]/255" office:value-type="percentage" office:value="1">
            <text:p>100%</text:p>
          </table:table-cell>
          <table:table-cell table:style-name="ce148" table:formula="of:=[.G51]/255" office:value-type="percentage" office:value="0">
            <text:p>0%</text:p>
          </table:table-cell>
          <table:table-cell table:style-name="ce148" table:formula="of:=[.H51]/255" office:value-type="percentage" office:value="1">
            <text:p>100%</text:p>
          </table:table-cell>
          <table:table-cell table:style-name="ce151" table:formula="of:=IF([.Q51]=[.F51];MOD(360+(0+60*([.G51]-[.H51])/([.F51]-[.P51]));360); IF([.Q51]=[.G51]; 120+60*(([.H51]-[.F51])/([.G51]-[.P51])) ; 240+60*(([.F51]-[.G51])/([.H51]-[.P51]) )))" office:value-type="float" office:value="300">
            <text:p>300</text:p>
          </table:table-cell>
          <table:table-cell table:style-name="ce152" table:formula="of:=1-([.P51]/[.Q51])" office:value-type="percentage" office:value="1">
            <text:p>100%</text:p>
          </table:table-cell>
          <table:table-cell table:style-name="ce152" table:formula="of:=([.P51]+[.Q51])/2/255" office:value-type="percentage" office:value="0.5">
            <text:p>50%</text:p>
          </table:table-cell>
          <table:table-cell/>
          <table:table-cell table:formula="of:=MIN([.F51:.H51])" office:value-type="float" office:value="0">
            <text:p>0</text:p>
          </table:table-cell>
          <table:table-cell table:formula="of:=MAX([.F51:.H51])" office:value-type="float" office:value="255">
            <text:p>255</text:p>
          </table:table-cell>
        </table:table-row>
        <table:table-row table:style-name="ro3">
          <table:table-cell table:number-columns-repeated="2" table:style-name="ce48" office:value-type="string">
            <text:p><text:s text:c="2"/></text:p>
          </table:table-cell>
          <table:table-cell table:number-columns-repeated="2" table:style-name="ce27" office:value-type="string">
            <text:p>gainsboro </text:p>
          </table:table-cell>
          <table:table-cell table:style-name="ce124" office:value-type="string">
            <text:p>#dcdcdc </text:p>
          </table:table-cell>
          <table:table-cell table:style-name="ce144" office:value-type="float" office:value="220">
            <text:p>220</text:p>
          </table:table-cell>
          <table:table-cell table:number-columns-repeated="2" office:value-type="float" office:value="220">
            <text:p>220</text:p>
          </table:table-cell>
          <table:table-cell table:style-name="ce148" table:formula="of:=[.F52]/255" office:value-type="percentage" office:value="0.862745098039216">
            <text:p>86%</text:p>
          </table:table-cell>
          <table:table-cell table:style-name="ce148" table:formula="of:=[.G52]/255" office:value-type="percentage" office:value="0.862745098039216">
            <text:p>86%</text:p>
          </table:table-cell>
          <table:table-cell table:style-name="ce148" table:formula="of:=[.H52]/255" office:value-type="percentage" office:value="0.862745098039216">
            <text:p>86%</text:p>
          </table:table-cell>
          <table:table-cell table:style-name="ce151" table:formula="of:=IF([.Q52]=[.F52];MOD(360+(0+60*([.G52]-[.H52])/([.F52]-[.P52]));360); IF([.Q52]=[.G52]; 120+60*(([.H52]-[.F52])/([.G52]-[.P52])) ; 240+60*(([.F52]-[.G52])/([.H52]-[.P52]) )))" office:value-type="float" office:value="0">
            <text:p>#DIV/0!</text:p>
          </table:table-cell>
          <table:table-cell table:style-name="ce152" table:formula="of:=1-([.P52]/[.Q52])" office:value-type="percentage" office:value="0">
            <text:p>0%</text:p>
          </table:table-cell>
          <table:table-cell table:style-name="ce152" table:formula="of:=([.P52]+[.Q52])/2/255" office:value-type="percentage" office:value="0.862745098039216">
            <text:p>86%</text:p>
          </table:table-cell>
          <table:table-cell/>
          <table:table-cell table:formula="of:=MIN([.F52:.H52])" office:value-type="float" office:value="220">
            <text:p>220</text:p>
          </table:table-cell>
          <table:table-cell table:formula="of:=MAX([.F52:.H52])" office:value-type="float" office:value="220">
            <text:p>220</text:p>
          </table:table-cell>
        </table:table-row>
        <table:table-row table:style-name="ro3">
          <table:table-cell table:number-columns-repeated="2" table:style-name="ce49" office:value-type="string">
            <text:p><text:s text:c="2"/></text:p>
          </table:table-cell>
          <table:table-cell table:style-name="ce27" office:value-type="string">
            <text:p>ghostwhite </text:p>
          </table:table-cell>
          <table:table-cell table:style-name="ce27" office:value-type="string">
            <text:p>ghostWhite </text:p>
          </table:table-cell>
          <table:table-cell table:style-name="ce124" office:value-type="string">
            <text:p>#f8f8ff </text:p>
          </table:table-cell>
          <table:table-cell table:style-name="ce144" office:value-type="float" office:value="248">
            <text:p>248</text:p>
          </table:table-cell>
          <table:table-cell office:value-type="float" office:value="248">
            <text:p>248</text:p>
          </table:table-cell>
          <table:table-cell office:value-type="float" office:value="255">
            <text:p>255</text:p>
          </table:table-cell>
          <table:table-cell table:style-name="ce148" table:formula="of:=[.F53]/255" office:value-type="percentage" office:value="0.972549019607843">
            <text:p>97%</text:p>
          </table:table-cell>
          <table:table-cell table:style-name="ce148" table:formula="of:=[.G53]/255" office:value-type="percentage" office:value="0.972549019607843">
            <text:p>97%</text:p>
          </table:table-cell>
          <table:table-cell table:style-name="ce148" table:formula="of:=[.H53]/255" office:value-type="percentage" office:value="1">
            <text:p>100%</text:p>
          </table:table-cell>
          <table:table-cell table:style-name="ce151" table:formula="of:=IF([.Q53]=[.F53];MOD(360+(0+60*([.G53]-[.H53])/([.F53]-[.P53]));360); IF([.Q53]=[.G53]; 120+60*(([.H53]-[.F53])/([.G53]-[.P53])) ; 240+60*(([.F53]-[.G53])/([.H53]-[.P53]) )))" office:value-type="float" office:value="240">
            <text:p>240</text:p>
          </table:table-cell>
          <table:table-cell table:style-name="ce152" table:formula="of:=1-([.P53]/[.Q53])" office:value-type="percentage" office:value="0.0274509803921569">
            <text:p>3%</text:p>
          </table:table-cell>
          <table:table-cell table:style-name="ce152" table:formula="of:=([.P53]+[.Q53])/2/255" office:value-type="percentage" office:value="0.986274509803922">
            <text:p>99%</text:p>
          </table:table-cell>
          <table:table-cell/>
          <table:table-cell table:formula="of:=MIN([.F53:.H53])" office:value-type="float" office:value="248">
            <text:p>248</text:p>
          </table:table-cell>
          <table:table-cell table:formula="of:=MAX([.F53:.H53])" office:value-type="float" office:value="255">
            <text:p>255</text:p>
          </table:table-cell>
        </table:table-row>
        <table:table-row table:style-name="ro3">
          <table:table-cell table:number-columns-repeated="2" table:style-name="ce50" office:value-type="string">
            <text:p><text:s text:c="2"/></text:p>
          </table:table-cell>
          <table:table-cell table:number-columns-repeated="2" table:style-name="ce27" office:value-type="string">
            <text:p>gold </text:p>
          </table:table-cell>
          <table:table-cell table:style-name="ce124" office:value-type="string">
            <text:p>#ffd700 </text:p>
          </table:table-cell>
          <table:table-cell table:style-name="ce144" office:value-type="float" office:value="255">
            <text:p>255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table:style-name="ce148" table:formula="of:=[.F54]/255" office:value-type="percentage" office:value="1">
            <text:p>100%</text:p>
          </table:table-cell>
          <table:table-cell table:style-name="ce148" table:formula="of:=[.G54]/255" office:value-type="percentage" office:value="0.843137254901961">
            <text:p>84%</text:p>
          </table:table-cell>
          <table:table-cell table:style-name="ce148" table:formula="of:=[.H54]/255" office:value-type="percentage" office:value="0">
            <text:p>0%</text:p>
          </table:table-cell>
          <table:table-cell table:style-name="ce151" table:formula="of:=IF([.Q54]=[.F54];MOD(360+(0+60*([.G54]-[.H54])/([.F54]-[.P54]));360); IF([.Q54]=[.G54]; 120+60*(([.H54]-[.F54])/([.G54]-[.P54])) ; 240+60*(([.F54]-[.G54])/([.H54]-[.P54]) )))" office:value-type="float" office:value="50.5882352941176">
            <text:p>51</text:p>
          </table:table-cell>
          <table:table-cell table:style-name="ce152" table:formula="of:=1-([.P54]/[.Q54])" office:value-type="percentage" office:value="1">
            <text:p>100%</text:p>
          </table:table-cell>
          <table:table-cell table:style-name="ce152" table:formula="of:=([.P54]+[.Q54])/2/255" office:value-type="percentage" office:value="0.5">
            <text:p>50%</text:p>
          </table:table-cell>
          <table:table-cell/>
          <table:table-cell table:formula="of:=MIN([.F54:.H54])" office:value-type="float" office:value="0">
            <text:p>0</text:p>
          </table:table-cell>
          <table:table-cell table:formula="of:=MAX([.F54:.H54])" office:value-type="float" office:value="255">
            <text:p>255</text:p>
          </table:table-cell>
        </table:table-row>
        <table:table-row table:style-name="ro3">
          <table:table-cell table:number-columns-repeated="2" table:style-name="ce51" office:value-type="string">
            <text:p><text:s text:c="2"/></text:p>
          </table:table-cell>
          <table:table-cell table:number-columns-repeated="2" table:style-name="ce27" office:value-type="string">
            <text:p>goldenrod </text:p>
          </table:table-cell>
          <table:table-cell table:style-name="ce124" office:value-type="string">
            <text:p>#daa520 </text:p>
          </table:table-cell>
          <table:table-cell table:style-name="ce144" office:value-type="float" office:value="218">
            <text:p>218</text:p>
          </table:table-cell>
          <table:table-cell office:value-type="float" office:value="165">
            <text:p>165</text:p>
          </table:table-cell>
          <table:table-cell office:value-type="float" office:value="32">
            <text:p>32</text:p>
          </table:table-cell>
          <table:table-cell table:style-name="ce148" table:formula="of:=[.F55]/255" office:value-type="percentage" office:value="0.854901960784314">
            <text:p>85%</text:p>
          </table:table-cell>
          <table:table-cell table:style-name="ce148" table:formula="of:=[.G55]/255" office:value-type="percentage" office:value="0.647058823529412">
            <text:p>65%</text:p>
          </table:table-cell>
          <table:table-cell table:style-name="ce148" table:formula="of:=[.H55]/255" office:value-type="percentage" office:value="0.125490196078431">
            <text:p>13%</text:p>
          </table:table-cell>
          <table:table-cell table:style-name="ce151" table:formula="of:=IF([.Q55]=[.F55];MOD(360+(0+60*([.G55]-[.H55])/([.F55]-[.P55]));360); IF([.Q55]=[.G55]; 120+60*(([.H55]-[.F55])/([.G55]-[.P55])) ; 240+60*(([.F55]-[.G55])/([.H55]-[.P55]) )))" office:value-type="float" office:value="42.9032258064516">
            <text:p>43</text:p>
          </table:table-cell>
          <table:table-cell table:style-name="ce152" table:formula="of:=1-([.P55]/[.Q55])" office:value-type="percentage" office:value="0.853211009174312">
            <text:p>85%</text:p>
          </table:table-cell>
          <table:table-cell table:style-name="ce152" table:formula="of:=([.P55]+[.Q55])/2/255" office:value-type="percentage" office:value="0.490196078431373">
            <text:p>49%</text:p>
          </table:table-cell>
          <table:table-cell/>
          <table:table-cell table:formula="of:=MIN([.F55:.H55])" office:value-type="float" office:value="32">
            <text:p>32</text:p>
          </table:table-cell>
          <table:table-cell table:formula="of:=MAX([.F55:.H55])" office:value-type="float" office:value="218">
            <text:p>218</text:p>
          </table:table-cell>
        </table:table-row>
        <table:table-row table:style-name="ro3">
          <table:table-cell table:number-columns-repeated="2" table:style-name="ce52" office:value-type="string">
            <text:p><text:s text:c="2"/></text:p>
          </table:table-cell>
          <table:table-cell table:number-columns-repeated="2" table:style-name="ce27" office:value-type="string">
            <text:p>gray </text:p>
          </table:table-cell>
          <table:table-cell table:style-name="ce124" office:value-type="string">
            <text:p>#808080 </text:p>
          </table:table-cell>
          <table:table-cell table:style-name="ce144" office:value-type="float" office:value="128">
            <text:p>128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56]/255" office:value-type="percentage" office:value="0.501960784313726">
            <text:p>50%</text:p>
          </table:table-cell>
          <table:table-cell table:style-name="ce148" table:formula="of:=[.G56]/255" office:value-type="percentage" office:value="0.501960784313726">
            <text:p>50%</text:p>
          </table:table-cell>
          <table:table-cell table:style-name="ce148" table:formula="of:=[.H56]/255" office:value-type="percentage" office:value="0.501960784313726">
            <text:p>50%</text:p>
          </table:table-cell>
          <table:table-cell table:style-name="ce151" table:formula="of:=IF([.Q56]=[.F56];MOD(360+(0+60*([.G56]-[.H56])/([.F56]-[.P56]));360); IF([.Q56]=[.G56]; 120+60*(([.H56]-[.F56])/([.G56]-[.P56])) ; 240+60*(([.F56]-[.G56])/([.H56]-[.P56]) )))" office:value-type="float" office:value="0">
            <text:p>#DIV/0!</text:p>
          </table:table-cell>
          <table:table-cell table:style-name="ce152" table:formula="of:=1-([.P56]/[.Q56])" office:value-type="percentage" office:value="0">
            <text:p>0%</text:p>
          </table:table-cell>
          <table:table-cell table:style-name="ce152" table:formula="of:=([.P56]+[.Q56])/2/255" office:value-type="percentage" office:value="0.501960784313726">
            <text:p>50%</text:p>
          </table:table-cell>
          <table:table-cell/>
          <table:table-cell table:formula="of:=MIN([.F56:.H56])" office:value-type="float" office:value="128">
            <text:p>128</text:p>
          </table:table-cell>
          <table:table-cell table:formula="of:=MAX([.F56:.H56])" office:value-type="float" office:value="128">
            <text:p>128</text:p>
          </table:table-cell>
        </table:table-row>
        <table:table-row table:style-name="ro3">
          <table:table-cell table:number-columns-repeated="2" table:style-name="ce53" office:value-type="string">
            <text:p><text:s text:c="2"/></text:p>
          </table:table-cell>
          <table:table-cell table:number-columns-repeated="2" table:style-name="ce27" office:value-type="string">
            <text:p>green </text:p>
          </table:table-cell>
          <table:table-cell table:style-name="ce124" office:value-type="string">
            <text:p>#008000 </text:p>
          </table:table-cell>
          <table:table-cell table:style-name="ce144"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148" table:formula="of:=[.F57]/255" office:value-type="percentage" office:value="0">
            <text:p>0%</text:p>
          </table:table-cell>
          <table:table-cell table:style-name="ce148" table:formula="of:=[.G57]/255" office:value-type="percentage" office:value="0.501960784313726">
            <text:p>50%</text:p>
          </table:table-cell>
          <table:table-cell table:style-name="ce148" table:formula="of:=[.H57]/255" office:value-type="percentage" office:value="0">
            <text:p>0%</text:p>
          </table:table-cell>
          <table:table-cell table:style-name="ce151" table:formula="of:=IF([.Q57]=[.F57];MOD(360+(0+60*([.G57]-[.H57])/([.F57]-[.P57]));360); IF([.Q57]=[.G57]; 120+60*(([.H57]-[.F57])/([.G57]-[.P57])) ; 240+60*(([.F57]-[.G57])/([.H57]-[.P57]) )))" office:value-type="float" office:value="120">
            <text:p>120</text:p>
          </table:table-cell>
          <table:table-cell table:style-name="ce152" table:formula="of:=1-([.P57]/[.Q57])" office:value-type="percentage" office:value="1">
            <text:p>100%</text:p>
          </table:table-cell>
          <table:table-cell table:style-name="ce152" table:formula="of:=([.P57]+[.Q57])/2/255" office:value-type="percentage" office:value="0.250980392156863">
            <text:p>25%</text:p>
          </table:table-cell>
          <table:table-cell/>
          <table:table-cell table:formula="of:=MIN([.F57:.H57])" office:value-type="float" office:value="0">
            <text:p>0</text:p>
          </table:table-cell>
          <table:table-cell table:formula="of:=MAX([.F57:.H57])" office:value-type="float" office:value="128">
            <text:p>128</text:p>
          </table:table-cell>
        </table:table-row>
        <table:table-row table:style-name="ro3">
          <table:table-cell table:number-columns-repeated="2" table:style-name="ce54" office:value-type="string">
            <text:p><text:s text:c="2"/></text:p>
          </table:table-cell>
          <table:table-cell table:style-name="ce27" office:value-type="string">
            <text:p>greenyellow </text:p>
          </table:table-cell>
          <table:table-cell table:style-name="ce27" office:value-type="string">
            <text:p>greenYellow </text:p>
          </table:table-cell>
          <table:table-cell table:style-name="ce124" office:value-type="string">
            <text:p>#adff2f </text:p>
          </table:table-cell>
          <table:table-cell table:style-name="ce144" office:value-type="float" office:value="173">
            <text:p>173</text:p>
          </table:table-cell>
          <table:table-cell office:value-type="float" office:value="255">
            <text:p>255</text:p>
          </table:table-cell>
          <table:table-cell office:value-type="float" office:value="47">
            <text:p>47</text:p>
          </table:table-cell>
          <table:table-cell table:style-name="ce148" table:formula="of:=[.F58]/255" office:value-type="percentage" office:value="0.67843137254902">
            <text:p>68%</text:p>
          </table:table-cell>
          <table:table-cell table:style-name="ce148" table:formula="of:=[.G58]/255" office:value-type="percentage" office:value="1">
            <text:p>100%</text:p>
          </table:table-cell>
          <table:table-cell table:style-name="ce148" table:formula="of:=[.H58]/255" office:value-type="percentage" office:value="0.184313725490196">
            <text:p>18%</text:p>
          </table:table-cell>
          <table:table-cell table:style-name="ce151" table:formula="of:=IF([.Q58]=[.F58];MOD(360+(0+60*([.G58]-[.H58])/([.F58]-[.P58]));360); IF([.Q58]=[.G58]; 120+60*(([.H58]-[.F58])/([.G58]-[.P58])) ; 240+60*(([.F58]-[.G58])/([.H58]-[.P58]) )))" office:value-type="float" office:value="83.6538461538462">
            <text:p>84</text:p>
          </table:table-cell>
          <table:table-cell table:style-name="ce152" table:formula="of:=1-([.P58]/[.Q58])" office:value-type="percentage" office:value="0.815686274509804">
            <text:p>82%</text:p>
          </table:table-cell>
          <table:table-cell table:style-name="ce152" table:formula="of:=([.P58]+[.Q58])/2/255" office:value-type="percentage" office:value="0.592156862745098">
            <text:p>59%</text:p>
          </table:table-cell>
          <table:table-cell/>
          <table:table-cell table:formula="of:=MIN([.F58:.H58])" office:value-type="float" office:value="47">
            <text:p>47</text:p>
          </table:table-cell>
          <table:table-cell table:formula="of:=MAX([.F58:.H58])" office:value-type="float" office:value="255">
            <text:p>255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52" office:value-type="string">
            <text:p><text:s text:c="2"/></text:p>
          </table:table-cell>
          <table:table-cell table:number-columns-repeated="2" table:style-name="ce27" office:value-type="string">
            <text:p>grey </text:p>
          </table:table-cell>
          <table:table-cell table:style-name="ce124" office:value-type="string">
            <text:p>#808080 </text:p>
          </table:table-cell>
          <table:table-cell table:style-name="ce144" office:value-type="float" office:value="128">
            <text:p>128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59]/255" office:value-type="percentage" office:value="0.501960784313726">
            <text:p>50%</text:p>
          </table:table-cell>
          <table:table-cell table:style-name="ce148" table:formula="of:=[.G59]/255" office:value-type="percentage" office:value="0.501960784313726">
            <text:p>50%</text:p>
          </table:table-cell>
          <table:table-cell table:style-name="ce148" table:formula="of:=[.H59]/255" office:value-type="percentage" office:value="0.501960784313726">
            <text:p>50%</text:p>
          </table:table-cell>
          <table:table-cell table:style-name="ce151" table:formula="of:=IF([.Q59]=[.F59];MOD(360+(0+60*([.G59]-[.H59])/([.F59]-[.P59]));360); IF([.Q59]=[.G59]; 120+60*(([.H59]-[.F59])/([.G59]-[.P59])) ; 240+60*(([.F59]-[.G59])/([.H59]-[.P59]) )))" office:value-type="float" office:value="0">
            <text:p>#DIV/0!</text:p>
          </table:table-cell>
          <table:table-cell table:style-name="ce152" table:formula="of:=1-([.P59]/[.Q59])" office:value-type="percentage" office:value="0">
            <text:p>0%</text:p>
          </table:table-cell>
          <table:table-cell table:style-name="ce152" table:formula="of:=([.P59]+[.Q59])/2/255" office:value-type="percentage" office:value="0.501960784313726">
            <text:p>50%</text:p>
          </table:table-cell>
          <table:table-cell/>
          <table:table-cell table:formula="of:=MIN([.F59:.H59])" office:value-type="float" office:value="128">
            <text:p>128</text:p>
          </table:table-cell>
          <table:table-cell table:formula="of:=MAX([.F59:.H59])" office:value-type="float" office:value="128">
            <text:p>128</text:p>
          </table:table-cell>
        </table:table-row>
        <table:table-row table:style-name="ro3">
          <table:table-cell table:number-columns-repeated="2" table:style-name="ce55" office:value-type="string">
            <text:p><text:s text:c="2"/></text:p>
          </table:table-cell>
          <table:table-cell table:number-columns-repeated="2" table:style-name="ce27" office:value-type="string">
            <text:p>honeydew </text:p>
          </table:table-cell>
          <table:table-cell table:style-name="ce124" office:value-type="string">
            <text:p>#f0fff0 </text:p>
          </table:table-cell>
          <table:table-cell table:style-name="ce144" office:value-type="float" office:value="240">
            <text:p>240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style-name="ce148" table:formula="of:=[.F60]/255" office:value-type="percentage" office:value="0.941176470588235">
            <text:p>94%</text:p>
          </table:table-cell>
          <table:table-cell table:style-name="ce148" table:formula="of:=[.G60]/255" office:value-type="percentage" office:value="1">
            <text:p>100%</text:p>
          </table:table-cell>
          <table:table-cell table:style-name="ce148" table:formula="of:=[.H60]/255" office:value-type="percentage" office:value="0.941176470588235">
            <text:p>94%</text:p>
          </table:table-cell>
          <table:table-cell table:style-name="ce151" table:formula="of:=IF([.Q60]=[.F60];MOD(360+(0+60*([.G60]-[.H60])/([.F60]-[.P60]));360); IF([.Q60]=[.G60]; 120+60*(([.H60]-[.F60])/([.G60]-[.P60])) ; 240+60*(([.F60]-[.G60])/([.H60]-[.P60]) )))" office:value-type="float" office:value="120">
            <text:p>120</text:p>
          </table:table-cell>
          <table:table-cell table:style-name="ce152" table:formula="of:=1-([.P60]/[.Q60])" office:value-type="percentage" office:value="0.0588235294117647">
            <text:p>6%</text:p>
          </table:table-cell>
          <table:table-cell table:style-name="ce152" table:formula="of:=([.P60]+[.Q60])/2/255" office:value-type="percentage" office:value="0.970588235294118">
            <text:p>97%</text:p>
          </table:table-cell>
          <table:table-cell/>
          <table:table-cell table:formula="of:=MIN([.F60:.H60])" office:value-type="float" office:value="240">
            <text:p>240</text:p>
          </table:table-cell>
          <table:table-cell table:formula="of:=MAX([.F60:.H60])" office:value-type="float" office:value="255">
            <text:p>255</text:p>
          </table:table-cell>
        </table:table-row>
        <table:table-row table:style-name="ro3">
          <table:table-cell table:number-columns-repeated="2" table:style-name="ce56" office:value-type="string">
            <text:p><text:s text:c="2"/></text:p>
          </table:table-cell>
          <table:table-cell table:style-name="ce27" office:value-type="string">
            <text:p>hotpink </text:p>
          </table:table-cell>
          <table:table-cell table:style-name="ce27" office:value-type="string">
            <text:p>hotPink </text:p>
          </table:table-cell>
          <table:table-cell table:style-name="ce124" office:value-type="string">
            <text:p>#ff69b4 </text:p>
          </table:table-cell>
          <table:table-cell table:style-name="ce144" office:value-type="float" office:value="255">
            <text:p>255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table:style-name="ce148" table:formula="of:=[.F61]/255" office:value-type="percentage" office:value="1">
            <text:p>100%</text:p>
          </table:table-cell>
          <table:table-cell table:style-name="ce148" table:formula="of:=[.G61]/255" office:value-type="percentage" office:value="0.411764705882353">
            <text:p>41%</text:p>
          </table:table-cell>
          <table:table-cell table:style-name="ce148" table:formula="of:=[.H61]/255" office:value-type="percentage" office:value="0.705882352941176">
            <text:p>71%</text:p>
          </table:table-cell>
          <table:table-cell table:style-name="ce151" table:formula="of:=IF([.Q61]=[.F61];MOD(360+(0+60*([.G61]-[.H61])/([.F61]-[.P61]));360); IF([.Q61]=[.G61]; 120+60*(([.H61]-[.F61])/([.G61]-[.P61])) ; 240+60*(([.F61]-[.G61])/([.H61]-[.P61]) )))" office:value-type="float" office:value="330">
            <text:p>330</text:p>
          </table:table-cell>
          <table:table-cell table:style-name="ce152" table:formula="of:=1-([.P61]/[.Q61])" office:value-type="percentage" office:value="0.588235294117647">
            <text:p>59%</text:p>
          </table:table-cell>
          <table:table-cell table:style-name="ce152" table:formula="of:=([.P61]+[.Q61])/2/255" office:value-type="percentage" office:value="0.705882352941176">
            <text:p>71%</text:p>
          </table:table-cell>
          <table:table-cell/>
          <table:table-cell table:formula="of:=MIN([.F61:.H61])" office:value-type="float" office:value="105">
            <text:p>105</text:p>
          </table:table-cell>
          <table:table-cell table:formula="of:=MAX([.F61:.H61])" office:value-type="float" office:value="255">
            <text:p>255</text:p>
          </table:table-cell>
        </table:table-row>
        <table:table-row table:style-name="ro3">
          <table:table-cell table:number-columns-repeated="2" table:style-name="ce57" office:value-type="string">
            <text:p><text:s text:c="2"/></text:p>
          </table:table-cell>
          <table:table-cell table:style-name="ce27" office:value-type="string">
            <text:p>indianred </text:p>
          </table:table-cell>
          <table:table-cell table:style-name="ce27" office:value-type="string">
            <text:p>indianRed </text:p>
          </table:table-cell>
          <table:table-cell table:style-name="ce124" office:value-type="string">
            <text:p>#cd5c5c </text:p>
          </table:table-cell>
          <table:table-cell table:style-name="ce144" office:value-type="float" office:value="205">
            <text:p>205</text:p>
          </table:table-cell>
          <table:table-cell table:number-columns-repeated="2" office:value-type="float" office:value="92">
            <text:p>92</text:p>
          </table:table-cell>
          <table:table-cell table:style-name="ce148" table:formula="of:=[.F62]/255" office:value-type="percentage" office:value="0.803921568627451">
            <text:p>80%</text:p>
          </table:table-cell>
          <table:table-cell table:style-name="ce148" table:formula="of:=[.G62]/255" office:value-type="percentage" office:value="0.36078431372549">
            <text:p>36%</text:p>
          </table:table-cell>
          <table:table-cell table:style-name="ce148" table:formula="of:=[.H62]/255" office:value-type="percentage" office:value="0.36078431372549">
            <text:p>36%</text:p>
          </table:table-cell>
          <table:table-cell table:style-name="ce151" table:formula="of:=IF([.Q62]=[.F62];MOD(360+(0+60*([.G62]-[.H62])/([.F62]-[.P62]));360); IF([.Q62]=[.G62]; 120+60*(([.H62]-[.F62])/([.G62]-[.P62])) ; 240+60*(([.F62]-[.G62])/([.H62]-[.P62]) )))" office:value-type="float" office:value="0">
            <text:p>0</text:p>
          </table:table-cell>
          <table:table-cell table:style-name="ce152" table:formula="of:=1-([.P62]/[.Q62])" office:value-type="percentage" office:value="0.551219512195122">
            <text:p>55%</text:p>
          </table:table-cell>
          <table:table-cell table:style-name="ce152" table:formula="of:=([.P62]+[.Q62])/2/255" office:value-type="percentage" office:value="0.582352941176471">
            <text:p>58%</text:p>
          </table:table-cell>
          <table:table-cell/>
          <table:table-cell table:formula="of:=MIN([.F62:.H62])" office:value-type="float" office:value="92">
            <text:p>92</text:p>
          </table:table-cell>
          <table:table-cell table:formula="of:=MAX([.F62:.H62])" office:value-type="float" office:value="205">
            <text:p>205</text:p>
          </table:table-cell>
        </table:table-row>
        <table:table-row table:style-name="ro3">
          <table:table-cell table:number-columns-repeated="2" table:style-name="ce58" office:value-type="string">
            <text:p><text:s text:c="2"/></text:p>
          </table:table-cell>
          <table:table-cell table:number-columns-repeated="2" table:style-name="ce27" office:value-type="string">
            <text:p>indigo </text:p>
          </table:table-cell>
          <table:table-cell table:style-name="ce124" office:value-type="string">
            <text:p>#4b0082 </text:p>
          </table:table-cell>
          <table:table-cell table:style-name="ce144"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130">
            <text:p>130</text:p>
          </table:table-cell>
          <table:table-cell table:style-name="ce148" table:formula="of:=[.F63]/255" office:value-type="percentage" office:value="0.294117647058823">
            <text:p>29%</text:p>
          </table:table-cell>
          <table:table-cell table:style-name="ce148" table:formula="of:=[.G63]/255" office:value-type="percentage" office:value="0">
            <text:p>0%</text:p>
          </table:table-cell>
          <table:table-cell table:style-name="ce148" table:formula="of:=[.H63]/255" office:value-type="percentage" office:value="0.509803921568627">
            <text:p>51%</text:p>
          </table:table-cell>
          <table:table-cell table:style-name="ce151" table:formula="of:=IF([.Q63]=[.F63];MOD(360+(0+60*([.G63]-[.H63])/([.F63]-[.P63]));360); IF([.Q63]=[.G63]; 120+60*(([.H63]-[.F63])/([.G63]-[.P63])) ; 240+60*(([.F63]-[.G63])/([.H63]-[.P63]) )))" office:value-type="float" office:value="274.615384615385">
            <text:p>275</text:p>
          </table:table-cell>
          <table:table-cell table:style-name="ce152" table:formula="of:=1-([.P63]/[.Q63])" office:value-type="percentage" office:value="1">
            <text:p>100%</text:p>
          </table:table-cell>
          <table:table-cell table:style-name="ce152" table:formula="of:=([.P63]+[.Q63])/2/255" office:value-type="percentage" office:value="0.254901960784314">
            <text:p>25%</text:p>
          </table:table-cell>
          <table:table-cell/>
          <table:table-cell table:formula="of:=MIN([.F63:.H63])" office:value-type="float" office:value="0">
            <text:p>0</text:p>
          </table:table-cell>
          <table:table-cell table:formula="of:=MAX([.F63:.H63])" office:value-type="float" office:value="130">
            <text:p>130</text:p>
          </table:table-cell>
        </table:table-row>
        <table:table-row table:style-name="ro3">
          <table:table-cell table:number-columns-repeated="2" table:style-name="ce59" office:value-type="string">
            <text:p><text:s text:c="2"/></text:p>
          </table:table-cell>
          <table:table-cell table:number-columns-repeated="2" table:style-name="ce27" office:value-type="string">
            <text:p>ivory </text:p>
          </table:table-cell>
          <table:table-cell table:style-name="ce124" office:value-type="string">
            <text:p>#fffff0 </text:p>
          </table:table-cell>
          <table:table-cell table:style-name="ce144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240">
            <text:p>240</text:p>
          </table:table-cell>
          <table:table-cell table:style-name="ce148" table:formula="of:=[.F64]/255" office:value-type="percentage" office:value="1">
            <text:p>100%</text:p>
          </table:table-cell>
          <table:table-cell table:style-name="ce148" table:formula="of:=[.G64]/255" office:value-type="percentage" office:value="1">
            <text:p>100%</text:p>
          </table:table-cell>
          <table:table-cell table:style-name="ce148" table:formula="of:=[.H64]/255" office:value-type="percentage" office:value="0.941176470588235">
            <text:p>94%</text:p>
          </table:table-cell>
          <table:table-cell table:style-name="ce151" table:formula="of:=IF([.Q64]=[.F64];MOD(360+(0+60*([.G64]-[.H64])/([.F64]-[.P64]));360); IF([.Q64]=[.G64]; 120+60*(([.H64]-[.F64])/([.G64]-[.P64])) ; 240+60*(([.F64]-[.G64])/([.H64]-[.P64]) )))" office:value-type="float" office:value="60">
            <text:p>60</text:p>
          </table:table-cell>
          <table:table-cell table:style-name="ce152" table:formula="of:=1-([.P64]/[.Q64])" office:value-type="percentage" office:value="0.0588235294117647">
            <text:p>6%</text:p>
          </table:table-cell>
          <table:table-cell table:style-name="ce152" table:formula="of:=([.P64]+[.Q64])/2/255" office:value-type="percentage" office:value="0.970588235294118">
            <text:p>97%</text:p>
          </table:table-cell>
          <table:table-cell/>
          <table:table-cell table:formula="of:=MIN([.F64:.H64])" office:value-type="float" office:value="240">
            <text:p>240</text:p>
          </table:table-cell>
          <table:table-cell table:formula="of:=MAX([.F64:.H64])" office:value-type="float" office:value="255">
            <text:p>255</text:p>
          </table:table-cell>
        </table:table-row>
        <table:table-row table:style-name="ro3">
          <table:table-cell table:number-columns-repeated="2" table:style-name="ce60" office:value-type="string">
            <text:p><text:s text:c="2"/></text:p>
          </table:table-cell>
          <table:table-cell table:number-columns-repeated="2" table:style-name="ce27" office:value-type="string">
            <text:p>khaki </text:p>
          </table:table-cell>
          <table:table-cell table:style-name="ce124" office:value-type="string">
            <text:p>#f0e68c </text:p>
          </table:table-cell>
          <table:table-cell table:style-name="ce144" office:value-type="float" office:value="240">
            <text:p>240</text:p>
          </table:table-cell>
          <table:table-cell office:value-type="float" office:value="230">
            <text:p>230</text:p>
          </table:table-cell>
          <table:table-cell office:value-type="float" office:value="140">
            <text:p>140</text:p>
          </table:table-cell>
          <table:table-cell table:style-name="ce148" table:formula="of:=[.F65]/255" office:value-type="percentage" office:value="0.941176470588235">
            <text:p>94%</text:p>
          </table:table-cell>
          <table:table-cell table:style-name="ce148" table:formula="of:=[.G65]/255" office:value-type="percentage" office:value="0.901960784313726">
            <text:p>90%</text:p>
          </table:table-cell>
          <table:table-cell table:style-name="ce148" table:formula="of:=[.H65]/255" office:value-type="percentage" office:value="0.549019607843137">
            <text:p>55%</text:p>
          </table:table-cell>
          <table:table-cell table:style-name="ce151" table:formula="of:=IF([.Q65]=[.F65];MOD(360+(0+60*([.G65]-[.H65])/([.F65]-[.P65]));360); IF([.Q65]=[.G65]; 120+60*(([.H65]-[.F65])/([.G65]-[.P65])) ; 240+60*(([.F65]-[.G65])/([.H65]-[.P65]) )))" office:value-type="float" office:value="54">
            <text:p>54</text:p>
          </table:table-cell>
          <table:table-cell table:style-name="ce152" table:formula="of:=1-([.P65]/[.Q65])" office:value-type="percentage" office:value="0.416666666666667">
            <text:p>42%</text:p>
          </table:table-cell>
          <table:table-cell table:style-name="ce152" table:formula="of:=([.P65]+[.Q65])/2/255" office:value-type="percentage" office:value="0.745098039215686">
            <text:p>75%</text:p>
          </table:table-cell>
          <table:table-cell/>
          <table:table-cell table:formula="of:=MIN([.F65:.H65])" office:value-type="float" office:value="140">
            <text:p>140</text:p>
          </table:table-cell>
          <table:table-cell table:formula="of:=MAX([.F65:.H65])" office:value-type="float" office:value="240">
            <text:p>240</text:p>
          </table:table-cell>
        </table:table-row>
        <table:table-row table:style-name="ro3">
          <table:table-cell table:number-columns-repeated="2" table:style-name="ce61" office:value-type="string">
            <text:p><text:s text:c="2"/></text:p>
          </table:table-cell>
          <table:table-cell table:number-columns-repeated="2" table:style-name="ce27" office:value-type="string">
            <text:p>lavender </text:p>
          </table:table-cell>
          <table:table-cell table:style-name="ce124" office:value-type="string">
            <text:p>#e6e6fa </text:p>
          </table:table-cell>
          <table:table-cell table:style-name="ce144" office:value-type="float" office:value="230">
            <text:p>230</text:p>
          </table:table-cell>
          <table:table-cell office:value-type="float" office:value="230">
            <text:p>230</text:p>
          </table:table-cell>
          <table:table-cell office:value-type="float" office:value="250">
            <text:p>250</text:p>
          </table:table-cell>
          <table:table-cell table:style-name="ce148" table:formula="of:=[.F66]/255" office:value-type="percentage" office:value="0.901960784313726">
            <text:p>90%</text:p>
          </table:table-cell>
          <table:table-cell table:style-name="ce148" table:formula="of:=[.G66]/255" office:value-type="percentage" office:value="0.901960784313726">
            <text:p>90%</text:p>
          </table:table-cell>
          <table:table-cell table:style-name="ce148" table:formula="of:=[.H66]/255" office:value-type="percentage" office:value="0.980392156862745">
            <text:p>98%</text:p>
          </table:table-cell>
          <table:table-cell table:style-name="ce151" table:formula="of:=IF([.Q66]=[.F66];MOD(360+(0+60*([.G66]-[.H66])/([.F66]-[.P66]));360); IF([.Q66]=[.G66]; 120+60*(([.H66]-[.F66])/([.G66]-[.P66])) ; 240+60*(([.F66]-[.G66])/([.H66]-[.P66]) )))" office:value-type="float" office:value="240">
            <text:p>240</text:p>
          </table:table-cell>
          <table:table-cell table:style-name="ce152" table:formula="of:=1-([.P66]/[.Q66])" office:value-type="percentage" office:value="0.08">
            <text:p>8%</text:p>
          </table:table-cell>
          <table:table-cell table:style-name="ce152" table:formula="of:=([.P66]+[.Q66])/2/255" office:value-type="percentage" office:value="0.941176470588235">
            <text:p>94%</text:p>
          </table:table-cell>
          <table:table-cell/>
          <table:table-cell table:formula="of:=MIN([.F66:.H66])" office:value-type="float" office:value="230">
            <text:p>230</text:p>
          </table:table-cell>
          <table:table-cell table:formula="of:=MAX([.F66:.H66])" office:value-type="float" office:value="250">
            <text:p>250</text:p>
          </table:table-cell>
        </table:table-row>
        <table:table-row table:style-name="ro3">
          <table:table-cell table:number-columns-repeated="2" table:style-name="ce62" office:value-type="string">
            <text:p><text:s text:c="2"/></text:p>
          </table:table-cell>
          <table:table-cell table:style-name="ce27" office:value-type="string">
            <text:p>lavenderblush </text:p>
          </table:table-cell>
          <table:table-cell table:style-name="ce27" office:value-type="string">
            <text:p>lavenderBlush </text:p>
          </table:table-cell>
          <table:table-cell table:style-name="ce124" office:value-type="string">
            <text:p>#fff0f5 </text:p>
          </table:table-cell>
          <table:table-cell table:style-name="ce144" office:value-type="float" office:value="255">
            <text:p>255</text:p>
          </table:table-cell>
          <table:table-cell office:value-type="float" office:value="240">
            <text:p>240</text:p>
          </table:table-cell>
          <table:table-cell office:value-type="float" office:value="245">
            <text:p>245</text:p>
          </table:table-cell>
          <table:table-cell table:style-name="ce148" table:formula="of:=[.F67]/255" office:value-type="percentage" office:value="1">
            <text:p>100%</text:p>
          </table:table-cell>
          <table:table-cell table:style-name="ce148" table:formula="of:=[.G67]/255" office:value-type="percentage" office:value="0.941176470588235">
            <text:p>94%</text:p>
          </table:table-cell>
          <table:table-cell table:style-name="ce148" table:formula="of:=[.H67]/255" office:value-type="percentage" office:value="0.96078431372549">
            <text:p>96%</text:p>
          </table:table-cell>
          <table:table-cell table:style-name="ce151" table:formula="of:=IF([.Q67]=[.F67];MOD(360+(0+60*([.G67]-[.H67])/([.F67]-[.P67]));360); IF([.Q67]=[.G67]; 120+60*(([.H67]-[.F67])/([.G67]-[.P67])) ; 240+60*(([.F67]-[.G67])/([.H67]-[.P67]) )))" office:value-type="float" office:value="340">
            <text:p>340</text:p>
          </table:table-cell>
          <table:table-cell table:style-name="ce152" table:formula="of:=1-([.P67]/[.Q67])" office:value-type="percentage" office:value="0.0588235294117647">
            <text:p>6%</text:p>
          </table:table-cell>
          <table:table-cell table:style-name="ce152" table:formula="of:=([.P67]+[.Q67])/2/255" office:value-type="percentage" office:value="0.970588235294118">
            <text:p>97%</text:p>
          </table:table-cell>
          <table:table-cell/>
          <table:table-cell table:formula="of:=MIN([.F67:.H67])" office:value-type="float" office:value="240">
            <text:p>240</text:p>
          </table:table-cell>
          <table:table-cell table:formula="of:=MAX([.F67:.H67])" office:value-type="float" office:value="255">
            <text:p>255</text:p>
          </table:table-cell>
        </table:table-row>
        <table:table-row table:style-name="ro3">
          <table:table-cell table:number-columns-repeated="2" table:style-name="ce63" office:value-type="string">
            <text:p><text:s text:c="2"/></text:p>
          </table:table-cell>
          <table:table-cell table:style-name="ce27" office:value-type="string">
            <text:p>lawngreen </text:p>
          </table:table-cell>
          <table:table-cell table:style-name="ce27" office:value-type="string">
            <text:p>lawnGreen </text:p>
          </table:table-cell>
          <table:table-cell table:style-name="ce124" office:value-type="string">
            <text:p>#7cfc00 </text:p>
          </table:table-cell>
          <table:table-cell table:style-name="ce144" office:value-type="float" office:value="124">
            <text:p>124</text:p>
          </table:table-cell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style-name="ce148" table:formula="of:=[.F68]/255" office:value-type="percentage" office:value="0.486274509803922">
            <text:p>49%</text:p>
          </table:table-cell>
          <table:table-cell table:style-name="ce148" table:formula="of:=[.G68]/255" office:value-type="percentage" office:value="0.988235294117647">
            <text:p>99%</text:p>
          </table:table-cell>
          <table:table-cell table:style-name="ce148" table:formula="of:=[.H68]/255" office:value-type="percentage" office:value="0">
            <text:p>0%</text:p>
          </table:table-cell>
          <table:table-cell table:style-name="ce151" table:formula="of:=IF([.Q68]=[.F68];MOD(360+(0+60*([.G68]-[.H68])/([.F68]-[.P68]));360); IF([.Q68]=[.G68]; 120+60*(([.H68]-[.F68])/([.G68]-[.P68])) ; 240+60*(([.F68]-[.G68])/([.H68]-[.P68]) )))" office:value-type="float" office:value="90.4761904761905">
            <text:p>90</text:p>
          </table:table-cell>
          <table:table-cell table:style-name="ce152" table:formula="of:=1-([.P68]/[.Q68])" office:value-type="percentage" office:value="1">
            <text:p>100%</text:p>
          </table:table-cell>
          <table:table-cell table:style-name="ce152" table:formula="of:=([.P68]+[.Q68])/2/255" office:value-type="percentage" office:value="0.494117647058824">
            <text:p>49%</text:p>
          </table:table-cell>
          <table:table-cell/>
          <table:table-cell table:formula="of:=MIN([.F68:.H68])" office:value-type="float" office:value="0">
            <text:p>0</text:p>
          </table:table-cell>
          <table:table-cell table:formula="of:=MAX([.F68:.H68])" office:value-type="float" office:value="252">
            <text:p>252</text:p>
          </table:table-cell>
        </table:table-row>
        <table:table-row table:style-name="ro3">
          <table:table-cell table:number-columns-repeated="2" table:style-name="ce64" office:value-type="string">
            <text:p><text:s text:c="2"/></text:p>
          </table:table-cell>
          <table:table-cell table:style-name="ce27" office:value-type="string">
            <text:p>lemonchiffon </text:p>
          </table:table-cell>
          <table:table-cell table:style-name="ce27" office:value-type="string">
            <text:p>lemonChiffon </text:p>
          </table:table-cell>
          <table:table-cell table:style-name="ce124" office:value-type="string">
            <text:p>#fffacd </text:p>
          </table:table-cell>
          <table:table-cell table:style-name="ce144" office:value-type="float" office:value="255">
            <text:p>255</text:p>
          </table:table-cell>
          <table:table-cell office:value-type="float" office:value="250">
            <text:p>250</text:p>
          </table:table-cell>
          <table:table-cell office:value-type="float" office:value="205">
            <text:p>205</text:p>
          </table:table-cell>
          <table:table-cell table:style-name="ce148" table:formula="of:=[.F69]/255" office:value-type="percentage" office:value="1">
            <text:p>100%</text:p>
          </table:table-cell>
          <table:table-cell table:style-name="ce148" table:formula="of:=[.G69]/255" office:value-type="percentage" office:value="0.980392156862745">
            <text:p>98%</text:p>
          </table:table-cell>
          <table:table-cell table:style-name="ce148" table:formula="of:=[.H69]/255" office:value-type="percentage" office:value="0.803921568627451">
            <text:p>80%</text:p>
          </table:table-cell>
          <table:table-cell table:style-name="ce151" table:formula="of:=IF([.Q69]=[.F69];MOD(360+(0+60*([.G69]-[.H69])/([.F69]-[.P69]));360); IF([.Q69]=[.G69]; 120+60*(([.H69]-[.F69])/([.G69]-[.P69])) ; 240+60*(([.F69]-[.G69])/([.H69]-[.P69]) )))" office:value-type="float" office:value="54">
            <text:p>54</text:p>
          </table:table-cell>
          <table:table-cell table:style-name="ce152" table:formula="of:=1-([.P69]/[.Q69])" office:value-type="percentage" office:value="0.196078431372549">
            <text:p>20%</text:p>
          </table:table-cell>
          <table:table-cell table:style-name="ce152" table:formula="of:=([.P69]+[.Q69])/2/255" office:value-type="percentage" office:value="0.901960784313726">
            <text:p>90%</text:p>
          </table:table-cell>
          <table:table-cell/>
          <table:table-cell table:formula="of:=MIN([.F69:.H69])" office:value-type="float" office:value="205">
            <text:p>205</text:p>
          </table:table-cell>
          <table:table-cell table:formula="of:=MAX([.F69:.H69])" office:value-type="float" office:value="255">
            <text:p>255</text:p>
          </table:table-cell>
        </table:table-row>
        <table:table-row table:style-name="ro3">
          <table:table-cell table:number-columns-repeated="2" table:style-name="ce65" office:value-type="string">
            <text:p><text:s text:c="2"/></text:p>
          </table:table-cell>
          <table:table-cell table:style-name="ce27" office:value-type="string">
            <text:p>lightblue </text:p>
          </table:table-cell>
          <table:table-cell table:style-name="ce27" office:value-type="string">
            <text:p>lightBlue </text:p>
          </table:table-cell>
          <table:table-cell table:style-name="ce124" office:value-type="string">
            <text:p>#add8e6 </text:p>
          </table:table-cell>
          <table:table-cell table:style-name="ce144" office:value-type="float" office:value="173">
            <text:p>173</text:p>
          </table:table-cell>
          <table:table-cell office:value-type="float" office:value="216">
            <text:p>216</text:p>
          </table:table-cell>
          <table:table-cell office:value-type="float" office:value="230">
            <text:p>230</text:p>
          </table:table-cell>
          <table:table-cell table:style-name="ce148" table:formula="of:=[.F70]/255" office:value-type="percentage" office:value="0.67843137254902">
            <text:p>68%</text:p>
          </table:table-cell>
          <table:table-cell table:style-name="ce148" table:formula="of:=[.G70]/255" office:value-type="percentage" office:value="0.847058823529412">
            <text:p>85%</text:p>
          </table:table-cell>
          <table:table-cell table:style-name="ce148" table:formula="of:=[.H70]/255" office:value-type="percentage" office:value="0.901960784313726">
            <text:p>90%</text:p>
          </table:table-cell>
          <table:table-cell table:style-name="ce151" table:formula="of:=IF([.Q70]=[.F70];MOD(360+(0+60*([.G70]-[.H70])/([.F70]-[.P70]));360); IF([.Q70]=[.G70]; 120+60*(([.H70]-[.F70])/([.G70]-[.P70])) ; 240+60*(([.F70]-[.G70])/([.H70]-[.P70]) )))" office:value-type="float" office:value="194.736842105263">
            <text:p>195</text:p>
          </table:table-cell>
          <table:table-cell table:style-name="ce152" table:formula="of:=1-([.P70]/[.Q70])" office:value-type="percentage" office:value="0.247826086956522">
            <text:p>25%</text:p>
          </table:table-cell>
          <table:table-cell table:style-name="ce152" table:formula="of:=([.P70]+[.Q70])/2/255" office:value-type="percentage" office:value="0.790196078431373">
            <text:p>79%</text:p>
          </table:table-cell>
          <table:table-cell/>
          <table:table-cell table:formula="of:=MIN([.F70:.H70])" office:value-type="float" office:value="173">
            <text:p>173</text:p>
          </table:table-cell>
          <table:table-cell table:formula="of:=MAX([.F70:.H70])" office:value-type="float" office:value="230">
            <text:p>230</text:p>
          </table:table-cell>
        </table:table-row>
        <table:table-row table:style-name="ro3">
          <table:table-cell table:number-columns-repeated="2" table:style-name="ce66" office:value-type="string">
            <text:p><text:s text:c="2"/></text:p>
          </table:table-cell>
          <table:table-cell table:style-name="ce27" office:value-type="string">
            <text:p>lightcoral </text:p>
          </table:table-cell>
          <table:table-cell table:style-name="ce27" office:value-type="string">
            <text:p>lightCoral </text:p>
          </table:table-cell>
          <table:table-cell table:style-name="ce124" office:value-type="string">
            <text:p>#f08080 </text:p>
          </table:table-cell>
          <table:table-cell table:style-name="ce144" office:value-type="float" office:value="240">
            <text:p>240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71]/255" office:value-type="percentage" office:value="0.941176470588235">
            <text:p>94%</text:p>
          </table:table-cell>
          <table:table-cell table:style-name="ce148" table:formula="of:=[.G71]/255" office:value-type="percentage" office:value="0.501960784313726">
            <text:p>50%</text:p>
          </table:table-cell>
          <table:table-cell table:style-name="ce148" table:formula="of:=[.H71]/255" office:value-type="percentage" office:value="0.501960784313726">
            <text:p>50%</text:p>
          </table:table-cell>
          <table:table-cell table:style-name="ce151" table:formula="of:=IF([.Q71]=[.F71];MOD(360+(0+60*([.G71]-[.H71])/([.F71]-[.P71]));360); IF([.Q71]=[.G71]; 120+60*(([.H71]-[.F71])/([.G71]-[.P71])) ; 240+60*(([.F71]-[.G71])/([.H71]-[.P71]) )))" office:value-type="float" office:value="0">
            <text:p>0</text:p>
          </table:table-cell>
          <table:table-cell table:style-name="ce152" table:formula="of:=1-([.P71]/[.Q71])" office:value-type="percentage" office:value="0.466666666666667">
            <text:p>47%</text:p>
          </table:table-cell>
          <table:table-cell table:style-name="ce152" table:formula="of:=([.P71]+[.Q71])/2/255" office:value-type="percentage" office:value="0.72156862745098">
            <text:p>72%</text:p>
          </table:table-cell>
          <table:table-cell/>
          <table:table-cell table:formula="of:=MIN([.F71:.H71])" office:value-type="float" office:value="128">
            <text:p>128</text:p>
          </table:table-cell>
          <table:table-cell table:formula="of:=MAX([.F71:.H71])" office:value-type="float" office:value="240">
            <text:p>240</text:p>
          </table:table-cell>
        </table:table-row>
        <table:table-row table:style-name="ro3">
          <table:table-cell table:number-columns-repeated="2" table:style-name="ce67" office:value-type="string">
            <text:p><text:s text:c="2"/></text:p>
          </table:table-cell>
          <table:table-cell table:style-name="ce27" office:value-type="string">
            <text:p>lightcyan </text:p>
          </table:table-cell>
          <table:table-cell table:style-name="ce27" office:value-type="string">
            <text:p>lightCyan </text:p>
          </table:table-cell>
          <table:table-cell table:style-name="ce124" office:value-type="string">
            <text:p>#e0ffff </text:p>
          </table:table-cell>
          <table:table-cell table:style-name="ce144" office:value-type="float" office:value="224">
            <text:p>224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72]/255" office:value-type="percentage" office:value="0.87843137254902">
            <text:p>88%</text:p>
          </table:table-cell>
          <table:table-cell table:style-name="ce148" table:formula="of:=[.G72]/255" office:value-type="percentage" office:value="1">
            <text:p>100%</text:p>
          </table:table-cell>
          <table:table-cell table:style-name="ce148" table:formula="of:=[.H72]/255" office:value-type="percentage" office:value="1">
            <text:p>100%</text:p>
          </table:table-cell>
          <table:table-cell table:style-name="ce151" table:formula="of:=IF([.Q72]=[.F72];MOD(360+(0+60*([.G72]-[.H72])/([.F72]-[.P72]));360); IF([.Q72]=[.G72]; 120+60*(([.H72]-[.F72])/([.G72]-[.P72])) ; 240+60*(([.F72]-[.G72])/([.H72]-[.P72]) )))" office:value-type="float" office:value="180">
            <text:p>180</text:p>
          </table:table-cell>
          <table:table-cell table:style-name="ce152" table:formula="of:=1-([.P72]/[.Q72])" office:value-type="percentage" office:value="0.12156862745098">
            <text:p>12%</text:p>
          </table:table-cell>
          <table:table-cell table:style-name="ce152" table:formula="of:=([.P72]+[.Q72])/2/255" office:value-type="percentage" office:value="0.93921568627451">
            <text:p>94%</text:p>
          </table:table-cell>
          <table:table-cell/>
          <table:table-cell table:formula="of:=MIN([.F72:.H72])" office:value-type="float" office:value="224">
            <text:p>224</text:p>
          </table:table-cell>
          <table:table-cell table:formula="of:=MAX([.F72:.H72])" office:value-type="float" office:value="255">
            <text:p>255</text:p>
          </table:table-cell>
        </table:table-row>
        <table:table-row table:style-name="ro3">
          <table:table-cell table:number-columns-repeated="2" table:style-name="ce68" office:value-type="string">
            <text:p><text:s text:c="2"/></text:p>
          </table:table-cell>
          <table:table-cell table:style-name="ce27" office:value-type="string">
            <text:p>lightgoldenrodyellow </text:p>
          </table:table-cell>
          <table:table-cell table:style-name="ce27" office:value-type="string">
            <text:p>lightGoldenrodYellow </text:p>
          </table:table-cell>
          <table:table-cell table:style-name="ce124" office:value-type="string">
            <text:p>#fafad2 </text:p>
          </table:table-cell>
          <table:table-cell table:style-name="ce144" office:value-type="float" office:value="250">
            <text:p>250</text:p>
          </table:table-cell>
          <table:table-cell office:value-type="float" office:value="250">
            <text:p>250</text:p>
          </table:table-cell>
          <table:table-cell office:value-type="float" office:value="210">
            <text:p>210</text:p>
          </table:table-cell>
          <table:table-cell table:style-name="ce148" table:formula="of:=[.F73]/255" office:value-type="percentage" office:value="0.980392156862745">
            <text:p>98%</text:p>
          </table:table-cell>
          <table:table-cell table:style-name="ce148" table:formula="of:=[.G73]/255" office:value-type="percentage" office:value="0.980392156862745">
            <text:p>98%</text:p>
          </table:table-cell>
          <table:table-cell table:style-name="ce148" table:formula="of:=[.H73]/255" office:value-type="percentage" office:value="0.823529411764706">
            <text:p>82%</text:p>
          </table:table-cell>
          <table:table-cell table:style-name="ce151" table:formula="of:=IF([.Q73]=[.F73];MOD(360+(0+60*([.G73]-[.H73])/([.F73]-[.P73]));360); IF([.Q73]=[.G73]; 120+60*(([.H73]-[.F73])/([.G73]-[.P73])) ; 240+60*(([.F73]-[.G73])/([.H73]-[.P73]) )))" office:value-type="float" office:value="60">
            <text:p>60</text:p>
          </table:table-cell>
          <table:table-cell table:style-name="ce152" table:formula="of:=1-([.P73]/[.Q73])" office:value-type="percentage" office:value="0.16">
            <text:p>16%</text:p>
          </table:table-cell>
          <table:table-cell table:style-name="ce152" table:formula="of:=([.P73]+[.Q73])/2/255" office:value-type="percentage" office:value="0.901960784313726">
            <text:p>90%</text:p>
          </table:table-cell>
          <table:table-cell/>
          <table:table-cell table:formula="of:=MIN([.F73:.H73])" office:value-type="float" office:value="210">
            <text:p>210</text:p>
          </table:table-cell>
          <table:table-cell table:formula="of:=MAX([.F73:.H73])" office:value-type="float" office:value="250">
            <text:p>250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70" office:value-type="string">
            <text:p><text:s text:c="2"/></text:p>
          </table:table-cell>
          <table:table-cell table:style-name="ce27" office:value-type="string">
            <text:p>lightgray </text:p>
          </table:table-cell>
          <table:table-cell table:style-name="ce27" office:value-type="string">
            <text:p>lightGray </text:p>
          </table:table-cell>
          <table:table-cell table:style-name="ce124" office:value-type="string">
            <text:p>#d3d3d3 </text:p>
          </table:table-cell>
          <table:table-cell table:style-name="ce144" office:value-type="float" office:value="211">
            <text:p>211</text:p>
          </table:table-cell>
          <table:table-cell table:number-columns-repeated="2" office:value-type="float" office:value="211">
            <text:p>211</text:p>
          </table:table-cell>
          <table:table-cell table:style-name="ce148" table:formula="of:=[.F74]/255" office:value-type="percentage" office:value="0.827450980392157">
            <text:p>83%</text:p>
          </table:table-cell>
          <table:table-cell table:style-name="ce148" table:formula="of:=[.G74]/255" office:value-type="percentage" office:value="0.827450980392157">
            <text:p>83%</text:p>
          </table:table-cell>
          <table:table-cell table:style-name="ce148" table:formula="of:=[.H74]/255" office:value-type="percentage" office:value="0.827450980392157">
            <text:p>83%</text:p>
          </table:table-cell>
          <table:table-cell table:style-name="ce151" table:formula="of:=IF([.Q74]=[.F74];MOD(360+(0+60*([.G74]-[.H74])/([.F74]-[.P74]));360); IF([.Q74]=[.G74]; 120+60*(([.H74]-[.F74])/([.G74]-[.P74])) ; 240+60*(([.F74]-[.G74])/([.H74]-[.P74]) )))" office:value-type="float" office:value="0">
            <text:p>#DIV/0!</text:p>
          </table:table-cell>
          <table:table-cell table:style-name="ce152" table:formula="of:=1-([.P74]/[.Q74])" office:value-type="percentage" office:value="0">
            <text:p>0%</text:p>
          </table:table-cell>
          <table:table-cell table:style-name="ce152" table:formula="of:=([.P74]+[.Q74])/2/255" office:value-type="percentage" office:value="0.827450980392157">
            <text:p>83%</text:p>
          </table:table-cell>
          <table:table-cell/>
          <table:table-cell table:formula="of:=MIN([.F74:.H74])" office:value-type="float" office:value="211">
            <text:p>211</text:p>
          </table:table-cell>
          <table:table-cell table:formula="of:=MAX([.F74:.H74])" office:value-type="float" office:value="211">
            <text:p>211</text:p>
          </table:table-cell>
        </table:table-row>
        <table:table-row table:style-name="ro3">
          <table:table-cell table:number-columns-repeated="2" table:style-name="ce69" office:value-type="string">
            <text:p><text:s text:c="2"/></text:p>
          </table:table-cell>
          <table:table-cell table:style-name="ce27" office:value-type="string">
            <text:p>lightgreen </text:p>
          </table:table-cell>
          <table:table-cell table:style-name="ce27" office:value-type="string">
            <text:p>lightGreen </text:p>
          </table:table-cell>
          <table:table-cell table:style-name="ce124" office:value-type="string">
            <text:p>#90ee90 </text:p>
          </table:table-cell>
          <table:table-cell table:style-name="ce144" office:value-type="float" office:value="144">
            <text:p>144</text:p>
          </table:table-cell>
          <table:table-cell office:value-type="float" office:value="238">
            <text:p>238</text:p>
          </table:table-cell>
          <table:table-cell office:value-type="float" office:value="144">
            <text:p>144</text:p>
          </table:table-cell>
          <table:table-cell table:style-name="ce148" table:formula="of:=[.F75]/255" office:value-type="percentage" office:value="0.564705882352941">
            <text:p>56%</text:p>
          </table:table-cell>
          <table:table-cell table:style-name="ce148" table:formula="of:=[.G75]/255" office:value-type="percentage" office:value="0.933333333333333">
            <text:p>93%</text:p>
          </table:table-cell>
          <table:table-cell table:style-name="ce148" table:formula="of:=[.H75]/255" office:value-type="percentage" office:value="0.564705882352941">
            <text:p>56%</text:p>
          </table:table-cell>
          <table:table-cell table:style-name="ce151" table:formula="of:=IF([.Q75]=[.F75];MOD(360+(0+60*([.G75]-[.H75])/([.F75]-[.P75]));360); IF([.Q75]=[.G75]; 120+60*(([.H75]-[.F75])/([.G75]-[.P75])) ; 240+60*(([.F75]-[.G75])/([.H75]-[.P75]) )))" office:value-type="float" office:value="120">
            <text:p>120</text:p>
          </table:table-cell>
          <table:table-cell table:style-name="ce152" table:formula="of:=1-([.P75]/[.Q75])" office:value-type="percentage" office:value="0.394957983193277">
            <text:p>39%</text:p>
          </table:table-cell>
          <table:table-cell table:style-name="ce152" table:formula="of:=([.P75]+[.Q75])/2/255" office:value-type="percentage" office:value="0.749019607843137">
            <text:p>75%</text:p>
          </table:table-cell>
          <table:table-cell/>
          <table:table-cell table:formula="of:=MIN([.F75:.H75])" office:value-type="float" office:value="144">
            <text:p>144</text:p>
          </table:table-cell>
          <table:table-cell table:formula="of:=MAX([.F75:.H75])" office:value-type="float" office:value="238">
            <text:p>238</text:p>
          </table:table-cell>
        </table:table-row>
        <table:table-row table:style-name="ro3">
          <table:table-cell table:number-columns-repeated="2" table:style-name="ce70" office:value-type="string">
            <text:p><text:s text:c="2"/></text:p>
          </table:table-cell>
          <table:table-cell table:style-name="ce27" office:value-type="string">
            <text:p>lightgrey </text:p>
          </table:table-cell>
          <table:table-cell table:style-name="ce27" office:value-type="string">
            <text:p>lightGrey </text:p>
          </table:table-cell>
          <table:table-cell table:style-name="ce124" office:value-type="string">
            <text:p>#d3d3d3 </text:p>
          </table:table-cell>
          <table:table-cell table:style-name="ce144" office:value-type="float" office:value="211">
            <text:p>211</text:p>
          </table:table-cell>
          <table:table-cell table:number-columns-repeated="2" office:value-type="float" office:value="211">
            <text:p>211</text:p>
          </table:table-cell>
          <table:table-cell table:style-name="ce148" table:formula="of:=[.F76]/255" office:value-type="percentage" office:value="0.827450980392157">
            <text:p>83%</text:p>
          </table:table-cell>
          <table:table-cell table:style-name="ce148" table:formula="of:=[.G76]/255" office:value-type="percentage" office:value="0.827450980392157">
            <text:p>83%</text:p>
          </table:table-cell>
          <table:table-cell table:style-name="ce148" table:formula="of:=[.H76]/255" office:value-type="percentage" office:value="0.827450980392157">
            <text:p>83%</text:p>
          </table:table-cell>
          <table:table-cell table:style-name="ce151" table:formula="of:=IF([.Q76]=[.F76];MOD(360+(0+60*([.G76]-[.H76])/([.F76]-[.P76]));360); IF([.Q76]=[.G76]; 120+60*(([.H76]-[.F76])/([.G76]-[.P76])) ; 240+60*(([.F76]-[.G76])/([.H76]-[.P76]) )))" office:value-type="float" office:value="0">
            <text:p>#DIV/0!</text:p>
          </table:table-cell>
          <table:table-cell table:style-name="ce152" table:formula="of:=1-([.P76]/[.Q76])" office:value-type="percentage" office:value="0">
            <text:p>0%</text:p>
          </table:table-cell>
          <table:table-cell table:style-name="ce152" table:formula="of:=([.P76]+[.Q76])/2/255" office:value-type="percentage" office:value="0.827450980392157">
            <text:p>83%</text:p>
          </table:table-cell>
          <table:table-cell/>
          <table:table-cell table:formula="of:=MIN([.F76:.H76])" office:value-type="float" office:value="211">
            <text:p>211</text:p>
          </table:table-cell>
          <table:table-cell table:formula="of:=MAX([.F76:.H76])" office:value-type="float" office:value="211">
            <text:p>211</text:p>
          </table:table-cell>
        </table:table-row>
        <table:table-row table:style-name="ro3">
          <table:table-cell table:number-columns-repeated="2" table:style-name="ce71" office:value-type="string">
            <text:p><text:s text:c="2"/></text:p>
          </table:table-cell>
          <table:table-cell table:style-name="ce27" office:value-type="string">
            <text:p>lightpink </text:p>
          </table:table-cell>
          <table:table-cell table:style-name="ce27" office:value-type="string">
            <text:p>lightPink </text:p>
          </table:table-cell>
          <table:table-cell table:style-name="ce124" office:value-type="string">
            <text:p>#ffb6c1 </text:p>
          </table:table-cell>
          <table:table-cell table:style-name="ce144" office:value-type="float" office:value="255">
            <text:p>255</text:p>
          </table:table-cell>
          <table:table-cell office:value-type="float" office:value="182">
            <text:p>182</text:p>
          </table:table-cell>
          <table:table-cell office:value-type="float" office:value="193">
            <text:p>193</text:p>
          </table:table-cell>
          <table:table-cell table:style-name="ce148" table:formula="of:=[.F77]/255" office:value-type="percentage" office:value="1">
            <text:p>100%</text:p>
          </table:table-cell>
          <table:table-cell table:style-name="ce148" table:formula="of:=[.G77]/255" office:value-type="percentage" office:value="0.713725490196078">
            <text:p>71%</text:p>
          </table:table-cell>
          <table:table-cell table:style-name="ce148" table:formula="of:=[.H77]/255" office:value-type="percentage" office:value="0.756862745098039">
            <text:p>76%</text:p>
          </table:table-cell>
          <table:table-cell table:style-name="ce151" table:formula="of:=IF([.Q77]=[.F77];MOD(360+(0+60*([.G77]-[.H77])/([.F77]-[.P77]));360); IF([.Q77]=[.G77]; 120+60*(([.H77]-[.F77])/([.G77]-[.P77])) ; 240+60*(([.F77]-[.G77])/([.H77]-[.P77]) )))" office:value-type="float" office:value="350.958904109589">
            <text:p>351</text:p>
          </table:table-cell>
          <table:table-cell table:style-name="ce152" table:formula="of:=1-([.P77]/[.Q77])" office:value-type="percentage" office:value="0.286274509803922">
            <text:p>29%</text:p>
          </table:table-cell>
          <table:table-cell table:style-name="ce152" table:formula="of:=([.P77]+[.Q77])/2/255" office:value-type="percentage" office:value="0.856862745098039">
            <text:p>86%</text:p>
          </table:table-cell>
          <table:table-cell/>
          <table:table-cell table:formula="of:=MIN([.F77:.H77])" office:value-type="float" office:value="182">
            <text:p>182</text:p>
          </table:table-cell>
          <table:table-cell table:formula="of:=MAX([.F77:.H77])" office:value-type="float" office:value="255">
            <text:p>255</text:p>
          </table:table-cell>
        </table:table-row>
        <table:table-row table:style-name="ro3">
          <table:table-cell table:number-columns-repeated="2" table:style-name="ce72" office:value-type="string">
            <text:p><text:s text:c="2"/></text:p>
          </table:table-cell>
          <table:table-cell table:style-name="ce27" office:value-type="string">
            <text:p>lightsalmon </text:p>
          </table:table-cell>
          <table:table-cell table:style-name="ce27" office:value-type="string">
            <text:p>lightSalmon </text:p>
          </table:table-cell>
          <table:table-cell table:style-name="ce124" office:value-type="string">
            <text:p>#ffa07a </text:p>
          </table:table-cell>
          <table:table-cell table:style-name="ce144" office:value-type="float" office:value="255">
            <text:p>255</text:p>
          </table:table-cell>
          <table:table-cell office:value-type="float" office:value="160">
            <text:p>160</text:p>
          </table:table-cell>
          <table:table-cell office:value-type="float" office:value="122">
            <text:p>122</text:p>
          </table:table-cell>
          <table:table-cell table:style-name="ce148" table:formula="of:=[.F78]/255" office:value-type="percentage" office:value="1">
            <text:p>100%</text:p>
          </table:table-cell>
          <table:table-cell table:style-name="ce148" table:formula="of:=[.G78]/255" office:value-type="percentage" office:value="0.627450980392157">
            <text:p>63%</text:p>
          </table:table-cell>
          <table:table-cell table:style-name="ce148" table:formula="of:=[.H78]/255" office:value-type="percentage" office:value="0.47843137254902">
            <text:p>48%</text:p>
          </table:table-cell>
          <table:table-cell table:style-name="ce151" table:formula="of:=IF([.Q78]=[.F78];MOD(360+(0+60*([.G78]-[.H78])/([.F78]-[.P78]));360); IF([.Q78]=[.G78]; 120+60*(([.H78]-[.F78])/([.G78]-[.P78])) ; 240+60*(([.F78]-[.G78])/([.H78]-[.P78]) )))" office:value-type="float" office:value="17.1428571428572">
            <text:p>17</text:p>
          </table:table-cell>
          <table:table-cell table:style-name="ce152" table:formula="of:=1-([.P78]/[.Q78])" office:value-type="percentage" office:value="0.52156862745098">
            <text:p>52%</text:p>
          </table:table-cell>
          <table:table-cell table:style-name="ce152" table:formula="of:=([.P78]+[.Q78])/2/255" office:value-type="percentage" office:value="0.73921568627451">
            <text:p>74%</text:p>
          </table:table-cell>
          <table:table-cell/>
          <table:table-cell table:formula="of:=MIN([.F78:.H78])" office:value-type="float" office:value="122">
            <text:p>122</text:p>
          </table:table-cell>
          <table:table-cell table:formula="of:=MAX([.F78:.H78])" office:value-type="float" office:value="255">
            <text:p>255</text:p>
          </table:table-cell>
        </table:table-row>
        <table:table-row table:style-name="ro3">
          <table:table-cell table:number-columns-repeated="2" table:style-name="ce73" office:value-type="string">
            <text:p><text:s text:c="2"/></text:p>
          </table:table-cell>
          <table:table-cell table:style-name="ce27" office:value-type="string">
            <text:p>lightseagreen </text:p>
          </table:table-cell>
          <table:table-cell table:style-name="ce27" office:value-type="string">
            <text:p>lightSeaGreen </text:p>
          </table:table-cell>
          <table:table-cell table:style-name="ce124" office:value-type="string">
            <text:p>#20b2aa </text:p>
          </table:table-cell>
          <table:table-cell table:style-name="ce144" office:value-type="float" office:value="32">
            <text:p>32</text:p>
          </table:table-cell>
          <table:table-cell office:value-type="float" office:value="178">
            <text:p>178</text:p>
          </table:table-cell>
          <table:table-cell office:value-type="float" office:value="170">
            <text:p>170</text:p>
          </table:table-cell>
          <table:table-cell table:style-name="ce148" table:formula="of:=[.F79]/255" office:value-type="percentage" office:value="0.125490196078431">
            <text:p>13%</text:p>
          </table:table-cell>
          <table:table-cell table:style-name="ce148" table:formula="of:=[.G79]/255" office:value-type="percentage" office:value="0.698039215686274">
            <text:p>70%</text:p>
          </table:table-cell>
          <table:table-cell table:style-name="ce148" table:formula="of:=[.H79]/255" office:value-type="percentage" office:value="0.666666666666667">
            <text:p>67%</text:p>
          </table:table-cell>
          <table:table-cell table:style-name="ce151" table:formula="of:=IF([.Q79]=[.F79];MOD(360+(0+60*([.G79]-[.H79])/([.F79]-[.P79]));360); IF([.Q79]=[.G79]; 120+60*(([.H79]-[.F79])/([.G79]-[.P79])) ; 240+60*(([.F79]-[.G79])/([.H79]-[.P79]) )))" office:value-type="float" office:value="176.712328767123">
            <text:p>177</text:p>
          </table:table-cell>
          <table:table-cell table:style-name="ce152" table:formula="of:=1-([.P79]/[.Q79])" office:value-type="percentage" office:value="0.820224719101124">
            <text:p>82%</text:p>
          </table:table-cell>
          <table:table-cell table:style-name="ce152" table:formula="of:=([.P79]+[.Q79])/2/255" office:value-type="percentage" office:value="0.411764705882353">
            <text:p>41%</text:p>
          </table:table-cell>
          <table:table-cell/>
          <table:table-cell table:formula="of:=MIN([.F79:.H79])" office:value-type="float" office:value="32">
            <text:p>32</text:p>
          </table:table-cell>
          <table:table-cell table:formula="of:=MAX([.F79:.H79])" office:value-type="float" office:value="178">
            <text:p>178</text:p>
          </table:table-cell>
        </table:table-row>
        <table:table-row table:style-name="ro3">
          <table:table-cell table:number-columns-repeated="2" table:style-name="ce74" office:value-type="string">
            <text:p><text:s text:c="2"/></text:p>
          </table:table-cell>
          <table:table-cell table:style-name="ce27" office:value-type="string">
            <text:p>lightskyblue </text:p>
          </table:table-cell>
          <table:table-cell table:style-name="ce27" office:value-type="string">
            <text:p>lightSkyBlue </text:p>
          </table:table-cell>
          <table:table-cell table:style-name="ce124" office:value-type="string">
            <text:p>#87cefa </text:p>
          </table:table-cell>
          <table:table-cell table:style-name="ce144" office:value-type="float" office:value="135">
            <text:p>135</text:p>
          </table:table-cell>
          <table:table-cell office:value-type="float" office:value="206">
            <text:p>206</text:p>
          </table:table-cell>
          <table:table-cell office:value-type="float" office:value="250">
            <text:p>250</text:p>
          </table:table-cell>
          <table:table-cell table:style-name="ce148" table:formula="of:=[.F80]/255" office:value-type="percentage" office:value="0.529411764705882">
            <text:p>53%</text:p>
          </table:table-cell>
          <table:table-cell table:style-name="ce148" table:formula="of:=[.G80]/255" office:value-type="percentage" office:value="0.807843137254902">
            <text:p>81%</text:p>
          </table:table-cell>
          <table:table-cell table:style-name="ce148" table:formula="of:=[.H80]/255" office:value-type="percentage" office:value="0.980392156862745">
            <text:p>98%</text:p>
          </table:table-cell>
          <table:table-cell table:style-name="ce151" table:formula="of:=IF([.Q80]=[.F80];MOD(360+(0+60*([.G80]-[.H80])/([.F80]-[.P80]));360); IF([.Q80]=[.G80]; 120+60*(([.H80]-[.F80])/([.G80]-[.P80])) ; 240+60*(([.F80]-[.G80])/([.H80]-[.P80]) )))" office:value-type="float" office:value="202.95652173913">
            <text:p>203</text:p>
          </table:table-cell>
          <table:table-cell table:style-name="ce152" table:formula="of:=1-([.P80]/[.Q80])" office:value-type="percentage" office:value="0.46">
            <text:p>46%</text:p>
          </table:table-cell>
          <table:table-cell table:style-name="ce152" table:formula="of:=([.P80]+[.Q80])/2/255" office:value-type="percentage" office:value="0.754901960784314">
            <text:p>75%</text:p>
          </table:table-cell>
          <table:table-cell/>
          <table:table-cell table:formula="of:=MIN([.F80:.H80])" office:value-type="float" office:value="135">
            <text:p>135</text:p>
          </table:table-cell>
          <table:table-cell table:formula="of:=MAX([.F80:.H80])" office:value-type="float" office:value="250">
            <text:p>250</text:p>
          </table:table-cell>
        </table:table-row>
        <table:table-row table:style-name="ro3">
          <table:table-cell table:number-columns-repeated="2" table:style-name="ce75" office:value-type="string">
            <text:p><text:s text:c="2"/></text:p>
          </table:table-cell>
          <table:table-cell table:style-name="ce27" office:value-type="string">
            <text:p>lightslategray </text:p>
          </table:table-cell>
          <table:table-cell table:style-name="ce27" office:value-type="string">
            <text:p>lightSlateGray </text:p>
          </table:table-cell>
          <table:table-cell table:style-name="ce124" office:value-type="string">
            <text:p>#778899 </text:p>
          </table:table-cell>
          <table:table-cell table:style-name="ce144"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153">
            <text:p>153</text:p>
          </table:table-cell>
          <table:table-cell table:style-name="ce148" table:formula="of:=[.F81]/255" office:value-type="percentage" office:value="0.466666666666667">
            <text:p>47%</text:p>
          </table:table-cell>
          <table:table-cell table:style-name="ce148" table:formula="of:=[.G81]/255" office:value-type="percentage" office:value="0.533333333333333">
            <text:p>53%</text:p>
          </table:table-cell>
          <table:table-cell table:style-name="ce148" table:formula="of:=[.H81]/255" office:value-type="percentage" office:value="0.6">
            <text:p>60%</text:p>
          </table:table-cell>
          <table:table-cell table:style-name="ce151" table:formula="of:=IF([.Q81]=[.F81];MOD(360+(0+60*([.G81]-[.H81])/([.F81]-[.P81]));360); IF([.Q81]=[.G81]; 120+60*(([.H81]-[.F81])/([.G81]-[.P81])) ; 240+60*(([.F81]-[.G81])/([.H81]-[.P81]) )))" office:value-type="float" office:value="210">
            <text:p>210</text:p>
          </table:table-cell>
          <table:table-cell table:style-name="ce152" table:formula="of:=1-([.P81]/[.Q81])" office:value-type="percentage" office:value="0.222222222222222">
            <text:p>22%</text:p>
          </table:table-cell>
          <table:table-cell table:style-name="ce152" table:formula="of:=([.P81]+[.Q81])/2/255" office:value-type="percentage" office:value="0.533333333333333">
            <text:p>53%</text:p>
          </table:table-cell>
          <table:table-cell/>
          <table:table-cell table:formula="of:=MIN([.F81:.H81])" office:value-type="float" office:value="119">
            <text:p>119</text:p>
          </table:table-cell>
          <table:table-cell table:formula="of:=MAX([.F81:.H81])" office:value-type="float" office:value="153">
            <text:p>153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75" office:value-type="string">
            <text:p><text:s text:c="2"/></text:p>
          </table:table-cell>
          <table:table-cell table:style-name="ce27" office:value-type="string">
            <text:p>lightslategrey </text:p>
          </table:table-cell>
          <table:table-cell table:style-name="ce27" office:value-type="string">
            <text:p>lightSlateGrey </text:p>
          </table:table-cell>
          <table:table-cell table:style-name="ce124" office:value-type="string">
            <text:p>#778899 </text:p>
          </table:table-cell>
          <table:table-cell table:style-name="ce144" office:value-type="float" office:value="119">
            <text:p>119</text:p>
          </table:table-cell>
          <table:table-cell office:value-type="float" office:value="136">
            <text:p>136</text:p>
          </table:table-cell>
          <table:table-cell office:value-type="float" office:value="153">
            <text:p>153</text:p>
          </table:table-cell>
          <table:table-cell table:style-name="ce148" table:formula="of:=[.F82]/255" office:value-type="percentage" office:value="0.466666666666667">
            <text:p>47%</text:p>
          </table:table-cell>
          <table:table-cell table:style-name="ce148" table:formula="of:=[.G82]/255" office:value-type="percentage" office:value="0.533333333333333">
            <text:p>53%</text:p>
          </table:table-cell>
          <table:table-cell table:style-name="ce148" table:formula="of:=[.H82]/255" office:value-type="percentage" office:value="0.6">
            <text:p>60%</text:p>
          </table:table-cell>
          <table:table-cell table:style-name="ce151" table:formula="of:=IF([.Q82]=[.F82];MOD(360+(0+60*([.G82]-[.H82])/([.F82]-[.P82]));360); IF([.Q82]=[.G82]; 120+60*(([.H82]-[.F82])/([.G82]-[.P82])) ; 240+60*(([.F82]-[.G82])/([.H82]-[.P82]) )))" office:value-type="float" office:value="210">
            <text:p>210</text:p>
          </table:table-cell>
          <table:table-cell table:style-name="ce152" table:formula="of:=1-([.P82]/[.Q82])" office:value-type="percentage" office:value="0.222222222222222">
            <text:p>22%</text:p>
          </table:table-cell>
          <table:table-cell table:style-name="ce152" table:formula="of:=([.P82]+[.Q82])/2/255" office:value-type="percentage" office:value="0.533333333333333">
            <text:p>53%</text:p>
          </table:table-cell>
          <table:table-cell/>
          <table:table-cell table:formula="of:=MIN([.F82:.H82])" office:value-type="float" office:value="119">
            <text:p>119</text:p>
          </table:table-cell>
          <table:table-cell table:formula="of:=MAX([.F82:.H82])" office:value-type="float" office:value="153">
            <text:p>153</text:p>
          </table:table-cell>
        </table:table-row>
        <table:table-row table:style-name="ro3">
          <table:table-cell table:number-columns-repeated="2" table:style-name="ce76" office:value-type="string">
            <text:p><text:s text:c="2"/></text:p>
          </table:table-cell>
          <table:table-cell table:style-name="ce27" office:value-type="string">
            <text:p>lightsteelblue </text:p>
          </table:table-cell>
          <table:table-cell table:style-name="ce27" office:value-type="string">
            <text:p>lightSteelBlue </text:p>
          </table:table-cell>
          <table:table-cell table:style-name="ce124" office:value-type="string">
            <text:p>#b0c4de </text:p>
          </table:table-cell>
          <table:table-cell table:style-name="ce144" office:value-type="float" office:value="176">
            <text:p>176</text:p>
          </table:table-cell>
          <table:table-cell office:value-type="float" office:value="196">
            <text:p>196</text:p>
          </table:table-cell>
          <table:table-cell office:value-type="float" office:value="222">
            <text:p>222</text:p>
          </table:table-cell>
          <table:table-cell table:style-name="ce148" table:formula="of:=[.F83]/255" office:value-type="percentage" office:value="0.690196078431373">
            <text:p>69%</text:p>
          </table:table-cell>
          <table:table-cell table:style-name="ce148" table:formula="of:=[.G83]/255" office:value-type="percentage" office:value="0.768627450980392">
            <text:p>77%</text:p>
          </table:table-cell>
          <table:table-cell table:style-name="ce148" table:formula="of:=[.H83]/255" office:value-type="percentage" office:value="0.870588235294118">
            <text:p>87%</text:p>
          </table:table-cell>
          <table:table-cell table:style-name="ce151" table:formula="of:=IF([.Q83]=[.F83];MOD(360+(0+60*([.G83]-[.H83])/([.F83]-[.P83]));360); IF([.Q83]=[.G83]; 120+60*(([.H83]-[.F83])/([.G83]-[.P83])) ; 240+60*(([.F83]-[.G83])/([.H83]-[.P83]) )))" office:value-type="float" office:value="213.913043478261">
            <text:p>214</text:p>
          </table:table-cell>
          <table:table-cell table:style-name="ce152" table:formula="of:=1-([.P83]/[.Q83])" office:value-type="percentage" office:value="0.207207207207207">
            <text:p>21%</text:p>
          </table:table-cell>
          <table:table-cell table:style-name="ce152" table:formula="of:=([.P83]+[.Q83])/2/255" office:value-type="percentage" office:value="0.780392156862745">
            <text:p>78%</text:p>
          </table:table-cell>
          <table:table-cell/>
          <table:table-cell table:formula="of:=MIN([.F83:.H83])" office:value-type="float" office:value="176">
            <text:p>176</text:p>
          </table:table-cell>
          <table:table-cell table:formula="of:=MAX([.F83:.H83])" office:value-type="float" office:value="222">
            <text:p>222</text:p>
          </table:table-cell>
        </table:table-row>
        <table:table-row table:style-name="ro3">
          <table:table-cell table:number-columns-repeated="2" table:style-name="ce77" office:value-type="string">
            <text:p><text:s text:c="2"/></text:p>
          </table:table-cell>
          <table:table-cell table:style-name="ce27" office:value-type="string">
            <text:p>lightyellow </text:p>
          </table:table-cell>
          <table:table-cell table:style-name="ce27" office:value-type="string">
            <text:p>lightYellow </text:p>
          </table:table-cell>
          <table:table-cell table:style-name="ce124" office:value-type="string">
            <text:p>#ffffe0 </text:p>
          </table:table-cell>
          <table:table-cell table:style-name="ce144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224">
            <text:p>224</text:p>
          </table:table-cell>
          <table:table-cell table:style-name="ce148" table:formula="of:=[.F84]/255" office:value-type="percentage" office:value="1">
            <text:p>100%</text:p>
          </table:table-cell>
          <table:table-cell table:style-name="ce148" table:formula="of:=[.G84]/255" office:value-type="percentage" office:value="1">
            <text:p>100%</text:p>
          </table:table-cell>
          <table:table-cell table:style-name="ce148" table:formula="of:=[.H84]/255" office:value-type="percentage" office:value="0.87843137254902">
            <text:p>88%</text:p>
          </table:table-cell>
          <table:table-cell table:style-name="ce151" table:formula="of:=IF([.Q84]=[.F84];MOD(360+(0+60*([.G84]-[.H84])/([.F84]-[.P84]));360); IF([.Q84]=[.G84]; 120+60*(([.H84]-[.F84])/([.G84]-[.P84])) ; 240+60*(([.F84]-[.G84])/([.H84]-[.P84]) )))" office:value-type="float" office:value="60">
            <text:p>60</text:p>
          </table:table-cell>
          <table:table-cell table:style-name="ce152" table:formula="of:=1-([.P84]/[.Q84])" office:value-type="percentage" office:value="0.12156862745098">
            <text:p>12%</text:p>
          </table:table-cell>
          <table:table-cell table:style-name="ce152" table:formula="of:=([.P84]+[.Q84])/2/255" office:value-type="percentage" office:value="0.93921568627451">
            <text:p>94%</text:p>
          </table:table-cell>
          <table:table-cell/>
          <table:table-cell table:formula="of:=MIN([.F84:.H84])" office:value-type="float" office:value="224">
            <text:p>224</text:p>
          </table:table-cell>
          <table:table-cell table:formula="of:=MAX([.F84:.H84])" office:value-type="float" office:value="255">
            <text:p>255</text:p>
          </table:table-cell>
        </table:table-row>
        <table:table-row table:style-name="ro3">
          <table:table-cell table:number-columns-repeated="2" table:style-name="ce78" office:value-type="string">
            <text:p><text:s text:c="2"/></text:p>
          </table:table-cell>
          <table:table-cell table:number-columns-repeated="2" table:style-name="ce27" office:value-type="string">
            <text:p>lime </text:p>
          </table:table-cell>
          <table:table-cell table:style-name="ce124" office:value-type="string">
            <text:p>#00ff00 </text:p>
          </table:table-cell>
          <table:table-cell table:style-name="ce144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148" table:formula="of:=[.F85]/255" office:value-type="percentage" office:value="0">
            <text:p>0%</text:p>
          </table:table-cell>
          <table:table-cell table:style-name="ce148" table:formula="of:=[.G85]/255" office:value-type="percentage" office:value="1">
            <text:p>100%</text:p>
          </table:table-cell>
          <table:table-cell table:style-name="ce148" table:formula="of:=[.H85]/255" office:value-type="percentage" office:value="0">
            <text:p>0%</text:p>
          </table:table-cell>
          <table:table-cell table:style-name="ce151" table:formula="of:=IF([.Q85]=[.F85];MOD(360+(0+60*([.G85]-[.H85])/([.F85]-[.P85]));360); IF([.Q85]=[.G85]; 120+60*(([.H85]-[.F85])/([.G85]-[.P85])) ; 240+60*(([.F85]-[.G85])/([.H85]-[.P85]) )))" office:value-type="float" office:value="120">
            <text:p>120</text:p>
          </table:table-cell>
          <table:table-cell table:style-name="ce152" table:formula="of:=1-([.P85]/[.Q85])" office:value-type="percentage" office:value="1">
            <text:p>100%</text:p>
          </table:table-cell>
          <table:table-cell table:style-name="ce152" table:formula="of:=([.P85]+[.Q85])/2/255" office:value-type="percentage" office:value="0.5">
            <text:p>50%</text:p>
          </table:table-cell>
          <table:table-cell/>
          <table:table-cell table:formula="of:=MIN([.F85:.H85])" office:value-type="float" office:value="0">
            <text:p>0</text:p>
          </table:table-cell>
          <table:table-cell table:formula="of:=MAX([.F85:.H85])" office:value-type="float" office:value="255">
            <text:p>255</text:p>
          </table:table-cell>
        </table:table-row>
        <table:table-row table:style-name="ro3">
          <table:table-cell table:number-columns-repeated="2" table:style-name="ce79" office:value-type="string">
            <text:p><text:s text:c="2"/></text:p>
          </table:table-cell>
          <table:table-cell table:style-name="ce27" office:value-type="string">
            <text:p>limegreen </text:p>
          </table:table-cell>
          <table:table-cell table:style-name="ce27" office:value-type="string">
            <text:p>limeGreen </text:p>
          </table:table-cell>
          <table:table-cell table:style-name="ce124" office:value-type="string">
            <text:p>#32cd32 </text:p>
          </table:table-cell>
          <table:table-cell table:style-name="ce144" office:value-type="float" office:value="50">
            <text:p>50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table:style-name="ce148" table:formula="of:=[.F86]/255" office:value-type="percentage" office:value="0.196078431372549">
            <text:p>20%</text:p>
          </table:table-cell>
          <table:table-cell table:style-name="ce148" table:formula="of:=[.G86]/255" office:value-type="percentage" office:value="0.803921568627451">
            <text:p>80%</text:p>
          </table:table-cell>
          <table:table-cell table:style-name="ce148" table:formula="of:=[.H86]/255" office:value-type="percentage" office:value="0.196078431372549">
            <text:p>20%</text:p>
          </table:table-cell>
          <table:table-cell table:style-name="ce151" table:formula="of:=IF([.Q86]=[.F86];MOD(360+(0+60*([.G86]-[.H86])/([.F86]-[.P86]));360); IF([.Q86]=[.G86]; 120+60*(([.H86]-[.F86])/([.G86]-[.P86])) ; 240+60*(([.F86]-[.G86])/([.H86]-[.P86]) )))" office:value-type="float" office:value="120">
            <text:p>120</text:p>
          </table:table-cell>
          <table:table-cell table:style-name="ce152" table:formula="of:=1-([.P86]/[.Q86])" office:value-type="percentage" office:value="0.75609756097561">
            <text:p>76%</text:p>
          </table:table-cell>
          <table:table-cell table:style-name="ce152" table:formula="of:=([.P86]+[.Q86])/2/255" office:value-type="percentage" office:value="0.5">
            <text:p>50%</text:p>
          </table:table-cell>
          <table:table-cell/>
          <table:table-cell table:formula="of:=MIN([.F86:.H86])" office:value-type="float" office:value="50">
            <text:p>50</text:p>
          </table:table-cell>
          <table:table-cell table:formula="of:=MAX([.F86:.H86])" office:value-type="float" office:value="205">
            <text:p>205</text:p>
          </table:table-cell>
        </table:table-row>
        <table:table-row table:style-name="ro3">
          <table:table-cell table:number-columns-repeated="2" table:style-name="ce80" office:value-type="string">
            <text:p><text:s text:c="2"/></text:p>
          </table:table-cell>
          <table:table-cell table:number-columns-repeated="2" table:style-name="ce27" office:value-type="string">
            <text:p>linen </text:p>
          </table:table-cell>
          <table:table-cell table:style-name="ce124" office:value-type="string">
            <text:p>#faf0e6 </text:p>
          </table:table-cell>
          <table:table-cell table:style-name="ce144" office:value-type="float" office:value="250">
            <text:p>250</text:p>
          </table:table-cell>
          <table:table-cell office:value-type="float" office:value="240">
            <text:p>240</text:p>
          </table:table-cell>
          <table:table-cell office:value-type="float" office:value="230">
            <text:p>230</text:p>
          </table:table-cell>
          <table:table-cell table:style-name="ce148" table:formula="of:=[.F87]/255" office:value-type="percentage" office:value="0.980392156862745">
            <text:p>98%</text:p>
          </table:table-cell>
          <table:table-cell table:style-name="ce148" table:formula="of:=[.G87]/255" office:value-type="percentage" office:value="0.941176470588235">
            <text:p>94%</text:p>
          </table:table-cell>
          <table:table-cell table:style-name="ce148" table:formula="of:=[.H87]/255" office:value-type="percentage" office:value="0.901960784313726">
            <text:p>90%</text:p>
          </table:table-cell>
          <table:table-cell table:style-name="ce151" table:formula="of:=IF([.Q87]=[.F87];MOD(360+(0+60*([.G87]-[.H87])/([.F87]-[.P87]));360); IF([.Q87]=[.G87]; 120+60*(([.H87]-[.F87])/([.G87]-[.P87])) ; 240+60*(([.F87]-[.G87])/([.H87]-[.P87]) )))" office:value-type="float" office:value="30">
            <text:p>30</text:p>
          </table:table-cell>
          <table:table-cell table:style-name="ce152" table:formula="of:=1-([.P87]/[.Q87])" office:value-type="percentage" office:value="0.08">
            <text:p>8%</text:p>
          </table:table-cell>
          <table:table-cell table:style-name="ce152" table:formula="of:=([.P87]+[.Q87])/2/255" office:value-type="percentage" office:value="0.941176470588235">
            <text:p>94%</text:p>
          </table:table-cell>
          <table:table-cell/>
          <table:table-cell table:formula="of:=MIN([.F87:.H87])" office:value-type="float" office:value="230">
            <text:p>230</text:p>
          </table:table-cell>
          <table:table-cell table:formula="of:=MAX([.F87:.H87])" office:value-type="float" office:value="250">
            <text:p>250</text:p>
          </table:table-cell>
        </table:table-row>
        <table:table-row table:style-name="ro3">
          <table:table-cell table:number-columns-repeated="2" table:style-name="ce47" office:value-type="string">
            <text:p><text:s text:c="2"/></text:p>
          </table:table-cell>
          <table:table-cell table:number-columns-repeated="2" table:style-name="ce27" office:value-type="string">
            <text:p>magenta </text:p>
          </table:table-cell>
          <table:table-cell table:style-name="ce124" office:value-type="string">
            <text:p>#ff00ff </text:p>
          </table:table-cell>
          <table:table-cell table:style-name="ce144" office:value-type="float" office:value="255">
            <text:p>25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style-name="ce148" table:formula="of:=[.F88]/255" office:value-type="percentage" office:value="1">
            <text:p>100%</text:p>
          </table:table-cell>
          <table:table-cell table:style-name="ce148" table:formula="of:=[.G88]/255" office:value-type="percentage" office:value="0">
            <text:p>0%</text:p>
          </table:table-cell>
          <table:table-cell table:style-name="ce148" table:formula="of:=[.H88]/255" office:value-type="percentage" office:value="1">
            <text:p>100%</text:p>
          </table:table-cell>
          <table:table-cell table:style-name="ce151" table:formula="of:=IF([.Q88]=[.F88];MOD(360+(0+60*([.G88]-[.H88])/([.F88]-[.P88]));360); IF([.Q88]=[.G88]; 120+60*(([.H88]-[.F88])/([.G88]-[.P88])) ; 240+60*(([.F88]-[.G88])/([.H88]-[.P88]) )))" office:value-type="float" office:value="300">
            <text:p>300</text:p>
          </table:table-cell>
          <table:table-cell table:style-name="ce152" table:formula="of:=1-([.P88]/[.Q88])" office:value-type="percentage" office:value="1">
            <text:p>100%</text:p>
          </table:table-cell>
          <table:table-cell table:style-name="ce152" table:formula="of:=([.P88]+[.Q88])/2/255" office:value-type="percentage" office:value="0.5">
            <text:p>50%</text:p>
          </table:table-cell>
          <table:table-cell/>
          <table:table-cell table:formula="of:=MIN([.F88:.H88])" office:value-type="float" office:value="0">
            <text:p>0</text:p>
          </table:table-cell>
          <table:table-cell table:formula="of:=MAX([.F88:.H88])" office:value-type="float" office:value="255">
            <text:p>255</text:p>
          </table:table-cell>
        </table:table-row>
        <table:table-row table:style-name="ro3">
          <table:table-cell table:number-columns-repeated="2" table:style-name="ce81" office:value-type="string">
            <text:p><text:s text:c="2"/></text:p>
          </table:table-cell>
          <table:table-cell table:number-columns-repeated="2" table:style-name="ce27" office:value-type="string">
            <text:p>maroon </text:p>
          </table:table-cell>
          <table:table-cell table:style-name="ce124" office:value-type="string">
            <text:p>#800000 </text:p>
          </table:table-cell>
          <table:table-cell table:style-name="ce144" office:value-type="float" office:value="128">
            <text:p>128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89]/255" office:value-type="percentage" office:value="0.501960784313726">
            <text:p>50%</text:p>
          </table:table-cell>
          <table:table-cell table:style-name="ce148" table:formula="of:=[.G89]/255" office:value-type="percentage" office:value="0">
            <text:p>0%</text:p>
          </table:table-cell>
          <table:table-cell table:style-name="ce148" table:formula="of:=[.H89]/255" office:value-type="percentage" office:value="0">
            <text:p>0%</text:p>
          </table:table-cell>
          <table:table-cell table:style-name="ce151" table:formula="of:=IF([.Q89]=[.F89];MOD(360+(0+60*([.G89]-[.H89])/([.F89]-[.P89]));360); IF([.Q89]=[.G89]; 120+60*(([.H89]-[.F89])/([.G89]-[.P89])) ; 240+60*(([.F89]-[.G89])/([.H89]-[.P89]) )))" office:value-type="float" office:value="0">
            <text:p>0</text:p>
          </table:table-cell>
          <table:table-cell table:style-name="ce152" table:formula="of:=1-([.P89]/[.Q89])" office:value-type="percentage" office:value="1">
            <text:p>100%</text:p>
          </table:table-cell>
          <table:table-cell table:style-name="ce152" table:formula="of:=([.P89]+[.Q89])/2/255" office:value-type="percentage" office:value="0.250980392156863">
            <text:p>25%</text:p>
          </table:table-cell>
          <table:table-cell/>
          <table:table-cell table:formula="of:=MIN([.F89:.H89])" office:value-type="float" office:value="0">
            <text:p>0</text:p>
          </table:table-cell>
          <table:table-cell table:formula="of:=MAX([.F89:.H89])" office:value-type="float" office:value="128">
            <text:p>128</text:p>
          </table:table-cell>
        </table:table-row>
        <table:table-row table:style-name="ro3">
          <table:table-cell table:number-columns-repeated="2" table:style-name="ce82" office:value-type="string">
            <text:p><text:s text:c="2"/></text:p>
          </table:table-cell>
          <table:table-cell table:style-name="ce27" office:value-type="string">
            <text:p>mediumaquamarine </text:p>
          </table:table-cell>
          <table:table-cell table:style-name="ce27" office:value-type="string">
            <text:p>mediumAquamarine </text:p>
          </table:table-cell>
          <table:table-cell table:style-name="ce124" office:value-type="string">
            <text:p>#66cdaa </text:p>
          </table:table-cell>
          <table:table-cell table:style-name="ce144" office:value-type="float" office:value="102">
            <text:p>102</text:p>
          </table:table-cell>
          <table:table-cell office:value-type="float" office:value="205">
            <text:p>205</text:p>
          </table:table-cell>
          <table:table-cell office:value-type="float" office:value="170">
            <text:p>170</text:p>
          </table:table-cell>
          <table:table-cell table:style-name="ce148" table:formula="of:=[.F90]/255" office:value-type="percentage" office:value="0.4">
            <text:p>40%</text:p>
          </table:table-cell>
          <table:table-cell table:style-name="ce148" table:formula="of:=[.G90]/255" office:value-type="percentage" office:value="0.803921568627451">
            <text:p>80%</text:p>
          </table:table-cell>
          <table:table-cell table:style-name="ce148" table:formula="of:=[.H90]/255" office:value-type="percentage" office:value="0.666666666666667">
            <text:p>67%</text:p>
          </table:table-cell>
          <table:table-cell table:style-name="ce151" table:formula="of:=IF([.Q90]=[.F90];MOD(360+(0+60*([.G90]-[.H90])/([.F90]-[.P90]));360); IF([.Q90]=[.G90]; 120+60*(([.H90]-[.F90])/([.G90]-[.P90])) ; 240+60*(([.F90]-[.G90])/([.H90]-[.P90]) )))" office:value-type="float" office:value="159.611650485437">
            <text:p>160</text:p>
          </table:table-cell>
          <table:table-cell table:style-name="ce152" table:formula="of:=1-([.P90]/[.Q90])" office:value-type="percentage" office:value="0.502439024390244">
            <text:p>50%</text:p>
          </table:table-cell>
          <table:table-cell table:style-name="ce152" table:formula="of:=([.P90]+[.Q90])/2/255" office:value-type="percentage" office:value="0.601960784313725">
            <text:p>60%</text:p>
          </table:table-cell>
          <table:table-cell/>
          <table:table-cell table:formula="of:=MIN([.F90:.H90])" office:value-type="float" office:value="102">
            <text:p>102</text:p>
          </table:table-cell>
          <table:table-cell table:formula="of:=MAX([.F90:.H90])" office:value-type="float" office:value="205">
            <text:p>205</text:p>
          </table:table-cell>
        </table:table-row>
        <table:table-row table:style-name="ro3">
          <table:table-cell table:number-columns-repeated="2" table:style-name="ce83" office:value-type="string">
            <text:p><text:s text:c="2"/></text:p>
          </table:table-cell>
          <table:table-cell table:style-name="ce27" office:value-type="string">
            <text:p>mediumblue </text:p>
          </table:table-cell>
          <table:table-cell table:style-name="ce27" office:value-type="string">
            <text:p>mediumBlue </text:p>
          </table:table-cell>
          <table:table-cell table:style-name="ce124" office:value-type="string">
            <text:p>#0000cd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05">
            <text:p>205</text:p>
          </table:table-cell>
          <table:table-cell table:style-name="ce148" table:formula="of:=[.F91]/255" office:value-type="percentage" office:value="0">
            <text:p>0%</text:p>
          </table:table-cell>
          <table:table-cell table:style-name="ce148" table:formula="of:=[.G91]/255" office:value-type="percentage" office:value="0">
            <text:p>0%</text:p>
          </table:table-cell>
          <table:table-cell table:style-name="ce148" table:formula="of:=[.H91]/255" office:value-type="percentage" office:value="0.803921568627451">
            <text:p>80%</text:p>
          </table:table-cell>
          <table:table-cell table:style-name="ce151" table:formula="of:=IF([.Q91]=[.F91];MOD(360+(0+60*([.G91]-[.H91])/([.F91]-[.P91]));360); IF([.Q91]=[.G91]; 120+60*(([.H91]-[.F91])/([.G91]-[.P91])) ; 240+60*(([.F91]-[.G91])/([.H91]-[.P91]) )))" office:value-type="float" office:value="240">
            <text:p>240</text:p>
          </table:table-cell>
          <table:table-cell table:style-name="ce152" table:formula="of:=1-([.P91]/[.Q91])" office:value-type="percentage" office:value="1">
            <text:p>100%</text:p>
          </table:table-cell>
          <table:table-cell table:style-name="ce152" table:formula="of:=([.P91]+[.Q91])/2/255" office:value-type="percentage" office:value="0.401960784313726">
            <text:p>40%</text:p>
          </table:table-cell>
          <table:table-cell/>
          <table:table-cell table:formula="of:=MIN([.F91:.H91])" office:value-type="float" office:value="0">
            <text:p>0</text:p>
          </table:table-cell>
          <table:table-cell table:formula="of:=MAX([.F91:.H91])" office:value-type="float" office:value="205">
            <text:p>205</text:p>
          </table:table-cell>
        </table:table-row>
        <table:table-row table:style-name="ro3">
          <table:table-cell table:number-columns-repeated="2" table:style-name="ce84" office:value-type="string">
            <text:p><text:s text:c="2"/></text:p>
          </table:table-cell>
          <table:table-cell table:style-name="ce27" office:value-type="string">
            <text:p>mediumorchid </text:p>
          </table:table-cell>
          <table:table-cell table:style-name="ce27" office:value-type="string">
            <text:p>mediumOrchid </text:p>
          </table:table-cell>
          <table:table-cell table:style-name="ce124" office:value-type="string">
            <text:p>#ba55d3 </text:p>
          </table:table-cell>
          <table:table-cell table:style-name="ce144" office:value-type="float" office:value="186">
            <text:p>186</text:p>
          </table:table-cell>
          <table:table-cell office:value-type="float" office:value="85">
            <text:p>85</text:p>
          </table:table-cell>
          <table:table-cell office:value-type="float" office:value="211">
            <text:p>211</text:p>
          </table:table-cell>
          <table:table-cell table:style-name="ce148" table:formula="of:=[.F92]/255" office:value-type="percentage" office:value="0.729411764705882">
            <text:p>73%</text:p>
          </table:table-cell>
          <table:table-cell table:style-name="ce148" table:formula="of:=[.G92]/255" office:value-type="percentage" office:value="0.333333333333333">
            <text:p>33%</text:p>
          </table:table-cell>
          <table:table-cell table:style-name="ce148" table:formula="of:=[.H92]/255" office:value-type="percentage" office:value="0.827450980392157">
            <text:p>83%</text:p>
          </table:table-cell>
          <table:table-cell table:style-name="ce151" table:formula="of:=IF([.Q92]=[.F92];MOD(360+(0+60*([.G92]-[.H92])/([.F92]-[.P92]));360); IF([.Q92]=[.G92]; 120+60*(([.H92]-[.F92])/([.G92]-[.P92])) ; 240+60*(([.F92]-[.G92])/([.H92]-[.P92]) )))" office:value-type="float" office:value="288.095238095238">
            <text:p>288</text:p>
          </table:table-cell>
          <table:table-cell table:style-name="ce152" table:formula="of:=1-([.P92]/[.Q92])" office:value-type="percentage" office:value="0.597156398104265">
            <text:p>60%</text:p>
          </table:table-cell>
          <table:table-cell table:style-name="ce152" table:formula="of:=([.P92]+[.Q92])/2/255" office:value-type="percentage" office:value="0.580392156862745">
            <text:p>58%</text:p>
          </table:table-cell>
          <table:table-cell/>
          <table:table-cell table:formula="of:=MIN([.F92:.H92])" office:value-type="float" office:value="85">
            <text:p>85</text:p>
          </table:table-cell>
          <table:table-cell table:formula="of:=MAX([.F92:.H92])" office:value-type="float" office:value="211">
            <text:p>211</text:p>
          </table:table-cell>
        </table:table-row>
        <table:table-row table:style-name="ro3">
          <table:table-cell table:number-columns-repeated="2" table:style-name="ce85" office:value-type="string">
            <text:p><text:s text:c="2"/></text:p>
          </table:table-cell>
          <table:table-cell table:style-name="ce27" office:value-type="string">
            <text:p>mediumpurple </text:p>
          </table:table-cell>
          <table:table-cell table:style-name="ce27" office:value-type="string">
            <text:p>mediumPurple </text:p>
          </table:table-cell>
          <table:table-cell table:style-name="ce124" office:value-type="string">
            <text:p>#9370db </text:p>
          </table:table-cell>
          <table:table-cell table:style-name="ce144" office:value-type="float" office:value="147">
            <text:p>147</text:p>
          </table:table-cell>
          <table:table-cell office:value-type="float" office:value="112">
            <text:p>112</text:p>
          </table:table-cell>
          <table:table-cell office:value-type="float" office:value="219">
            <text:p>219</text:p>
          </table:table-cell>
          <table:table-cell table:style-name="ce148" table:formula="of:=[.F93]/255" office:value-type="percentage" office:value="0.576470588235294">
            <text:p>58%</text:p>
          </table:table-cell>
          <table:table-cell table:style-name="ce148" table:formula="of:=[.G93]/255" office:value-type="percentage" office:value="0.43921568627451">
            <text:p>44%</text:p>
          </table:table-cell>
          <table:table-cell table:style-name="ce148" table:formula="of:=[.H93]/255" office:value-type="percentage" office:value="0.858823529411765">
            <text:p>86%</text:p>
          </table:table-cell>
          <table:table-cell table:style-name="ce151" table:formula="of:=IF([.Q93]=[.F93];MOD(360+(0+60*([.G93]-[.H93])/([.F93]-[.P93]));360); IF([.Q93]=[.G93]; 120+60*(([.H93]-[.F93])/([.G93]-[.P93])) ; 240+60*(([.F93]-[.G93])/([.H93]-[.P93]) )))" office:value-type="float" office:value="259.626168224299">
            <text:p>260</text:p>
          </table:table-cell>
          <table:table-cell table:style-name="ce152" table:formula="of:=1-([.P93]/[.Q93])" office:value-type="percentage" office:value="0.488584474885845">
            <text:p>49%</text:p>
          </table:table-cell>
          <table:table-cell table:style-name="ce152" table:formula="of:=([.P93]+[.Q93])/2/255" office:value-type="percentage" office:value="0.649019607843137">
            <text:p>65%</text:p>
          </table:table-cell>
          <table:table-cell/>
          <table:table-cell table:formula="of:=MIN([.F93:.H93])" office:value-type="float" office:value="112">
            <text:p>112</text:p>
          </table:table-cell>
          <table:table-cell table:formula="of:=MAX([.F93:.H93])" office:value-type="float" office:value="219">
            <text:p>219</text:p>
          </table:table-cell>
        </table:table-row>
        <table:table-row table:style-name="ro3">
          <table:table-cell table:number-columns-repeated="2" table:style-name="ce86" office:value-type="string">
            <text:p><text:s text:c="2"/></text:p>
          </table:table-cell>
          <table:table-cell table:style-name="ce27" office:value-type="string">
            <text:p>mediumseagreen </text:p>
          </table:table-cell>
          <table:table-cell table:style-name="ce27" office:value-type="string">
            <text:p>mediumSeaGreen </text:p>
          </table:table-cell>
          <table:table-cell table:style-name="ce124" office:value-type="string">
            <text:p>#3cb371 </text:p>
          </table:table-cell>
          <table:table-cell table:style-name="ce144" office:value-type="float" office:value="60">
            <text:p>60</text:p>
          </table:table-cell>
          <table:table-cell office:value-type="float" office:value="179">
            <text:p>179</text:p>
          </table:table-cell>
          <table:table-cell office:value-type="float" office:value="113">
            <text:p>113</text:p>
          </table:table-cell>
          <table:table-cell table:style-name="ce148" table:formula="of:=[.F94]/255" office:value-type="percentage" office:value="0.235294117647059">
            <text:p>24%</text:p>
          </table:table-cell>
          <table:table-cell table:style-name="ce148" table:formula="of:=[.G94]/255" office:value-type="percentage" office:value="0.701960784313725">
            <text:p>70%</text:p>
          </table:table-cell>
          <table:table-cell table:style-name="ce148" table:formula="of:=[.H94]/255" office:value-type="percentage" office:value="0.443137254901961">
            <text:p>44%</text:p>
          </table:table-cell>
          <table:table-cell table:style-name="ce151" table:formula="of:=IF([.Q94]=[.F94];MOD(360+(0+60*([.G94]-[.H94])/([.F94]-[.P94]));360); IF([.Q94]=[.G94]; 120+60*(([.H94]-[.F94])/([.G94]-[.P94])) ; 240+60*(([.F94]-[.G94])/([.H94]-[.P94]) )))" office:value-type="float" office:value="146.72268907563">
            <text:p>147</text:p>
          </table:table-cell>
          <table:table-cell table:style-name="ce152" table:formula="of:=1-([.P94]/[.Q94])" office:value-type="percentage" office:value="0.664804469273743">
            <text:p>66%</text:p>
          </table:table-cell>
          <table:table-cell table:style-name="ce152" table:formula="of:=([.P94]+[.Q94])/2/255" office:value-type="percentage" office:value="0.468627450980392">
            <text:p>47%</text:p>
          </table:table-cell>
          <table:table-cell/>
          <table:table-cell table:formula="of:=MIN([.F94:.H94])" office:value-type="float" office:value="60">
            <text:p>60</text:p>
          </table:table-cell>
          <table:table-cell table:formula="of:=MAX([.F94:.H94])" office:value-type="float" office:value="179">
            <text:p>179</text:p>
          </table:table-cell>
        </table:table-row>
        <table:table-row table:style-name="ro3">
          <table:table-cell table:number-columns-repeated="2" table:style-name="ce87" office:value-type="string">
            <text:p><text:s text:c="2"/></text:p>
          </table:table-cell>
          <table:table-cell table:style-name="ce27" office:value-type="string">
            <text:p>mediumslateblue </text:p>
          </table:table-cell>
          <table:table-cell table:style-name="ce27" office:value-type="string">
            <text:p>mediumSlateBlue </text:p>
          </table:table-cell>
          <table:table-cell table:style-name="ce124" office:value-type="string">
            <text:p>#7b68ee </text:p>
          </table:table-cell>
          <table:table-cell table:style-name="ce144" office:value-type="float" office:value="123">
            <text:p>123</text:p>
          </table:table-cell>
          <table:table-cell office:value-type="float" office:value="104">
            <text:p>104</text:p>
          </table:table-cell>
          <table:table-cell office:value-type="float" office:value="238">
            <text:p>238</text:p>
          </table:table-cell>
          <table:table-cell table:style-name="ce148" table:formula="of:=[.F95]/255" office:value-type="percentage" office:value="0.482352941176471">
            <text:p>48%</text:p>
          </table:table-cell>
          <table:table-cell table:style-name="ce148" table:formula="of:=[.G95]/255" office:value-type="percentage" office:value="0.407843137254902">
            <text:p>41%</text:p>
          </table:table-cell>
          <table:table-cell table:style-name="ce148" table:formula="of:=[.H95]/255" office:value-type="percentage" office:value="0.933333333333333">
            <text:p>93%</text:p>
          </table:table-cell>
          <table:table-cell table:style-name="ce151" table:formula="of:=IF([.Q95]=[.F95];MOD(360+(0+60*([.G95]-[.H95])/([.F95]-[.P95]));360); IF([.Q95]=[.G95]; 120+60*(([.H95]-[.F95])/([.G95]-[.P95])) ; 240+60*(([.F95]-[.G95])/([.H95]-[.P95]) )))" office:value-type="float" office:value="248.507462686567">
            <text:p>249</text:p>
          </table:table-cell>
          <table:table-cell table:style-name="ce152" table:formula="of:=1-([.P95]/[.Q95])" office:value-type="percentage" office:value="0.563025210084034">
            <text:p>56%</text:p>
          </table:table-cell>
          <table:table-cell table:style-name="ce152" table:formula="of:=([.P95]+[.Q95])/2/255" office:value-type="percentage" office:value="0.670588235294118">
            <text:p>67%</text:p>
          </table:table-cell>
          <table:table-cell/>
          <table:table-cell table:formula="of:=MIN([.F95:.H95])" office:value-type="float" office:value="104">
            <text:p>104</text:p>
          </table:table-cell>
          <table:table-cell table:formula="of:=MAX([.F95:.H95])" office:value-type="float" office:value="238">
            <text:p>238</text:p>
          </table:table-cell>
        </table:table-row>
        <table:table-row table:style-name="ro3">
          <table:table-cell table:number-columns-repeated="2" table:style-name="ce88" office:value-type="string">
            <text:p><text:s text:c="2"/></text:p>
          </table:table-cell>
          <table:table-cell table:style-name="ce27" office:value-type="string">
            <text:p>mediumspringgreen </text:p>
          </table:table-cell>
          <table:table-cell table:style-name="ce27" office:value-type="string">
            <text:p>mediumSpringGreen </text:p>
          </table:table-cell>
          <table:table-cell table:style-name="ce124" office:value-type="string">
            <text:p>#00fa9a </text:p>
          </table:table-cell>
          <table:table-cell table:style-name="ce144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float" office:value="154">
            <text:p>154</text:p>
          </table:table-cell>
          <table:table-cell table:style-name="ce148" table:formula="of:=[.F96]/255" office:value-type="percentage" office:value="0">
            <text:p>0%</text:p>
          </table:table-cell>
          <table:table-cell table:style-name="ce148" table:formula="of:=[.G96]/255" office:value-type="percentage" office:value="0.980392156862745">
            <text:p>98%</text:p>
          </table:table-cell>
          <table:table-cell table:style-name="ce148" table:formula="of:=[.H96]/255" office:value-type="percentage" office:value="0.603921568627451">
            <text:p>60%</text:p>
          </table:table-cell>
          <table:table-cell table:style-name="ce151" table:formula="of:=IF([.Q96]=[.F96];MOD(360+(0+60*([.G96]-[.H96])/([.F96]-[.P96]));360); IF([.Q96]=[.G96]; 120+60*(([.H96]-[.F96])/([.G96]-[.P96])) ; 240+60*(([.F96]-[.G96])/([.H96]-[.P96]) )))" office:value-type="float" office:value="156.96">
            <text:p>157</text:p>
          </table:table-cell>
          <table:table-cell table:style-name="ce152" table:formula="of:=1-([.P96]/[.Q96])" office:value-type="percentage" office:value="1">
            <text:p>100%</text:p>
          </table:table-cell>
          <table:table-cell table:style-name="ce152" table:formula="of:=([.P96]+[.Q96])/2/255" office:value-type="percentage" office:value="0.490196078431373">
            <text:p>49%</text:p>
          </table:table-cell>
          <table:table-cell/>
          <table:table-cell table:formula="of:=MIN([.F96:.H96])" office:value-type="float" office:value="0">
            <text:p>0</text:p>
          </table:table-cell>
          <table:table-cell table:formula="of:=MAX([.F96:.H96])" office:value-type="float" office:value="250">
            <text:p>250</text:p>
          </table:table-cell>
        </table:table-row>
        <table:table-row table:style-name="ro3">
          <table:table-cell table:number-columns-repeated="2" table:style-name="ce89" office:value-type="string">
            <text:p><text:s text:c="2"/></text:p>
          </table:table-cell>
          <table:table-cell table:style-name="ce27" office:value-type="string">
            <text:p>mediumturquoise </text:p>
          </table:table-cell>
          <table:table-cell table:style-name="ce27" office:value-type="string">
            <text:p>mediumTurquoise </text:p>
          </table:table-cell>
          <table:table-cell table:style-name="ce124" office:value-type="string">
            <text:p>#48d1cc </text:p>
          </table:table-cell>
          <table:table-cell table:style-name="ce144" office:value-type="float" office:value="72">
            <text:p>72</text:p>
          </table:table-cell>
          <table:table-cell office:value-type="float" office:value="209">
            <text:p>209</text:p>
          </table:table-cell>
          <table:table-cell office:value-type="float" office:value="204">
            <text:p>204</text:p>
          </table:table-cell>
          <table:table-cell table:style-name="ce148" table:formula="of:=[.F97]/255" office:value-type="percentage" office:value="0.282352941176471">
            <text:p>28%</text:p>
          </table:table-cell>
          <table:table-cell table:style-name="ce148" table:formula="of:=[.G97]/255" office:value-type="percentage" office:value="0.819607843137255">
            <text:p>82%</text:p>
          </table:table-cell>
          <table:table-cell table:style-name="ce148" table:formula="of:=[.H97]/255" office:value-type="percentage" office:value="0.8">
            <text:p>80%</text:p>
          </table:table-cell>
          <table:table-cell table:style-name="ce151" table:formula="of:=IF([.Q97]=[.F97];MOD(360+(0+60*([.G97]-[.H97])/([.F97]-[.P97]));360); IF([.Q97]=[.G97]; 120+60*(([.H97]-[.F97])/([.G97]-[.P97])) ; 240+60*(([.F97]-[.G97])/([.H97]-[.P97]) )))" office:value-type="float" office:value="177.810218978102">
            <text:p>178</text:p>
          </table:table-cell>
          <table:table-cell table:style-name="ce152" table:formula="of:=1-([.P97]/[.Q97])" office:value-type="percentage" office:value="0.655502392344498">
            <text:p>66%</text:p>
          </table:table-cell>
          <table:table-cell table:style-name="ce152" table:formula="of:=([.P97]+[.Q97])/2/255" office:value-type="percentage" office:value="0.550980392156863">
            <text:p>55%</text:p>
          </table:table-cell>
          <table:table-cell/>
          <table:table-cell table:formula="of:=MIN([.F97:.H97])" office:value-type="float" office:value="72">
            <text:p>72</text:p>
          </table:table-cell>
          <table:table-cell table:formula="of:=MAX([.F97:.H97])" office:value-type="float" office:value="209">
            <text:p>209</text:p>
          </table:table-cell>
        </table:table-row>
        <table:table-row table:style-name="ro3">
          <table:table-cell table:number-columns-repeated="2" table:style-name="ce90" office:value-type="string">
            <text:p><text:s text:c="2"/></text:p>
          </table:table-cell>
          <table:table-cell table:style-name="ce27" office:value-type="string">
            <text:p>mediumvioletred </text:p>
          </table:table-cell>
          <table:table-cell table:style-name="ce27" office:value-type="string">
            <text:p>mediumVioletRed </text:p>
          </table:table-cell>
          <table:table-cell table:style-name="ce124" office:value-type="string">
            <text:p>#c71585 </text:p>
          </table:table-cell>
          <table:table-cell table:style-name="ce144" office:value-type="float" office:value="199">
            <text:p>199</text:p>
          </table:table-cell>
          <table:table-cell office:value-type="float" office:value="21">
            <text:p>21</text:p>
          </table:table-cell>
          <table:table-cell office:value-type="float" office:value="133">
            <text:p>133</text:p>
          </table:table-cell>
          <table:table-cell table:style-name="ce148" table:formula="of:=[.F98]/255" office:value-type="percentage" office:value="0.780392156862745">
            <text:p>78%</text:p>
          </table:table-cell>
          <table:table-cell table:style-name="ce148" table:formula="of:=[.G98]/255" office:value-type="percentage" office:value="0.0823529411764706">
            <text:p>8%</text:p>
          </table:table-cell>
          <table:table-cell table:style-name="ce148" table:formula="of:=[.H98]/255" office:value-type="percentage" office:value="0.52156862745098">
            <text:p>52%</text:p>
          </table:table-cell>
          <table:table-cell table:style-name="ce151" table:formula="of:=IF([.Q98]=[.F98];MOD(360+(0+60*([.G98]-[.H98])/([.F98]-[.P98]));360); IF([.Q98]=[.G98]; 120+60*(([.H98]-[.F98])/([.G98]-[.P98])) ; 240+60*(([.F98]-[.G98])/([.H98]-[.P98]) )))" office:value-type="float" office:value="322.247191011236">
            <text:p>322</text:p>
          </table:table-cell>
          <table:table-cell table:style-name="ce152" table:formula="of:=1-([.P98]/[.Q98])" office:value-type="percentage" office:value="0.894472361809045">
            <text:p>89%</text:p>
          </table:table-cell>
          <table:table-cell table:style-name="ce152" table:formula="of:=([.P98]+[.Q98])/2/255" office:value-type="percentage" office:value="0.431372549019608">
            <text:p>43%</text:p>
          </table:table-cell>
          <table:table-cell/>
          <table:table-cell table:formula="of:=MIN([.F98:.H98])" office:value-type="float" office:value="21">
            <text:p>21</text:p>
          </table:table-cell>
          <table:table-cell table:formula="of:=MAX([.F98:.H98])" office:value-type="float" office:value="199">
            <text:p>199</text:p>
          </table:table-cell>
        </table:table-row>
        <table:table-row table:style-name="ro3">
          <table:table-cell table:number-columns-repeated="2" table:style-name="ce91" office:value-type="string">
            <text:p><text:s text:c="2"/></text:p>
          </table:table-cell>
          <table:table-cell table:style-name="ce27" office:value-type="string">
            <text:p>midnightblue </text:p>
          </table:table-cell>
          <table:table-cell table:style-name="ce27" office:value-type="string">
            <text:p>midnightBlue </text:p>
          </table:table-cell>
          <table:table-cell table:style-name="ce124" office:value-type="string">
            <text:p>#191970 </text:p>
          </table:table-cell>
          <table:table-cell table:style-name="ce144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48" table:formula="of:=[.F99]/255" office:value-type="percentage" office:value="0.0980392156862745">
            <text:p>10%</text:p>
          </table:table-cell>
          <table:table-cell table:style-name="ce148" table:formula="of:=[.G99]/255" office:value-type="percentage" office:value="0.0980392156862745">
            <text:p>10%</text:p>
          </table:table-cell>
          <table:table-cell table:style-name="ce148" table:formula="of:=[.H99]/255" office:value-type="percentage" office:value="0.43921568627451">
            <text:p>44%</text:p>
          </table:table-cell>
          <table:table-cell table:style-name="ce151" table:formula="of:=IF([.Q99]=[.F99];MOD(360+(0+60*([.G99]-[.H99])/([.F99]-[.P99]));360); IF([.Q99]=[.G99]; 120+60*(([.H99]-[.F99])/([.G99]-[.P99])) ; 240+60*(([.F99]-[.G99])/([.H99]-[.P99]) )))" office:value-type="float" office:value="240">
            <text:p>240</text:p>
          </table:table-cell>
          <table:table-cell table:style-name="ce152" table:formula="of:=1-([.P99]/[.Q99])" office:value-type="percentage" office:value="0.776785714285714">
            <text:p>78%</text:p>
          </table:table-cell>
          <table:table-cell table:style-name="ce152" table:formula="of:=([.P99]+[.Q99])/2/255" office:value-type="percentage" office:value="0.268627450980392">
            <text:p>27%</text:p>
          </table:table-cell>
          <table:table-cell/>
          <table:table-cell table:formula="of:=MIN([.F99:.H99])" office:value-type="float" office:value="25">
            <text:p>25</text:p>
          </table:table-cell>
          <table:table-cell table:formula="of:=MAX([.F99:.H99])" office:value-type="float" office:value="112">
            <text:p>112</text:p>
          </table:table-cell>
        </table:table-row>
        <table:table-row table:style-name="ro3">
          <table:table-cell table:number-columns-repeated="2" table:style-name="ce92" office:value-type="string">
            <text:p><text:s text:c="2"/></text:p>
          </table:table-cell>
          <table:table-cell table:style-name="ce27" office:value-type="string">
            <text:p>mintcream </text:p>
          </table:table-cell>
          <table:table-cell table:style-name="ce27" office:value-type="string">
            <text:p>mintCream </text:p>
          </table:table-cell>
          <table:table-cell table:style-name="ce124" office:value-type="string">
            <text:p>#f5fffa </text:p>
          </table:table-cell>
          <table:table-cell table:style-name="ce144" office:value-type="float" office:value="245">
            <text:p>245</text:p>
          </table:table-cell>
          <table:table-cell office:value-type="float" office:value="255">
            <text:p>255</text:p>
          </table:table-cell>
          <table:table-cell office:value-type="float" office:value="250">
            <text:p>250</text:p>
          </table:table-cell>
          <table:table-cell table:style-name="ce148" table:formula="of:=[.F100]/255" office:value-type="percentage" office:value="0.96078431372549">
            <text:p>96%</text:p>
          </table:table-cell>
          <table:table-cell table:style-name="ce148" table:formula="of:=[.G100]/255" office:value-type="percentage" office:value="1">
            <text:p>100%</text:p>
          </table:table-cell>
          <table:table-cell table:style-name="ce148" table:formula="of:=[.H100]/255" office:value-type="percentage" office:value="0.980392156862745">
            <text:p>98%</text:p>
          </table:table-cell>
          <table:table-cell table:style-name="ce151" table:formula="of:=IF([.Q100]=[.F100];MOD(360+(0+60*([.G100]-[.H100])/([.F100]-[.P100]));360); IF([.Q100]=[.G100]; 120+60*(([.H100]-[.F100])/([.G100]-[.P100])) ; 240+60*(([.F100]-[.G100])/([.H100]-[.P100]) )))" office:value-type="float" office:value="150">
            <text:p>150</text:p>
          </table:table-cell>
          <table:table-cell table:style-name="ce152" table:formula="of:=1-([.P100]/[.Q100])" office:value-type="percentage" office:value="0.0392156862745098">
            <text:p>4%</text:p>
          </table:table-cell>
          <table:table-cell table:style-name="ce152" table:formula="of:=([.P100]+[.Q100])/2/255" office:value-type="percentage" office:value="0.980392156862745">
            <text:p>98%</text:p>
          </table:table-cell>
          <table:table-cell/>
          <table:table-cell table:formula="of:=MIN([.F100:.H100])" office:value-type="float" office:value="245">
            <text:p>245</text:p>
          </table:table-cell>
          <table:table-cell table:formula="of:=MAX([.F100:.H100])" office:value-type="float" office:value="255">
            <text:p>255</text:p>
          </table:table-cell>
        </table:table-row>
        <table:table-row table:style-name="ro3">
          <table:table-cell table:number-columns-repeated="2" table:style-name="ce93" office:value-type="string">
            <text:p><text:s text:c="2"/></text:p>
          </table:table-cell>
          <table:table-cell table:style-name="ce27" office:value-type="string">
            <text:p>mistyrose </text:p>
          </table:table-cell>
          <table:table-cell table:style-name="ce27" office:value-type="string">
            <text:p>mistyRose </text:p>
          </table:table-cell>
          <table:table-cell table:style-name="ce124" office:value-type="string">
            <text:p>#ffe4e1 </text:p>
          </table:table-cell>
          <table:table-cell table:style-name="ce144"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225">
            <text:p>225</text:p>
          </table:table-cell>
          <table:table-cell table:style-name="ce148" table:formula="of:=[.F101]/255" office:value-type="percentage" office:value="1">
            <text:p>100%</text:p>
          </table:table-cell>
          <table:table-cell table:style-name="ce148" table:formula="of:=[.G101]/255" office:value-type="percentage" office:value="0.894117647058824">
            <text:p>89%</text:p>
          </table:table-cell>
          <table:table-cell table:style-name="ce148" table:formula="of:=[.H101]/255" office:value-type="percentage" office:value="0.882352941176471">
            <text:p>88%</text:p>
          </table:table-cell>
          <table:table-cell table:style-name="ce151" table:formula="of:=IF([.Q101]=[.F101];MOD(360+(0+60*([.G101]-[.H101])/([.F101]-[.P101]));360); IF([.Q101]=[.G101]; 120+60*(([.H101]-[.F101])/([.G101]-[.P101])) ; 240+60*(([.F101]-[.G101])/([.H101]-[.P101]) )))" office:value-type="float" office:value="6">
            <text:p>6</text:p>
          </table:table-cell>
          <table:table-cell table:style-name="ce152" table:formula="of:=1-([.P101]/[.Q101])" office:value-type="percentage" office:value="0.117647058823529">
            <text:p>12%</text:p>
          </table:table-cell>
          <table:table-cell table:style-name="ce152" table:formula="of:=([.P101]+[.Q101])/2/255" office:value-type="percentage" office:value="0.941176470588235">
            <text:p>94%</text:p>
          </table:table-cell>
          <table:table-cell/>
          <table:table-cell table:formula="of:=MIN([.F101:.H101])" office:value-type="float" office:value="225">
            <text:p>225</text:p>
          </table:table-cell>
          <table:table-cell table:formula="of:=MAX([.F101:.H101])" office:value-type="float" office:value="255">
            <text:p>255</text:p>
          </table:table-cell>
        </table:table-row>
        <table:table-row table:style-name="ro3">
          <table:table-cell table:number-columns-repeated="2" table:style-name="ce94" office:value-type="string">
            <text:p><text:s text:c="2"/></text:p>
          </table:table-cell>
          <table:table-cell table:number-columns-repeated="2" table:style-name="ce27" office:value-type="string">
            <text:p>moccasin </text:p>
          </table:table-cell>
          <table:table-cell table:style-name="ce124" office:value-type="string">
            <text:p>#ffe4b5 </text:p>
          </table:table-cell>
          <table:table-cell table:style-name="ce144" office:value-type="float" office:value="255">
            <text:p>255</text:p>
          </table:table-cell>
          <table:table-cell office:value-type="float" office:value="228">
            <text:p>228</text:p>
          </table:table-cell>
          <table:table-cell office:value-type="float" office:value="181">
            <text:p>181</text:p>
          </table:table-cell>
          <table:table-cell table:style-name="ce148" table:formula="of:=[.F102]/255" office:value-type="percentage" office:value="1">
            <text:p>100%</text:p>
          </table:table-cell>
          <table:table-cell table:style-name="ce148" table:formula="of:=[.G102]/255" office:value-type="percentage" office:value="0.894117647058824">
            <text:p>89%</text:p>
          </table:table-cell>
          <table:table-cell table:style-name="ce148" table:formula="of:=[.H102]/255" office:value-type="percentage" office:value="0.709803921568627">
            <text:p>71%</text:p>
          </table:table-cell>
          <table:table-cell table:style-name="ce151" table:formula="of:=IF([.Q102]=[.F102];MOD(360+(0+60*([.G102]-[.H102])/([.F102]-[.P102]));360); IF([.Q102]=[.G102]; 120+60*(([.H102]-[.F102])/([.G102]-[.P102])) ; 240+60*(([.F102]-[.G102])/([.H102]-[.P102]) )))" office:value-type="float" office:value="38.1081081081081">
            <text:p>38</text:p>
          </table:table-cell>
          <table:table-cell table:style-name="ce152" table:formula="of:=1-([.P102]/[.Q102])" office:value-type="percentage" office:value="0.290196078431372">
            <text:p>29%</text:p>
          </table:table-cell>
          <table:table-cell table:style-name="ce152" table:formula="of:=([.P102]+[.Q102])/2/255" office:value-type="percentage" office:value="0.854901960784314">
            <text:p>85%</text:p>
          </table:table-cell>
          <table:table-cell/>
          <table:table-cell table:formula="of:=MIN([.F102:.H102])" office:value-type="float" office:value="181">
            <text:p>181</text:p>
          </table:table-cell>
          <table:table-cell table:formula="of:=MAX([.F102:.H102])" office:value-type="float" office:value="255">
            <text:p>255</text:p>
          </table:table-cell>
        </table:table-row>
        <table:table-row table:style-name="ro3">
          <table:table-cell table:number-columns-repeated="2" table:style-name="ce95" office:value-type="string">
            <text:p><text:s text:c="2"/></text:p>
          </table:table-cell>
          <table:table-cell table:style-name="ce27" office:value-type="string">
            <text:p>navajowhite </text:p>
          </table:table-cell>
          <table:table-cell table:style-name="ce27" office:value-type="string">
            <text:p>navajoWhite </text:p>
          </table:table-cell>
          <table:table-cell table:style-name="ce124" office:value-type="string">
            <text:p>#ffdead </text:p>
          </table:table-cell>
          <table:table-cell table:style-name="ce144" office:value-type="float" office:value="255">
            <text:p>255</text:p>
          </table:table-cell>
          <table:table-cell office:value-type="float" office:value="222">
            <text:p>222</text:p>
          </table:table-cell>
          <table:table-cell office:value-type="float" office:value="173">
            <text:p>173</text:p>
          </table:table-cell>
          <table:table-cell table:style-name="ce148" table:formula="of:=[.F103]/255" office:value-type="percentage" office:value="1">
            <text:p>100%</text:p>
          </table:table-cell>
          <table:table-cell table:style-name="ce148" table:formula="of:=[.G103]/255" office:value-type="percentage" office:value="0.870588235294118">
            <text:p>87%</text:p>
          </table:table-cell>
          <table:table-cell table:style-name="ce148" table:formula="of:=[.H103]/255" office:value-type="percentage" office:value="0.67843137254902">
            <text:p>68%</text:p>
          </table:table-cell>
          <table:table-cell table:style-name="ce151" table:formula="of:=IF([.Q103]=[.F103];MOD(360+(0+60*([.G103]-[.H103])/([.F103]-[.P103]));360); IF([.Q103]=[.G103]; 120+60*(([.H103]-[.F103])/([.G103]-[.P103])) ; 240+60*(([.F103]-[.G103])/([.H103]-[.P103]) )))" office:value-type="float" office:value="35.8536585365854">
            <text:p>36</text:p>
          </table:table-cell>
          <table:table-cell table:style-name="ce152" table:formula="of:=1-([.P103]/[.Q103])" office:value-type="percentage" office:value="0.32156862745098">
            <text:p>32%</text:p>
          </table:table-cell>
          <table:table-cell table:style-name="ce152" table:formula="of:=([.P103]+[.Q103])/2/255" office:value-type="percentage" office:value="0.83921568627451">
            <text:p>84%</text:p>
          </table:table-cell>
          <table:table-cell/>
          <table:table-cell table:formula="of:=MIN([.F103:.H103])" office:value-type="float" office:value="173">
            <text:p>173</text:p>
          </table:table-cell>
          <table:table-cell table:formula="of:=MAX([.F103:.H103])" office:value-type="float" office:value="255">
            <text:p>255</text:p>
          </table:table-cell>
        </table:table-row>
        <table:table-row table:style-name="ro3">
          <table:table-cell table:number-columns-repeated="2" table:style-name="ce96" office:value-type="string">
            <text:p><text:s text:c="2"/></text:p>
          </table:table-cell>
          <table:table-cell table:number-columns-repeated="2" table:style-name="ce27" office:value-type="string">
            <text:p>navy </text:p>
          </table:table-cell>
          <table:table-cell table:style-name="ce124" office:value-type="string">
            <text:p>#000080 </text:p>
          </table:table-cell>
          <table:table-cell table:style-name="ce144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48" table:formula="of:=[.F104]/255" office:value-type="percentage" office:value="0">
            <text:p>0%</text:p>
          </table:table-cell>
          <table:table-cell table:style-name="ce148" table:formula="of:=[.G104]/255" office:value-type="percentage" office:value="0">
            <text:p>0%</text:p>
          </table:table-cell>
          <table:table-cell table:style-name="ce148" table:formula="of:=[.H104]/255" office:value-type="percentage" office:value="0.501960784313726">
            <text:p>50%</text:p>
          </table:table-cell>
          <table:table-cell table:style-name="ce151" table:formula="of:=IF([.Q104]=[.F104];MOD(360+(0+60*([.G104]-[.H104])/([.F104]-[.P104]));360); IF([.Q104]=[.G104]; 120+60*(([.H104]-[.F104])/([.G104]-[.P104])) ; 240+60*(([.F104]-[.G104])/([.H104]-[.P104]) )))" office:value-type="float" office:value="240">
            <text:p>240</text:p>
          </table:table-cell>
          <table:table-cell table:style-name="ce152" table:formula="of:=1-([.P104]/[.Q104])" office:value-type="percentage" office:value="1">
            <text:p>100%</text:p>
          </table:table-cell>
          <table:table-cell table:style-name="ce152" table:formula="of:=([.P104]+[.Q104])/2/255" office:value-type="percentage" office:value="0.250980392156863">
            <text:p>25%</text:p>
          </table:table-cell>
          <table:table-cell/>
          <table:table-cell table:formula="of:=MIN([.F104:.H104])" office:value-type="float" office:value="0">
            <text:p>0</text:p>
          </table:table-cell>
          <table:table-cell table:formula="of:=MAX([.F104:.H104])" office:value-type="float" office:value="128">
            <text:p>128</text:p>
          </table:table-cell>
        </table:table-row>
        <table:table-row table:style-name="ro3">
          <table:table-cell table:number-columns-repeated="2" table:style-name="ce97" office:value-type="string">
            <text:p><text:s text:c="2"/></text:p>
          </table:table-cell>
          <table:table-cell table:style-name="ce27" office:value-type="string">
            <text:p>oldlace </text:p>
          </table:table-cell>
          <table:table-cell table:style-name="ce27" office:value-type="string">
            <text:p>oldLace </text:p>
          </table:table-cell>
          <table:table-cell table:style-name="ce124" office:value-type="string">
            <text:p>#fdf5e6 </text:p>
          </table:table-cell>
          <table:table-cell table:style-name="ce144" office:value-type="float" office:value="253">
            <text:p>253</text:p>
          </table:table-cell>
          <table:table-cell office:value-type="float" office:value="245">
            <text:p>245</text:p>
          </table:table-cell>
          <table:table-cell office:value-type="float" office:value="230">
            <text:p>230</text:p>
          </table:table-cell>
          <table:table-cell table:style-name="ce148" table:formula="of:=[.F105]/255" office:value-type="percentage" office:value="0.992156862745098">
            <text:p>99%</text:p>
          </table:table-cell>
          <table:table-cell table:style-name="ce148" table:formula="of:=[.G105]/255" office:value-type="percentage" office:value="0.96078431372549">
            <text:p>96%</text:p>
          </table:table-cell>
          <table:table-cell table:style-name="ce148" table:formula="of:=[.H105]/255" office:value-type="percentage" office:value="0.901960784313726">
            <text:p>90%</text:p>
          </table:table-cell>
          <table:table-cell table:style-name="ce151" table:formula="of:=IF([.Q105]=[.F105];MOD(360+(0+60*([.G105]-[.H105])/([.F105]-[.P105]));360); IF([.Q105]=[.G105]; 120+60*(([.H105]-[.F105])/([.G105]-[.P105])) ; 240+60*(([.F105]-[.G105])/([.H105]-[.P105]) )))" office:value-type="float" office:value="39.1304347826087">
            <text:p>39</text:p>
          </table:table-cell>
          <table:table-cell table:style-name="ce152" table:formula="of:=1-([.P105]/[.Q105])" office:value-type="percentage" office:value="0.0909090909090909">
            <text:p>9%</text:p>
          </table:table-cell>
          <table:table-cell table:style-name="ce152" table:formula="of:=([.P105]+[.Q105])/2/255" office:value-type="percentage" office:value="0.947058823529412">
            <text:p>95%</text:p>
          </table:table-cell>
          <table:table-cell/>
          <table:table-cell table:formula="of:=MIN([.F105:.H105])" office:value-type="float" office:value="230">
            <text:p>230</text:p>
          </table:table-cell>
          <table:table-cell table:formula="of:=MAX([.F105:.H105])" office:value-type="float" office:value="253">
            <text:p>253</text:p>
          </table:table-cell>
        </table:table-row>
        <table:table-row table:style-name="ro3">
          <table:table-cell table:number-columns-repeated="2" table:style-name="ce98" office:value-type="string">
            <text:p><text:s text:c="2"/></text:p>
          </table:table-cell>
          <table:table-cell table:number-columns-repeated="2" table:style-name="ce27" office:value-type="string">
            <text:p>olive </text:p>
          </table:table-cell>
          <table:table-cell table:style-name="ce124" office:value-type="string">
            <text:p>#808000 </text:p>
          </table:table-cell>
          <table:table-cell table:style-name="ce144" office:value-type="float" office:value="128">
            <text:p>128</text:p>
          </table:table-cell>
          <table:table-cell office:value-type="float" office:value="128">
            <text:p>128</text:p>
          </table:table-cell>
          <table:table-cell office:value-type="float" office:value="0">
            <text:p>0</text:p>
          </table:table-cell>
          <table:table-cell table:style-name="ce148" table:formula="of:=[.F106]/255" office:value-type="percentage" office:value="0.501960784313726">
            <text:p>50%</text:p>
          </table:table-cell>
          <table:table-cell table:style-name="ce148" table:formula="of:=[.G106]/255" office:value-type="percentage" office:value="0.501960784313726">
            <text:p>50%</text:p>
          </table:table-cell>
          <table:table-cell table:style-name="ce148" table:formula="of:=[.H106]/255" office:value-type="percentage" office:value="0">
            <text:p>0%</text:p>
          </table:table-cell>
          <table:table-cell table:style-name="ce151" table:formula="of:=IF([.Q106]=[.F106];MOD(360+(0+60*([.G106]-[.H106])/([.F106]-[.P106]));360); IF([.Q106]=[.G106]; 120+60*(([.H106]-[.F106])/([.G106]-[.P106])) ; 240+60*(([.F106]-[.G106])/([.H106]-[.P106]) )))" office:value-type="float" office:value="60">
            <text:p>60</text:p>
          </table:table-cell>
          <table:table-cell table:style-name="ce152" table:formula="of:=1-([.P106]/[.Q106])" office:value-type="percentage" office:value="1">
            <text:p>100%</text:p>
          </table:table-cell>
          <table:table-cell table:style-name="ce152" table:formula="of:=([.P106]+[.Q106])/2/255" office:value-type="percentage" office:value="0.250980392156863">
            <text:p>25%</text:p>
          </table:table-cell>
          <table:table-cell/>
          <table:table-cell table:formula="of:=MIN([.F106:.H106])" office:value-type="float" office:value="0">
            <text:p>0</text:p>
          </table:table-cell>
          <table:table-cell table:formula="of:=MAX([.F106:.H106])" office:value-type="float" office:value="128">
            <text:p>128</text:p>
          </table:table-cell>
        </table:table-row>
        <table:table-row table:style-name="ro3">
          <table:table-cell table:number-columns-repeated="2" table:style-name="ce99" office:value-type="string">
            <text:p><text:s text:c="2"/></text:p>
          </table:table-cell>
          <table:table-cell table:style-name="ce27" office:value-type="string">
            <text:p>olivedrab </text:p>
          </table:table-cell>
          <table:table-cell table:style-name="ce27" office:value-type="string">
            <text:p>oliveDrab </text:p>
          </table:table-cell>
          <table:table-cell table:style-name="ce124" office:value-type="string">
            <text:p>#6b8e23 </text:p>
          </table:table-cell>
          <table:table-cell table:style-name="ce144" office:value-type="float" office:value="107">
            <text:p>107</text:p>
          </table:table-cell>
          <table:table-cell office:value-type="float" office:value="142">
            <text:p>142</text:p>
          </table:table-cell>
          <table:table-cell office:value-type="float" office:value="35">
            <text:p>35</text:p>
          </table:table-cell>
          <table:table-cell table:style-name="ce148" table:formula="of:=[.F107]/255" office:value-type="percentage" office:value="0.419607843137255">
            <text:p>42%</text:p>
          </table:table-cell>
          <table:table-cell table:style-name="ce148" table:formula="of:=[.G107]/255" office:value-type="percentage" office:value="0.556862745098039">
            <text:p>56%</text:p>
          </table:table-cell>
          <table:table-cell table:style-name="ce148" table:formula="of:=[.H107]/255" office:value-type="percentage" office:value="0.137254901960784">
            <text:p>14%</text:p>
          </table:table-cell>
          <table:table-cell table:style-name="ce151" table:formula="of:=IF([.Q107]=[.F107];MOD(360+(0+60*([.G107]-[.H107])/([.F107]-[.P107]));360); IF([.Q107]=[.G107]; 120+60*(([.H107]-[.F107])/([.G107]-[.P107])) ; 240+60*(([.F107]-[.G107])/([.H107]-[.P107]) )))" office:value-type="float" office:value="79.6261682242991">
            <text:p>80</text:p>
          </table:table-cell>
          <table:table-cell table:style-name="ce152" table:formula="of:=1-([.P107]/[.Q107])" office:value-type="percentage" office:value="0.753521126760563">
            <text:p>75%</text:p>
          </table:table-cell>
          <table:table-cell table:style-name="ce152" table:formula="of:=([.P107]+[.Q107])/2/255" office:value-type="percentage" office:value="0.347058823529412">
            <text:p>35%</text:p>
          </table:table-cell>
          <table:table-cell/>
          <table:table-cell table:formula="of:=MIN([.F107:.H107])" office:value-type="float" office:value="35">
            <text:p>35</text:p>
          </table:table-cell>
          <table:table-cell table:formula="of:=MAX([.F107:.H107])" office:value-type="float" office:value="142">
            <text:p>142</text:p>
          </table:table-cell>
        </table:table-row>
        <table:table-row table:style-name="ro3">
          <table:table-cell table:number-columns-repeated="2" table:style-name="ce100" office:value-type="string">
            <text:p><text:s text:c="2"/></text:p>
          </table:table-cell>
          <table:table-cell table:number-columns-repeated="2" table:style-name="ce27" office:value-type="string">
            <text:p>orange </text:p>
          </table:table-cell>
          <table:table-cell table:style-name="ce124" office:value-type="string">
            <text:p>#ffa500 </text:p>
          </table:table-cell>
          <table:table-cell table:style-name="ce144" office:value-type="float" office:value="255">
            <text:p>255</text:p>
          </table:table-cell>
          <table:table-cell office:value-type="float" office:value="165">
            <text:p>165</text:p>
          </table:table-cell>
          <table:table-cell office:value-type="float" office:value="0">
            <text:p>0</text:p>
          </table:table-cell>
          <table:table-cell table:style-name="ce148" table:formula="of:=[.F108]/255" office:value-type="percentage" office:value="1">
            <text:p>100%</text:p>
          </table:table-cell>
          <table:table-cell table:style-name="ce148" table:formula="of:=[.G108]/255" office:value-type="percentage" office:value="0.647058823529412">
            <text:p>65%</text:p>
          </table:table-cell>
          <table:table-cell table:style-name="ce148" table:formula="of:=[.H108]/255" office:value-type="percentage" office:value="0">
            <text:p>0%</text:p>
          </table:table-cell>
          <table:table-cell table:style-name="ce151" table:formula="of:=IF([.Q108]=[.F108];MOD(360+(0+60*([.G108]-[.H108])/([.F108]-[.P108]));360); IF([.Q108]=[.G108]; 120+60*(([.H108]-[.F108])/([.G108]-[.P108])) ; 240+60*(([.F108]-[.G108])/([.H108]-[.P108]) )))" office:value-type="float" office:value="38.8235294117647">
            <text:p>39</text:p>
          </table:table-cell>
          <table:table-cell table:style-name="ce152" table:formula="of:=1-([.P108]/[.Q108])" office:value-type="percentage" office:value="1">
            <text:p>100%</text:p>
          </table:table-cell>
          <table:table-cell table:style-name="ce152" table:formula="of:=([.P108]+[.Q108])/2/255" office:value-type="percentage" office:value="0.5">
            <text:p>50%</text:p>
          </table:table-cell>
          <table:table-cell/>
          <table:table-cell table:formula="of:=MIN([.F108:.H108])" office:value-type="float" office:value="0">
            <text:p>0</text:p>
          </table:table-cell>
          <table:table-cell table:formula="of:=MAX([.F108:.H108])" office:value-type="float" office:value="255">
            <text:p>255</text:p>
          </table:table-cell>
        </table:table-row>
        <table:table-row table:style-name="ro3">
          <table:table-cell table:number-columns-repeated="2" table:style-name="ce101" office:value-type="string">
            <text:p><text:s text:c="2"/></text:p>
          </table:table-cell>
          <table:table-cell table:style-name="ce27" office:value-type="string">
            <text:p>orangered </text:p>
          </table:table-cell>
          <table:table-cell table:style-name="ce27" office:value-type="string">
            <text:p>orangeRed </text:p>
          </table:table-cell>
          <table:table-cell table:style-name="ce124" office:value-type="string">
            <text:p>#ff4500 </text:p>
          </table:table-cell>
          <table:table-cell table:style-name="ce144" office:value-type="float" office:value="255">
            <text:p>255</text:p>
          </table:table-cell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table:style-name="ce148" table:formula="of:=[.F109]/255" office:value-type="percentage" office:value="1">
            <text:p>100%</text:p>
          </table:table-cell>
          <table:table-cell table:style-name="ce148" table:formula="of:=[.G109]/255" office:value-type="percentage" office:value="0.270588235294118">
            <text:p>27%</text:p>
          </table:table-cell>
          <table:table-cell table:style-name="ce148" table:formula="of:=[.H109]/255" office:value-type="percentage" office:value="0">
            <text:p>0%</text:p>
          </table:table-cell>
          <table:table-cell table:style-name="ce151" table:formula="of:=IF([.Q109]=[.F109];MOD(360+(0+60*([.G109]-[.H109])/([.F109]-[.P109]));360); IF([.Q109]=[.G109]; 120+60*(([.H109]-[.F109])/([.G109]-[.P109])) ; 240+60*(([.F109]-[.G109])/([.H109]-[.P109]) )))" office:value-type="float" office:value="16.2352941176471">
            <text:p>16</text:p>
          </table:table-cell>
          <table:table-cell table:style-name="ce152" table:formula="of:=1-([.P109]/[.Q109])" office:value-type="percentage" office:value="1">
            <text:p>100%</text:p>
          </table:table-cell>
          <table:table-cell table:style-name="ce152" table:formula="of:=([.P109]+[.Q109])/2/255" office:value-type="percentage" office:value="0.5">
            <text:p>50%</text:p>
          </table:table-cell>
          <table:table-cell/>
          <table:table-cell table:formula="of:=MIN([.F109:.H109])" office:value-type="float" office:value="0">
            <text:p>0</text:p>
          </table:table-cell>
          <table:table-cell table:formula="of:=MAX([.F109:.H109])" office:value-type="float" office:value="255">
            <text:p>255</text:p>
          </table:table-cell>
        </table:table-row>
        <table:table-row table:style-name="ro3">
          <table:table-cell table:number-columns-repeated="2" table:style-name="ce102" office:value-type="string">
            <text:p><text:s text:c="2"/></text:p>
          </table:table-cell>
          <table:table-cell table:number-columns-repeated="2" table:style-name="ce27" office:value-type="string">
            <text:p>orchid </text:p>
          </table:table-cell>
          <table:table-cell table:style-name="ce124" office:value-type="string">
            <text:p>#da70d6 </text:p>
          </table:table-cell>
          <table:table-cell table:style-name="ce144" office:value-type="float" office:value="218">
            <text:p>218</text:p>
          </table:table-cell>
          <table:table-cell office:value-type="float" office:value="112">
            <text:p>112</text:p>
          </table:table-cell>
          <table:table-cell office:value-type="float" office:value="214">
            <text:p>214</text:p>
          </table:table-cell>
          <table:table-cell table:style-name="ce148" table:formula="of:=[.F110]/255" office:value-type="percentage" office:value="0.854901960784314">
            <text:p>85%</text:p>
          </table:table-cell>
          <table:table-cell table:style-name="ce148" table:formula="of:=[.G110]/255" office:value-type="percentage" office:value="0.43921568627451">
            <text:p>44%</text:p>
          </table:table-cell>
          <table:table-cell table:style-name="ce148" table:formula="of:=[.H110]/255" office:value-type="percentage" office:value="0.83921568627451">
            <text:p>84%</text:p>
          </table:table-cell>
          <table:table-cell table:style-name="ce151" table:formula="of:=IF([.Q110]=[.F110];MOD(360+(0+60*([.G110]-[.H110])/([.F110]-[.P110]));360); IF([.Q110]=[.G110]; 120+60*(([.H110]-[.F110])/([.G110]-[.P110])) ; 240+60*(([.F110]-[.G110])/([.H110]-[.P110]) )))" office:value-type="float" office:value="302.264150943396">
            <text:p>302</text:p>
          </table:table-cell>
          <table:table-cell table:style-name="ce152" table:formula="of:=1-([.P110]/[.Q110])" office:value-type="percentage" office:value="0.486238532110092">
            <text:p>49%</text:p>
          </table:table-cell>
          <table:table-cell table:style-name="ce152" table:formula="of:=([.P110]+[.Q110])/2/255" office:value-type="percentage" office:value="0.647058823529412">
            <text:p>65%</text:p>
          </table:table-cell>
          <table:table-cell/>
          <table:table-cell table:formula="of:=MIN([.F110:.H110])" office:value-type="float" office:value="112">
            <text:p>112</text:p>
          </table:table-cell>
          <table:table-cell table:formula="of:=MAX([.F110:.H110])" office:value-type="float" office:value="218">
            <text:p>218</text:p>
          </table:table-cell>
        </table:table-row>
        <table:table-row table:style-name="ro3">
          <table:table-cell table:number-columns-repeated="2" table:style-name="ce103" office:value-type="string">
            <text:p><text:s text:c="2"/></text:p>
          </table:table-cell>
          <table:table-cell table:style-name="ce27" office:value-type="string">
            <text:p>palegoldenrod </text:p>
          </table:table-cell>
          <table:table-cell table:style-name="ce27" office:value-type="string">
            <text:p>paleGoldenrod </text:p>
          </table:table-cell>
          <table:table-cell table:style-name="ce124" office:value-type="string">
            <text:p>#eee8aa </text:p>
          </table:table-cell>
          <table:table-cell table:style-name="ce144" office:value-type="float" office:value="238">
            <text:p>238</text:p>
          </table:table-cell>
          <table:table-cell office:value-type="float" office:value="232">
            <text:p>232</text:p>
          </table:table-cell>
          <table:table-cell office:value-type="float" office:value="170">
            <text:p>170</text:p>
          </table:table-cell>
          <table:table-cell table:style-name="ce148" table:formula="of:=[.F111]/255" office:value-type="percentage" office:value="0.933333333333333">
            <text:p>93%</text:p>
          </table:table-cell>
          <table:table-cell table:style-name="ce148" table:formula="of:=[.G111]/255" office:value-type="percentage" office:value="0.909803921568627">
            <text:p>91%</text:p>
          </table:table-cell>
          <table:table-cell table:style-name="ce148" table:formula="of:=[.H111]/255" office:value-type="percentage" office:value="0.666666666666667">
            <text:p>67%</text:p>
          </table:table-cell>
          <table:table-cell table:style-name="ce151" table:formula="of:=IF([.Q111]=[.F111];MOD(360+(0+60*([.G111]-[.H111])/([.F111]-[.P111]));360); IF([.Q111]=[.G111]; 120+60*(([.H111]-[.F111])/([.G111]-[.P111])) ; 240+60*(([.F111]-[.G111])/([.H111]-[.P111]) )))" office:value-type="float" office:value="54.7058823529412">
            <text:p>55</text:p>
          </table:table-cell>
          <table:table-cell table:style-name="ce152" table:formula="of:=1-([.P111]/[.Q111])" office:value-type="percentage" office:value="0.285714285714286">
            <text:p>29%</text:p>
          </table:table-cell>
          <table:table-cell table:style-name="ce152" table:formula="of:=([.P111]+[.Q111])/2/255" office:value-type="percentage" office:value="0.8">
            <text:p>80%</text:p>
          </table:table-cell>
          <table:table-cell/>
          <table:table-cell table:formula="of:=MIN([.F111:.H111])" office:value-type="float" office:value="170">
            <text:p>170</text:p>
          </table:table-cell>
          <table:table-cell table:formula="of:=MAX([.F111:.H111])" office:value-type="float" office:value="238">
            <text:p>238</text:p>
          </table:table-cell>
        </table:table-row>
        <table:table-row table:style-name="ro3">
          <table:table-cell table:number-columns-repeated="2" table:style-name="ce104" office:value-type="string">
            <text:p><text:s text:c="2"/></text:p>
          </table:table-cell>
          <table:table-cell table:style-name="ce27" office:value-type="string">
            <text:p>palegreen </text:p>
          </table:table-cell>
          <table:table-cell table:style-name="ce27" office:value-type="string">
            <text:p>paleGreen </text:p>
          </table:table-cell>
          <table:table-cell table:style-name="ce124" office:value-type="string">
            <text:p>#98fb98 </text:p>
          </table:table-cell>
          <table:table-cell table:style-name="ce144" office:value-type="float" office:value="152">
            <text:p>152</text:p>
          </table:table-cell>
          <table:table-cell office:value-type="float" office:value="251">
            <text:p>251</text:p>
          </table:table-cell>
          <table:table-cell office:value-type="float" office:value="152">
            <text:p>152</text:p>
          </table:table-cell>
          <table:table-cell table:style-name="ce148" table:formula="of:=[.F112]/255" office:value-type="percentage" office:value="0.596078431372549">
            <text:p>60%</text:p>
          </table:table-cell>
          <table:table-cell table:style-name="ce148" table:formula="of:=[.G112]/255" office:value-type="percentage" office:value="0.984313725490196">
            <text:p>98%</text:p>
          </table:table-cell>
          <table:table-cell table:style-name="ce148" table:formula="of:=[.H112]/255" office:value-type="percentage" office:value="0.596078431372549">
            <text:p>60%</text:p>
          </table:table-cell>
          <table:table-cell table:style-name="ce151" table:formula="of:=IF([.Q112]=[.F112];MOD(360+(0+60*([.G112]-[.H112])/([.F112]-[.P112]));360); IF([.Q112]=[.G112]; 120+60*(([.H112]-[.F112])/([.G112]-[.P112])) ; 240+60*(([.F112]-[.G112])/([.H112]-[.P112]) )))" office:value-type="float" office:value="120">
            <text:p>120</text:p>
          </table:table-cell>
          <table:table-cell table:style-name="ce152" table:formula="of:=1-([.P112]/[.Q112])" office:value-type="percentage" office:value="0.394422310756972">
            <text:p>39%</text:p>
          </table:table-cell>
          <table:table-cell table:style-name="ce152" table:formula="of:=([.P112]+[.Q112])/2/255" office:value-type="percentage" office:value="0.790196078431373">
            <text:p>79%</text:p>
          </table:table-cell>
          <table:table-cell/>
          <table:table-cell table:formula="of:=MIN([.F112:.H112])" office:value-type="float" office:value="152">
            <text:p>152</text:p>
          </table:table-cell>
          <table:table-cell table:formula="of:=MAX([.F112:.H112])" office:value-type="float" office:value="251">
            <text:p>251</text:p>
          </table:table-cell>
        </table:table-row>
        <table:table-row table:style-name="ro3">
          <table:table-cell table:number-columns-repeated="2" table:style-name="ce105" office:value-type="string">
            <text:p><text:s text:c="2"/></text:p>
          </table:table-cell>
          <table:table-cell table:style-name="ce27" office:value-type="string">
            <text:p>paleturquoise </text:p>
          </table:table-cell>
          <table:table-cell table:style-name="ce27" office:value-type="string">
            <text:p>paleTurquoise </text:p>
          </table:table-cell>
          <table:table-cell table:style-name="ce124" office:value-type="string">
            <text:p>#afeeee </text:p>
          </table:table-cell>
          <table:table-cell table:style-name="ce144" office:value-type="float" office:value="175">
            <text:p>175</text:p>
          </table:table-cell>
          <table:table-cell table:number-columns-repeated="2" office:value-type="float" office:value="238">
            <text:p>238</text:p>
          </table:table-cell>
          <table:table-cell table:style-name="ce148" table:formula="of:=[.F113]/255" office:value-type="percentage" office:value="0.686274509803922">
            <text:p>69%</text:p>
          </table:table-cell>
          <table:table-cell table:style-name="ce148" table:formula="of:=[.G113]/255" office:value-type="percentage" office:value="0.933333333333333">
            <text:p>93%</text:p>
          </table:table-cell>
          <table:table-cell table:style-name="ce148" table:formula="of:=[.H113]/255" office:value-type="percentage" office:value="0.933333333333333">
            <text:p>93%</text:p>
          </table:table-cell>
          <table:table-cell table:style-name="ce151" table:formula="of:=IF([.Q113]=[.F113];MOD(360+(0+60*([.G113]-[.H113])/([.F113]-[.P113]));360); IF([.Q113]=[.G113]; 120+60*(([.H113]-[.F113])/([.G113]-[.P113])) ; 240+60*(([.F113]-[.G113])/([.H113]-[.P113]) )))" office:value-type="float" office:value="180">
            <text:p>180</text:p>
          </table:table-cell>
          <table:table-cell table:style-name="ce152" table:formula="of:=1-([.P113]/[.Q113])" office:value-type="percentage" office:value="0.264705882352941">
            <text:p>26%</text:p>
          </table:table-cell>
          <table:table-cell table:style-name="ce152" table:formula="of:=([.P113]+[.Q113])/2/255" office:value-type="percentage" office:value="0.809803921568627">
            <text:p>81%</text:p>
          </table:table-cell>
          <table:table-cell/>
          <table:table-cell table:formula="of:=MIN([.F113:.H113])" office:value-type="float" office:value="175">
            <text:p>175</text:p>
          </table:table-cell>
          <table:table-cell table:formula="of:=MAX([.F113:.H113])" office:value-type="float" office:value="238">
            <text:p>238</text:p>
          </table:table-cell>
        </table:table-row>
        <table:table-row table:style-name="ro3">
          <table:table-cell table:number-columns-repeated="2" table:style-name="ce106" office:value-type="string">
            <text:p><text:s text:c="2"/></text:p>
          </table:table-cell>
          <table:table-cell table:style-name="ce27" office:value-type="string">
            <text:p>palevioletred </text:p>
          </table:table-cell>
          <table:table-cell table:style-name="ce27" office:value-type="string">
            <text:p>paleVioletRed </text:p>
          </table:table-cell>
          <table:table-cell table:style-name="ce124" office:value-type="string">
            <text:p>#db7093 </text:p>
          </table:table-cell>
          <table:table-cell table:style-name="ce144" office:value-type="float" office:value="219">
            <text:p>219</text:p>
          </table:table-cell>
          <table:table-cell office:value-type="float" office:value="112">
            <text:p>112</text:p>
          </table:table-cell>
          <table:table-cell office:value-type="float" office:value="147">
            <text:p>147</text:p>
          </table:table-cell>
          <table:table-cell table:style-name="ce148" table:formula="of:=[.F114]/255" office:value-type="percentage" office:value="0.858823529411765">
            <text:p>86%</text:p>
          </table:table-cell>
          <table:table-cell table:style-name="ce148" table:formula="of:=[.G114]/255" office:value-type="percentage" office:value="0.43921568627451">
            <text:p>44%</text:p>
          </table:table-cell>
          <table:table-cell table:style-name="ce148" table:formula="of:=[.H114]/255" office:value-type="percentage" office:value="0.576470588235294">
            <text:p>58%</text:p>
          </table:table-cell>
          <table:table-cell table:style-name="ce151" table:formula="of:=IF([.Q114]=[.F114];MOD(360+(0+60*([.G114]-[.H114])/([.F114]-[.P114]));360); IF([.Q114]=[.G114]; 120+60*(([.H114]-[.F114])/([.G114]-[.P114])) ; 240+60*(([.F114]-[.G114])/([.H114]-[.P114]) )))" office:value-type="float" office:value="340.373831775701">
            <text:p>340</text:p>
          </table:table-cell>
          <table:table-cell table:style-name="ce152" table:formula="of:=1-([.P114]/[.Q114])" office:value-type="percentage" office:value="0.488584474885845">
            <text:p>49%</text:p>
          </table:table-cell>
          <table:table-cell table:style-name="ce152" table:formula="of:=([.P114]+[.Q114])/2/255" office:value-type="percentage" office:value="0.649019607843137">
            <text:p>65%</text:p>
          </table:table-cell>
          <table:table-cell/>
          <table:table-cell table:formula="of:=MIN([.F114:.H114])" office:value-type="float" office:value="112">
            <text:p>112</text:p>
          </table:table-cell>
          <table:table-cell table:formula="of:=MAX([.F114:.H114])" office:value-type="float" office:value="219">
            <text:p>219</text:p>
          </table:table-cell>
        </table:table-row>
        <table:table-row table:style-name="ro3">
          <table:table-cell table:number-columns-repeated="2" table:style-name="ce107" office:value-type="string">
            <text:p><text:s text:c="2"/></text:p>
          </table:table-cell>
          <table:table-cell table:style-name="ce27" office:value-type="string">
            <text:p>papayawhip </text:p>
          </table:table-cell>
          <table:table-cell table:style-name="ce27" office:value-type="string">
            <text:p>papayaWhip </text:p>
          </table:table-cell>
          <table:table-cell table:style-name="ce124" office:value-type="string">
            <text:p>#ffefd5 </text:p>
          </table:table-cell>
          <table:table-cell table:style-name="ce144" office:value-type="float" office:value="255">
            <text:p>255</text:p>
          </table:table-cell>
          <table:table-cell office:value-type="float" office:value="239">
            <text:p>239</text:p>
          </table:table-cell>
          <table:table-cell office:value-type="float" office:value="213">
            <text:p>213</text:p>
          </table:table-cell>
          <table:table-cell table:style-name="ce148" table:formula="of:=[.F115]/255" office:value-type="percentage" office:value="1">
            <text:p>100%</text:p>
          </table:table-cell>
          <table:table-cell table:style-name="ce148" table:formula="of:=[.G115]/255" office:value-type="percentage" office:value="0.937254901960784">
            <text:p>94%</text:p>
          </table:table-cell>
          <table:table-cell table:style-name="ce148" table:formula="of:=[.H115]/255" office:value-type="percentage" office:value="0.835294117647059">
            <text:p>84%</text:p>
          </table:table-cell>
          <table:table-cell table:style-name="ce151" table:formula="of:=IF([.Q115]=[.F115];MOD(360+(0+60*([.G115]-[.H115])/([.F115]-[.P115]));360); IF([.Q115]=[.G115]; 120+60*(([.H115]-[.F115])/([.G115]-[.P115])) ; 240+60*(([.F115]-[.G115])/([.H115]-[.P115]) )))" office:value-type="float" office:value="37.1428571428572">
            <text:p>37</text:p>
          </table:table-cell>
          <table:table-cell table:style-name="ce152" table:formula="of:=1-([.P115]/[.Q115])" office:value-type="percentage" office:value="0.164705882352941">
            <text:p>16%</text:p>
          </table:table-cell>
          <table:table-cell table:style-name="ce152" table:formula="of:=([.P115]+[.Q115])/2/255" office:value-type="percentage" office:value="0.917647058823529">
            <text:p>92%</text:p>
          </table:table-cell>
          <table:table-cell/>
          <table:table-cell table:formula="of:=MIN([.F115:.H115])" office:value-type="float" office:value="213">
            <text:p>213</text:p>
          </table:table-cell>
          <table:table-cell table:formula="of:=MAX([.F115:.H115])" office:value-type="float" office:value="255">
            <text:p>255</text:p>
          </table:table-cell>
        </table:table-row>
        <table:table-row table:style-name="ro3">
          <table:table-cell table:number-columns-repeated="2" table:style-name="ce108" office:value-type="string">
            <text:p><text:s text:c="2"/></text:p>
          </table:table-cell>
          <table:table-cell table:style-name="ce27" office:value-type="string">
            <text:p>peachpuff </text:p>
          </table:table-cell>
          <table:table-cell table:style-name="ce27" office:value-type="string">
            <text:p>peachPuff </text:p>
          </table:table-cell>
          <table:table-cell table:style-name="ce124" office:value-type="string">
            <text:p>#ffdab9 </text:p>
          </table:table-cell>
          <table:table-cell table:style-name="ce144" office:value-type="float" office:value="255">
            <text:p>255</text:p>
          </table:table-cell>
          <table:table-cell office:value-type="float" office:value="218">
            <text:p>218</text:p>
          </table:table-cell>
          <table:table-cell office:value-type="float" office:value="185">
            <text:p>185</text:p>
          </table:table-cell>
          <table:table-cell table:style-name="ce148" table:formula="of:=[.F116]/255" office:value-type="percentage" office:value="1">
            <text:p>100%</text:p>
          </table:table-cell>
          <table:table-cell table:style-name="ce148" table:formula="of:=[.G116]/255" office:value-type="percentage" office:value="0.854901960784314">
            <text:p>85%</text:p>
          </table:table-cell>
          <table:table-cell table:style-name="ce148" table:formula="of:=[.H116]/255" office:value-type="percentage" office:value="0.725490196078431">
            <text:p>73%</text:p>
          </table:table-cell>
          <table:table-cell table:style-name="ce151" table:formula="of:=IF([.Q116]=[.F116];MOD(360+(0+60*([.G116]-[.H116])/([.F116]-[.P116]));360); IF([.Q116]=[.G116]; 120+60*(([.H116]-[.F116])/([.G116]-[.P116])) ; 240+60*(([.F116]-[.G116])/([.H116]-[.P116]) )))" office:value-type="float" office:value="28.2857142857143">
            <text:p>28</text:p>
          </table:table-cell>
          <table:table-cell table:style-name="ce152" table:formula="of:=1-([.P116]/[.Q116])" office:value-type="percentage" office:value="0.274509803921569">
            <text:p>27%</text:p>
          </table:table-cell>
          <table:table-cell table:style-name="ce152" table:formula="of:=([.P116]+[.Q116])/2/255" office:value-type="percentage" office:value="0.862745098039216">
            <text:p>86%</text:p>
          </table:table-cell>
          <table:table-cell/>
          <table:table-cell table:formula="of:=MIN([.F116:.H116])" office:value-type="float" office:value="185">
            <text:p>185</text:p>
          </table:table-cell>
          <table:table-cell table:formula="of:=MAX([.F116:.H116])" office:value-type="float" office:value="255">
            <text:p>255</text:p>
          </table:table-cell>
        </table:table-row>
        <table:table-row table:style-name="ro3">
          <table:table-cell table:number-columns-repeated="2" table:style-name="ce109" office:value-type="string">
            <text:p><text:s text:c="2"/></text:p>
          </table:table-cell>
          <table:table-cell table:number-columns-repeated="2" table:style-name="ce27" office:value-type="string">
            <text:p>peru </text:p>
          </table:table-cell>
          <table:table-cell table:style-name="ce124" office:value-type="string">
            <text:p>#cd853f </text:p>
          </table:table-cell>
          <table:table-cell table:style-name="ce144" office:value-type="float" office:value="205">
            <text:p>205</text:p>
          </table:table-cell>
          <table:table-cell office:value-type="float" office:value="133">
            <text:p>133</text:p>
          </table:table-cell>
          <table:table-cell office:value-type="float" office:value="63">
            <text:p>63</text:p>
          </table:table-cell>
          <table:table-cell table:style-name="ce148" table:formula="of:=[.F117]/255" office:value-type="percentage" office:value="0.803921568627451">
            <text:p>80%</text:p>
          </table:table-cell>
          <table:table-cell table:style-name="ce148" table:formula="of:=[.G117]/255" office:value-type="percentage" office:value="0.52156862745098">
            <text:p>52%</text:p>
          </table:table-cell>
          <table:table-cell table:style-name="ce148" table:formula="of:=[.H117]/255" office:value-type="percentage" office:value="0.247058823529412">
            <text:p>25%</text:p>
          </table:table-cell>
          <table:table-cell table:style-name="ce151" table:formula="of:=IF([.Q117]=[.F117];MOD(360+(0+60*([.G117]-[.H117])/([.F117]-[.P117]));360); IF([.Q117]=[.G117]; 120+60*(([.H117]-[.F117])/([.G117]-[.P117])) ; 240+60*(([.F117]-[.G117])/([.H117]-[.P117]) )))" office:value-type="float" office:value="29.5774647887324">
            <text:p>30</text:p>
          </table:table-cell>
          <table:table-cell table:style-name="ce152" table:formula="of:=1-([.P117]/[.Q117])" office:value-type="percentage" office:value="0.692682926829268">
            <text:p>69%</text:p>
          </table:table-cell>
          <table:table-cell table:style-name="ce152" table:formula="of:=([.P117]+[.Q117])/2/255" office:value-type="percentage" office:value="0.525490196078431">
            <text:p>53%</text:p>
          </table:table-cell>
          <table:table-cell/>
          <table:table-cell table:formula="of:=MIN([.F117:.H117])" office:value-type="float" office:value="63">
            <text:p>63</text:p>
          </table:table-cell>
          <table:table-cell table:formula="of:=MAX([.F117:.H117])" office:value-type="float" office:value="205">
            <text:p>205</text:p>
          </table:table-cell>
        </table:table-row>
        <table:table-row table:style-name="ro3">
          <table:table-cell table:number-columns-repeated="2" table:style-name="ce110" office:value-type="string">
            <text:p><text:s text:c="2"/></text:p>
          </table:table-cell>
          <table:table-cell table:number-columns-repeated="2" table:style-name="ce27" office:value-type="string">
            <text:p>pink </text:p>
          </table:table-cell>
          <table:table-cell table:style-name="ce124" office:value-type="string">
            <text:p>#ffc0cb </text:p>
          </table:table-cell>
          <table:table-cell table:style-name="ce144" office:value-type="float" office:value="255">
            <text:p>255</text:p>
          </table:table-cell>
          <table:table-cell office:value-type="float" office:value="192">
            <text:p>192</text:p>
          </table:table-cell>
          <table:table-cell office:value-type="float" office:value="203">
            <text:p>203</text:p>
          </table:table-cell>
          <table:table-cell table:style-name="ce148" table:formula="of:=[.F118]/255" office:value-type="percentage" office:value="1">
            <text:p>100%</text:p>
          </table:table-cell>
          <table:table-cell table:style-name="ce148" table:formula="of:=[.G118]/255" office:value-type="percentage" office:value="0.752941176470588">
            <text:p>75%</text:p>
          </table:table-cell>
          <table:table-cell table:style-name="ce148" table:formula="of:=[.H118]/255" office:value-type="percentage" office:value="0.796078431372549">
            <text:p>80%</text:p>
          </table:table-cell>
          <table:table-cell table:style-name="ce151" table:formula="of:=IF([.Q118]=[.F118];MOD(360+(0+60*([.G118]-[.H118])/([.F118]-[.P118]));360); IF([.Q118]=[.G118]; 120+60*(([.H118]-[.F118])/([.G118]-[.P118])) ; 240+60*(([.F118]-[.G118])/([.H118]-[.P118]) )))" office:value-type="float" office:value="349.52380952381">
            <text:p>350</text:p>
          </table:table-cell>
          <table:table-cell table:style-name="ce152" table:formula="of:=1-([.P118]/[.Q118])" office:value-type="percentage" office:value="0.247058823529412">
            <text:p>25%</text:p>
          </table:table-cell>
          <table:table-cell table:style-name="ce152" table:formula="of:=([.P118]+[.Q118])/2/255" office:value-type="percentage" office:value="0.876470588235294">
            <text:p>88%</text:p>
          </table:table-cell>
          <table:table-cell/>
          <table:table-cell table:formula="of:=MIN([.F118:.H118])" office:value-type="float" office:value="192">
            <text:p>192</text:p>
          </table:table-cell>
          <table:table-cell table:formula="of:=MAX([.F118:.H118])" office:value-type="float" office:value="255">
            <text:p>255</text:p>
          </table:table-cell>
        </table:table-row>
        <table:table-row table:style-name="ro3">
          <table:table-cell table:number-columns-repeated="2" table:style-name="ce111" office:value-type="string">
            <text:p><text:s text:c="2"/></text:p>
          </table:table-cell>
          <table:table-cell table:number-columns-repeated="2" table:style-name="ce27" office:value-type="string">
            <text:p>plum </text:p>
          </table:table-cell>
          <table:table-cell table:style-name="ce124" office:value-type="string">
            <text:p>#dda0dd </text:p>
          </table:table-cell>
          <table:table-cell table:style-name="ce144" office:value-type="float" office:value="221">
            <text:p>221</text:p>
          </table:table-cell>
          <table:table-cell office:value-type="float" office:value="160">
            <text:p>160</text:p>
          </table:table-cell>
          <table:table-cell office:value-type="float" office:value="221">
            <text:p>221</text:p>
          </table:table-cell>
          <table:table-cell table:style-name="ce148" table:formula="of:=[.F119]/255" office:value-type="percentage" office:value="0.866666666666667">
            <text:p>87%</text:p>
          </table:table-cell>
          <table:table-cell table:style-name="ce148" table:formula="of:=[.G119]/255" office:value-type="percentage" office:value="0.627450980392157">
            <text:p>63%</text:p>
          </table:table-cell>
          <table:table-cell table:style-name="ce148" table:formula="of:=[.H119]/255" office:value-type="percentage" office:value="0.866666666666667">
            <text:p>87%</text:p>
          </table:table-cell>
          <table:table-cell table:style-name="ce151" table:formula="of:=IF([.Q119]=[.F119];MOD(360+(0+60*([.G119]-[.H119])/([.F119]-[.P119]));360); IF([.Q119]=[.G119]; 120+60*(([.H119]-[.F119])/([.G119]-[.P119])) ; 240+60*(([.F119]-[.G119])/([.H119]-[.P119]) )))" office:value-type="float" office:value="300">
            <text:p>300</text:p>
          </table:table-cell>
          <table:table-cell table:style-name="ce152" table:formula="of:=1-([.P119]/[.Q119])" office:value-type="percentage" office:value="0.276018099547511">
            <text:p>28%</text:p>
          </table:table-cell>
          <table:table-cell table:style-name="ce152" table:formula="of:=([.P119]+[.Q119])/2/255" office:value-type="percentage" office:value="0.747058823529412">
            <text:p>75%</text:p>
          </table:table-cell>
          <table:table-cell/>
          <table:table-cell table:formula="of:=MIN([.F119:.H119])" office:value-type="float" office:value="160">
            <text:p>160</text:p>
          </table:table-cell>
          <table:table-cell table:formula="of:=MAX([.F119:.H119])" office:value-type="float" office:value="221">
            <text:p>221</text:p>
          </table:table-cell>
        </table:table-row>
        <table:table-row table:style-name="ro3">
          <table:table-cell table:number-columns-repeated="2" table:style-name="ce112" office:value-type="string">
            <text:p><text:s text:c="2"/></text:p>
          </table:table-cell>
          <table:table-cell table:style-name="ce27" office:value-type="string">
            <text:p>powderblue </text:p>
          </table:table-cell>
          <table:table-cell table:style-name="ce27" office:value-type="string">
            <text:p>powderBlue </text:p>
          </table:table-cell>
          <table:table-cell table:style-name="ce124" office:value-type="string">
            <text:p>#b0e0e6 </text:p>
          </table:table-cell>
          <table:table-cell table:style-name="ce144" office:value-type="float" office:value="176">
            <text:p>176</text:p>
          </table:table-cell>
          <table:table-cell office:value-type="float" office:value="224">
            <text:p>224</text:p>
          </table:table-cell>
          <table:table-cell office:value-type="float" office:value="230">
            <text:p>230</text:p>
          </table:table-cell>
          <table:table-cell table:style-name="ce148" table:formula="of:=[.F120]/255" office:value-type="percentage" office:value="0.690196078431373">
            <text:p>69%</text:p>
          </table:table-cell>
          <table:table-cell table:style-name="ce148" table:formula="of:=[.G120]/255" office:value-type="percentage" office:value="0.87843137254902">
            <text:p>88%</text:p>
          </table:table-cell>
          <table:table-cell table:style-name="ce148" table:formula="of:=[.H120]/255" office:value-type="percentage" office:value="0.901960784313726">
            <text:p>90%</text:p>
          </table:table-cell>
          <table:table-cell table:style-name="ce151" table:formula="of:=IF([.Q120]=[.F120];MOD(360+(0+60*([.G120]-[.H120])/([.F120]-[.P120]));360); IF([.Q120]=[.G120]; 120+60*(([.H120]-[.F120])/([.G120]-[.P120])) ; 240+60*(([.F120]-[.G120])/([.H120]-[.P120]) )))" office:value-type="float" office:value="186.666666666667">
            <text:p>187</text:p>
          </table:table-cell>
          <table:table-cell table:style-name="ce152" table:formula="of:=1-([.P120]/[.Q120])" office:value-type="percentage" office:value="0.234782608695652">
            <text:p>23%</text:p>
          </table:table-cell>
          <table:table-cell table:style-name="ce152" table:formula="of:=([.P120]+[.Q120])/2/255" office:value-type="percentage" office:value="0.796078431372549">
            <text:p>80%</text:p>
          </table:table-cell>
          <table:table-cell/>
          <table:table-cell table:formula="of:=MIN([.F120:.H120])" office:value-type="float" office:value="176">
            <text:p>176</text:p>
          </table:table-cell>
          <table:table-cell table:formula="of:=MAX([.F120:.H120])" office:value-type="float" office:value="230">
            <text:p>230</text:p>
          </table:table-cell>
        </table:table-row>
        <table:table-row table:style-name="ro3">
          <table:table-cell table:number-columns-repeated="2" table:style-name="ce113" office:value-type="string">
            <text:p><text:s text:c="2"/></text:p>
          </table:table-cell>
          <table:table-cell table:number-columns-repeated="2" table:style-name="ce27" office:value-type="string">
            <text:p>purple </text:p>
          </table:table-cell>
          <table:table-cell table:style-name="ce124" office:value-type="string">
            <text:p>#800080 </text:p>
          </table:table-cell>
          <table:table-cell table:style-name="ce144" office:value-type="float" office:value="128">
            <text:p>128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table:style-name="ce148" table:formula="of:=[.F121]/255" office:value-type="percentage" office:value="0.501960784313726">
            <text:p>50%</text:p>
          </table:table-cell>
          <table:table-cell table:style-name="ce148" table:formula="of:=[.G121]/255" office:value-type="percentage" office:value="0">
            <text:p>0%</text:p>
          </table:table-cell>
          <table:table-cell table:style-name="ce148" table:formula="of:=[.H121]/255" office:value-type="percentage" office:value="0.501960784313726">
            <text:p>50%</text:p>
          </table:table-cell>
          <table:table-cell table:style-name="ce151" table:formula="of:=IF([.Q121]=[.F121];MOD(360+(0+60*([.G121]-[.H121])/([.F121]-[.P121]));360); IF([.Q121]=[.G121]; 120+60*(([.H121]-[.F121])/([.G121]-[.P121])) ; 240+60*(([.F121]-[.G121])/([.H121]-[.P121]) )))" office:value-type="float" office:value="300">
            <text:p>300</text:p>
          </table:table-cell>
          <table:table-cell table:style-name="ce152" table:formula="of:=1-([.P121]/[.Q121])" office:value-type="percentage" office:value="1">
            <text:p>100%</text:p>
          </table:table-cell>
          <table:table-cell table:style-name="ce152" table:formula="of:=([.P121]+[.Q121])/2/255" office:value-type="percentage" office:value="0.250980392156863">
            <text:p>25%</text:p>
          </table:table-cell>
          <table:table-cell/>
          <table:table-cell table:formula="of:=MIN([.F121:.H121])" office:value-type="float" office:value="0">
            <text:p>0</text:p>
          </table:table-cell>
          <table:table-cell table:formula="of:=MAX([.F121:.H121])" office:value-type="float" office:value="128">
            <text:p>128</text:p>
          </table:table-cell>
        </table:table-row>
        <table:table-row table:style-name="ro3">
          <table:table-cell table:style-name="ce114" table:number-columns-repeated="2"/>
          <table:table-cell table:style-name="ce27" office:value-type="string">
            <text:p>rebeccapurple</text:p>
          </table:table-cell>
          <table:table-cell table:style-name="ce27" office:value-type="string">
            <text:p>rebeccaPurple</text:p>
          </table:table-cell>
          <table:table-cell table:style-name="ce124" office:value-type="string">
            <text:p>#663399</text:p>
          </table:table-cell>
          <table:table-cell table:style-name="ce145" table:formula="of:=6*16+6" office:value-type="float" office:value="102">
            <text:p>102</text:p>
          </table:table-cell>
          <table:table-cell table:formula="of:=3*16+3" office:value-type="float" office:value="51">
            <text:p>51</text:p>
          </table:table-cell>
          <table:table-cell table:formula="of:=9*16+9" office:value-type="float" office:value="153">
            <text:p>153</text:p>
          </table:table-cell>
          <table:table-cell table:style-name="ce148" table:formula="of:=[.F122]/255" office:value-type="percentage" office:value="0.4">
            <text:p>40%</text:p>
          </table:table-cell>
          <table:table-cell table:style-name="ce148" table:formula="of:=[.G122]/255" office:value-type="percentage" office:value="0.2">
            <text:p>20%</text:p>
          </table:table-cell>
          <table:table-cell table:style-name="ce148" table:formula="of:=[.H122]/255" office:value-type="percentage" office:value="0.6">
            <text:p>60%</text:p>
          </table:table-cell>
          <table:table-cell table:style-name="ce151" table:formula="of:=IF([.Q122]=[.F122];MOD(360+(0+60*([.G122]-[.H122])/([.F122]-[.P122]));360); IF([.Q122]=[.G122]; 120+60*(([.H122]-[.F122])/([.G122]-[.P122])) ; 240+60*(([.F122]-[.G122])/([.H122]-[.P122]) )))" office:value-type="float" office:value="270">
            <text:p>270</text:p>
          </table:table-cell>
          <table:table-cell table:style-name="ce152" table:formula="of:=1-([.P122]/[.Q122])" office:value-type="percentage" office:value="0.666666666666667">
            <text:p>67%</text:p>
          </table:table-cell>
          <table:table-cell table:style-name="ce152" table:formula="of:=([.P122]+[.Q122])/2/255" office:value-type="percentage" office:value="0.4">
            <text:p>40%</text:p>
          </table:table-cell>
          <table:table-cell/>
          <table:table-cell table:formula="of:=MIN([.F122:.H122])" office:value-type="float" office:value="51">
            <text:p>51</text:p>
          </table:table-cell>
          <table:table-cell table:formula="of:=MAX([.F122:.H122])" office:value-type="float" office:value="153">
            <text:p>153</text:p>
          </table:table-cell>
        </table:table-row>
        <table:table-row table:style-name="ro3">
          <table:table-cell table:number-columns-repeated="2" table:style-name="ce115" office:value-type="string">
            <text:p><text:s text:c="2"/></text:p>
          </table:table-cell>
          <table:table-cell table:number-columns-repeated="2" table:style-name="ce27" office:value-type="string">
            <text:p>red </text:p>
          </table:table-cell>
          <table:table-cell table:style-name="ce124" office:value-type="string">
            <text:p>#ff0000 </text:p>
          </table:table-cell>
          <table:table-cell table:style-name="ce144" office:value-type="float" office:value="255">
            <text:p>255</text:p>
          </table:table-cell>
          <table:table-cell table:number-columns-repeated="2" office:value-type="float" office:value="0">
            <text:p>0</text:p>
          </table:table-cell>
          <table:table-cell table:style-name="ce148" table:formula="of:=[.F123]/255" office:value-type="percentage" office:value="1">
            <text:p>100%</text:p>
          </table:table-cell>
          <table:table-cell table:style-name="ce148" table:formula="of:=[.G123]/255" office:value-type="percentage" office:value="0">
            <text:p>0%</text:p>
          </table:table-cell>
          <table:table-cell table:style-name="ce148" table:formula="of:=[.H123]/255" office:value-type="percentage" office:value="0">
            <text:p>0%</text:p>
          </table:table-cell>
          <table:table-cell table:style-name="ce151" table:formula="of:=IF([.Q123]=[.F123];MOD(360+(0+60*([.G123]-[.H123])/([.F123]-[.P123]));360); IF([.Q123]=[.G123]; 120+60*(([.H123]-[.F123])/([.G123]-[.P123])) ; 240+60*(([.F123]-[.G123])/([.H123]-[.P123]) )))" office:value-type="float" office:value="0">
            <text:p>0</text:p>
          </table:table-cell>
          <table:table-cell table:style-name="ce152" table:formula="of:=1-([.P123]/[.Q123])" office:value-type="percentage" office:value="1">
            <text:p>100%</text:p>
          </table:table-cell>
          <table:table-cell table:style-name="ce152" table:formula="of:=([.P123]+[.Q123])/2/255" office:value-type="percentage" office:value="0.5">
            <text:p>50%</text:p>
          </table:table-cell>
          <table:table-cell/>
          <table:table-cell table:formula="of:=MIN([.F123:.H123])" office:value-type="float" office:value="0">
            <text:p>0</text:p>
          </table:table-cell>
          <table:table-cell table:formula="of:=MAX([.F123:.H123])" office:value-type="float" office:value="255">
            <text:p>255</text:p>
          </table:table-cell>
        </table:table-row>
        <table:table-row table:style-name="ro3">
          <table:table-cell table:number-columns-repeated="2" table:style-name="ce116" office:value-type="string">
            <text:p><text:s text:c="2"/></text:p>
          </table:table-cell>
          <table:table-cell table:style-name="ce27" office:value-type="string">
            <text:p>rosybrown </text:p>
          </table:table-cell>
          <table:table-cell table:style-name="ce27" office:value-type="string">
            <text:p>rosyBrown </text:p>
          </table:table-cell>
          <table:table-cell table:style-name="ce124" office:value-type="string">
            <text:p>#bc8f8f </text:p>
          </table:table-cell>
          <table:table-cell table:style-name="ce144" office:value-type="float" office:value="188">
            <text:p>188</text:p>
          </table:table-cell>
          <table:table-cell table:number-columns-repeated="2" office:value-type="float" office:value="143">
            <text:p>143</text:p>
          </table:table-cell>
          <table:table-cell table:style-name="ce148" table:formula="of:=[.F124]/255" office:value-type="percentage" office:value="0.737254901960784">
            <text:p>74%</text:p>
          </table:table-cell>
          <table:table-cell table:style-name="ce148" table:formula="of:=[.G124]/255" office:value-type="percentage" office:value="0.56078431372549">
            <text:p>56%</text:p>
          </table:table-cell>
          <table:table-cell table:style-name="ce148" table:formula="of:=[.H124]/255" office:value-type="percentage" office:value="0.56078431372549">
            <text:p>56%</text:p>
          </table:table-cell>
          <table:table-cell table:style-name="ce151" table:formula="of:=IF([.Q124]=[.F124];MOD(360+(0+60*([.G124]-[.H124])/([.F124]-[.P124]));360); IF([.Q124]=[.G124]; 120+60*(([.H124]-[.F124])/([.G124]-[.P124])) ; 240+60*(([.F124]-[.G124])/([.H124]-[.P124]) )))" office:value-type="float" office:value="0">
            <text:p>0</text:p>
          </table:table-cell>
          <table:table-cell table:style-name="ce152" table:formula="of:=1-([.P124]/[.Q124])" office:value-type="percentage" office:value="0.23936170212766">
            <text:p>24%</text:p>
          </table:table-cell>
          <table:table-cell table:style-name="ce152" table:formula="of:=([.P124]+[.Q124])/2/255" office:value-type="percentage" office:value="0.649019607843137">
            <text:p>65%</text:p>
          </table:table-cell>
          <table:table-cell/>
          <table:table-cell table:formula="of:=MIN([.F124:.H124])" office:value-type="float" office:value="143">
            <text:p>143</text:p>
          </table:table-cell>
          <table:table-cell table:formula="of:=MAX([.F124:.H124])" office:value-type="float" office:value="188">
            <text:p>188</text:p>
          </table:table-cell>
        </table:table-row>
        <table:table-row table:style-name="ro3">
          <table:table-cell table:number-columns-repeated="2" table:style-name="ce117" office:value-type="string">
            <text:p><text:s text:c="2"/></text:p>
          </table:table-cell>
          <table:table-cell table:style-name="ce27" office:value-type="string">
            <text:p>royalblue </text:p>
          </table:table-cell>
          <table:table-cell table:style-name="ce27" office:value-type="string">
            <text:p>royalBlue </text:p>
          </table:table-cell>
          <table:table-cell table:style-name="ce124" office:value-type="string">
            <text:p>#4169e1 </text:p>
          </table:table-cell>
          <table:table-cell table:style-name="ce144" office:value-type="float" office:value="65">
            <text:p>65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table:style-name="ce148" table:formula="of:=[.F125]/255" office:value-type="percentage" office:value="0.254901960784314">
            <text:p>25%</text:p>
          </table:table-cell>
          <table:table-cell table:style-name="ce148" table:formula="of:=[.G125]/255" office:value-type="percentage" office:value="0.411764705882353">
            <text:p>41%</text:p>
          </table:table-cell>
          <table:table-cell table:style-name="ce148" table:formula="of:=[.H125]/255" office:value-type="percentage" office:value="0.882352941176471">
            <text:p>88%</text:p>
          </table:table-cell>
          <table:table-cell table:style-name="ce151" table:formula="of:=IF([.Q125]=[.F125];MOD(360+(0+60*([.G125]-[.H125])/([.F125]-[.P125]));360); IF([.Q125]=[.G125]; 120+60*(([.H125]-[.F125])/([.G125]-[.P125])) ; 240+60*(([.F125]-[.G125])/([.H125]-[.P125]) )))" office:value-type="float" office:value="225">
            <text:p>225</text:p>
          </table:table-cell>
          <table:table-cell table:style-name="ce152" table:formula="of:=1-([.P125]/[.Q125])" office:value-type="percentage" office:value="0.711111111111111">
            <text:p>71%</text:p>
          </table:table-cell>
          <table:table-cell table:style-name="ce152" table:formula="of:=([.P125]+[.Q125])/2/255" office:value-type="percentage" office:value="0.568627450980392">
            <text:p>57%</text:p>
          </table:table-cell>
          <table:table-cell/>
          <table:table-cell table:formula="of:=MIN([.F125:.H125])" office:value-type="float" office:value="65">
            <text:p>65</text:p>
          </table:table-cell>
          <table:table-cell table:formula="of:=MAX([.F125:.H125])" office:value-type="float" office:value="225">
            <text:p>225</text:p>
          </table:table-cell>
        </table:table-row>
        <table:table-row table:style-name="ro3">
          <table:table-cell table:number-columns-repeated="2" table:style-name="ce118" office:value-type="string">
            <text:p><text:s text:c="2"/></text:p>
          </table:table-cell>
          <table:table-cell table:style-name="ce27" office:value-type="string">
            <text:p>saddlebrown </text:p>
          </table:table-cell>
          <table:table-cell table:style-name="ce27" office:value-type="string">
            <text:p>saddleBrown </text:p>
          </table:table-cell>
          <table:table-cell table:style-name="ce124" office:value-type="string">
            <text:p>#8b4513 </text:p>
          </table:table-cell>
          <table:table-cell table:style-name="ce144" office:value-type="float" office:value="139">
            <text:p>139</text:p>
          </table:table-cell>
          <table:table-cell office:value-type="float" office:value="69">
            <text:p>69</text:p>
          </table:table-cell>
          <table:table-cell office:value-type="float" office:value="19">
            <text:p>19</text:p>
          </table:table-cell>
          <table:table-cell table:style-name="ce148" table:formula="of:=[.F126]/255" office:value-type="percentage" office:value="0.545098039215686">
            <text:p>55%</text:p>
          </table:table-cell>
          <table:table-cell table:style-name="ce148" table:formula="of:=[.G126]/255" office:value-type="percentage" office:value="0.270588235294118">
            <text:p>27%</text:p>
          </table:table-cell>
          <table:table-cell table:style-name="ce148" table:formula="of:=[.H126]/255" office:value-type="percentage" office:value="0.0745098039215686">
            <text:p>7%</text:p>
          </table:table-cell>
          <table:table-cell table:style-name="ce151" table:formula="of:=IF([.Q126]=[.F126];MOD(360+(0+60*([.G126]-[.H126])/([.F126]-[.P126]));360); IF([.Q126]=[.G126]; 120+60*(([.H126]-[.F126])/([.G126]-[.P126])) ; 240+60*(([.F126]-[.G126])/([.H126]-[.P126]) )))" office:value-type="float" office:value="25">
            <text:p>25</text:p>
          </table:table-cell>
          <table:table-cell table:style-name="ce152" table:formula="of:=1-([.P126]/[.Q126])" office:value-type="percentage" office:value="0.863309352517986">
            <text:p>86%</text:p>
          </table:table-cell>
          <table:table-cell table:style-name="ce152" table:formula="of:=([.P126]+[.Q126])/2/255" office:value-type="percentage" office:value="0.309803921568627">
            <text:p>31%</text:p>
          </table:table-cell>
          <table:table-cell/>
          <table:table-cell table:formula="of:=MIN([.F126:.H126])" office:value-type="float" office:value="19">
            <text:p>19</text:p>
          </table:table-cell>
          <table:table-cell table:formula="of:=MAX([.F126:.H126])" office:value-type="float" office:value="139">
            <text:p>139</text:p>
          </table:table-cell>
        </table:table-row>
        <table:table-row table:style-name="ro3">
          <table:table-cell table:number-columns-repeated="2" table:style-name="ce119" office:value-type="string">
            <text:p><text:s text:c="2"/></text:p>
          </table:table-cell>
          <table:table-cell table:number-columns-repeated="2" table:style-name="ce27" office:value-type="string">
            <text:p>salmon </text:p>
          </table:table-cell>
          <table:table-cell table:style-name="ce124" office:value-type="string">
            <text:p>#fa8072 </text:p>
          </table:table-cell>
          <table:table-cell table:style-name="ce144" office:value-type="float" office:value="250">
            <text:p>250</text:p>
          </table:table-cell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  <table:table-cell table:style-name="ce148" table:formula="of:=[.F127]/255" office:value-type="percentage" office:value="0.980392156862745">
            <text:p>98%</text:p>
          </table:table-cell>
          <table:table-cell table:style-name="ce148" table:formula="of:=[.G127]/255" office:value-type="percentage" office:value="0.501960784313726">
            <text:p>50%</text:p>
          </table:table-cell>
          <table:table-cell table:style-name="ce148" table:formula="of:=[.H127]/255" office:value-type="percentage" office:value="0.447058823529412">
            <text:p>45%</text:p>
          </table:table-cell>
          <table:table-cell table:style-name="ce151" table:formula="of:=IF([.Q127]=[.F127];MOD(360+(0+60*([.G127]-[.H127])/([.F127]-[.P127]));360); IF([.Q127]=[.G127]; 120+60*(([.H127]-[.F127])/([.G127]-[.P127])) ; 240+60*(([.F127]-[.G127])/([.H127]-[.P127]) )))" office:value-type="float" office:value="6.1764705882353">
            <text:p>6</text:p>
          </table:table-cell>
          <table:table-cell table:style-name="ce152" table:formula="of:=1-([.P127]/[.Q127])" office:value-type="percentage" office:value="0.544">
            <text:p>54%</text:p>
          </table:table-cell>
          <table:table-cell table:style-name="ce152" table:formula="of:=([.P127]+[.Q127])/2/255" office:value-type="percentage" office:value="0.713725490196078">
            <text:p>71%</text:p>
          </table:table-cell>
          <table:table-cell/>
          <table:table-cell table:formula="of:=MIN([.F127:.H127])" office:value-type="float" office:value="114">
            <text:p>114</text:p>
          </table:table-cell>
          <table:table-cell table:formula="of:=MAX([.F127:.H127])" office:value-type="float" office:value="250">
            <text:p>250</text:p>
          </table:table-cell>
        </table:table-row>
        <table:table-row table:style-name="ro3">
          <table:table-cell table:number-columns-repeated="2" table:style-name="ce120" office:value-type="string">
            <text:p><text:s text:c="2"/></text:p>
          </table:table-cell>
          <table:table-cell table:style-name="ce27" office:value-type="string">
            <text:p>sandybrown </text:p>
          </table:table-cell>
          <table:table-cell table:style-name="ce27" office:value-type="string">
            <text:p>sandyBrown </text:p>
          </table:table-cell>
          <table:table-cell table:style-name="ce124" office:value-type="string">
            <text:p>#f4a460 </text:p>
          </table:table-cell>
          <table:table-cell table:style-name="ce144" office:value-type="float" office:value="244">
            <text:p>244</text:p>
          </table:table-cell>
          <table:table-cell office:value-type="float" office:value="164">
            <text:p>164</text:p>
          </table:table-cell>
          <table:table-cell office:value-type="float" office:value="96">
            <text:p>96</text:p>
          </table:table-cell>
          <table:table-cell table:style-name="ce148" table:formula="of:=[.F128]/255" office:value-type="percentage" office:value="0.956862745098039">
            <text:p>96%</text:p>
          </table:table-cell>
          <table:table-cell table:style-name="ce148" table:formula="of:=[.G128]/255" office:value-type="percentage" office:value="0.643137254901961">
            <text:p>64%</text:p>
          </table:table-cell>
          <table:table-cell table:style-name="ce148" table:formula="of:=[.H128]/255" office:value-type="percentage" office:value="0.376470588235294">
            <text:p>38%</text:p>
          </table:table-cell>
          <table:table-cell table:style-name="ce151" table:formula="of:=IF([.Q128]=[.F128];MOD(360+(0+60*([.G128]-[.H128])/([.F128]-[.P128]));360); IF([.Q128]=[.G128]; 120+60*(([.H128]-[.F128])/([.G128]-[.P128])) ; 240+60*(([.F128]-[.G128])/([.H128]-[.P128]) )))" office:value-type="float" office:value="27.5675675675676">
            <text:p>28</text:p>
          </table:table-cell>
          <table:table-cell table:style-name="ce152" table:formula="of:=1-([.P128]/[.Q128])" office:value-type="percentage" office:value="0.60655737704918">
            <text:p>61%</text:p>
          </table:table-cell>
          <table:table-cell table:style-name="ce152" table:formula="of:=([.P128]+[.Q128])/2/255" office:value-type="percentage" office:value="0.666666666666667">
            <text:p>67%</text:p>
          </table:table-cell>
          <table:table-cell/>
          <table:table-cell table:formula="of:=MIN([.F128:.H128])" office:value-type="float" office:value="96">
            <text:p>96</text:p>
          </table:table-cell>
          <table:table-cell table:formula="of:=MAX([.F128:.H128])" office:value-type="float" office:value="244">
            <text:p>244</text:p>
          </table:table-cell>
        </table:table-row>
        <table:table-row table:style-name="ro3">
          <table:table-cell table:number-columns-repeated="2" table:style-name="ce121" office:value-type="string">
            <text:p><text:s text:c="2"/></text:p>
          </table:table-cell>
          <table:table-cell table:style-name="ce27" office:value-type="string">
            <text:p>seagreen </text:p>
          </table:table-cell>
          <table:table-cell table:style-name="ce27" office:value-type="string">
            <text:p>seaGreen </text:p>
          </table:table-cell>
          <table:table-cell table:style-name="ce124" office:value-type="string">
            <text:p>#2e8b57 </text:p>
          </table:table-cell>
          <table:table-cell table:style-name="ce144" office:value-type="float" office:value="46">
            <text:p>46</text:p>
          </table:table-cell>
          <table:table-cell office:value-type="float" office:value="139">
            <text:p>139</text:p>
          </table:table-cell>
          <table:table-cell office:value-type="float" office:value="87">
            <text:p>87</text:p>
          </table:table-cell>
          <table:table-cell table:style-name="ce148" table:formula="of:=[.F129]/255" office:value-type="percentage" office:value="0.180392156862745">
            <text:p>18%</text:p>
          </table:table-cell>
          <table:table-cell table:style-name="ce148" table:formula="of:=[.G129]/255" office:value-type="percentage" office:value="0.545098039215686">
            <text:p>55%</text:p>
          </table:table-cell>
          <table:table-cell table:style-name="ce148" table:formula="of:=[.H129]/255" office:value-type="percentage" office:value="0.341176470588235">
            <text:p>34%</text:p>
          </table:table-cell>
          <table:table-cell table:style-name="ce151" table:formula="of:=IF([.Q129]=[.F129];MOD(360+(0+60*([.G129]-[.H129])/([.F129]-[.P129]));360); IF([.Q129]=[.G129]; 120+60*(([.H129]-[.F129])/([.G129]-[.P129])) ; 240+60*(([.F129]-[.G129])/([.H129]-[.P129]) )))" office:value-type="float" office:value="146.451612903226">
            <text:p>146</text:p>
          </table:table-cell>
          <table:table-cell table:style-name="ce152" table:formula="of:=1-([.P129]/[.Q129])" office:value-type="percentage" office:value="0.669064748201439">
            <text:p>67%</text:p>
          </table:table-cell>
          <table:table-cell table:style-name="ce152" table:formula="of:=([.P129]+[.Q129])/2/255" office:value-type="percentage" office:value="0.362745098039216">
            <text:p>36%</text:p>
          </table:table-cell>
          <table:table-cell/>
          <table:table-cell table:formula="of:=MIN([.F129:.H129])" office:value-type="float" office:value="46">
            <text:p>46</text:p>
          </table:table-cell>
          <table:table-cell table:formula="of:=MAX([.F129:.H129])" office:value-type="float" office:value="139">
            <text:p>139</text:p>
          </table:table-cell>
        </table:table-row>
        <table:table-row table:style-name="ro3">
          <table:table-cell table:number-columns-repeated="2" table:style-name="ce122" office:value-type="string">
            <text:p><text:s text:c="2"/></text:p>
          </table:table-cell>
          <table:table-cell table:number-columns-repeated="2" table:style-name="ce27" office:value-type="string">
            <text:p>seashell </text:p>
          </table:table-cell>
          <table:table-cell table:style-name="ce124" office:value-type="string">
            <text:p>#fff5ee </text:p>
          </table:table-cell>
          <table:table-cell table:style-name="ce144" office:value-type="float" office:value="255">
            <text:p>255</text:p>
          </table:table-cell>
          <table:table-cell office:value-type="float" office:value="245">
            <text:p>245</text:p>
          </table:table-cell>
          <table:table-cell office:value-type="float" office:value="238">
            <text:p>238</text:p>
          </table:table-cell>
          <table:table-cell table:style-name="ce148" table:formula="of:=[.F130]/255" office:value-type="percentage" office:value="1">
            <text:p>100%</text:p>
          </table:table-cell>
          <table:table-cell table:style-name="ce148" table:formula="of:=[.G130]/255" office:value-type="percentage" office:value="0.96078431372549">
            <text:p>96%</text:p>
          </table:table-cell>
          <table:table-cell table:style-name="ce148" table:formula="of:=[.H130]/255" office:value-type="percentage" office:value="0.933333333333333">
            <text:p>93%</text:p>
          </table:table-cell>
          <table:table-cell table:style-name="ce151" table:formula="of:=IF([.Q130]=[.F130];MOD(360+(0+60*([.G130]-[.H130])/([.F130]-[.P130]));360); IF([.Q130]=[.G130]; 120+60*(([.H130]-[.F130])/([.G130]-[.P130])) ; 240+60*(([.F130]-[.G130])/([.H130]-[.P130]) )))" office:value-type="float" office:value="24.7058823529412">
            <text:p>25</text:p>
          </table:table-cell>
          <table:table-cell table:style-name="ce152" table:formula="of:=1-([.P130]/[.Q130])" office:value-type="percentage" office:value="0.0666666666666667">
            <text:p>7%</text:p>
          </table:table-cell>
          <table:table-cell table:style-name="ce152" table:formula="of:=([.P130]+[.Q130])/2/255" office:value-type="percentage" office:value="0.966666666666667">
            <text:p>97%</text:p>
          </table:table-cell>
          <table:table-cell/>
          <table:table-cell table:formula="of:=MIN([.F130:.H130])" office:value-type="float" office:value="238">
            <text:p>238</text:p>
          </table:table-cell>
          <table:table-cell table:formula="of:=MAX([.F130:.H130])" office:value-type="float" office:value="255">
            <text:p>255</text:p>
          </table:table-cell>
        </table:table-row>
        <table:table-row table:style-name="ro3">
          <table:table-cell table:number-columns-repeated="2" table:style-name="ce123" office:value-type="string">
            <text:p><text:s text:c="2"/></text:p>
          </table:table-cell>
          <table:table-cell table:number-columns-repeated="2" table:style-name="ce27" office:value-type="string">
            <text:p>sienna </text:p>
          </table:table-cell>
          <table:table-cell table:style-name="ce124" office:value-type="string">
            <text:p>#a0522d </text:p>
          </table:table-cell>
          <table:table-cell table:style-name="ce144" office:value-type="float" office:value="160">
            <text:p>160</text:p>
          </table:table-cell>
          <table:table-cell office:value-type="float" office:value="82">
            <text:p>82</text:p>
          </table:table-cell>
          <table:table-cell office:value-type="float" office:value="45">
            <text:p>45</text:p>
          </table:table-cell>
          <table:table-cell table:style-name="ce148" table:formula="of:=[.F131]/255" office:value-type="percentage" office:value="0.627450980392157">
            <text:p>63%</text:p>
          </table:table-cell>
          <table:table-cell table:style-name="ce148" table:formula="of:=[.G131]/255" office:value-type="percentage" office:value="0.32156862745098">
            <text:p>32%</text:p>
          </table:table-cell>
          <table:table-cell table:style-name="ce148" table:formula="of:=[.H131]/255" office:value-type="percentage" office:value="0.176470588235294">
            <text:p>18%</text:p>
          </table:table-cell>
          <table:table-cell table:style-name="ce151" table:formula="of:=IF([.Q131]=[.F131];MOD(360+(0+60*([.G131]-[.H131])/([.F131]-[.P131]));360); IF([.Q131]=[.G131]; 120+60*(([.H131]-[.F131])/([.G131]-[.P131])) ; 240+60*(([.F131]-[.G131])/([.H131]-[.P131]) )))" office:value-type="float" office:value="19.3043478260869">
            <text:p>19</text:p>
          </table:table-cell>
          <table:table-cell table:style-name="ce152" table:formula="of:=1-([.P131]/[.Q131])" office:value-type="percentage" office:value="0.71875">
            <text:p>72%</text:p>
          </table:table-cell>
          <table:table-cell table:style-name="ce152" table:formula="of:=([.P131]+[.Q131])/2/255" office:value-type="percentage" office:value="0.401960784313726">
            <text:p>40%</text:p>
          </table:table-cell>
          <table:table-cell/>
          <table:table-cell table:formula="of:=MIN([.F131:.H131])" office:value-type="float" office:value="45">
            <text:p>45</text:p>
          </table:table-cell>
          <table:table-cell table:formula="of:=MAX([.F131:.H131])" office:value-type="float" office:value="160">
            <text:p>160</text:p>
          </table:table-cell>
        </table:table-row>
        <table:table-row table:style-name="ro3">
          <table:table-cell table:number-columns-repeated="2" table:style-name="ce124" office:value-type="string">
            <text:p><text:s text:c="2"/></text:p>
          </table:table-cell>
          <table:table-cell table:number-columns-repeated="2" table:style-name="ce27" office:value-type="string">
            <text:p>silver </text:p>
          </table:table-cell>
          <table:table-cell table:style-name="ce124" office:value-type="string">
            <text:p>#c0c0c0 </text:p>
          </table:table-cell>
          <table:table-cell table:style-name="ce144" office:value-type="float" office:value="192">
            <text:p>192</text:p>
          </table:table-cell>
          <table:table-cell table:number-columns-repeated="2" office:value-type="float" office:value="192">
            <text:p>192</text:p>
          </table:table-cell>
          <table:table-cell table:style-name="ce148" table:formula="of:=[.F132]/255" office:value-type="percentage" office:value="0.752941176470588">
            <text:p>75%</text:p>
          </table:table-cell>
          <table:table-cell table:style-name="ce148" table:formula="of:=[.G132]/255" office:value-type="percentage" office:value="0.752941176470588">
            <text:p>75%</text:p>
          </table:table-cell>
          <table:table-cell table:style-name="ce148" table:formula="of:=[.H132]/255" office:value-type="percentage" office:value="0.752941176470588">
            <text:p>75%</text:p>
          </table:table-cell>
          <table:table-cell table:style-name="ce151" table:formula="of:=IF([.Q132]=[.F132];MOD(360+(0+60*([.G132]-[.H132])/([.F132]-[.P132]));360); IF([.Q132]=[.G132]; 120+60*(([.H132]-[.F132])/([.G132]-[.P132])) ; 240+60*(([.F132]-[.G132])/([.H132]-[.P132]) )))" office:value-type="float" office:value="0">
            <text:p>#DIV/0!</text:p>
          </table:table-cell>
          <table:table-cell table:style-name="ce152" table:formula="of:=1-([.P132]/[.Q132])" office:value-type="percentage" office:value="0">
            <text:p>0%</text:p>
          </table:table-cell>
          <table:table-cell table:style-name="ce152" table:formula="of:=([.P132]+[.Q132])/2/255" office:value-type="percentage" office:value="0.752941176470588">
            <text:p>75%</text:p>
          </table:table-cell>
          <table:table-cell/>
          <table:table-cell table:formula="of:=MIN([.F132:.H132])" office:value-type="float" office:value="192">
            <text:p>192</text:p>
          </table:table-cell>
          <table:table-cell table:formula="of:=MAX([.F132:.H132])" office:value-type="float" office:value="192">
            <text:p>192</text:p>
          </table:table-cell>
        </table:table-row>
        <table:table-row table:style-name="ro3">
          <table:table-cell table:number-columns-repeated="2" table:style-name="ce125" office:value-type="string">
            <text:p><text:s text:c="2"/></text:p>
          </table:table-cell>
          <table:table-cell table:style-name="ce27" office:value-type="string">
            <text:p>skyblue </text:p>
          </table:table-cell>
          <table:table-cell table:style-name="ce27" office:value-type="string">
            <text:p>skyBlue </text:p>
          </table:table-cell>
          <table:table-cell table:style-name="ce124" office:value-type="string">
            <text:p>#87ceeb </text:p>
          </table:table-cell>
          <table:table-cell table:style-name="ce144" office:value-type="float" office:value="135">
            <text:p>135</text:p>
          </table:table-cell>
          <table:table-cell office:value-type="float" office:value="206">
            <text:p>206</text:p>
          </table:table-cell>
          <table:table-cell office:value-type="float" office:value="235">
            <text:p>235</text:p>
          </table:table-cell>
          <table:table-cell table:style-name="ce148" table:formula="of:=[.F133]/255" office:value-type="percentage" office:value="0.529411764705882">
            <text:p>53%</text:p>
          </table:table-cell>
          <table:table-cell table:style-name="ce148" table:formula="of:=[.G133]/255" office:value-type="percentage" office:value="0.807843137254902">
            <text:p>81%</text:p>
          </table:table-cell>
          <table:table-cell table:style-name="ce148" table:formula="of:=[.H133]/255" office:value-type="percentage" office:value="0.92156862745098">
            <text:p>92%</text:p>
          </table:table-cell>
          <table:table-cell table:style-name="ce151" table:formula="of:=IF([.Q133]=[.F133];MOD(360+(0+60*([.G133]-[.H133])/([.F133]-[.P133]));360); IF([.Q133]=[.G133]; 120+60*(([.H133]-[.F133])/([.G133]-[.P133])) ; 240+60*(([.F133]-[.G133])/([.H133]-[.P133]) )))" office:value-type="float" office:value="197.4">
            <text:p>197</text:p>
          </table:table-cell>
          <table:table-cell table:style-name="ce152" table:formula="of:=1-([.P133]/[.Q133])" office:value-type="percentage" office:value="0.425531914893617">
            <text:p>43%</text:p>
          </table:table-cell>
          <table:table-cell table:style-name="ce152" table:formula="of:=([.P133]+[.Q133])/2/255" office:value-type="percentage" office:value="0.725490196078431">
            <text:p>73%</text:p>
          </table:table-cell>
          <table:table-cell/>
          <table:table-cell table:formula="of:=MIN([.F133:.H133])" office:value-type="float" office:value="135">
            <text:p>135</text:p>
          </table:table-cell>
          <table:table-cell table:formula="of:=MAX([.F133:.H133])" office:value-type="float" office:value="235">
            <text:p>235</text:p>
          </table:table-cell>
        </table:table-row>
        <table:table-row table:style-name="ro3">
          <table:table-cell table:number-columns-repeated="2" table:style-name="ce126" office:value-type="string">
            <text:p><text:s text:c="2"/></text:p>
          </table:table-cell>
          <table:table-cell table:style-name="ce27" office:value-type="string">
            <text:p>slateblue </text:p>
          </table:table-cell>
          <table:table-cell table:style-name="ce27" office:value-type="string">
            <text:p>slateBlue </text:p>
          </table:table-cell>
          <table:table-cell table:style-name="ce124" office:value-type="string">
            <text:p>#6a5acd </text:p>
          </table:table-cell>
          <table:table-cell table:style-name="ce144"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205">
            <text:p>205</text:p>
          </table:table-cell>
          <table:table-cell table:style-name="ce148" table:formula="of:=[.F134]/255" office:value-type="percentage" office:value="0.415686274509804">
            <text:p>42%</text:p>
          </table:table-cell>
          <table:table-cell table:style-name="ce148" table:formula="of:=[.G134]/255" office:value-type="percentage" office:value="0.352941176470588">
            <text:p>35%</text:p>
          </table:table-cell>
          <table:table-cell table:style-name="ce148" table:formula="of:=[.H134]/255" office:value-type="percentage" office:value="0.803921568627451">
            <text:p>80%</text:p>
          </table:table-cell>
          <table:table-cell table:style-name="ce151" table:formula="of:=IF([.Q134]=[.F134];MOD(360+(0+60*([.G134]-[.H134])/([.F134]-[.P134]));360); IF([.Q134]=[.G134]; 120+60*(([.H134]-[.F134])/([.G134]-[.P134])) ; 240+60*(([.F134]-[.G134])/([.H134]-[.P134]) )))" office:value-type="float" office:value="248.347826086957">
            <text:p>248</text:p>
          </table:table-cell>
          <table:table-cell table:style-name="ce152" table:formula="of:=1-([.P134]/[.Q134])" office:value-type="percentage" office:value="0.560975609756098">
            <text:p>56%</text:p>
          </table:table-cell>
          <table:table-cell table:style-name="ce152" table:formula="of:=([.P134]+[.Q134])/2/255" office:value-type="percentage" office:value="0.57843137254902">
            <text:p>58%</text:p>
          </table:table-cell>
          <table:table-cell/>
          <table:table-cell table:formula="of:=MIN([.F134:.H134])" office:value-type="float" office:value="90">
            <text:p>90</text:p>
          </table:table-cell>
          <table:table-cell table:formula="of:=MAX([.F134:.H134])" office:value-type="float" office:value="205">
            <text:p>205</text:p>
          </table:table-cell>
        </table:table-row>
        <table:table-row table:style-name="ro3">
          <table:table-cell table:number-columns-repeated="2" table:style-name="ce127" office:value-type="string">
            <text:p><text:s text:c="2"/></text:p>
          </table:table-cell>
          <table:table-cell table:style-name="ce27" office:value-type="string">
            <text:p>slategray </text:p>
          </table:table-cell>
          <table:table-cell table:style-name="ce27" office:value-type="string">
            <text:p>slateGray </text:p>
          </table:table-cell>
          <table:table-cell table:style-name="ce124" office:value-type="string">
            <text:p>#708090 </text:p>
          </table:table-cell>
          <table:table-cell table:style-name="ce144"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style-name="ce148" table:formula="of:=[.F135]/255" office:value-type="percentage" office:value="0.43921568627451">
            <text:p>44%</text:p>
          </table:table-cell>
          <table:table-cell table:style-name="ce148" table:formula="of:=[.G135]/255" office:value-type="percentage" office:value="0.501960784313726">
            <text:p>50%</text:p>
          </table:table-cell>
          <table:table-cell table:style-name="ce148" table:formula="of:=[.H135]/255" office:value-type="percentage" office:value="0.564705882352941">
            <text:p>56%</text:p>
          </table:table-cell>
          <table:table-cell table:style-name="ce151" table:formula="of:=IF([.Q135]=[.F135];MOD(360+(0+60*([.G135]-[.H135])/([.F135]-[.P135]));360); IF([.Q135]=[.G135]; 120+60*(([.H135]-[.F135])/([.G135]-[.P135])) ; 240+60*(([.F135]-[.G135])/([.H135]-[.P135]) )))" office:value-type="float" office:value="210">
            <text:p>210</text:p>
          </table:table-cell>
          <table:table-cell table:style-name="ce152" table:formula="of:=1-([.P135]/[.Q135])" office:value-type="percentage" office:value="0.222222222222222">
            <text:p>22%</text:p>
          </table:table-cell>
          <table:table-cell table:style-name="ce152" table:formula="of:=([.P135]+[.Q135])/2/255" office:value-type="percentage" office:value="0.501960784313726">
            <text:p>50%</text:p>
          </table:table-cell>
          <table:table-cell/>
          <table:table-cell table:formula="of:=MIN([.F135:.H135])" office:value-type="float" office:value="112">
            <text:p>112</text:p>
          </table:table-cell>
          <table:table-cell table:formula="of:=MAX([.F135:.H135])" office:value-type="float" office:value="144">
            <text:p>144</text:p>
          </table:table-cell>
        </table:table-row>
        <table:table-row table:style-name="ro3">
          <table:table-cell table:style-name="ce27" office:value-type="string">
            <text:p><text:s text:c="2"/></text:p>
          </table:table-cell>
          <table:table-cell table:style-name="ce127" office:value-type="string">
            <text:p><text:s text:c="2"/></text:p>
          </table:table-cell>
          <table:table-cell table:style-name="ce27" office:value-type="string">
            <text:p>slategrey </text:p>
          </table:table-cell>
          <table:table-cell table:style-name="ce27" office:value-type="string">
            <text:p>slateGrey </text:p>
          </table:table-cell>
          <table:table-cell table:style-name="ce124" office:value-type="string">
            <text:p>#708090 </text:p>
          </table:table-cell>
          <table:table-cell table:style-name="ce144" office:value-type="float" office:value="112">
            <text:p>112</text:p>
          </table:table-cell>
          <table:table-cell office:value-type="float" office:value="128">
            <text:p>128</text:p>
          </table:table-cell>
          <table:table-cell office:value-type="float" office:value="144">
            <text:p>144</text:p>
          </table:table-cell>
          <table:table-cell table:style-name="ce148" table:formula="of:=[.F136]/255" office:value-type="percentage" office:value="0.43921568627451">
            <text:p>44%</text:p>
          </table:table-cell>
          <table:table-cell table:style-name="ce148" table:formula="of:=[.G136]/255" office:value-type="percentage" office:value="0.501960784313726">
            <text:p>50%</text:p>
          </table:table-cell>
          <table:table-cell table:style-name="ce148" table:formula="of:=[.H136]/255" office:value-type="percentage" office:value="0.564705882352941">
            <text:p>56%</text:p>
          </table:table-cell>
          <table:table-cell table:style-name="ce151" table:formula="of:=IF([.Q136]=[.F136];MOD(360+(0+60*([.G136]-[.H136])/([.F136]-[.P136]));360); IF([.Q136]=[.G136]; 120+60*(([.H136]-[.F136])/([.G136]-[.P136])) ; 240+60*(([.F136]-[.G136])/([.H136]-[.P136]) )))" office:value-type="float" office:value="210">
            <text:p>210</text:p>
          </table:table-cell>
          <table:table-cell table:style-name="ce152" table:formula="of:=1-([.P136]/[.Q136])" office:value-type="percentage" office:value="0.222222222222222">
            <text:p>22%</text:p>
          </table:table-cell>
          <table:table-cell table:style-name="ce152" table:formula="of:=([.P136]+[.Q136])/2/255" office:value-type="percentage" office:value="0.501960784313726">
            <text:p>50%</text:p>
          </table:table-cell>
          <table:table-cell/>
          <table:table-cell table:formula="of:=MIN([.F136:.H136])" office:value-type="float" office:value="112">
            <text:p>112</text:p>
          </table:table-cell>
          <table:table-cell table:formula="of:=MAX([.F136:.H136])" office:value-type="float" office:value="144">
            <text:p>144</text:p>
          </table:table-cell>
        </table:table-row>
        <table:table-row table:style-name="ro3">
          <table:table-cell table:number-columns-repeated="2" table:style-name="ce128" office:value-type="string">
            <text:p><text:s text:c="2"/></text:p>
          </table:table-cell>
          <table:table-cell table:number-columns-repeated="2" table:style-name="ce27" office:value-type="string">
            <text:p>snow </text:p>
          </table:table-cell>
          <table:table-cell table:style-name="ce124" office:value-type="string">
            <text:p>#fffafa </text:p>
          </table:table-cell>
          <table:table-cell table:style-name="ce144" office:value-type="float" office:value="255">
            <text:p>255</text:p>
          </table:table-cell>
          <table:table-cell table:number-columns-repeated="2" office:value-type="float" office:value="250">
            <text:p>250</text:p>
          </table:table-cell>
          <table:table-cell table:style-name="ce148" table:formula="of:=[.F137]/255" office:value-type="percentage" office:value="1">
            <text:p>100%</text:p>
          </table:table-cell>
          <table:table-cell table:style-name="ce148" table:formula="of:=[.G137]/255" office:value-type="percentage" office:value="0.980392156862745">
            <text:p>98%</text:p>
          </table:table-cell>
          <table:table-cell table:style-name="ce148" table:formula="of:=[.H137]/255" office:value-type="percentage" office:value="0.980392156862745">
            <text:p>98%</text:p>
          </table:table-cell>
          <table:table-cell table:style-name="ce151" table:formula="of:=IF([.Q137]=[.F137];MOD(360+(0+60*([.G137]-[.H137])/([.F137]-[.P137]));360); IF([.Q137]=[.G137]; 120+60*(([.H137]-[.F137])/([.G137]-[.P137])) ; 240+60*(([.F137]-[.G137])/([.H137]-[.P137]) )))" office:value-type="float" office:value="0">
            <text:p>0</text:p>
          </table:table-cell>
          <table:table-cell table:style-name="ce152" table:formula="of:=1-([.P137]/[.Q137])" office:value-type="percentage" office:value="0.0196078431372549">
            <text:p>2%</text:p>
          </table:table-cell>
          <table:table-cell table:style-name="ce152" table:formula="of:=([.P137]+[.Q137])/2/255" office:value-type="percentage" office:value="0.990196078431373">
            <text:p>99%</text:p>
          </table:table-cell>
          <table:table-cell/>
          <table:table-cell table:formula="of:=MIN([.F137:.H137])" office:value-type="float" office:value="250">
            <text:p>250</text:p>
          </table:table-cell>
          <table:table-cell table:formula="of:=MAX([.F137:.H137])" office:value-type="float" office:value="255">
            <text:p>255</text:p>
          </table:table-cell>
        </table:table-row>
        <table:table-row table:style-name="ro3">
          <table:table-cell table:number-columns-repeated="2" table:style-name="ce129" office:value-type="string">
            <text:p><text:s text:c="2"/></text:p>
          </table:table-cell>
          <table:table-cell table:style-name="ce27" office:value-type="string">
            <text:p>springgreen </text:p>
          </table:table-cell>
          <table:table-cell table:style-name="ce27" office:value-type="string">
            <text:p>springGreen </text:p>
          </table:table-cell>
          <table:table-cell table:style-name="ce124" office:value-type="string">
            <text:p>#00ff7f </text:p>
          </table:table-cell>
          <table:table-cell table:style-name="ce144" office:value-type="float" office:value="0">
            <text:p>0</text:p>
          </table:table-cell>
          <table:table-cell office:value-type="float" office:value="255">
            <text:p>255</text:p>
          </table:table-cell>
          <table:table-cell office:value-type="float" office:value="127">
            <text:p>127</text:p>
          </table:table-cell>
          <table:table-cell table:style-name="ce148" table:formula="of:=[.F138]/255" office:value-type="percentage" office:value="0">
            <text:p>0%</text:p>
          </table:table-cell>
          <table:table-cell table:style-name="ce148" table:formula="of:=[.G138]/255" office:value-type="percentage" office:value="1">
            <text:p>100%</text:p>
          </table:table-cell>
          <table:table-cell table:style-name="ce148" table:formula="of:=[.H138]/255" office:value-type="percentage" office:value="0.498039215686275">
            <text:p>50%</text:p>
          </table:table-cell>
          <table:table-cell table:style-name="ce151" table:formula="of:=IF([.Q138]=[.F138];MOD(360+(0+60*([.G138]-[.H138])/([.F138]-[.P138]));360); IF([.Q138]=[.G138]; 120+60*(([.H138]-[.F138])/([.G138]-[.P138])) ; 240+60*(([.F138]-[.G138])/([.H138]-[.P138]) )))" office:value-type="float" office:value="149.882352941176">
            <text:p>150</text:p>
          </table:table-cell>
          <table:table-cell table:style-name="ce152" table:formula="of:=1-([.P138]/[.Q138])" office:value-type="percentage" office:value="1">
            <text:p>100%</text:p>
          </table:table-cell>
          <table:table-cell table:style-name="ce152" table:formula="of:=([.P138]+[.Q138])/2/255" office:value-type="percentage" office:value="0.5">
            <text:p>50%</text:p>
          </table:table-cell>
          <table:table-cell/>
          <table:table-cell table:formula="of:=MIN([.F138:.H138])" office:value-type="float" office:value="0">
            <text:p>0</text:p>
          </table:table-cell>
          <table:table-cell table:formula="of:=MAX([.F138:.H138])" office:value-type="float" office:value="255">
            <text:p>255</text:p>
          </table:table-cell>
        </table:table-row>
        <table:table-row table:style-name="ro3">
          <table:table-cell table:number-columns-repeated="2" table:style-name="ce130" office:value-type="string">
            <text:p><text:s text:c="2"/></text:p>
          </table:table-cell>
          <table:table-cell table:style-name="ce27" office:value-type="string">
            <text:p>steelblue </text:p>
          </table:table-cell>
          <table:table-cell table:style-name="ce27" office:value-type="string">
            <text:p>steelBlue </text:p>
          </table:table-cell>
          <table:table-cell table:style-name="ce124" office:value-type="string">
            <text:p>#4682b4 </text:p>
          </table:table-cell>
          <table:table-cell table:style-name="ce144" office:value-type="float" office:value="70">
            <text:p>70</text:p>
          </table:table-cell>
          <table:table-cell office:value-type="float" office:value="130">
            <text:p>130</text:p>
          </table:table-cell>
          <table:table-cell office:value-type="float" office:value="180">
            <text:p>180</text:p>
          </table:table-cell>
          <table:table-cell table:style-name="ce148" table:formula="of:=[.F139]/255" office:value-type="percentage" office:value="0.274509803921569">
            <text:p>27%</text:p>
          </table:table-cell>
          <table:table-cell table:style-name="ce148" table:formula="of:=[.G139]/255" office:value-type="percentage" office:value="0.509803921568627">
            <text:p>51%</text:p>
          </table:table-cell>
          <table:table-cell table:style-name="ce148" table:formula="of:=[.H139]/255" office:value-type="percentage" office:value="0.705882352941176">
            <text:p>71%</text:p>
          </table:table-cell>
          <table:table-cell table:style-name="ce151" table:formula="of:=IF([.Q139]=[.F139];MOD(360+(0+60*([.G139]-[.H139])/([.F139]-[.P139]));360); IF([.Q139]=[.G139]; 120+60*(([.H139]-[.F139])/([.G139]-[.P139])) ; 240+60*(([.F139]-[.G139])/([.H139]-[.P139]) )))" office:value-type="float" office:value="207.272727272727">
            <text:p>207</text:p>
          </table:table-cell>
          <table:table-cell table:style-name="ce152" table:formula="of:=1-([.P139]/[.Q139])" office:value-type="percentage" office:value="0.611111111111111">
            <text:p>61%</text:p>
          </table:table-cell>
          <table:table-cell table:style-name="ce152" table:formula="of:=([.P139]+[.Q139])/2/255" office:value-type="percentage" office:value="0.490196078431373">
            <text:p>49%</text:p>
          </table:table-cell>
          <table:table-cell/>
          <table:table-cell table:formula="of:=MIN([.F139:.H139])" office:value-type="float" office:value="70">
            <text:p>70</text:p>
          </table:table-cell>
          <table:table-cell table:formula="of:=MAX([.F139:.H139])" office:value-type="float" office:value="180">
            <text:p>180</text:p>
          </table:table-cell>
        </table:table-row>
        <table:table-row table:style-name="ro3">
          <table:table-cell table:number-columns-repeated="2" table:style-name="ce131" office:value-type="string">
            <text:p><text:s text:c="2"/></text:p>
          </table:table-cell>
          <table:table-cell table:number-columns-repeated="2" table:style-name="ce27" office:value-type="string">
            <text:p>tan </text:p>
          </table:table-cell>
          <table:table-cell table:style-name="ce124" office:value-type="string">
            <text:p>#d2b48c </text:p>
          </table:table-cell>
          <table:table-cell table:style-name="ce144" office:value-type="float" office:value="210">
            <text:p>21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table:style-name="ce148" table:formula="of:=[.F140]/255" office:value-type="percentage" office:value="0.823529411764706">
            <text:p>82%</text:p>
          </table:table-cell>
          <table:table-cell table:style-name="ce148" table:formula="of:=[.G140]/255" office:value-type="percentage" office:value="0.705882352941176">
            <text:p>71%</text:p>
          </table:table-cell>
          <table:table-cell table:style-name="ce148" table:formula="of:=[.H140]/255" office:value-type="percentage" office:value="0.549019607843137">
            <text:p>55%</text:p>
          </table:table-cell>
          <table:table-cell table:style-name="ce151" table:formula="of:=IF([.Q140]=[.F140];MOD(360+(0+60*([.G140]-[.H140])/([.F140]-[.P140]));360); IF([.Q140]=[.G140]; 120+60*(([.H140]-[.F140])/([.G140]-[.P140])) ; 240+60*(([.F140]-[.G140])/([.H140]-[.P140]) )))" office:value-type="float" office:value="34.2857142857143">
            <text:p>34</text:p>
          </table:table-cell>
          <table:table-cell table:style-name="ce152" table:formula="of:=1-([.P140]/[.Q140])" office:value-type="percentage" office:value="0.333333333333333">
            <text:p>33%</text:p>
          </table:table-cell>
          <table:table-cell table:style-name="ce152" table:formula="of:=([.P140]+[.Q140])/2/255" office:value-type="percentage" office:value="0.686274509803922">
            <text:p>69%</text:p>
          </table:table-cell>
          <table:table-cell/>
          <table:table-cell table:formula="of:=MIN([.F140:.H140])" office:value-type="float" office:value="140">
            <text:p>140</text:p>
          </table:table-cell>
          <table:table-cell table:formula="of:=MAX([.F140:.H140])" office:value-type="float" office:value="210">
            <text:p>210</text:p>
          </table:table-cell>
        </table:table-row>
        <table:table-row table:style-name="ro3">
          <table:table-cell table:number-columns-repeated="2" table:style-name="ce132" office:value-type="string">
            <text:p><text:s text:c="2"/></text:p>
          </table:table-cell>
          <table:table-cell table:number-columns-repeated="2" table:style-name="ce27" office:value-type="string">
            <text:p>teal </text:p>
          </table:table-cell>
          <table:table-cell table:style-name="ce124" office:value-type="string">
            <text:p>#008080 </text:p>
          </table:table-cell>
          <table:table-cell table:style-name="ce144" office:value-type="float" office:value="0">
            <text:p>0</text:p>
          </table:table-cell>
          <table:table-cell table:number-columns-repeated="2" office:value-type="float" office:value="128">
            <text:p>128</text:p>
          </table:table-cell>
          <table:table-cell table:style-name="ce148" table:formula="of:=[.F141]/255" office:value-type="percentage" office:value="0">
            <text:p>0%</text:p>
          </table:table-cell>
          <table:table-cell table:style-name="ce148" table:formula="of:=[.G141]/255" office:value-type="percentage" office:value="0.501960784313726">
            <text:p>50%</text:p>
          </table:table-cell>
          <table:table-cell table:style-name="ce148" table:formula="of:=[.H141]/255" office:value-type="percentage" office:value="0.501960784313726">
            <text:p>50%</text:p>
          </table:table-cell>
          <table:table-cell table:style-name="ce151" table:formula="of:=IF([.Q141]=[.F141];MOD(360+(0+60*([.G141]-[.H141])/([.F141]-[.P141]));360); IF([.Q141]=[.G141]; 120+60*(([.H141]-[.F141])/([.G141]-[.P141])) ; 240+60*(([.F141]-[.G141])/([.H141]-[.P141]) )))" office:value-type="float" office:value="180">
            <text:p>180</text:p>
          </table:table-cell>
          <table:table-cell table:style-name="ce152" table:formula="of:=1-([.P141]/[.Q141])" office:value-type="percentage" office:value="1">
            <text:p>100%</text:p>
          </table:table-cell>
          <table:table-cell table:style-name="ce152" table:formula="of:=([.P141]+[.Q141])/2/255" office:value-type="percentage" office:value="0.250980392156863">
            <text:p>25%</text:p>
          </table:table-cell>
          <table:table-cell/>
          <table:table-cell table:formula="of:=MIN([.F141:.H141])" office:value-type="float" office:value="0">
            <text:p>0</text:p>
          </table:table-cell>
          <table:table-cell table:formula="of:=MAX([.F141:.H141])" office:value-type="float" office:value="128">
            <text:p>128</text:p>
          </table:table-cell>
        </table:table-row>
        <table:table-row table:style-name="ro3">
          <table:table-cell table:number-columns-repeated="2" table:style-name="ce133" office:value-type="string">
            <text:p><text:s text:c="2"/></text:p>
          </table:table-cell>
          <table:table-cell table:number-columns-repeated="2" table:style-name="ce27" office:value-type="string">
            <text:p>thistle </text:p>
          </table:table-cell>
          <table:table-cell table:style-name="ce124" office:value-type="string">
            <text:p>#d8bfd8 </text:p>
          </table:table-cell>
          <table:table-cell table:style-name="ce144" office:value-type="float" office:value="216">
            <text:p>216</text:p>
          </table:table-cell>
          <table:table-cell office:value-type="float" office:value="191">
            <text:p>191</text:p>
          </table:table-cell>
          <table:table-cell office:value-type="float" office:value="216">
            <text:p>216</text:p>
          </table:table-cell>
          <table:table-cell table:style-name="ce148" table:formula="of:=[.F142]/255" office:value-type="percentage" office:value="0.847058823529412">
            <text:p>85%</text:p>
          </table:table-cell>
          <table:table-cell table:style-name="ce148" table:formula="of:=[.G142]/255" office:value-type="percentage" office:value="0.749019607843137">
            <text:p>75%</text:p>
          </table:table-cell>
          <table:table-cell table:style-name="ce148" table:formula="of:=[.H142]/255" office:value-type="percentage" office:value="0.847058823529412">
            <text:p>85%</text:p>
          </table:table-cell>
          <table:table-cell table:style-name="ce151" table:formula="of:=IF([.Q142]=[.F142];MOD(360+(0+60*([.G142]-[.H142])/([.F142]-[.P142]));360); IF([.Q142]=[.G142]; 120+60*(([.H142]-[.F142])/([.G142]-[.P142])) ; 240+60*(([.F142]-[.G142])/([.H142]-[.P142]) )))" office:value-type="float" office:value="300">
            <text:p>300</text:p>
          </table:table-cell>
          <table:table-cell table:style-name="ce152" table:formula="of:=1-([.P142]/[.Q142])" office:value-type="percentage" office:value="0.115740740740741">
            <text:p>12%</text:p>
          </table:table-cell>
          <table:table-cell table:style-name="ce152" table:formula="of:=([.P142]+[.Q142])/2/255" office:value-type="percentage" office:value="0.798039215686275">
            <text:p>80%</text:p>
          </table:table-cell>
          <table:table-cell/>
          <table:table-cell table:formula="of:=MIN([.F142:.H142])" office:value-type="float" office:value="191">
            <text:p>191</text:p>
          </table:table-cell>
          <table:table-cell table:formula="of:=MAX([.F142:.H142])" office:value-type="float" office:value="216">
            <text:p>216</text:p>
          </table:table-cell>
        </table:table-row>
        <table:table-row table:style-name="ro3">
          <table:table-cell table:number-columns-repeated="2" table:style-name="ce134" office:value-type="string">
            <text:p><text:s text:c="2"/></text:p>
          </table:table-cell>
          <table:table-cell table:number-columns-repeated="2" table:style-name="ce27" office:value-type="string">
            <text:p>tomato </text:p>
          </table:table-cell>
          <table:table-cell table:style-name="ce124" office:value-type="string">
            <text:p>#ff6347 </text:p>
          </table:table-cell>
          <table:table-cell table:style-name="ce144" office:value-type="float" office:value="255">
            <text:p>255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table:style-name="ce148" table:formula="of:=[.F143]/255" office:value-type="percentage" office:value="1">
            <text:p>100%</text:p>
          </table:table-cell>
          <table:table-cell table:style-name="ce148" table:formula="of:=[.G143]/255" office:value-type="percentage" office:value="0.388235294117647">
            <text:p>39%</text:p>
          </table:table-cell>
          <table:table-cell table:style-name="ce148" table:formula="of:=[.H143]/255" office:value-type="percentage" office:value="0.27843137254902">
            <text:p>28%</text:p>
          </table:table-cell>
          <table:table-cell table:style-name="ce151" table:formula="of:=IF([.Q143]=[.F143];MOD(360+(0+60*([.G143]-[.H143])/([.F143]-[.P143]));360); IF([.Q143]=[.G143]; 120+60*(([.H143]-[.F143])/([.G143]-[.P143])) ; 240+60*(([.F143]-[.G143])/([.H143]-[.P143]) )))" office:value-type="float" office:value="9.13043478260869">
            <text:p>9</text:p>
          </table:table-cell>
          <table:table-cell table:style-name="ce152" table:formula="of:=1-([.P143]/[.Q143])" office:value-type="percentage" office:value="0.72156862745098">
            <text:p>72%</text:p>
          </table:table-cell>
          <table:table-cell table:style-name="ce152" table:formula="of:=([.P143]+[.Q143])/2/255" office:value-type="percentage" office:value="0.63921568627451">
            <text:p>64%</text:p>
          </table:table-cell>
          <table:table-cell/>
          <table:table-cell table:formula="of:=MIN([.F143:.H143])" office:value-type="float" office:value="71">
            <text:p>71</text:p>
          </table:table-cell>
          <table:table-cell table:formula="of:=MAX([.F143:.H143])" office:value-type="float" office:value="255">
            <text:p>255</text:p>
          </table:table-cell>
        </table:table-row>
        <table:table-row table:style-name="ro3">
          <table:table-cell table:number-columns-repeated="2" table:style-name="ce135" office:value-type="string">
            <text:p><text:s text:c="2"/></text:p>
          </table:table-cell>
          <table:table-cell table:number-columns-repeated="2" table:style-name="ce27" office:value-type="string">
            <text:p>turquoise </text:p>
          </table:table-cell>
          <table:table-cell table:style-name="ce124" office:value-type="string">
            <text:p>#40e0d0 </text:p>
          </table:table-cell>
          <table:table-cell table:style-name="ce144" office:value-type="float" office:value="64">
            <text:p>64</text:p>
          </table:table-cell>
          <table:table-cell office:value-type="float" office:value="224">
            <text:p>224</text:p>
          </table:table-cell>
          <table:table-cell office:value-type="float" office:value="208">
            <text:p>208</text:p>
          </table:table-cell>
          <table:table-cell table:style-name="ce148" table:formula="of:=[.F144]/255" office:value-type="percentage" office:value="0.250980392156863">
            <text:p>25%</text:p>
          </table:table-cell>
          <table:table-cell table:style-name="ce148" table:formula="of:=[.G144]/255" office:value-type="percentage" office:value="0.87843137254902">
            <text:p>88%</text:p>
          </table:table-cell>
          <table:table-cell table:style-name="ce148" table:formula="of:=[.H144]/255" office:value-type="percentage" office:value="0.815686274509804">
            <text:p>82%</text:p>
          </table:table-cell>
          <table:table-cell table:style-name="ce151" table:formula="of:=IF([.Q144]=[.F144];MOD(360+(0+60*([.G144]-[.H144])/([.F144]-[.P144]));360); IF([.Q144]=[.G144]; 120+60*(([.H144]-[.F144])/([.G144]-[.P144])) ; 240+60*(([.F144]-[.G144])/([.H144]-[.P144]) )))" office:value-type="float" office:value="174">
            <text:p>174</text:p>
          </table:table-cell>
          <table:table-cell table:style-name="ce152" table:formula="of:=1-([.P144]/[.Q144])" office:value-type="percentage" office:value="0.714285714285714">
            <text:p>71%</text:p>
          </table:table-cell>
          <table:table-cell table:style-name="ce152" table:formula="of:=([.P144]+[.Q144])/2/255" office:value-type="percentage" office:value="0.564705882352941">
            <text:p>56%</text:p>
          </table:table-cell>
          <table:table-cell/>
          <table:table-cell table:formula="of:=MIN([.F144:.H144])" office:value-type="float" office:value="64">
            <text:p>64</text:p>
          </table:table-cell>
          <table:table-cell table:formula="of:=MAX([.F144:.H144])" office:value-type="float" office:value="224">
            <text:p>224</text:p>
          </table:table-cell>
        </table:table-row>
        <table:table-row table:style-name="ro3">
          <table:table-cell table:number-columns-repeated="2" table:style-name="ce136" office:value-type="string">
            <text:p><text:s text:c="2"/></text:p>
          </table:table-cell>
          <table:table-cell table:number-columns-repeated="2" table:style-name="ce27" office:value-type="string">
            <text:p>violet </text:p>
          </table:table-cell>
          <table:table-cell table:style-name="ce124" office:value-type="string">
            <text:p>#ee82ee </text:p>
          </table:table-cell>
          <table:table-cell table:style-name="ce144" office:value-type="float" office:value="238">
            <text:p>238</text:p>
          </table:table-cell>
          <table:table-cell office:value-type="float" office:value="130">
            <text:p>130</text:p>
          </table:table-cell>
          <table:table-cell office:value-type="float" office:value="238">
            <text:p>238</text:p>
          </table:table-cell>
          <table:table-cell table:style-name="ce148" table:formula="of:=[.F145]/255" office:value-type="percentage" office:value="0.933333333333333">
            <text:p>93%</text:p>
          </table:table-cell>
          <table:table-cell table:style-name="ce148" table:formula="of:=[.G145]/255" office:value-type="percentage" office:value="0.509803921568627">
            <text:p>51%</text:p>
          </table:table-cell>
          <table:table-cell table:style-name="ce148" table:formula="of:=[.H145]/255" office:value-type="percentage" office:value="0.933333333333333">
            <text:p>93%</text:p>
          </table:table-cell>
          <table:table-cell table:style-name="ce151" table:formula="of:=IF([.Q145]=[.F145];MOD(360+(0+60*([.G145]-[.H145])/([.F145]-[.P145]));360); IF([.Q145]=[.G145]; 120+60*(([.H145]-[.F145])/([.G145]-[.P145])) ; 240+60*(([.F145]-[.G145])/([.H145]-[.P145]) )))" office:value-type="float" office:value="300">
            <text:p>300</text:p>
          </table:table-cell>
          <table:table-cell table:style-name="ce152" table:formula="of:=1-([.P145]/[.Q145])" office:value-type="percentage" office:value="0.453781512605042">
            <text:p>45%</text:p>
          </table:table-cell>
          <table:table-cell table:style-name="ce152" table:formula="of:=([.P145]+[.Q145])/2/255" office:value-type="percentage" office:value="0.72156862745098">
            <text:p>72%</text:p>
          </table:table-cell>
          <table:table-cell/>
          <table:table-cell table:formula="of:=MIN([.F145:.H145])" office:value-type="float" office:value="130">
            <text:p>130</text:p>
          </table:table-cell>
          <table:table-cell table:formula="of:=MAX([.F145:.H145])" office:value-type="float" office:value="238">
            <text:p>238</text:p>
          </table:table-cell>
        </table:table-row>
        <table:table-row table:style-name="ro3">
          <table:table-cell table:number-columns-repeated="2" table:style-name="ce137" office:value-type="string">
            <text:p><text:s text:c="2"/></text:p>
          </table:table-cell>
          <table:table-cell table:number-columns-repeated="2" table:style-name="ce27" office:value-type="string">
            <text:p>wheat </text:p>
          </table:table-cell>
          <table:table-cell table:style-name="ce124" office:value-type="string">
            <text:p>#f5deb3 </text:p>
          </table:table-cell>
          <table:table-cell table:style-name="ce144" office:value-type="float" office:value="245">
            <text:p>245</text:p>
          </table:table-cell>
          <table:table-cell office:value-type="float" office:value="222">
            <text:p>222</text:p>
          </table:table-cell>
          <table:table-cell office:value-type="float" office:value="179">
            <text:p>179</text:p>
          </table:table-cell>
          <table:table-cell table:style-name="ce148" table:formula="of:=[.F146]/255" office:value-type="percentage" office:value="0.96078431372549">
            <text:p>96%</text:p>
          </table:table-cell>
          <table:table-cell table:style-name="ce148" table:formula="of:=[.G146]/255" office:value-type="percentage" office:value="0.870588235294118">
            <text:p>87%</text:p>
          </table:table-cell>
          <table:table-cell table:style-name="ce148" table:formula="of:=[.H146]/255" office:value-type="percentage" office:value="0.701960784313725">
            <text:p>70%</text:p>
          </table:table-cell>
          <table:table-cell table:style-name="ce151" table:formula="of:=IF([.Q146]=[.F146];MOD(360+(0+60*([.G146]-[.H146])/([.F146]-[.P146]));360); IF([.Q146]=[.G146]; 120+60*(([.H146]-[.F146])/([.G146]-[.P146])) ; 240+60*(([.F146]-[.G146])/([.H146]-[.P146]) )))" office:value-type="float" office:value="39.0909090909091">
            <text:p>39</text:p>
          </table:table-cell>
          <table:table-cell table:style-name="ce152" table:formula="of:=1-([.P146]/[.Q146])" office:value-type="percentage" office:value="0.269387755102041">
            <text:p>27%</text:p>
          </table:table-cell>
          <table:table-cell table:style-name="ce152" table:formula="of:=([.P146]+[.Q146])/2/255" office:value-type="percentage" office:value="0.831372549019608">
            <text:p>83%</text:p>
          </table:table-cell>
          <table:table-cell/>
          <table:table-cell table:formula="of:=MIN([.F146:.H146])" office:value-type="float" office:value="179">
            <text:p>179</text:p>
          </table:table-cell>
          <table:table-cell table:formula="of:=MAX([.F146:.H146])" office:value-type="float" office:value="245">
            <text:p>245</text:p>
          </table:table-cell>
        </table:table-row>
        <table:table-row table:style-name="ro3">
          <table:table-cell table:number-columns-repeated="2" table:style-name="ce138" office:value-type="string">
            <text:p><text:s text:c="2"/></text:p>
          </table:table-cell>
          <table:table-cell table:number-columns-repeated="2" table:style-name="ce27" office:value-type="string">
            <text:p>white </text:p>
          </table:table-cell>
          <table:table-cell table:style-name="ce124" office:value-type="string">
            <text:p>#ffffff </text:p>
          </table:table-cell>
          <table:table-cell table:style-name="ce144" office:value-type="float" office:value="255">
            <text:p>255</text:p>
          </table:table-cell>
          <table:table-cell table:number-columns-repeated="2" office:value-type="float" office:value="255">
            <text:p>255</text:p>
          </table:table-cell>
          <table:table-cell table:style-name="ce148" table:formula="of:=[.F147]/255" office:value-type="percentage" office:value="1">
            <text:p>100%</text:p>
          </table:table-cell>
          <table:table-cell table:style-name="ce148" table:formula="of:=[.G147]/255" office:value-type="percentage" office:value="1">
            <text:p>100%</text:p>
          </table:table-cell>
          <table:table-cell table:style-name="ce148" table:formula="of:=[.H147]/255" office:value-type="percentage" office:value="1">
            <text:p>100%</text:p>
          </table:table-cell>
          <table:table-cell table:style-name="ce151" table:formula="of:=IF([.Q147]=[.F147];MOD(360+(0+60*([.G147]-[.H147])/([.F147]-[.P147]));360); IF([.Q147]=[.G147]; 120+60*(([.H147]-[.F147])/([.G147]-[.P147])) ; 240+60*(([.F147]-[.G147])/([.H147]-[.P147]) )))" office:value-type="float" office:value="0">
            <text:p>#DIV/0!</text:p>
          </table:table-cell>
          <table:table-cell table:style-name="ce152" table:formula="of:=1-([.P147]/[.Q147])" office:value-type="percentage" office:value="0">
            <text:p>0%</text:p>
          </table:table-cell>
          <table:table-cell table:style-name="ce152" table:formula="of:=([.P147]+[.Q147])/2/255" office:value-type="percentage" office:value="1">
            <text:p>100%</text:p>
          </table:table-cell>
          <table:table-cell/>
          <table:table-cell table:formula="of:=MIN([.F147:.H147])" office:value-type="float" office:value="255">
            <text:p>255</text:p>
          </table:table-cell>
          <table:table-cell table:formula="of:=MAX([.F147:.H147])" office:value-type="float" office:value="255">
            <text:p>255</text:p>
          </table:table-cell>
        </table:table-row>
        <table:table-row table:style-name="ro3">
          <table:table-cell table:number-columns-repeated="2" table:style-name="ce139" office:value-type="string">
            <text:p><text:s text:c="2"/></text:p>
          </table:table-cell>
          <table:table-cell table:style-name="ce27" office:value-type="string">
            <text:p>whitesmoke </text:p>
          </table:table-cell>
          <table:table-cell table:style-name="ce27" office:value-type="string">
            <text:p>whiteSmoke </text:p>
          </table:table-cell>
          <table:table-cell table:style-name="ce124" office:value-type="string">
            <text:p>#f5f5f5 </text:p>
          </table:table-cell>
          <table:table-cell table:style-name="ce144" office:value-type="float" office:value="245">
            <text:p>245</text:p>
          </table:table-cell>
          <table:table-cell table:number-columns-repeated="2" office:value-type="float" office:value="245">
            <text:p>245</text:p>
          </table:table-cell>
          <table:table-cell table:style-name="ce148" table:formula="of:=[.F148]/255" office:value-type="percentage" office:value="0.96078431372549">
            <text:p>96%</text:p>
          </table:table-cell>
          <table:table-cell table:style-name="ce148" table:formula="of:=[.G148]/255" office:value-type="percentage" office:value="0.96078431372549">
            <text:p>96%</text:p>
          </table:table-cell>
          <table:table-cell table:style-name="ce148" table:formula="of:=[.H148]/255" office:value-type="percentage" office:value="0.96078431372549">
            <text:p>96%</text:p>
          </table:table-cell>
          <table:table-cell table:style-name="ce151" table:formula="of:=IF([.Q148]=[.F148];MOD(360+(0+60*([.G148]-[.H148])/([.F148]-[.P148]));360); IF([.Q148]=[.G148]; 120+60*(([.H148]-[.F148])/([.G148]-[.P148])) ; 240+60*(([.F148]-[.G148])/([.H148]-[.P148]) )))" office:value-type="float" office:value="0">
            <text:p>#DIV/0!</text:p>
          </table:table-cell>
          <table:table-cell table:style-name="ce152" table:formula="of:=1-([.P148]/[.Q148])" office:value-type="percentage" office:value="0">
            <text:p>0%</text:p>
          </table:table-cell>
          <table:table-cell table:style-name="ce152" table:formula="of:=([.P148]+[.Q148])/2/255" office:value-type="percentage" office:value="0.96078431372549">
            <text:p>96%</text:p>
          </table:table-cell>
          <table:table-cell/>
          <table:table-cell table:formula="of:=MIN([.F148:.H148])" office:value-type="float" office:value="245">
            <text:p>245</text:p>
          </table:table-cell>
          <table:table-cell table:formula="of:=MAX([.F148:.H148])" office:value-type="float" office:value="245">
            <text:p>245</text:p>
          </table:table-cell>
        </table:table-row>
        <table:table-row table:style-name="ro3">
          <table:table-cell table:number-columns-repeated="2" table:style-name="ce140" office:value-type="string">
            <text:p><text:s text:c="2"/></text:p>
          </table:table-cell>
          <table:table-cell table:number-columns-repeated="2" table:style-name="ce27" office:value-type="string">
            <text:p>yellow </text:p>
          </table:table-cell>
          <table:table-cell table:style-name="ce124" office:value-type="string">
            <text:p>#ffff00 </text:p>
          </table:table-cell>
          <table:table-cell table:style-name="ce144" office:value-type="float" office:value="255">
            <text:p>255</text:p>
          </table:table-cell>
          <table:table-cell office:value-type="float" office:value="255">
            <text:p>255</text:p>
          </table:table-cell>
          <table:table-cell office:value-type="float" office:value="0">
            <text:p>0</text:p>
          </table:table-cell>
          <table:table-cell table:style-name="ce148" table:formula="of:=[.F149]/255" office:value-type="percentage" office:value="1">
            <text:p>100%</text:p>
          </table:table-cell>
          <table:table-cell table:style-name="ce148" table:formula="of:=[.G149]/255" office:value-type="percentage" office:value="1">
            <text:p>100%</text:p>
          </table:table-cell>
          <table:table-cell table:style-name="ce148" table:formula="of:=[.H149]/255" office:value-type="percentage" office:value="0">
            <text:p>0%</text:p>
          </table:table-cell>
          <table:table-cell table:style-name="ce151" table:formula="of:=IF([.Q149]=[.F149];MOD(360+(0+60*([.G149]-[.H149])/([.F149]-[.P149]));360); IF([.Q149]=[.G149]; 120+60*(([.H149]-[.F149])/([.G149]-[.P149])) ; 240+60*(([.F149]-[.G149])/([.H149]-[.P149]) )))" office:value-type="float" office:value="60">
            <text:p>60</text:p>
          </table:table-cell>
          <table:table-cell table:style-name="ce152" table:formula="of:=1-([.P149]/[.Q149])" office:value-type="percentage" office:value="1">
            <text:p>100%</text:p>
          </table:table-cell>
          <table:table-cell table:style-name="ce152" table:formula="of:=([.P149]+[.Q149])/2/255" office:value-type="percentage" office:value="0.5">
            <text:p>50%</text:p>
          </table:table-cell>
          <table:table-cell/>
          <table:table-cell table:formula="of:=MIN([.F149:.H149])" office:value-type="float" office:value="0">
            <text:p>0</text:p>
          </table:table-cell>
          <table:table-cell table:formula="of:=MAX([.F149:.H149])" office:value-type="float" office:value="255">
            <text:p>255</text:p>
          </table:table-cell>
        </table:table-row>
        <table:table-row table:style-name="ro3">
          <table:table-cell table:number-columns-repeated="2" table:style-name="ce141" office:value-type="string">
            <text:p><text:s text:c="2"/></text:p>
          </table:table-cell>
          <table:table-cell table:style-name="ce27" office:value-type="string">
            <text:p>yellowgreen </text:p>
          </table:table-cell>
          <table:table-cell table:style-name="ce27" office:value-type="string">
            <text:p>yellowGreen </text:p>
          </table:table-cell>
          <table:table-cell table:style-name="ce124" office:value-type="string">
            <text:p>#9acd32 </text:p>
          </table:table-cell>
          <table:table-cell table:style-name="ce144" office:value-type="float" office:value="154">
            <text:p>154</text:p>
          </table:table-cell>
          <table:table-cell office:value-type="float" office:value="205">
            <text:p>205</text:p>
          </table:table-cell>
          <table:table-cell office:value-type="float" office:value="50">
            <text:p>50</text:p>
          </table:table-cell>
          <table:table-cell table:style-name="ce148" table:formula="of:=[.F150]/255" office:value-type="percentage" office:value="0.603921568627451">
            <text:p>60%</text:p>
          </table:table-cell>
          <table:table-cell table:style-name="ce148" table:formula="of:=[.G150]/255" office:value-type="percentage" office:value="0.803921568627451">
            <text:p>80%</text:p>
          </table:table-cell>
          <table:table-cell table:style-name="ce148" table:formula="of:=[.H150]/255" office:value-type="percentage" office:value="0.196078431372549">
            <text:p>20%</text:p>
          </table:table-cell>
          <table:table-cell table:style-name="ce151" table:formula="of:=IF([.Q150]=[.F150];MOD(360+(0+60*([.G150]-[.H150])/([.F150]-[.P150]));360); IF([.Q150]=[.G150]; 120+60*(([.H150]-[.F150])/([.G150]-[.P150])) ; 240+60*(([.F150]-[.G150])/([.H150]-[.P150]) )))" office:value-type="float" office:value="79.741935483871">
            <text:p>80</text:p>
          </table:table-cell>
          <table:table-cell table:style-name="ce152" table:formula="of:=1-([.P150]/[.Q150])" office:value-type="percentage" office:value="0.75609756097561">
            <text:p>76%</text:p>
          </table:table-cell>
          <table:table-cell table:style-name="ce152" table:formula="of:=([.P150]+[.Q150])/2/255" office:value-type="percentage" office:value="0.5">
            <text:p>50%</text:p>
          </table:table-cell>
          <table:table-cell/>
          <table:table-cell table:formula="of:=MIN([.F150:.H150])" office:value-type="float" office:value="50">
            <text:p>50</text:p>
          </table:table-cell>
          <table:table-cell table:formula="of:=MAX([.F150:.H150])" office:value-type="float" office:value="205">
            <text:p>205</text:p>
          </table:table-cell>
        </table:table-row>
        <table:table-row table:style-name="ro3" table:number-rows-repeated="104842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2">
          <table:table-cell table:formula="of:=[Sheet1.D3]" office:value-type="string" office:string-value="AliceBlue ">
            <text:p>AliceBlue </text:p>
          </table:table-cell>
          <table:table-cell table:formula="of:=[Sheet1.F3]" office:value-type="float" office:value="240">
            <text:p>240</text:p>
          </table:table-cell>
          <table:table-cell table:formula="of:=[Sheet1.G3]" office:value-type="float" office:value="248">
            <text:p>248</text:p>
          </table:table-cell>
          <table:table-cell table:formula="of:=[Sheet1.H3]" office:value-type="float" office:value="255">
            <text:p>255</text:p>
          </table:table-cell>
        </table:table-row>
        <table:table-row table:style-name="ro2">
          <table:table-cell table:formula="of:=[Sheet1.D4]" office:value-type="string" office:string-value="antiqueWhite ">
            <text:p>antiqueWhite </text:p>
          </table:table-cell>
          <table:table-cell table:formula="of:=[Sheet1.F4]" office:value-type="float" office:value="250">
            <text:p>250</text:p>
          </table:table-cell>
          <table:table-cell table:formula="of:=[Sheet1.G4]" office:value-type="float" office:value="235">
            <text:p>235</text:p>
          </table:table-cell>
          <table:table-cell table:formula="of:=[Sheet1.H4]" office:value-type="float" office:value="215">
            <text:p>215</text:p>
          </table:table-cell>
        </table:table-row>
        <table:table-row table:style-name="ro2">
          <table:table-cell table:formula="of:=[Sheet1.D5]" office:value-type="string" office:string-value="aqua ">
            <text:p>aqua </text:p>
          </table:table-cell>
          <table:table-cell table:formula="of:=[Sheet1.F5]" office:value-type="float" office:value="0">
            <text:p>0</text:p>
          </table:table-cell>
          <table:table-cell table:formula="of:=[Sheet1.G5]" office:value-type="float" office:value="255">
            <text:p>255</text:p>
          </table:table-cell>
          <table:table-cell table:formula="of:=[Sheet1.H5]" office:value-type="float" office:value="255">
            <text:p>255</text:p>
          </table:table-cell>
        </table:table-row>
        <table:table-row table:style-name="ro2">
          <table:table-cell table:formula="of:=[Sheet1.D6]" office:value-type="string" office:string-value="aquamarine ">
            <text:p>aquamarine </text:p>
          </table:table-cell>
          <table:table-cell table:formula="of:=[Sheet1.F6]" office:value-type="float" office:value="127">
            <text:p>127</text:p>
          </table:table-cell>
          <table:table-cell table:formula="of:=[Sheet1.G6]" office:value-type="float" office:value="255">
            <text:p>255</text:p>
          </table:table-cell>
          <table:table-cell table:formula="of:=[Sheet1.H6]" office:value-type="float" office:value="212">
            <text:p>212</text:p>
          </table:table-cell>
        </table:table-row>
        <table:table-row table:style-name="ro2">
          <table:table-cell table:formula="of:=[Sheet1.D7]" office:value-type="string" office:string-value="azure ">
            <text:p>azure </text:p>
          </table:table-cell>
          <table:table-cell table:formula="of:=[Sheet1.F7]" office:value-type="float" office:value="240">
            <text:p>240</text:p>
          </table:table-cell>
          <table:table-cell table:formula="of:=[Sheet1.G7]" office:value-type="float" office:value="255">
            <text:p>255</text:p>
          </table:table-cell>
          <table:table-cell table:formula="of:=[Sheet1.H7]" office:value-type="float" office:value="255">
            <text:p>255</text:p>
          </table:table-cell>
        </table:table-row>
        <table:table-row table:style-name="ro2">
          <table:table-cell table:formula="of:=[Sheet1.D8]" office:value-type="string" office:string-value="beige ">
            <text:p>beige </text:p>
          </table:table-cell>
          <table:table-cell table:formula="of:=[Sheet1.F8]" office:value-type="float" office:value="245">
            <text:p>245</text:p>
          </table:table-cell>
          <table:table-cell table:formula="of:=[Sheet1.G8]" office:value-type="float" office:value="245">
            <text:p>245</text:p>
          </table:table-cell>
          <table:table-cell table:formula="of:=[Sheet1.H8]" office:value-type="float" office:value="220">
            <text:p>220</text:p>
          </table:table-cell>
        </table:table-row>
        <table:table-row table:style-name="ro2">
          <table:table-cell table:formula="of:=[Sheet1.D9]" office:value-type="string" office:string-value="bisque ">
            <text:p>bisque </text:p>
          </table:table-cell>
          <table:table-cell table:formula="of:=[Sheet1.F9]" office:value-type="float" office:value="255">
            <text:p>255</text:p>
          </table:table-cell>
          <table:table-cell table:formula="of:=[Sheet1.G9]" office:value-type="float" office:value="228">
            <text:p>228</text:p>
          </table:table-cell>
          <table:table-cell table:formula="of:=[Sheet1.H9]" office:value-type="float" office:value="196">
            <text:p>196</text:p>
          </table:table-cell>
        </table:table-row>
        <table:table-row table:style-name="ro2">
          <table:table-cell table:formula="of:=[Sheet1.D10]" office:value-type="string" office:string-value="black ">
            <text:p>black </text:p>
          </table:table-cell>
          <table:table-cell table:formula="of:=[Sheet1.F10]" office:value-type="float" office:value="0">
            <text:p>0</text:p>
          </table:table-cell>
          <table:table-cell table:formula="of:=[Sheet1.G10]" office:value-type="float" office:value="0">
            <text:p>0</text:p>
          </table:table-cell>
          <table:table-cell table:formula="of:=[Sheet1.H10]" office:value-type="float" office:value="0">
            <text:p>0</text:p>
          </table:table-cell>
        </table:table-row>
        <table:table-row table:style-name="ro2">
          <table:table-cell table:formula="of:=[Sheet1.D11]" office:value-type="string" office:string-value="blanchedAlmond ">
            <text:p>blanchedAlmond </text:p>
          </table:table-cell>
          <table:table-cell table:formula="of:=[Sheet1.F11]" office:value-type="float" office:value="255">
            <text:p>255</text:p>
          </table:table-cell>
          <table:table-cell table:formula="of:=[Sheet1.G11]" office:value-type="float" office:value="235">
            <text:p>235</text:p>
          </table:table-cell>
          <table:table-cell table:formula="of:=[Sheet1.H11]" office:value-type="float" office:value="205">
            <text:p>205</text:p>
          </table:table-cell>
        </table:table-row>
        <table:table-row table:style-name="ro2">
          <table:table-cell table:formula="of:=[Sheet1.D12]" office:value-type="string" office:string-value="blue ">
            <text:p>blue </text:p>
          </table:table-cell>
          <table:table-cell table:formula="of:=[Sheet1.F12]" office:value-type="float" office:value="0">
            <text:p>0</text:p>
          </table:table-cell>
          <table:table-cell table:formula="of:=[Sheet1.G12]" office:value-type="float" office:value="0">
            <text:p>0</text:p>
          </table:table-cell>
          <table:table-cell table:formula="of:=[Sheet1.H12]" office:value-type="float" office:value="255">
            <text:p>255</text:p>
          </table:table-cell>
        </table:table-row>
        <table:table-row table:style-name="ro2">
          <table:table-cell table:formula="of:=[Sheet1.D13]" office:value-type="string" office:string-value="blueViolet ">
            <text:p>blueViolet </text:p>
          </table:table-cell>
          <table:table-cell table:formula="of:=[Sheet1.F13]" office:value-type="float" office:value="138">
            <text:p>138</text:p>
          </table:table-cell>
          <table:table-cell table:formula="of:=[Sheet1.G13]" office:value-type="float" office:value="43">
            <text:p>43</text:p>
          </table:table-cell>
          <table:table-cell table:formula="of:=[Sheet1.H13]" office:value-type="float" office:value="226">
            <text:p>226</text:p>
          </table:table-cell>
        </table:table-row>
        <table:table-row table:style-name="ro2">
          <table:table-cell table:formula="of:=[Sheet1.D14]" office:value-type="string" office:string-value="brown ">
            <text:p>brown </text:p>
          </table:table-cell>
          <table:table-cell table:formula="of:=[Sheet1.F14]" office:value-type="float" office:value="165">
            <text:p>165</text:p>
          </table:table-cell>
          <table:table-cell table:formula="of:=[Sheet1.G14]" office:value-type="float" office:value="42">
            <text:p>42</text:p>
          </table:table-cell>
          <table:table-cell table:formula="of:=[Sheet1.H14]" office:value-type="float" office:value="42">
            <text:p>42</text:p>
          </table:table-cell>
        </table:table-row>
        <table:table-row table:style-name="ro2">
          <table:table-cell table:formula="of:=[Sheet1.D15]" office:value-type="string" office:string-value="burlywood ">
            <text:p>burlywood </text:p>
          </table:table-cell>
          <table:table-cell table:formula="of:=[Sheet1.F15]" office:value-type="float" office:value="222">
            <text:p>222</text:p>
          </table:table-cell>
          <table:table-cell table:formula="of:=[Sheet1.G15]" office:value-type="float" office:value="184">
            <text:p>184</text:p>
          </table:table-cell>
          <table:table-cell table:formula="of:=[Sheet1.H15]" office:value-type="float" office:value="135">
            <text:p>135</text:p>
          </table:table-cell>
        </table:table-row>
        <table:table-row table:style-name="ro2">
          <table:table-cell table:formula="of:=[Sheet1.D16]" office:value-type="string" office:string-value="cadetBlue ">
            <text:p>cadetBlue </text:p>
          </table:table-cell>
          <table:table-cell table:formula="of:=[Sheet1.F16]" office:value-type="float" office:value="95">
            <text:p>95</text:p>
          </table:table-cell>
          <table:table-cell table:formula="of:=[Sheet1.G16]" office:value-type="float" office:value="158">
            <text:p>158</text:p>
          </table:table-cell>
          <table:table-cell table:formula="of:=[Sheet1.H16]" office:value-type="float" office:value="160">
            <text:p>160</text:p>
          </table:table-cell>
        </table:table-row>
        <table:table-row table:style-name="ro2">
          <table:table-cell table:formula="of:=[Sheet1.D17]" office:value-type="string" office:string-value="chartreuse ">
            <text:p>chartreuse </text:p>
          </table:table-cell>
          <table:table-cell table:formula="of:=[Sheet1.F17]" office:value-type="float" office:value="127">
            <text:p>127</text:p>
          </table:table-cell>
          <table:table-cell table:formula="of:=[Sheet1.G17]" office:value-type="float" office:value="255">
            <text:p>255</text:p>
          </table:table-cell>
          <table:table-cell table:formula="of:=[Sheet1.H17]" office:value-type="float" office:value="0">
            <text:p>0</text:p>
          </table:table-cell>
        </table:table-row>
        <table:table-row table:style-name="ro2">
          <table:table-cell table:formula="of:=[Sheet1.D18]" office:value-type="string" office:string-value="chocolate ">
            <text:p>chocolate </text:p>
          </table:table-cell>
          <table:table-cell table:formula="of:=[Sheet1.F18]" office:value-type="float" office:value="210">
            <text:p>210</text:p>
          </table:table-cell>
          <table:table-cell table:formula="of:=[Sheet1.G18]" office:value-type="float" office:value="105">
            <text:p>105</text:p>
          </table:table-cell>
          <table:table-cell table:formula="of:=[Sheet1.H18]" office:value-type="float" office:value="30">
            <text:p>30</text:p>
          </table:table-cell>
        </table:table-row>
        <table:table-row table:style-name="ro2">
          <table:table-cell table:formula="of:=[Sheet1.D19]" office:value-type="string" office:string-value="coral ">
            <text:p>coral </text:p>
          </table:table-cell>
          <table:table-cell table:formula="of:=[Sheet1.F19]" office:value-type="float" office:value="255">
            <text:p>255</text:p>
          </table:table-cell>
          <table:table-cell table:formula="of:=[Sheet1.G19]" office:value-type="float" office:value="127">
            <text:p>127</text:p>
          </table:table-cell>
          <table:table-cell table:formula="of:=[Sheet1.H19]" office:value-type="float" office:value="80">
            <text:p>80</text:p>
          </table:table-cell>
        </table:table-row>
        <table:table-row table:style-name="ro2">
          <table:table-cell table:formula="of:=[Sheet1.D20]" office:value-type="string" office:string-value="cornflowerBlue ">
            <text:p>cornflowerBlue </text:p>
          </table:table-cell>
          <table:table-cell table:formula="of:=[Sheet1.F20]" office:value-type="float" office:value="100">
            <text:p>100</text:p>
          </table:table-cell>
          <table:table-cell table:formula="of:=[Sheet1.G20]" office:value-type="float" office:value="149">
            <text:p>149</text:p>
          </table:table-cell>
          <table:table-cell table:formula="of:=[Sheet1.H20]" office:value-type="float" office:value="237">
            <text:p>237</text:p>
          </table:table-cell>
        </table:table-row>
        <table:table-row table:style-name="ro2">
          <table:table-cell table:formula="of:=[Sheet1.D21]" office:value-type="string" office:string-value="cornsilk ">
            <text:p>cornsilk </text:p>
          </table:table-cell>
          <table:table-cell table:formula="of:=[Sheet1.F21]" office:value-type="float" office:value="255">
            <text:p>255</text:p>
          </table:table-cell>
          <table:table-cell table:formula="of:=[Sheet1.G21]" office:value-type="float" office:value="248">
            <text:p>248</text:p>
          </table:table-cell>
          <table:table-cell table:formula="of:=[Sheet1.H21]" office:value-type="float" office:value="220">
            <text:p>220</text:p>
          </table:table-cell>
        </table:table-row>
        <table:table-row table:style-name="ro2">
          <table:table-cell table:formula="of:=[Sheet1.D22]" office:value-type="string" office:string-value="crimson ">
            <text:p>crimson </text:p>
          </table:table-cell>
          <table:table-cell table:formula="of:=[Sheet1.F22]" office:value-type="float" office:value="220">
            <text:p>220</text:p>
          </table:table-cell>
          <table:table-cell table:formula="of:=[Sheet1.G22]" office:value-type="float" office:value="20">
            <text:p>20</text:p>
          </table:table-cell>
          <table:table-cell table:formula="of:=[Sheet1.H22]" office:value-type="float" office:value="60">
            <text:p>60</text:p>
          </table:table-cell>
        </table:table-row>
        <table:table-row table:style-name="ro2">
          <table:table-cell table:formula="of:=[Sheet1.D23]" office:value-type="string" office:string-value="cyan ">
            <text:p>cyan </text:p>
          </table:table-cell>
          <table:table-cell table:formula="of:=[Sheet1.F23]" office:value-type="float" office:value="0">
            <text:p>0</text:p>
          </table:table-cell>
          <table:table-cell table:formula="of:=[Sheet1.G23]" office:value-type="float" office:value="255">
            <text:p>255</text:p>
          </table:table-cell>
          <table:table-cell table:formula="of:=[Sheet1.H23]" office:value-type="float" office:value="255">
            <text:p>255</text:p>
          </table:table-cell>
        </table:table-row>
        <table:table-row table:style-name="ro2">
          <table:table-cell table:formula="of:=[Sheet1.D24]" office:value-type="string" office:string-value="darkBlue ">
            <text:p>darkBlue </text:p>
          </table:table-cell>
          <table:table-cell table:formula="of:=[Sheet1.F24]" office:value-type="float" office:value="0">
            <text:p>0</text:p>
          </table:table-cell>
          <table:table-cell table:formula="of:=[Sheet1.G24]" office:value-type="float" office:value="0">
            <text:p>0</text:p>
          </table:table-cell>
          <table:table-cell table:formula="of:=[Sheet1.H24]" office:value-type="float" office:value="139">
            <text:p>139</text:p>
          </table:table-cell>
        </table:table-row>
        <table:table-row table:style-name="ro2">
          <table:table-cell table:formula="of:=[Sheet1.D25]" office:value-type="string" office:string-value="darkCyan ">
            <text:p>darkCyan </text:p>
          </table:table-cell>
          <table:table-cell table:formula="of:=[Sheet1.F25]" office:value-type="float" office:value="0">
            <text:p>0</text:p>
          </table:table-cell>
          <table:table-cell table:formula="of:=[Sheet1.G25]" office:value-type="float" office:value="139">
            <text:p>139</text:p>
          </table:table-cell>
          <table:table-cell table:formula="of:=[Sheet1.H25]" office:value-type="float" office:value="139">
            <text:p>139</text:p>
          </table:table-cell>
        </table:table-row>
        <table:table-row table:style-name="ro2">
          <table:table-cell table:formula="of:=[Sheet1.D26]" office:value-type="string" office:string-value="darkGoldenrod ">
            <text:p>darkGoldenrod </text:p>
          </table:table-cell>
          <table:table-cell table:formula="of:=[Sheet1.F26]" office:value-type="float" office:value="184">
            <text:p>184</text:p>
          </table:table-cell>
          <table:table-cell table:formula="of:=[Sheet1.G26]" office:value-type="float" office:value="134">
            <text:p>134</text:p>
          </table:table-cell>
          <table:table-cell table:formula="of:=[Sheet1.H26]" office:value-type="float" office:value="11">
            <text:p>11</text:p>
          </table:table-cell>
        </table:table-row>
        <table:table-row table:style-name="ro2">
          <table:table-cell table:formula="of:=[Sheet1.D27]" office:value-type="string" office:string-value="darkGray ">
            <text:p>darkGray </text:p>
          </table:table-cell>
          <table:table-cell table:formula="of:=[Sheet1.F27]" office:value-type="float" office:value="169">
            <text:p>169</text:p>
          </table:table-cell>
          <table:table-cell table:formula="of:=[Sheet1.G27]" office:value-type="float" office:value="169">
            <text:p>169</text:p>
          </table:table-cell>
          <table:table-cell table:formula="of:=[Sheet1.H27]" office:value-type="float" office:value="169">
            <text:p>169</text:p>
          </table:table-cell>
        </table:table-row>
        <table:table-row table:style-name="ro2">
          <table:table-cell table:formula="of:=[Sheet1.D28]" office:value-type="string" office:string-value="darkGreen ">
            <text:p>darkGreen </text:p>
          </table:table-cell>
          <table:table-cell table:formula="of:=[Sheet1.F28]" office:value-type="float" office:value="0">
            <text:p>0</text:p>
          </table:table-cell>
          <table:table-cell table:formula="of:=[Sheet1.G28]" office:value-type="float" office:value="100">
            <text:p>100</text:p>
          </table:table-cell>
          <table:table-cell table:formula="of:=[Sheet1.H28]" office:value-type="float" office:value="0">
            <text:p>0</text:p>
          </table:table-cell>
        </table:table-row>
        <table:table-row table:style-name="ro2">
          <table:table-cell table:formula="of:=[Sheet1.D29]" office:value-type="string" office:string-value="darkGrey ">
            <text:p>darkGrey </text:p>
          </table:table-cell>
          <table:table-cell table:formula="of:=[Sheet1.F29]" office:value-type="float" office:value="169">
            <text:p>169</text:p>
          </table:table-cell>
          <table:table-cell table:formula="of:=[Sheet1.G29]" office:value-type="float" office:value="169">
            <text:p>169</text:p>
          </table:table-cell>
          <table:table-cell table:formula="of:=[Sheet1.H29]" office:value-type="float" office:value="169">
            <text:p>169</text:p>
          </table:table-cell>
        </table:table-row>
        <table:table-row table:style-name="ro2">
          <table:table-cell table:formula="of:=[Sheet1.D30]" office:value-type="string" office:string-value="darkKhaki ">
            <text:p>darkKhaki </text:p>
          </table:table-cell>
          <table:table-cell table:formula="of:=[Sheet1.F30]" office:value-type="float" office:value="189">
            <text:p>189</text:p>
          </table:table-cell>
          <table:table-cell table:formula="of:=[Sheet1.G30]" office:value-type="float" office:value="183">
            <text:p>183</text:p>
          </table:table-cell>
          <table:table-cell table:formula="of:=[Sheet1.H30]" office:value-type="float" office:value="107">
            <text:p>107</text:p>
          </table:table-cell>
        </table:table-row>
        <table:table-row table:style-name="ro2">
          <table:table-cell table:formula="of:=[Sheet1.D31]" office:value-type="string" office:string-value="darkMagenta ">
            <text:p>darkMagenta </text:p>
          </table:table-cell>
          <table:table-cell table:formula="of:=[Sheet1.F31]" office:value-type="float" office:value="139">
            <text:p>139</text:p>
          </table:table-cell>
          <table:table-cell table:formula="of:=[Sheet1.G31]" office:value-type="float" office:value="0">
            <text:p>0</text:p>
          </table:table-cell>
          <table:table-cell table:formula="of:=[Sheet1.H31]" office:value-type="float" office:value="139">
            <text:p>139</text:p>
          </table:table-cell>
        </table:table-row>
        <table:table-row table:style-name="ro2">
          <table:table-cell table:formula="of:=[Sheet1.D32]" office:value-type="string" office:string-value="darkOliveGreen ">
            <text:p>darkOliveGreen </text:p>
          </table:table-cell>
          <table:table-cell table:formula="of:=[Sheet1.F32]" office:value-type="float" office:value="85">
            <text:p>85</text:p>
          </table:table-cell>
          <table:table-cell table:formula="of:=[Sheet1.G32]" office:value-type="float" office:value="107">
            <text:p>107</text:p>
          </table:table-cell>
          <table:table-cell table:formula="of:=[Sheet1.H32]" office:value-type="float" office:value="47">
            <text:p>47</text:p>
          </table:table-cell>
        </table:table-row>
        <table:table-row table:style-name="ro2">
          <table:table-cell table:formula="of:=[Sheet1.D33]" office:value-type="string" office:string-value="darkOrange ">
            <text:p>darkOrange </text:p>
          </table:table-cell>
          <table:table-cell table:formula="of:=[Sheet1.F33]" office:value-type="float" office:value="255">
            <text:p>255</text:p>
          </table:table-cell>
          <table:table-cell table:formula="of:=[Sheet1.G33]" office:value-type="float" office:value="140">
            <text:p>140</text:p>
          </table:table-cell>
          <table:table-cell table:formula="of:=[Sheet1.H33]" office:value-type="float" office:value="0">
            <text:p>0</text:p>
          </table:table-cell>
        </table:table-row>
        <table:table-row table:style-name="ro2">
          <table:table-cell table:formula="of:=[Sheet1.D34]" office:value-type="string" office:string-value="darkOrchid ">
            <text:p>darkOrchid </text:p>
          </table:table-cell>
          <table:table-cell table:formula="of:=[Sheet1.F34]" office:value-type="float" office:value="153">
            <text:p>153</text:p>
          </table:table-cell>
          <table:table-cell table:formula="of:=[Sheet1.G34]" office:value-type="float" office:value="50">
            <text:p>50</text:p>
          </table:table-cell>
          <table:table-cell table:formula="of:=[Sheet1.H34]" office:value-type="float" office:value="204">
            <text:p>204</text:p>
          </table:table-cell>
        </table:table-row>
        <table:table-row table:style-name="ro2">
          <table:table-cell table:formula="of:=[Sheet1.D35]" office:value-type="string" office:string-value="darkRed ">
            <text:p>darkRed </text:p>
          </table:table-cell>
          <table:table-cell table:formula="of:=[Sheet1.F35]" office:value-type="float" office:value="139">
            <text:p>139</text:p>
          </table:table-cell>
          <table:table-cell table:formula="of:=[Sheet1.G35]" office:value-type="float" office:value="0">
            <text:p>0</text:p>
          </table:table-cell>
          <table:table-cell table:formula="of:=[Sheet1.H35]" office:value-type="float" office:value="0">
            <text:p>0</text:p>
          </table:table-cell>
        </table:table-row>
        <table:table-row table:style-name="ro2">
          <table:table-cell table:formula="of:=[Sheet1.D36]" office:value-type="string" office:string-value="darkSalmon ">
            <text:p>darkSalmon </text:p>
          </table:table-cell>
          <table:table-cell table:formula="of:=[Sheet1.F36]" office:value-type="float" office:value="233">
            <text:p>233</text:p>
          </table:table-cell>
          <table:table-cell table:formula="of:=[Sheet1.G36]" office:value-type="float" office:value="150">
            <text:p>150</text:p>
          </table:table-cell>
          <table:table-cell table:formula="of:=[Sheet1.H36]" office:value-type="float" office:value="122">
            <text:p>122</text:p>
          </table:table-cell>
        </table:table-row>
        <table:table-row table:style-name="ro2">
          <table:table-cell table:formula="of:=[Sheet1.D37]" office:value-type="string" office:string-value="darkSeaGreen ">
            <text:p>darkSeaGreen </text:p>
          </table:table-cell>
          <table:table-cell table:formula="of:=[Sheet1.F37]" office:value-type="float" office:value="143">
            <text:p>143</text:p>
          </table:table-cell>
          <table:table-cell table:formula="of:=[Sheet1.G37]" office:value-type="float" office:value="188">
            <text:p>188</text:p>
          </table:table-cell>
          <table:table-cell table:formula="of:=[Sheet1.H37]" office:value-type="float" office:value="143">
            <text:p>143</text:p>
          </table:table-cell>
        </table:table-row>
        <table:table-row table:style-name="ro2">
          <table:table-cell table:formula="of:=[Sheet1.D38]" office:value-type="string" office:string-value="darkSlateBlue ">
            <text:p>darkSlateBlue </text:p>
          </table:table-cell>
          <table:table-cell table:formula="of:=[Sheet1.F38]" office:value-type="float" office:value="72">
            <text:p>72</text:p>
          </table:table-cell>
          <table:table-cell table:formula="of:=[Sheet1.G38]" office:value-type="float" office:value="61">
            <text:p>61</text:p>
          </table:table-cell>
          <table:table-cell table:formula="of:=[Sheet1.H38]" office:value-type="float" office:value="139">
            <text:p>139</text:p>
          </table:table-cell>
        </table:table-row>
        <table:table-row table:style-name="ro2">
          <table:table-cell table:formula="of:=[Sheet1.D39]" office:value-type="string" office:string-value="darkSlateGray ">
            <text:p>darkSlateGray </text:p>
          </table:table-cell>
          <table:table-cell table:formula="of:=[Sheet1.F39]" office:value-type="float" office:value="47">
            <text:p>47</text:p>
          </table:table-cell>
          <table:table-cell table:formula="of:=[Sheet1.G39]" office:value-type="float" office:value="79">
            <text:p>79</text:p>
          </table:table-cell>
          <table:table-cell table:formula="of:=[Sheet1.H39]" office:value-type="float" office:value="79">
            <text:p>79</text:p>
          </table:table-cell>
        </table:table-row>
        <table:table-row table:style-name="ro2">
          <table:table-cell table:formula="of:=[Sheet1.D40]" office:value-type="string" office:string-value="darkSlateGrey ">
            <text:p>darkSlateGrey </text:p>
          </table:table-cell>
          <table:table-cell table:formula="of:=[Sheet1.F40]" office:value-type="float" office:value="47">
            <text:p>47</text:p>
          </table:table-cell>
          <table:table-cell table:formula="of:=[Sheet1.G40]" office:value-type="float" office:value="79">
            <text:p>79</text:p>
          </table:table-cell>
          <table:table-cell table:formula="of:=[Sheet1.H40]" office:value-type="float" office:value="79">
            <text:p>79</text:p>
          </table:table-cell>
        </table:table-row>
        <table:table-row table:style-name="ro2">
          <table:table-cell table:formula="of:=[Sheet1.D41]" office:value-type="string" office:string-value="darkTurquoise ">
            <text:p>darkTurquoise </text:p>
          </table:table-cell>
          <table:table-cell table:formula="of:=[Sheet1.F41]" office:value-type="float" office:value="0">
            <text:p>0</text:p>
          </table:table-cell>
          <table:table-cell table:formula="of:=[Sheet1.G41]" office:value-type="float" office:value="206">
            <text:p>206</text:p>
          </table:table-cell>
          <table:table-cell table:formula="of:=[Sheet1.H41]" office:value-type="float" office:value="209">
            <text:p>209</text:p>
          </table:table-cell>
        </table:table-row>
        <table:table-row table:style-name="ro2">
          <table:table-cell table:formula="of:=[Sheet1.D42]" office:value-type="string" office:string-value="darkViolet ">
            <text:p>darkViolet </text:p>
          </table:table-cell>
          <table:table-cell table:formula="of:=[Sheet1.F42]" office:value-type="float" office:value="148">
            <text:p>148</text:p>
          </table:table-cell>
          <table:table-cell table:formula="of:=[Sheet1.G42]" office:value-type="float" office:value="0">
            <text:p>0</text:p>
          </table:table-cell>
          <table:table-cell table:formula="of:=[Sheet1.H42]" office:value-type="float" office:value="211">
            <text:p>211</text:p>
          </table:table-cell>
        </table:table-row>
        <table:table-row table:style-name="ro2">
          <table:table-cell table:formula="of:=[Sheet1.D43]" office:value-type="string" office:string-value="deepPink ">
            <text:p>deepPink </text:p>
          </table:table-cell>
          <table:table-cell table:formula="of:=[Sheet1.F43]" office:value-type="float" office:value="255">
            <text:p>255</text:p>
          </table:table-cell>
          <table:table-cell table:formula="of:=[Sheet1.G43]" office:value-type="float" office:value="20">
            <text:p>20</text:p>
          </table:table-cell>
          <table:table-cell table:formula="of:=[Sheet1.H43]" office:value-type="float" office:value="147">
            <text:p>147</text:p>
          </table:table-cell>
        </table:table-row>
        <table:table-row table:style-name="ro2">
          <table:table-cell table:formula="of:=[Sheet1.D44]" office:value-type="string" office:string-value="deepSkyBlue ">
            <text:p>deepSkyBlue </text:p>
          </table:table-cell>
          <table:table-cell table:formula="of:=[Sheet1.F44]" office:value-type="float" office:value="0">
            <text:p>0</text:p>
          </table:table-cell>
          <table:table-cell table:formula="of:=[Sheet1.G44]" office:value-type="float" office:value="191">
            <text:p>191</text:p>
          </table:table-cell>
          <table:table-cell table:formula="of:=[Sheet1.H44]" office:value-type="float" office:value="255">
            <text:p>255</text:p>
          </table:table-cell>
        </table:table-row>
        <table:table-row table:style-name="ro2">
          <table:table-cell table:formula="of:=[Sheet1.D45]" office:value-type="string" office:string-value="dimGray ">
            <text:p>dimGray </text:p>
          </table:table-cell>
          <table:table-cell table:formula="of:=[Sheet1.F45]" office:value-type="float" office:value="105">
            <text:p>105</text:p>
          </table:table-cell>
          <table:table-cell table:formula="of:=[Sheet1.G45]" office:value-type="float" office:value="105">
            <text:p>105</text:p>
          </table:table-cell>
          <table:table-cell table:formula="of:=[Sheet1.H45]" office:value-type="float" office:value="105">
            <text:p>105</text:p>
          </table:table-cell>
        </table:table-row>
        <table:table-row table:style-name="ro2">
          <table:table-cell table:formula="of:=[Sheet1.D46]" office:value-type="string" office:string-value="dimGrey ">
            <text:p>dimGrey </text:p>
          </table:table-cell>
          <table:table-cell table:formula="of:=[Sheet1.F46]" office:value-type="float" office:value="105">
            <text:p>105</text:p>
          </table:table-cell>
          <table:table-cell table:formula="of:=[Sheet1.G46]" office:value-type="float" office:value="105">
            <text:p>105</text:p>
          </table:table-cell>
          <table:table-cell table:formula="of:=[Sheet1.H46]" office:value-type="float" office:value="105">
            <text:p>105</text:p>
          </table:table-cell>
        </table:table-row>
        <table:table-row table:style-name="ro2">
          <table:table-cell table:formula="of:=[Sheet1.D47]" office:value-type="string" office:string-value="dodgerBlue ">
            <text:p>dodgerBlue </text:p>
          </table:table-cell>
          <table:table-cell table:formula="of:=[Sheet1.F47]" office:value-type="float" office:value="30">
            <text:p>30</text:p>
          </table:table-cell>
          <table:table-cell table:formula="of:=[Sheet1.G47]" office:value-type="float" office:value="144">
            <text:p>144</text:p>
          </table:table-cell>
          <table:table-cell table:formula="of:=[Sheet1.H47]" office:value-type="float" office:value="255">
            <text:p>255</text:p>
          </table:table-cell>
        </table:table-row>
        <table:table-row table:style-name="ro2">
          <table:table-cell table:formula="of:=[Sheet1.D48]" office:value-type="string" office:string-value="firebrick ">
            <text:p>firebrick </text:p>
          </table:table-cell>
          <table:table-cell table:formula="of:=[Sheet1.F48]" office:value-type="float" office:value="178">
            <text:p>178</text:p>
          </table:table-cell>
          <table:table-cell table:formula="of:=[Sheet1.G48]" office:value-type="float" office:value="34">
            <text:p>34</text:p>
          </table:table-cell>
          <table:table-cell table:formula="of:=[Sheet1.H48]" office:value-type="float" office:value="34">
            <text:p>34</text:p>
          </table:table-cell>
        </table:table-row>
        <table:table-row table:style-name="ro2">
          <table:table-cell table:formula="of:=[Sheet1.D49]" office:value-type="string" office:string-value="floralWhite ">
            <text:p>floralWhite </text:p>
          </table:table-cell>
          <table:table-cell table:formula="of:=[Sheet1.F49]" office:value-type="float" office:value="255">
            <text:p>255</text:p>
          </table:table-cell>
          <table:table-cell table:formula="of:=[Sheet1.G49]" office:value-type="float" office:value="250">
            <text:p>250</text:p>
          </table:table-cell>
          <table:table-cell table:formula="of:=[Sheet1.H49]" office:value-type="float" office:value="240">
            <text:p>240</text:p>
          </table:table-cell>
        </table:table-row>
        <table:table-row table:style-name="ro2">
          <table:table-cell table:formula="of:=[Sheet1.D50]" office:value-type="string" office:string-value="forestGreen ">
            <text:p>forestGreen </text:p>
          </table:table-cell>
          <table:table-cell table:formula="of:=[Sheet1.F50]" office:value-type="float" office:value="34">
            <text:p>34</text:p>
          </table:table-cell>
          <table:table-cell table:formula="of:=[Sheet1.G50]" office:value-type="float" office:value="139">
            <text:p>139</text:p>
          </table:table-cell>
          <table:table-cell table:formula="of:=[Sheet1.H50]" office:value-type="float" office:value="34">
            <text:p>34</text:p>
          </table:table-cell>
        </table:table-row>
        <table:table-row table:style-name="ro2">
          <table:table-cell table:formula="of:=[Sheet1.D51]" office:value-type="string" office:string-value="fuchsia ">
            <text:p>fuchsia </text:p>
          </table:table-cell>
          <table:table-cell table:formula="of:=[Sheet1.F51]" office:value-type="float" office:value="255">
            <text:p>255</text:p>
          </table:table-cell>
          <table:table-cell table:formula="of:=[Sheet1.G51]" office:value-type="float" office:value="0">
            <text:p>0</text:p>
          </table:table-cell>
          <table:table-cell table:formula="of:=[Sheet1.H51]" office:value-type="float" office:value="255">
            <text:p>255</text:p>
          </table:table-cell>
        </table:table-row>
        <table:table-row table:style-name="ro2">
          <table:table-cell table:formula="of:=[Sheet1.D52]" office:value-type="string" office:string-value="gainsboro ">
            <text:p>gainsboro </text:p>
          </table:table-cell>
          <table:table-cell table:formula="of:=[Sheet1.F52]" office:value-type="float" office:value="220">
            <text:p>220</text:p>
          </table:table-cell>
          <table:table-cell table:formula="of:=[Sheet1.G52]" office:value-type="float" office:value="220">
            <text:p>220</text:p>
          </table:table-cell>
          <table:table-cell table:formula="of:=[Sheet1.H52]" office:value-type="float" office:value="220">
            <text:p>220</text:p>
          </table:table-cell>
        </table:table-row>
        <table:table-row table:style-name="ro2">
          <table:table-cell table:formula="of:=[Sheet1.D53]" office:value-type="string" office:string-value="ghostWhite ">
            <text:p>ghostWhite </text:p>
          </table:table-cell>
          <table:table-cell table:formula="of:=[Sheet1.F53]" office:value-type="float" office:value="248">
            <text:p>248</text:p>
          </table:table-cell>
          <table:table-cell table:formula="of:=[Sheet1.G53]" office:value-type="float" office:value="248">
            <text:p>248</text:p>
          </table:table-cell>
          <table:table-cell table:formula="of:=[Sheet1.H53]" office:value-type="float" office:value="255">
            <text:p>255</text:p>
          </table:table-cell>
        </table:table-row>
        <table:table-row table:style-name="ro2">
          <table:table-cell table:formula="of:=[Sheet1.D54]" office:value-type="string" office:string-value="gold ">
            <text:p>gold </text:p>
          </table:table-cell>
          <table:table-cell table:formula="of:=[Sheet1.F54]" office:value-type="float" office:value="255">
            <text:p>255</text:p>
          </table:table-cell>
          <table:table-cell table:formula="of:=[Sheet1.G54]" office:value-type="float" office:value="215">
            <text:p>215</text:p>
          </table:table-cell>
          <table:table-cell table:formula="of:=[Sheet1.H54]" office:value-type="float" office:value="0">
            <text:p>0</text:p>
          </table:table-cell>
        </table:table-row>
        <table:table-row table:style-name="ro2">
          <table:table-cell table:formula="of:=[Sheet1.D55]" office:value-type="string" office:string-value="goldenrod ">
            <text:p>goldenrod </text:p>
          </table:table-cell>
          <table:table-cell table:formula="of:=[Sheet1.F55]" office:value-type="float" office:value="218">
            <text:p>218</text:p>
          </table:table-cell>
          <table:table-cell table:formula="of:=[Sheet1.G55]" office:value-type="float" office:value="165">
            <text:p>165</text:p>
          </table:table-cell>
          <table:table-cell table:formula="of:=[Sheet1.H55]" office:value-type="float" office:value="32">
            <text:p>32</text:p>
          </table:table-cell>
        </table:table-row>
        <table:table-row table:style-name="ro2">
          <table:table-cell table:formula="of:=[Sheet1.D56]" office:value-type="string" office:string-value="gray ">
            <text:p>gray </text:p>
          </table:table-cell>
          <table:table-cell table:formula="of:=[Sheet1.F56]" office:value-type="float" office:value="128">
            <text:p>128</text:p>
          </table:table-cell>
          <table:table-cell table:formula="of:=[Sheet1.G56]" office:value-type="float" office:value="128">
            <text:p>128</text:p>
          </table:table-cell>
          <table:table-cell table:formula="of:=[Sheet1.H56]" office:value-type="float" office:value="128">
            <text:p>128</text:p>
          </table:table-cell>
        </table:table-row>
        <table:table-row table:style-name="ro2">
          <table:table-cell table:formula="of:=[Sheet1.D57]" office:value-type="string" office:string-value="green ">
            <text:p>green </text:p>
          </table:table-cell>
          <table:table-cell table:formula="of:=[Sheet1.F57]" office:value-type="float" office:value="0">
            <text:p>0</text:p>
          </table:table-cell>
          <table:table-cell table:formula="of:=[Sheet1.G57]" office:value-type="float" office:value="128">
            <text:p>128</text:p>
          </table:table-cell>
          <table:table-cell table:formula="of:=[Sheet1.H57]" office:value-type="float" office:value="0">
            <text:p>0</text:p>
          </table:table-cell>
        </table:table-row>
        <table:table-row table:style-name="ro2">
          <table:table-cell table:formula="of:=[Sheet1.D58]" office:value-type="string" office:string-value="greenYellow ">
            <text:p>greenYellow </text:p>
          </table:table-cell>
          <table:table-cell table:formula="of:=[Sheet1.F58]" office:value-type="float" office:value="173">
            <text:p>173</text:p>
          </table:table-cell>
          <table:table-cell table:formula="of:=[Sheet1.G58]" office:value-type="float" office:value="255">
            <text:p>255</text:p>
          </table:table-cell>
          <table:table-cell table:formula="of:=[Sheet1.H58]" office:value-type="float" office:value="47">
            <text:p>47</text:p>
          </table:table-cell>
        </table:table-row>
        <table:table-row table:style-name="ro2">
          <table:table-cell table:formula="of:=[Sheet1.D59]" office:value-type="string" office:string-value="grey ">
            <text:p>grey </text:p>
          </table:table-cell>
          <table:table-cell table:formula="of:=[Sheet1.F59]" office:value-type="float" office:value="128">
            <text:p>128</text:p>
          </table:table-cell>
          <table:table-cell table:formula="of:=[Sheet1.G59]" office:value-type="float" office:value="128">
            <text:p>128</text:p>
          </table:table-cell>
          <table:table-cell table:formula="of:=[Sheet1.H59]" office:value-type="float" office:value="128">
            <text:p>128</text:p>
          </table:table-cell>
        </table:table-row>
        <table:table-row table:style-name="ro2">
          <table:table-cell table:formula="of:=[Sheet1.D60]" office:value-type="string" office:string-value="honeydew ">
            <text:p>honeydew </text:p>
          </table:table-cell>
          <table:table-cell table:formula="of:=[Sheet1.F60]" office:value-type="float" office:value="240">
            <text:p>240</text:p>
          </table:table-cell>
          <table:table-cell table:formula="of:=[Sheet1.G60]" office:value-type="float" office:value="255">
            <text:p>255</text:p>
          </table:table-cell>
          <table:table-cell table:formula="of:=[Sheet1.H60]" office:value-type="float" office:value="240">
            <text:p>240</text:p>
          </table:table-cell>
        </table:table-row>
        <table:table-row table:style-name="ro2">
          <table:table-cell table:formula="of:=[Sheet1.D61]" office:value-type="string" office:string-value="hotPink ">
            <text:p>hotPink </text:p>
          </table:table-cell>
          <table:table-cell table:formula="of:=[Sheet1.F61]" office:value-type="float" office:value="255">
            <text:p>255</text:p>
          </table:table-cell>
          <table:table-cell table:formula="of:=[Sheet1.G61]" office:value-type="float" office:value="105">
            <text:p>105</text:p>
          </table:table-cell>
          <table:table-cell table:formula="of:=[Sheet1.H61]" office:value-type="float" office:value="180">
            <text:p>180</text:p>
          </table:table-cell>
        </table:table-row>
        <table:table-row table:style-name="ro2">
          <table:table-cell table:formula="of:=[Sheet1.D62]" office:value-type="string" office:string-value="indianRed ">
            <text:p>indianRed </text:p>
          </table:table-cell>
          <table:table-cell table:formula="of:=[Sheet1.F62]" office:value-type="float" office:value="205">
            <text:p>205</text:p>
          </table:table-cell>
          <table:table-cell table:formula="of:=[Sheet1.G62]" office:value-type="float" office:value="92">
            <text:p>92</text:p>
          </table:table-cell>
          <table:table-cell table:formula="of:=[Sheet1.H62]" office:value-type="float" office:value="92">
            <text:p>92</text:p>
          </table:table-cell>
        </table:table-row>
        <table:table-row table:style-name="ro2">
          <table:table-cell table:formula="of:=[Sheet1.D63]" office:value-type="string" office:string-value="indigo ">
            <text:p>indigo </text:p>
          </table:table-cell>
          <table:table-cell table:formula="of:=[Sheet1.F63]" office:value-type="float" office:value="75">
            <text:p>75</text:p>
          </table:table-cell>
          <table:table-cell table:formula="of:=[Sheet1.G63]" office:value-type="float" office:value="0">
            <text:p>0</text:p>
          </table:table-cell>
          <table:table-cell table:formula="of:=[Sheet1.H63]" office:value-type="float" office:value="130">
            <text:p>130</text:p>
          </table:table-cell>
        </table:table-row>
        <table:table-row table:style-name="ro2">
          <table:table-cell table:formula="of:=[Sheet1.D64]" office:value-type="string" office:string-value="ivory ">
            <text:p>ivory </text:p>
          </table:table-cell>
          <table:table-cell table:formula="of:=[Sheet1.F64]" office:value-type="float" office:value="255">
            <text:p>255</text:p>
          </table:table-cell>
          <table:table-cell table:formula="of:=[Sheet1.G64]" office:value-type="float" office:value="255">
            <text:p>255</text:p>
          </table:table-cell>
          <table:table-cell table:formula="of:=[Sheet1.H64]" office:value-type="float" office:value="240">
            <text:p>240</text:p>
          </table:table-cell>
        </table:table-row>
        <table:table-row table:style-name="ro2">
          <table:table-cell table:formula="of:=[Sheet1.D65]" office:value-type="string" office:string-value="khaki ">
            <text:p>khaki </text:p>
          </table:table-cell>
          <table:table-cell table:formula="of:=[Sheet1.F65]" office:value-type="float" office:value="240">
            <text:p>240</text:p>
          </table:table-cell>
          <table:table-cell table:formula="of:=[Sheet1.G65]" office:value-type="float" office:value="230">
            <text:p>230</text:p>
          </table:table-cell>
          <table:table-cell table:formula="of:=[Sheet1.H65]" office:value-type="float" office:value="140">
            <text:p>140</text:p>
          </table:table-cell>
        </table:table-row>
        <table:table-row table:style-name="ro2">
          <table:table-cell table:formula="of:=[Sheet1.D66]" office:value-type="string" office:string-value="lavender ">
            <text:p>lavender </text:p>
          </table:table-cell>
          <table:table-cell table:formula="of:=[Sheet1.F66]" office:value-type="float" office:value="230">
            <text:p>230</text:p>
          </table:table-cell>
          <table:table-cell table:formula="of:=[Sheet1.G66]" office:value-type="float" office:value="230">
            <text:p>230</text:p>
          </table:table-cell>
          <table:table-cell table:formula="of:=[Sheet1.H66]" office:value-type="float" office:value="250">
            <text:p>250</text:p>
          </table:table-cell>
        </table:table-row>
        <table:table-row table:style-name="ro2">
          <table:table-cell table:formula="of:=[Sheet1.D67]" office:value-type="string" office:string-value="lavenderBlush ">
            <text:p>lavenderBlush </text:p>
          </table:table-cell>
          <table:table-cell table:formula="of:=[Sheet1.F67]" office:value-type="float" office:value="255">
            <text:p>255</text:p>
          </table:table-cell>
          <table:table-cell table:formula="of:=[Sheet1.G67]" office:value-type="float" office:value="240">
            <text:p>240</text:p>
          </table:table-cell>
          <table:table-cell table:formula="of:=[Sheet1.H67]" office:value-type="float" office:value="245">
            <text:p>245</text:p>
          </table:table-cell>
        </table:table-row>
        <table:table-row table:style-name="ro2">
          <table:table-cell table:formula="of:=[Sheet1.D68]" office:value-type="string" office:string-value="lawnGreen ">
            <text:p>lawnGreen </text:p>
          </table:table-cell>
          <table:table-cell table:formula="of:=[Sheet1.F68]" office:value-type="float" office:value="124">
            <text:p>124</text:p>
          </table:table-cell>
          <table:table-cell table:formula="of:=[Sheet1.G68]" office:value-type="float" office:value="252">
            <text:p>252</text:p>
          </table:table-cell>
          <table:table-cell table:formula="of:=[Sheet1.H68]" office:value-type="float" office:value="0">
            <text:p>0</text:p>
          </table:table-cell>
        </table:table-row>
        <table:table-row table:style-name="ro2">
          <table:table-cell table:formula="of:=[Sheet1.D69]" office:value-type="string" office:string-value="lemonChiffon ">
            <text:p>lemonChiffon </text:p>
          </table:table-cell>
          <table:table-cell table:formula="of:=[Sheet1.F69]" office:value-type="float" office:value="255">
            <text:p>255</text:p>
          </table:table-cell>
          <table:table-cell table:formula="of:=[Sheet1.G69]" office:value-type="float" office:value="250">
            <text:p>250</text:p>
          </table:table-cell>
          <table:table-cell table:formula="of:=[Sheet1.H69]" office:value-type="float" office:value="205">
            <text:p>205</text:p>
          </table:table-cell>
        </table:table-row>
        <table:table-row table:style-name="ro2">
          <table:table-cell table:formula="of:=[Sheet1.D70]" office:value-type="string" office:string-value="lightBlue ">
            <text:p>lightBlue </text:p>
          </table:table-cell>
          <table:table-cell table:formula="of:=[Sheet1.F70]" office:value-type="float" office:value="173">
            <text:p>173</text:p>
          </table:table-cell>
          <table:table-cell table:formula="of:=[Sheet1.G70]" office:value-type="float" office:value="216">
            <text:p>216</text:p>
          </table:table-cell>
          <table:table-cell table:formula="of:=[Sheet1.H70]" office:value-type="float" office:value="230">
            <text:p>230</text:p>
          </table:table-cell>
        </table:table-row>
        <table:table-row table:style-name="ro2">
          <table:table-cell table:formula="of:=[Sheet1.D71]" office:value-type="string" office:string-value="lightCoral ">
            <text:p>lightCoral </text:p>
          </table:table-cell>
          <table:table-cell table:formula="of:=[Sheet1.F71]" office:value-type="float" office:value="240">
            <text:p>240</text:p>
          </table:table-cell>
          <table:table-cell table:formula="of:=[Sheet1.G71]" office:value-type="float" office:value="128">
            <text:p>128</text:p>
          </table:table-cell>
          <table:table-cell table:formula="of:=[Sheet1.H71]" office:value-type="float" office:value="128">
            <text:p>128</text:p>
          </table:table-cell>
        </table:table-row>
        <table:table-row table:style-name="ro2">
          <table:table-cell table:formula="of:=[Sheet1.D72]" office:value-type="string" office:string-value="lightCyan ">
            <text:p>lightCyan </text:p>
          </table:table-cell>
          <table:table-cell table:formula="of:=[Sheet1.F72]" office:value-type="float" office:value="224">
            <text:p>224</text:p>
          </table:table-cell>
          <table:table-cell table:formula="of:=[Sheet1.G72]" office:value-type="float" office:value="255">
            <text:p>255</text:p>
          </table:table-cell>
          <table:table-cell table:formula="of:=[Sheet1.H72]" office:value-type="float" office:value="255">
            <text:p>255</text:p>
          </table:table-cell>
        </table:table-row>
        <table:table-row table:style-name="ro2">
          <table:table-cell table:formula="of:=[Sheet1.D73]" office:value-type="string" office:string-value="lightGoldenrodYellow ">
            <text:p>lightGoldenrodYellow </text:p>
          </table:table-cell>
          <table:table-cell table:formula="of:=[Sheet1.F73]" office:value-type="float" office:value="250">
            <text:p>250</text:p>
          </table:table-cell>
          <table:table-cell table:formula="of:=[Sheet1.G73]" office:value-type="float" office:value="250">
            <text:p>250</text:p>
          </table:table-cell>
          <table:table-cell table:formula="of:=[Sheet1.H73]" office:value-type="float" office:value="210">
            <text:p>210</text:p>
          </table:table-cell>
        </table:table-row>
        <table:table-row table:style-name="ro2">
          <table:table-cell table:formula="of:=[Sheet1.D74]" office:value-type="string" office:string-value="lightGray ">
            <text:p>lightGray </text:p>
          </table:table-cell>
          <table:table-cell table:formula="of:=[Sheet1.F74]" office:value-type="float" office:value="211">
            <text:p>211</text:p>
          </table:table-cell>
          <table:table-cell table:formula="of:=[Sheet1.G74]" office:value-type="float" office:value="211">
            <text:p>211</text:p>
          </table:table-cell>
          <table:table-cell table:formula="of:=[Sheet1.H74]" office:value-type="float" office:value="211">
            <text:p>211</text:p>
          </table:table-cell>
        </table:table-row>
        <table:table-row table:style-name="ro2">
          <table:table-cell table:formula="of:=[Sheet1.D75]" office:value-type="string" office:string-value="lightGreen ">
            <text:p>lightGreen </text:p>
          </table:table-cell>
          <table:table-cell table:formula="of:=[Sheet1.F75]" office:value-type="float" office:value="144">
            <text:p>144</text:p>
          </table:table-cell>
          <table:table-cell table:formula="of:=[Sheet1.G75]" office:value-type="float" office:value="238">
            <text:p>238</text:p>
          </table:table-cell>
          <table:table-cell table:formula="of:=[Sheet1.H75]" office:value-type="float" office:value="144">
            <text:p>144</text:p>
          </table:table-cell>
        </table:table-row>
        <table:table-row table:style-name="ro2">
          <table:table-cell table:formula="of:=[Sheet1.D76]" office:value-type="string" office:string-value="lightGrey ">
            <text:p>lightGrey </text:p>
          </table:table-cell>
          <table:table-cell table:formula="of:=[Sheet1.F76]" office:value-type="float" office:value="211">
            <text:p>211</text:p>
          </table:table-cell>
          <table:table-cell table:formula="of:=[Sheet1.G76]" office:value-type="float" office:value="211">
            <text:p>211</text:p>
          </table:table-cell>
          <table:table-cell table:formula="of:=[Sheet1.H76]" office:value-type="float" office:value="211">
            <text:p>211</text:p>
          </table:table-cell>
        </table:table-row>
        <table:table-row table:style-name="ro2">
          <table:table-cell table:formula="of:=[Sheet1.D77]" office:value-type="string" office:string-value="lightPink ">
            <text:p>lightPink </text:p>
          </table:table-cell>
          <table:table-cell table:formula="of:=[Sheet1.F77]" office:value-type="float" office:value="255">
            <text:p>255</text:p>
          </table:table-cell>
          <table:table-cell table:formula="of:=[Sheet1.G77]" office:value-type="float" office:value="182">
            <text:p>182</text:p>
          </table:table-cell>
          <table:table-cell table:formula="of:=[Sheet1.H77]" office:value-type="float" office:value="193">
            <text:p>193</text:p>
          </table:table-cell>
        </table:table-row>
        <table:table-row table:style-name="ro2">
          <table:table-cell table:formula="of:=[Sheet1.D78]" office:value-type="string" office:string-value="lightSalmon ">
            <text:p>lightSalmon </text:p>
          </table:table-cell>
          <table:table-cell table:formula="of:=[Sheet1.F78]" office:value-type="float" office:value="255">
            <text:p>255</text:p>
          </table:table-cell>
          <table:table-cell table:formula="of:=[Sheet1.G78]" office:value-type="float" office:value="160">
            <text:p>160</text:p>
          </table:table-cell>
          <table:table-cell table:formula="of:=[Sheet1.H78]" office:value-type="float" office:value="122">
            <text:p>122</text:p>
          </table:table-cell>
        </table:table-row>
        <table:table-row table:style-name="ro2">
          <table:table-cell table:formula="of:=[Sheet1.D79]" office:value-type="string" office:string-value="lightSeaGreen ">
            <text:p>lightSeaGreen </text:p>
          </table:table-cell>
          <table:table-cell table:formula="of:=[Sheet1.F79]" office:value-type="float" office:value="32">
            <text:p>32</text:p>
          </table:table-cell>
          <table:table-cell table:formula="of:=[Sheet1.G79]" office:value-type="float" office:value="178">
            <text:p>178</text:p>
          </table:table-cell>
          <table:table-cell table:formula="of:=[Sheet1.H79]" office:value-type="float" office:value="170">
            <text:p>170</text:p>
          </table:table-cell>
        </table:table-row>
        <table:table-row table:style-name="ro2">
          <table:table-cell table:formula="of:=[Sheet1.D80]" office:value-type="string" office:string-value="lightSkyBlue ">
            <text:p>lightSkyBlue </text:p>
          </table:table-cell>
          <table:table-cell table:formula="of:=[Sheet1.F80]" office:value-type="float" office:value="135">
            <text:p>135</text:p>
          </table:table-cell>
          <table:table-cell table:formula="of:=[Sheet1.G80]" office:value-type="float" office:value="206">
            <text:p>206</text:p>
          </table:table-cell>
          <table:table-cell table:formula="of:=[Sheet1.H80]" office:value-type="float" office:value="250">
            <text:p>250</text:p>
          </table:table-cell>
        </table:table-row>
        <table:table-row table:style-name="ro2">
          <table:table-cell table:formula="of:=[Sheet1.D81]" office:value-type="string" office:string-value="lightSlateGray ">
            <text:p>lightSlateGray </text:p>
          </table:table-cell>
          <table:table-cell table:formula="of:=[Sheet1.F81]" office:value-type="float" office:value="119">
            <text:p>119</text:p>
          </table:table-cell>
          <table:table-cell table:formula="of:=[Sheet1.G81]" office:value-type="float" office:value="136">
            <text:p>136</text:p>
          </table:table-cell>
          <table:table-cell table:formula="of:=[Sheet1.H81]" office:value-type="float" office:value="153">
            <text:p>153</text:p>
          </table:table-cell>
        </table:table-row>
        <table:table-row table:style-name="ro2">
          <table:table-cell table:formula="of:=[Sheet1.D82]" office:value-type="string" office:string-value="lightSlateGrey ">
            <text:p>lightSlateGrey </text:p>
          </table:table-cell>
          <table:table-cell table:formula="of:=[Sheet1.F82]" office:value-type="float" office:value="119">
            <text:p>119</text:p>
          </table:table-cell>
          <table:table-cell table:formula="of:=[Sheet1.G82]" office:value-type="float" office:value="136">
            <text:p>136</text:p>
          </table:table-cell>
          <table:table-cell table:formula="of:=[Sheet1.H82]" office:value-type="float" office:value="153">
            <text:p>153</text:p>
          </table:table-cell>
        </table:table-row>
        <table:table-row table:style-name="ro2">
          <table:table-cell table:formula="of:=[Sheet1.D83]" office:value-type="string" office:string-value="lightSteelBlue ">
            <text:p>lightSteelBlue </text:p>
          </table:table-cell>
          <table:table-cell table:formula="of:=[Sheet1.F83]" office:value-type="float" office:value="176">
            <text:p>176</text:p>
          </table:table-cell>
          <table:table-cell table:formula="of:=[Sheet1.G83]" office:value-type="float" office:value="196">
            <text:p>196</text:p>
          </table:table-cell>
          <table:table-cell table:formula="of:=[Sheet1.H83]" office:value-type="float" office:value="222">
            <text:p>222</text:p>
          </table:table-cell>
        </table:table-row>
        <table:table-row table:style-name="ro2">
          <table:table-cell table:formula="of:=[Sheet1.D84]" office:value-type="string" office:string-value="lightYellow ">
            <text:p>lightYellow </text:p>
          </table:table-cell>
          <table:table-cell table:formula="of:=[Sheet1.F84]" office:value-type="float" office:value="255">
            <text:p>255</text:p>
          </table:table-cell>
          <table:table-cell table:formula="of:=[Sheet1.G84]" office:value-type="float" office:value="255">
            <text:p>255</text:p>
          </table:table-cell>
          <table:table-cell table:formula="of:=[Sheet1.H84]" office:value-type="float" office:value="224">
            <text:p>224</text:p>
          </table:table-cell>
        </table:table-row>
        <table:table-row table:style-name="ro2">
          <table:table-cell table:formula="of:=[Sheet1.D85]" office:value-type="string" office:string-value="lime ">
            <text:p>lime </text:p>
          </table:table-cell>
          <table:table-cell table:formula="of:=[Sheet1.F85]" office:value-type="float" office:value="0">
            <text:p>0</text:p>
          </table:table-cell>
          <table:table-cell table:formula="of:=[Sheet1.G85]" office:value-type="float" office:value="255">
            <text:p>255</text:p>
          </table:table-cell>
          <table:table-cell table:formula="of:=[Sheet1.H85]" office:value-type="float" office:value="0">
            <text:p>0</text:p>
          </table:table-cell>
        </table:table-row>
        <table:table-row table:style-name="ro2">
          <table:table-cell table:formula="of:=[Sheet1.D86]" office:value-type="string" office:string-value="limeGreen ">
            <text:p>limeGreen </text:p>
          </table:table-cell>
          <table:table-cell table:formula="of:=[Sheet1.F86]" office:value-type="float" office:value="50">
            <text:p>50</text:p>
          </table:table-cell>
          <table:table-cell table:formula="of:=[Sheet1.G86]" office:value-type="float" office:value="205">
            <text:p>205</text:p>
          </table:table-cell>
          <table:table-cell table:formula="of:=[Sheet1.H86]" office:value-type="float" office:value="50">
            <text:p>50</text:p>
          </table:table-cell>
        </table:table-row>
        <table:table-row table:style-name="ro2">
          <table:table-cell table:formula="of:=[Sheet1.D87]" office:value-type="string" office:string-value="linen ">
            <text:p>linen </text:p>
          </table:table-cell>
          <table:table-cell table:formula="of:=[Sheet1.F87]" office:value-type="float" office:value="250">
            <text:p>250</text:p>
          </table:table-cell>
          <table:table-cell table:formula="of:=[Sheet1.G87]" office:value-type="float" office:value="240">
            <text:p>240</text:p>
          </table:table-cell>
          <table:table-cell table:formula="of:=[Sheet1.H87]" office:value-type="float" office:value="230">
            <text:p>230</text:p>
          </table:table-cell>
        </table:table-row>
        <table:table-row table:style-name="ro2">
          <table:table-cell table:formula="of:=[Sheet1.D88]" office:value-type="string" office:string-value="magenta ">
            <text:p>magenta </text:p>
          </table:table-cell>
          <table:table-cell table:formula="of:=[Sheet1.F88]" office:value-type="float" office:value="255">
            <text:p>255</text:p>
          </table:table-cell>
          <table:table-cell table:formula="of:=[Sheet1.G88]" office:value-type="float" office:value="0">
            <text:p>0</text:p>
          </table:table-cell>
          <table:table-cell table:formula="of:=[Sheet1.H88]" office:value-type="float" office:value="255">
            <text:p>255</text:p>
          </table:table-cell>
        </table:table-row>
        <table:table-row table:style-name="ro2">
          <table:table-cell table:formula="of:=[Sheet1.D89]" office:value-type="string" office:string-value="maroon ">
            <text:p>maroon </text:p>
          </table:table-cell>
          <table:table-cell table:formula="of:=[Sheet1.F89]" office:value-type="float" office:value="128">
            <text:p>128</text:p>
          </table:table-cell>
          <table:table-cell table:formula="of:=[Sheet1.G89]" office:value-type="float" office:value="0">
            <text:p>0</text:p>
          </table:table-cell>
          <table:table-cell table:formula="of:=[Sheet1.H89]" office:value-type="float" office:value="0">
            <text:p>0</text:p>
          </table:table-cell>
        </table:table-row>
        <table:table-row table:style-name="ro2">
          <table:table-cell table:formula="of:=[Sheet1.D90]" office:value-type="string" office:string-value="mediumAquamarine ">
            <text:p>mediumAquamarine </text:p>
          </table:table-cell>
          <table:table-cell table:formula="of:=[Sheet1.F90]" office:value-type="float" office:value="102">
            <text:p>102</text:p>
          </table:table-cell>
          <table:table-cell table:formula="of:=[Sheet1.G90]" office:value-type="float" office:value="205">
            <text:p>205</text:p>
          </table:table-cell>
          <table:table-cell table:formula="of:=[Sheet1.H90]" office:value-type="float" office:value="170">
            <text:p>170</text:p>
          </table:table-cell>
        </table:table-row>
        <table:table-row table:style-name="ro2">
          <table:table-cell table:formula="of:=[Sheet1.D91]" office:value-type="string" office:string-value="mediumBlue ">
            <text:p>mediumBlue </text:p>
          </table:table-cell>
          <table:table-cell table:formula="of:=[Sheet1.F91]" office:value-type="float" office:value="0">
            <text:p>0</text:p>
          </table:table-cell>
          <table:table-cell table:formula="of:=[Sheet1.G91]" office:value-type="float" office:value="0">
            <text:p>0</text:p>
          </table:table-cell>
          <table:table-cell table:formula="of:=[Sheet1.H91]" office:value-type="float" office:value="205">
            <text:p>205</text:p>
          </table:table-cell>
        </table:table-row>
        <table:table-row table:style-name="ro2">
          <table:table-cell table:formula="of:=[Sheet1.D92]" office:value-type="string" office:string-value="mediumOrchid ">
            <text:p>mediumOrchid </text:p>
          </table:table-cell>
          <table:table-cell table:formula="of:=[Sheet1.F92]" office:value-type="float" office:value="186">
            <text:p>186</text:p>
          </table:table-cell>
          <table:table-cell table:formula="of:=[Sheet1.G92]" office:value-type="float" office:value="85">
            <text:p>85</text:p>
          </table:table-cell>
          <table:table-cell table:formula="of:=[Sheet1.H92]" office:value-type="float" office:value="211">
            <text:p>211</text:p>
          </table:table-cell>
        </table:table-row>
        <table:table-row table:style-name="ro2">
          <table:table-cell table:formula="of:=[Sheet1.D93]" office:value-type="string" office:string-value="mediumPurple ">
            <text:p>mediumPurple </text:p>
          </table:table-cell>
          <table:table-cell table:formula="of:=[Sheet1.F93]" office:value-type="float" office:value="147">
            <text:p>147</text:p>
          </table:table-cell>
          <table:table-cell table:formula="of:=[Sheet1.G93]" office:value-type="float" office:value="112">
            <text:p>112</text:p>
          </table:table-cell>
          <table:table-cell table:formula="of:=[Sheet1.H93]" office:value-type="float" office:value="219">
            <text:p>219</text:p>
          </table:table-cell>
        </table:table-row>
        <table:table-row table:style-name="ro2">
          <table:table-cell table:formula="of:=[Sheet1.D94]" office:value-type="string" office:string-value="mediumSeaGreen ">
            <text:p>mediumSeaGreen </text:p>
          </table:table-cell>
          <table:table-cell table:formula="of:=[Sheet1.F94]" office:value-type="float" office:value="60">
            <text:p>60</text:p>
          </table:table-cell>
          <table:table-cell table:formula="of:=[Sheet1.G94]" office:value-type="float" office:value="179">
            <text:p>179</text:p>
          </table:table-cell>
          <table:table-cell table:formula="of:=[Sheet1.H94]" office:value-type="float" office:value="113">
            <text:p>113</text:p>
          </table:table-cell>
        </table:table-row>
        <table:table-row table:style-name="ro2">
          <table:table-cell table:formula="of:=[Sheet1.D95]" office:value-type="string" office:string-value="mediumSlateBlue ">
            <text:p>mediumSlateBlue </text:p>
          </table:table-cell>
          <table:table-cell table:formula="of:=[Sheet1.F95]" office:value-type="float" office:value="123">
            <text:p>123</text:p>
          </table:table-cell>
          <table:table-cell table:formula="of:=[Sheet1.G95]" office:value-type="float" office:value="104">
            <text:p>104</text:p>
          </table:table-cell>
          <table:table-cell table:formula="of:=[Sheet1.H95]" office:value-type="float" office:value="238">
            <text:p>238</text:p>
          </table:table-cell>
        </table:table-row>
        <table:table-row table:style-name="ro2">
          <table:table-cell table:formula="of:=[Sheet1.D96]" office:value-type="string" office:string-value="mediumSpringGreen ">
            <text:p>mediumSpringGreen </text:p>
          </table:table-cell>
          <table:table-cell table:formula="of:=[Sheet1.F96]" office:value-type="float" office:value="0">
            <text:p>0</text:p>
          </table:table-cell>
          <table:table-cell table:formula="of:=[Sheet1.G96]" office:value-type="float" office:value="250">
            <text:p>250</text:p>
          </table:table-cell>
          <table:table-cell table:formula="of:=[Sheet1.H96]" office:value-type="float" office:value="154">
            <text:p>154</text:p>
          </table:table-cell>
        </table:table-row>
        <table:table-row table:style-name="ro2">
          <table:table-cell table:formula="of:=[Sheet1.D97]" office:value-type="string" office:string-value="mediumTurquoise ">
            <text:p>mediumTurquoise </text:p>
          </table:table-cell>
          <table:table-cell table:formula="of:=[Sheet1.F97]" office:value-type="float" office:value="72">
            <text:p>72</text:p>
          </table:table-cell>
          <table:table-cell table:formula="of:=[Sheet1.G97]" office:value-type="float" office:value="209">
            <text:p>209</text:p>
          </table:table-cell>
          <table:table-cell table:formula="of:=[Sheet1.H97]" office:value-type="float" office:value="204">
            <text:p>204</text:p>
          </table:table-cell>
        </table:table-row>
        <table:table-row table:style-name="ro2">
          <table:table-cell table:formula="of:=[Sheet1.D98]" office:value-type="string" office:string-value="mediumVioletRed ">
            <text:p>mediumVioletRed </text:p>
          </table:table-cell>
          <table:table-cell table:formula="of:=[Sheet1.F98]" office:value-type="float" office:value="199">
            <text:p>199</text:p>
          </table:table-cell>
          <table:table-cell table:formula="of:=[Sheet1.G98]" office:value-type="float" office:value="21">
            <text:p>21</text:p>
          </table:table-cell>
          <table:table-cell table:formula="of:=[Sheet1.H98]" office:value-type="float" office:value="133">
            <text:p>133</text:p>
          </table:table-cell>
        </table:table-row>
        <table:table-row table:style-name="ro2">
          <table:table-cell table:formula="of:=[Sheet1.D99]" office:value-type="string" office:string-value="midnightBlue ">
            <text:p>midnightBlue </text:p>
          </table:table-cell>
          <table:table-cell table:formula="of:=[Sheet1.F99]" office:value-type="float" office:value="25">
            <text:p>25</text:p>
          </table:table-cell>
          <table:table-cell table:formula="of:=[Sheet1.G99]" office:value-type="float" office:value="25">
            <text:p>25</text:p>
          </table:table-cell>
          <table:table-cell table:formula="of:=[Sheet1.H99]" office:value-type="float" office:value="112">
            <text:p>112</text:p>
          </table:table-cell>
        </table:table-row>
        <table:table-row table:style-name="ro2">
          <table:table-cell table:formula="of:=[Sheet1.D100]" office:value-type="string" office:string-value="mintCream ">
            <text:p>mintCream </text:p>
          </table:table-cell>
          <table:table-cell table:formula="of:=[Sheet1.F100]" office:value-type="float" office:value="245">
            <text:p>245</text:p>
          </table:table-cell>
          <table:table-cell table:formula="of:=[Sheet1.G100]" office:value-type="float" office:value="255">
            <text:p>255</text:p>
          </table:table-cell>
          <table:table-cell table:formula="of:=[Sheet1.H100]" office:value-type="float" office:value="250">
            <text:p>250</text:p>
          </table:table-cell>
        </table:table-row>
        <table:table-row table:style-name="ro2">
          <table:table-cell table:formula="of:=[Sheet1.D101]" office:value-type="string" office:string-value="mistyRose ">
            <text:p>mistyRose </text:p>
          </table:table-cell>
          <table:table-cell table:formula="of:=[Sheet1.F101]" office:value-type="float" office:value="255">
            <text:p>255</text:p>
          </table:table-cell>
          <table:table-cell table:formula="of:=[Sheet1.G101]" office:value-type="float" office:value="228">
            <text:p>228</text:p>
          </table:table-cell>
          <table:table-cell table:formula="of:=[Sheet1.H101]" office:value-type="float" office:value="225">
            <text:p>225</text:p>
          </table:table-cell>
        </table:table-row>
        <table:table-row table:style-name="ro2">
          <table:table-cell table:formula="of:=[Sheet1.D102]" office:value-type="string" office:string-value="moccasin ">
            <text:p>moccasin </text:p>
          </table:table-cell>
          <table:table-cell table:formula="of:=[Sheet1.F102]" office:value-type="float" office:value="255">
            <text:p>255</text:p>
          </table:table-cell>
          <table:table-cell table:formula="of:=[Sheet1.G102]" office:value-type="float" office:value="228">
            <text:p>228</text:p>
          </table:table-cell>
          <table:table-cell table:formula="of:=[Sheet1.H102]" office:value-type="float" office:value="181">
            <text:p>181</text:p>
          </table:table-cell>
        </table:table-row>
        <table:table-row table:style-name="ro2">
          <table:table-cell table:formula="of:=[Sheet1.D103]" office:value-type="string" office:string-value="navajoWhite ">
            <text:p>navajoWhite </text:p>
          </table:table-cell>
          <table:table-cell table:formula="of:=[Sheet1.F103]" office:value-type="float" office:value="255">
            <text:p>255</text:p>
          </table:table-cell>
          <table:table-cell table:formula="of:=[Sheet1.G103]" office:value-type="float" office:value="222">
            <text:p>222</text:p>
          </table:table-cell>
          <table:table-cell table:formula="of:=[Sheet1.H103]" office:value-type="float" office:value="173">
            <text:p>173</text:p>
          </table:table-cell>
        </table:table-row>
        <table:table-row table:style-name="ro2">
          <table:table-cell table:formula="of:=[Sheet1.D104]" office:value-type="string" office:string-value="navy ">
            <text:p>navy </text:p>
          </table:table-cell>
          <table:table-cell table:formula="of:=[Sheet1.F104]" office:value-type="float" office:value="0">
            <text:p>0</text:p>
          </table:table-cell>
          <table:table-cell table:formula="of:=[Sheet1.G104]" office:value-type="float" office:value="0">
            <text:p>0</text:p>
          </table:table-cell>
          <table:table-cell table:formula="of:=[Sheet1.H104]" office:value-type="float" office:value="128">
            <text:p>128</text:p>
          </table:table-cell>
        </table:table-row>
        <table:table-row table:style-name="ro2">
          <table:table-cell table:formula="of:=[Sheet1.D105]" office:value-type="string" office:string-value="oldLace ">
            <text:p>oldLace </text:p>
          </table:table-cell>
          <table:table-cell table:formula="of:=[Sheet1.F105]" office:value-type="float" office:value="253">
            <text:p>253</text:p>
          </table:table-cell>
          <table:table-cell table:formula="of:=[Sheet1.G105]" office:value-type="float" office:value="245">
            <text:p>245</text:p>
          </table:table-cell>
          <table:table-cell table:formula="of:=[Sheet1.H105]" office:value-type="float" office:value="230">
            <text:p>230</text:p>
          </table:table-cell>
        </table:table-row>
        <table:table-row table:style-name="ro2">
          <table:table-cell table:formula="of:=[Sheet1.D106]" office:value-type="string" office:string-value="olive ">
            <text:p>olive </text:p>
          </table:table-cell>
          <table:table-cell table:formula="of:=[Sheet1.F106]" office:value-type="float" office:value="128">
            <text:p>128</text:p>
          </table:table-cell>
          <table:table-cell table:formula="of:=[Sheet1.G106]" office:value-type="float" office:value="128">
            <text:p>128</text:p>
          </table:table-cell>
          <table:table-cell table:formula="of:=[Sheet1.H106]" office:value-type="float" office:value="0">
            <text:p>0</text:p>
          </table:table-cell>
        </table:table-row>
        <table:table-row table:style-name="ro2">
          <table:table-cell table:formula="of:=[Sheet1.D107]" office:value-type="string" office:string-value="oliveDrab ">
            <text:p>oliveDrab </text:p>
          </table:table-cell>
          <table:table-cell table:formula="of:=[Sheet1.F107]" office:value-type="float" office:value="107">
            <text:p>107</text:p>
          </table:table-cell>
          <table:table-cell table:formula="of:=[Sheet1.G107]" office:value-type="float" office:value="142">
            <text:p>142</text:p>
          </table:table-cell>
          <table:table-cell table:formula="of:=[Sheet1.H107]" office:value-type="float" office:value="35">
            <text:p>35</text:p>
          </table:table-cell>
        </table:table-row>
        <table:table-row table:style-name="ro2">
          <table:table-cell table:formula="of:=[Sheet1.D108]" office:value-type="string" office:string-value="orange ">
            <text:p>orange </text:p>
          </table:table-cell>
          <table:table-cell table:formula="of:=[Sheet1.F108]" office:value-type="float" office:value="255">
            <text:p>255</text:p>
          </table:table-cell>
          <table:table-cell table:formula="of:=[Sheet1.G108]" office:value-type="float" office:value="165">
            <text:p>165</text:p>
          </table:table-cell>
          <table:table-cell table:formula="of:=[Sheet1.H108]" office:value-type="float" office:value="0">
            <text:p>0</text:p>
          </table:table-cell>
        </table:table-row>
        <table:table-row table:style-name="ro2">
          <table:table-cell table:formula="of:=[Sheet1.D109]" office:value-type="string" office:string-value="orangeRed ">
            <text:p>orangeRed </text:p>
          </table:table-cell>
          <table:table-cell table:formula="of:=[Sheet1.F109]" office:value-type="float" office:value="255">
            <text:p>255</text:p>
          </table:table-cell>
          <table:table-cell table:formula="of:=[Sheet1.G109]" office:value-type="float" office:value="69">
            <text:p>69</text:p>
          </table:table-cell>
          <table:table-cell table:formula="of:=[Sheet1.H109]" office:value-type="float" office:value="0">
            <text:p>0</text:p>
          </table:table-cell>
        </table:table-row>
        <table:table-row table:style-name="ro2">
          <table:table-cell table:formula="of:=[Sheet1.D110]" office:value-type="string" office:string-value="orchid ">
            <text:p>orchid </text:p>
          </table:table-cell>
          <table:table-cell table:formula="of:=[Sheet1.F110]" office:value-type="float" office:value="218">
            <text:p>218</text:p>
          </table:table-cell>
          <table:table-cell table:formula="of:=[Sheet1.G110]" office:value-type="float" office:value="112">
            <text:p>112</text:p>
          </table:table-cell>
          <table:table-cell table:formula="of:=[Sheet1.H110]" office:value-type="float" office:value="214">
            <text:p>214</text:p>
          </table:table-cell>
        </table:table-row>
        <table:table-row table:style-name="ro2">
          <table:table-cell table:formula="of:=[Sheet1.D111]" office:value-type="string" office:string-value="paleGoldenrod ">
            <text:p>paleGoldenrod </text:p>
          </table:table-cell>
          <table:table-cell table:formula="of:=[Sheet1.F111]" office:value-type="float" office:value="238">
            <text:p>238</text:p>
          </table:table-cell>
          <table:table-cell table:formula="of:=[Sheet1.G111]" office:value-type="float" office:value="232">
            <text:p>232</text:p>
          </table:table-cell>
          <table:table-cell table:formula="of:=[Sheet1.H111]" office:value-type="float" office:value="170">
            <text:p>170</text:p>
          </table:table-cell>
        </table:table-row>
        <table:table-row table:style-name="ro2">
          <table:table-cell table:formula="of:=[Sheet1.D112]" office:value-type="string" office:string-value="paleGreen ">
            <text:p>paleGreen </text:p>
          </table:table-cell>
          <table:table-cell table:formula="of:=[Sheet1.F112]" office:value-type="float" office:value="152">
            <text:p>152</text:p>
          </table:table-cell>
          <table:table-cell table:formula="of:=[Sheet1.G112]" office:value-type="float" office:value="251">
            <text:p>251</text:p>
          </table:table-cell>
          <table:table-cell table:formula="of:=[Sheet1.H112]" office:value-type="float" office:value="152">
            <text:p>152</text:p>
          </table:table-cell>
        </table:table-row>
        <table:table-row table:style-name="ro2">
          <table:table-cell table:formula="of:=[Sheet1.D113]" office:value-type="string" office:string-value="paleTurquoise ">
            <text:p>paleTurquoise </text:p>
          </table:table-cell>
          <table:table-cell table:formula="of:=[Sheet1.F113]" office:value-type="float" office:value="175">
            <text:p>175</text:p>
          </table:table-cell>
          <table:table-cell table:formula="of:=[Sheet1.G113]" office:value-type="float" office:value="238">
            <text:p>238</text:p>
          </table:table-cell>
          <table:table-cell table:formula="of:=[Sheet1.H113]" office:value-type="float" office:value="238">
            <text:p>238</text:p>
          </table:table-cell>
        </table:table-row>
        <table:table-row table:style-name="ro2">
          <table:table-cell table:formula="of:=[Sheet1.D114]" office:value-type="string" office:string-value="paleVioletRed ">
            <text:p>paleVioletRed </text:p>
          </table:table-cell>
          <table:table-cell table:formula="of:=[Sheet1.F114]" office:value-type="float" office:value="219">
            <text:p>219</text:p>
          </table:table-cell>
          <table:table-cell table:formula="of:=[Sheet1.G114]" office:value-type="float" office:value="112">
            <text:p>112</text:p>
          </table:table-cell>
          <table:table-cell table:formula="of:=[Sheet1.H114]" office:value-type="float" office:value="147">
            <text:p>147</text:p>
          </table:table-cell>
        </table:table-row>
        <table:table-row table:style-name="ro2">
          <table:table-cell table:formula="of:=[Sheet1.D115]" office:value-type="string" office:string-value="papayaWhip ">
            <text:p>papayaWhip </text:p>
          </table:table-cell>
          <table:table-cell table:formula="of:=[Sheet1.F115]" office:value-type="float" office:value="255">
            <text:p>255</text:p>
          </table:table-cell>
          <table:table-cell table:formula="of:=[Sheet1.G115]" office:value-type="float" office:value="239">
            <text:p>239</text:p>
          </table:table-cell>
          <table:table-cell table:formula="of:=[Sheet1.H115]" office:value-type="float" office:value="213">
            <text:p>213</text:p>
          </table:table-cell>
        </table:table-row>
        <table:table-row table:style-name="ro2">
          <table:table-cell table:formula="of:=[Sheet1.D116]" office:value-type="string" office:string-value="peachPuff ">
            <text:p>peachPuff </text:p>
          </table:table-cell>
          <table:table-cell table:formula="of:=[Sheet1.F116]" office:value-type="float" office:value="255">
            <text:p>255</text:p>
          </table:table-cell>
          <table:table-cell table:formula="of:=[Sheet1.G116]" office:value-type="float" office:value="218">
            <text:p>218</text:p>
          </table:table-cell>
          <table:table-cell table:formula="of:=[Sheet1.H116]" office:value-type="float" office:value="185">
            <text:p>185</text:p>
          </table:table-cell>
        </table:table-row>
        <table:table-row table:style-name="ro2">
          <table:table-cell table:formula="of:=[Sheet1.D117]" office:value-type="string" office:string-value="peru ">
            <text:p>peru </text:p>
          </table:table-cell>
          <table:table-cell table:formula="of:=[Sheet1.F117]" office:value-type="float" office:value="205">
            <text:p>205</text:p>
          </table:table-cell>
          <table:table-cell table:formula="of:=[Sheet1.G117]" office:value-type="float" office:value="133">
            <text:p>133</text:p>
          </table:table-cell>
          <table:table-cell table:formula="of:=[Sheet1.H117]" office:value-type="float" office:value="63">
            <text:p>63</text:p>
          </table:table-cell>
        </table:table-row>
        <table:table-row table:style-name="ro2">
          <table:table-cell table:formula="of:=[Sheet1.D118]" office:value-type="string" office:string-value="pink ">
            <text:p>pink </text:p>
          </table:table-cell>
          <table:table-cell table:formula="of:=[Sheet1.F118]" office:value-type="float" office:value="255">
            <text:p>255</text:p>
          </table:table-cell>
          <table:table-cell table:formula="of:=[Sheet1.G118]" office:value-type="float" office:value="192">
            <text:p>192</text:p>
          </table:table-cell>
          <table:table-cell table:formula="of:=[Sheet1.H118]" office:value-type="float" office:value="203">
            <text:p>203</text:p>
          </table:table-cell>
        </table:table-row>
        <table:table-row table:style-name="ro2">
          <table:table-cell table:formula="of:=[Sheet1.D119]" office:value-type="string" office:string-value="plum ">
            <text:p>plum </text:p>
          </table:table-cell>
          <table:table-cell table:formula="of:=[Sheet1.F119]" office:value-type="float" office:value="221">
            <text:p>221</text:p>
          </table:table-cell>
          <table:table-cell table:formula="of:=[Sheet1.G119]" office:value-type="float" office:value="160">
            <text:p>160</text:p>
          </table:table-cell>
          <table:table-cell table:formula="of:=[Sheet1.H119]" office:value-type="float" office:value="221">
            <text:p>221</text:p>
          </table:table-cell>
        </table:table-row>
        <table:table-row table:style-name="ro2">
          <table:table-cell table:formula="of:=[Sheet1.D120]" office:value-type="string" office:string-value="powderBlue ">
            <text:p>powderBlue </text:p>
          </table:table-cell>
          <table:table-cell table:formula="of:=[Sheet1.F120]" office:value-type="float" office:value="176">
            <text:p>176</text:p>
          </table:table-cell>
          <table:table-cell table:formula="of:=[Sheet1.G120]" office:value-type="float" office:value="224">
            <text:p>224</text:p>
          </table:table-cell>
          <table:table-cell table:formula="of:=[Sheet1.H120]" office:value-type="float" office:value="230">
            <text:p>230</text:p>
          </table:table-cell>
        </table:table-row>
        <table:table-row table:style-name="ro2">
          <table:table-cell table:formula="of:=[Sheet1.D121]" office:value-type="string" office:string-value="purple ">
            <text:p>purple </text:p>
          </table:table-cell>
          <table:table-cell table:formula="of:=[Sheet1.F121]" office:value-type="float" office:value="128">
            <text:p>128</text:p>
          </table:table-cell>
          <table:table-cell table:formula="of:=[Sheet1.G121]" office:value-type="float" office:value="0">
            <text:p>0</text:p>
          </table:table-cell>
          <table:table-cell table:formula="of:=[Sheet1.H121]" office:value-type="float" office:value="128">
            <text:p>128</text:p>
          </table:table-cell>
        </table:table-row>
        <table:table-row table:style-name="ro2">
          <table:table-cell table:formula="of:=[Sheet1.D122]" office:value-type="string" office:string-value="rebeccaPurple">
            <text:p>rebeccaPurple</text:p>
          </table:table-cell>
          <table:table-cell table:formula="of:=[Sheet1.F122]" office:value-type="float" office:value="102">
            <text:p>102</text:p>
          </table:table-cell>
          <table:table-cell table:formula="of:=[Sheet1.G122]" office:value-type="float" office:value="51">
            <text:p>51</text:p>
          </table:table-cell>
          <table:table-cell table:formula="of:=[Sheet1.H122]" office:value-type="float" office:value="153">
            <text:p>153</text:p>
          </table:table-cell>
        </table:table-row>
        <table:table-row table:style-name="ro2">
          <table:table-cell table:formula="of:=[Sheet1.D123]" office:value-type="string" office:string-value="red ">
            <text:p>red </text:p>
          </table:table-cell>
          <table:table-cell table:formula="of:=[Sheet1.F123]" office:value-type="float" office:value="255">
            <text:p>255</text:p>
          </table:table-cell>
          <table:table-cell table:formula="of:=[Sheet1.G123]" office:value-type="float" office:value="0">
            <text:p>0</text:p>
          </table:table-cell>
          <table:table-cell table:formula="of:=[Sheet1.H123]" office:value-type="float" office:value="0">
            <text:p>0</text:p>
          </table:table-cell>
        </table:table-row>
        <table:table-row table:style-name="ro2">
          <table:table-cell table:formula="of:=[Sheet1.D124]" office:value-type="string" office:string-value="rosyBrown ">
            <text:p>rosyBrown </text:p>
          </table:table-cell>
          <table:table-cell table:formula="of:=[Sheet1.F124]" office:value-type="float" office:value="188">
            <text:p>188</text:p>
          </table:table-cell>
          <table:table-cell table:formula="of:=[Sheet1.G124]" office:value-type="float" office:value="143">
            <text:p>143</text:p>
          </table:table-cell>
          <table:table-cell table:formula="of:=[Sheet1.H124]" office:value-type="float" office:value="143">
            <text:p>143</text:p>
          </table:table-cell>
        </table:table-row>
        <table:table-row table:style-name="ro2">
          <table:table-cell table:formula="of:=[Sheet1.D125]" office:value-type="string" office:string-value="royalBlue ">
            <text:p>royalBlue </text:p>
          </table:table-cell>
          <table:table-cell table:formula="of:=[Sheet1.F125]" office:value-type="float" office:value="65">
            <text:p>65</text:p>
          </table:table-cell>
          <table:table-cell table:formula="of:=[Sheet1.G125]" office:value-type="float" office:value="105">
            <text:p>105</text:p>
          </table:table-cell>
          <table:table-cell table:formula="of:=[Sheet1.H125]" office:value-type="float" office:value="225">
            <text:p>225</text:p>
          </table:table-cell>
        </table:table-row>
        <table:table-row table:style-name="ro2">
          <table:table-cell table:formula="of:=[Sheet1.D126]" office:value-type="string" office:string-value="saddleBrown ">
            <text:p>saddleBrown </text:p>
          </table:table-cell>
          <table:table-cell table:formula="of:=[Sheet1.F126]" office:value-type="float" office:value="139">
            <text:p>139</text:p>
          </table:table-cell>
          <table:table-cell table:formula="of:=[Sheet1.G126]" office:value-type="float" office:value="69">
            <text:p>69</text:p>
          </table:table-cell>
          <table:table-cell table:formula="of:=[Sheet1.H126]" office:value-type="float" office:value="19">
            <text:p>19</text:p>
          </table:table-cell>
        </table:table-row>
        <table:table-row table:style-name="ro2">
          <table:table-cell table:formula="of:=[Sheet1.D127]" office:value-type="string" office:string-value="salmon ">
            <text:p>salmon </text:p>
          </table:table-cell>
          <table:table-cell table:formula="of:=[Sheet1.F127]" office:value-type="float" office:value="250">
            <text:p>250</text:p>
          </table:table-cell>
          <table:table-cell table:formula="of:=[Sheet1.G127]" office:value-type="float" office:value="128">
            <text:p>128</text:p>
          </table:table-cell>
          <table:table-cell table:formula="of:=[Sheet1.H127]" office:value-type="float" office:value="114">
            <text:p>114</text:p>
          </table:table-cell>
        </table:table-row>
        <table:table-row table:style-name="ro2">
          <table:table-cell table:formula="of:=[Sheet1.D128]" office:value-type="string" office:string-value="sandyBrown ">
            <text:p>sandyBrown </text:p>
          </table:table-cell>
          <table:table-cell table:formula="of:=[Sheet1.F128]" office:value-type="float" office:value="244">
            <text:p>244</text:p>
          </table:table-cell>
          <table:table-cell table:formula="of:=[Sheet1.G128]" office:value-type="float" office:value="164">
            <text:p>164</text:p>
          </table:table-cell>
          <table:table-cell table:formula="of:=[Sheet1.H128]" office:value-type="float" office:value="96">
            <text:p>96</text:p>
          </table:table-cell>
        </table:table-row>
        <table:table-row table:style-name="ro2">
          <table:table-cell table:formula="of:=[Sheet1.D129]" office:value-type="string" office:string-value="seaGreen ">
            <text:p>seaGreen </text:p>
          </table:table-cell>
          <table:table-cell table:formula="of:=[Sheet1.F129]" office:value-type="float" office:value="46">
            <text:p>46</text:p>
          </table:table-cell>
          <table:table-cell table:formula="of:=[Sheet1.G129]" office:value-type="float" office:value="139">
            <text:p>139</text:p>
          </table:table-cell>
          <table:table-cell table:formula="of:=[Sheet1.H129]" office:value-type="float" office:value="87">
            <text:p>87</text:p>
          </table:table-cell>
        </table:table-row>
        <table:table-row table:style-name="ro2">
          <table:table-cell table:formula="of:=[Sheet1.D130]" office:value-type="string" office:string-value="seashell ">
            <text:p>seashell </text:p>
          </table:table-cell>
          <table:table-cell table:formula="of:=[Sheet1.F130]" office:value-type="float" office:value="255">
            <text:p>255</text:p>
          </table:table-cell>
          <table:table-cell table:formula="of:=[Sheet1.G130]" office:value-type="float" office:value="245">
            <text:p>245</text:p>
          </table:table-cell>
          <table:table-cell table:formula="of:=[Sheet1.H130]" office:value-type="float" office:value="238">
            <text:p>238</text:p>
          </table:table-cell>
        </table:table-row>
        <table:table-row table:style-name="ro2">
          <table:table-cell table:formula="of:=[Sheet1.D131]" office:value-type="string" office:string-value="sienna ">
            <text:p>sienna </text:p>
          </table:table-cell>
          <table:table-cell table:formula="of:=[Sheet1.F131]" office:value-type="float" office:value="160">
            <text:p>160</text:p>
          </table:table-cell>
          <table:table-cell table:formula="of:=[Sheet1.G131]" office:value-type="float" office:value="82">
            <text:p>82</text:p>
          </table:table-cell>
          <table:table-cell table:formula="of:=[Sheet1.H131]" office:value-type="float" office:value="45">
            <text:p>45</text:p>
          </table:table-cell>
        </table:table-row>
        <table:table-row table:style-name="ro2">
          <table:table-cell table:formula="of:=[Sheet1.D132]" office:value-type="string" office:string-value="silver ">
            <text:p>silver </text:p>
          </table:table-cell>
          <table:table-cell table:formula="of:=[Sheet1.F132]" office:value-type="float" office:value="192">
            <text:p>192</text:p>
          </table:table-cell>
          <table:table-cell table:formula="of:=[Sheet1.G132]" office:value-type="float" office:value="192">
            <text:p>192</text:p>
          </table:table-cell>
          <table:table-cell table:formula="of:=[Sheet1.H132]" office:value-type="float" office:value="192">
            <text:p>192</text:p>
          </table:table-cell>
        </table:table-row>
        <table:table-row table:style-name="ro2">
          <table:table-cell table:formula="of:=[Sheet1.D133]" office:value-type="string" office:string-value="skyBlue ">
            <text:p>skyBlue </text:p>
          </table:table-cell>
          <table:table-cell table:formula="of:=[Sheet1.F133]" office:value-type="float" office:value="135">
            <text:p>135</text:p>
          </table:table-cell>
          <table:table-cell table:formula="of:=[Sheet1.G133]" office:value-type="float" office:value="206">
            <text:p>206</text:p>
          </table:table-cell>
          <table:table-cell table:formula="of:=[Sheet1.H133]" office:value-type="float" office:value="235">
            <text:p>235</text:p>
          </table:table-cell>
        </table:table-row>
        <table:table-row table:style-name="ro2">
          <table:table-cell table:formula="of:=[Sheet1.D134]" office:value-type="string" office:string-value="slateBlue ">
            <text:p>slateBlue </text:p>
          </table:table-cell>
          <table:table-cell table:formula="of:=[Sheet1.F134]" office:value-type="float" office:value="106">
            <text:p>106</text:p>
          </table:table-cell>
          <table:table-cell table:formula="of:=[Sheet1.G134]" office:value-type="float" office:value="90">
            <text:p>90</text:p>
          </table:table-cell>
          <table:table-cell table:formula="of:=[Sheet1.H134]" office:value-type="float" office:value="205">
            <text:p>205</text:p>
          </table:table-cell>
        </table:table-row>
        <table:table-row table:style-name="ro2">
          <table:table-cell table:formula="of:=[Sheet1.D135]" office:value-type="string" office:string-value="slateGray ">
            <text:p>slateGray </text:p>
          </table:table-cell>
          <table:table-cell table:formula="of:=[Sheet1.F135]" office:value-type="float" office:value="112">
            <text:p>112</text:p>
          </table:table-cell>
          <table:table-cell table:formula="of:=[Sheet1.G135]" office:value-type="float" office:value="128">
            <text:p>128</text:p>
          </table:table-cell>
          <table:table-cell table:formula="of:=[Sheet1.H135]" office:value-type="float" office:value="144">
            <text:p>144</text:p>
          </table:table-cell>
        </table:table-row>
        <table:table-row table:style-name="ro2">
          <table:table-cell table:formula="of:=[Sheet1.D136]" office:value-type="string" office:string-value="slateGrey ">
            <text:p>slateGrey </text:p>
          </table:table-cell>
          <table:table-cell table:formula="of:=[Sheet1.F136]" office:value-type="float" office:value="112">
            <text:p>112</text:p>
          </table:table-cell>
          <table:table-cell table:formula="of:=[Sheet1.G136]" office:value-type="float" office:value="128">
            <text:p>128</text:p>
          </table:table-cell>
          <table:table-cell table:formula="of:=[Sheet1.H136]" office:value-type="float" office:value="144">
            <text:p>144</text:p>
          </table:table-cell>
        </table:table-row>
        <table:table-row table:style-name="ro2">
          <table:table-cell table:formula="of:=[Sheet1.D137]" office:value-type="string" office:string-value="snow ">
            <text:p>snow </text:p>
          </table:table-cell>
          <table:table-cell table:formula="of:=[Sheet1.F137]" office:value-type="float" office:value="255">
            <text:p>255</text:p>
          </table:table-cell>
          <table:table-cell table:formula="of:=[Sheet1.G137]" office:value-type="float" office:value="250">
            <text:p>250</text:p>
          </table:table-cell>
          <table:table-cell table:formula="of:=[Sheet1.H137]" office:value-type="float" office:value="250">
            <text:p>250</text:p>
          </table:table-cell>
        </table:table-row>
        <table:table-row table:style-name="ro2">
          <table:table-cell table:formula="of:=[Sheet1.D138]" office:value-type="string" office:string-value="springGreen ">
            <text:p>springGreen </text:p>
          </table:table-cell>
          <table:table-cell table:formula="of:=[Sheet1.F138]" office:value-type="float" office:value="0">
            <text:p>0</text:p>
          </table:table-cell>
          <table:table-cell table:formula="of:=[Sheet1.G138]" office:value-type="float" office:value="255">
            <text:p>255</text:p>
          </table:table-cell>
          <table:table-cell table:formula="of:=[Sheet1.H138]" office:value-type="float" office:value="127">
            <text:p>127</text:p>
          </table:table-cell>
        </table:table-row>
        <table:table-row table:style-name="ro2">
          <table:table-cell table:formula="of:=[Sheet1.D139]" office:value-type="string" office:string-value="steelBlue ">
            <text:p>steelBlue </text:p>
          </table:table-cell>
          <table:table-cell table:formula="of:=[Sheet1.F139]" office:value-type="float" office:value="70">
            <text:p>70</text:p>
          </table:table-cell>
          <table:table-cell table:formula="of:=[Sheet1.G139]" office:value-type="float" office:value="130">
            <text:p>130</text:p>
          </table:table-cell>
          <table:table-cell table:formula="of:=[Sheet1.H139]" office:value-type="float" office:value="180">
            <text:p>180</text:p>
          </table:table-cell>
        </table:table-row>
        <table:table-row table:style-name="ro2">
          <table:table-cell table:formula="of:=[Sheet1.D140]" office:value-type="string" office:string-value="tan ">
            <text:p>tan </text:p>
          </table:table-cell>
          <table:table-cell table:formula="of:=[Sheet1.F140]" office:value-type="float" office:value="210">
            <text:p>210</text:p>
          </table:table-cell>
          <table:table-cell table:formula="of:=[Sheet1.G140]" office:value-type="float" office:value="180">
            <text:p>180</text:p>
          </table:table-cell>
          <table:table-cell table:formula="of:=[Sheet1.H140]" office:value-type="float" office:value="140">
            <text:p>140</text:p>
          </table:table-cell>
        </table:table-row>
        <table:table-row table:style-name="ro2">
          <table:table-cell table:formula="of:=[Sheet1.D141]" office:value-type="string" office:string-value="teal ">
            <text:p>teal </text:p>
          </table:table-cell>
          <table:table-cell table:formula="of:=[Sheet1.F141]" office:value-type="float" office:value="0">
            <text:p>0</text:p>
          </table:table-cell>
          <table:table-cell table:formula="of:=[Sheet1.G141]" office:value-type="float" office:value="128">
            <text:p>128</text:p>
          </table:table-cell>
          <table:table-cell table:formula="of:=[Sheet1.H141]" office:value-type="float" office:value="128">
            <text:p>128</text:p>
          </table:table-cell>
        </table:table-row>
        <table:table-row table:style-name="ro2">
          <table:table-cell table:formula="of:=[Sheet1.D142]" office:value-type="string" office:string-value="thistle ">
            <text:p>thistle </text:p>
          </table:table-cell>
          <table:table-cell table:formula="of:=[Sheet1.F142]" office:value-type="float" office:value="216">
            <text:p>216</text:p>
          </table:table-cell>
          <table:table-cell table:formula="of:=[Sheet1.G142]" office:value-type="float" office:value="191">
            <text:p>191</text:p>
          </table:table-cell>
          <table:table-cell table:formula="of:=[Sheet1.H142]" office:value-type="float" office:value="216">
            <text:p>216</text:p>
          </table:table-cell>
        </table:table-row>
        <table:table-row table:style-name="ro2">
          <table:table-cell table:formula="of:=[Sheet1.D143]" office:value-type="string" office:string-value="tomato ">
            <text:p>tomato </text:p>
          </table:table-cell>
          <table:table-cell table:formula="of:=[Sheet1.F143]" office:value-type="float" office:value="255">
            <text:p>255</text:p>
          </table:table-cell>
          <table:table-cell table:formula="of:=[Sheet1.G143]" office:value-type="float" office:value="99">
            <text:p>99</text:p>
          </table:table-cell>
          <table:table-cell table:formula="of:=[Sheet1.H143]" office:value-type="float" office:value="71">
            <text:p>71</text:p>
          </table:table-cell>
        </table:table-row>
        <table:table-row table:style-name="ro2">
          <table:table-cell table:formula="of:=[Sheet1.D144]" office:value-type="string" office:string-value="turquoise ">
            <text:p>turquoise </text:p>
          </table:table-cell>
          <table:table-cell table:formula="of:=[Sheet1.F144]" office:value-type="float" office:value="64">
            <text:p>64</text:p>
          </table:table-cell>
          <table:table-cell table:formula="of:=[Sheet1.G144]" office:value-type="float" office:value="224">
            <text:p>224</text:p>
          </table:table-cell>
          <table:table-cell table:formula="of:=[Sheet1.H144]" office:value-type="float" office:value="208">
            <text:p>208</text:p>
          </table:table-cell>
        </table:table-row>
        <table:table-row table:style-name="ro2">
          <table:table-cell table:formula="of:=[Sheet1.D145]" office:value-type="string" office:string-value="violet ">
            <text:p>violet </text:p>
          </table:table-cell>
          <table:table-cell table:formula="of:=[Sheet1.F145]" office:value-type="float" office:value="238">
            <text:p>238</text:p>
          </table:table-cell>
          <table:table-cell table:formula="of:=[Sheet1.G145]" office:value-type="float" office:value="130">
            <text:p>130</text:p>
          </table:table-cell>
          <table:table-cell table:formula="of:=[Sheet1.H145]" office:value-type="float" office:value="238">
            <text:p>238</text:p>
          </table:table-cell>
        </table:table-row>
        <table:table-row table:style-name="ro2">
          <table:table-cell table:formula="of:=[Sheet1.D146]" office:value-type="string" office:string-value="wheat ">
            <text:p>wheat </text:p>
          </table:table-cell>
          <table:table-cell table:formula="of:=[Sheet1.F146]" office:value-type="float" office:value="245">
            <text:p>245</text:p>
          </table:table-cell>
          <table:table-cell table:formula="of:=[Sheet1.G146]" office:value-type="float" office:value="222">
            <text:p>222</text:p>
          </table:table-cell>
          <table:table-cell table:formula="of:=[Sheet1.H146]" office:value-type="float" office:value="179">
            <text:p>179</text:p>
          </table:table-cell>
        </table:table-row>
        <table:table-row table:style-name="ro2">
          <table:table-cell table:formula="of:=[Sheet1.D147]" office:value-type="string" office:string-value="white ">
            <text:p>white </text:p>
          </table:table-cell>
          <table:table-cell table:formula="of:=[Sheet1.F147]" office:value-type="float" office:value="255">
            <text:p>255</text:p>
          </table:table-cell>
          <table:table-cell table:formula="of:=[Sheet1.G147]" office:value-type="float" office:value="255">
            <text:p>255</text:p>
          </table:table-cell>
          <table:table-cell table:formula="of:=[Sheet1.H147]" office:value-type="float" office:value="255">
            <text:p>255</text:p>
          </table:table-cell>
        </table:table-row>
        <table:table-row table:style-name="ro2">
          <table:table-cell table:formula="of:=[Sheet1.D148]" office:value-type="string" office:string-value="whiteSmoke ">
            <text:p>whiteSmoke </text:p>
          </table:table-cell>
          <table:table-cell table:formula="of:=[Sheet1.F148]" office:value-type="float" office:value="245">
            <text:p>245</text:p>
          </table:table-cell>
          <table:table-cell table:formula="of:=[Sheet1.G148]" office:value-type="float" office:value="245">
            <text:p>245</text:p>
          </table:table-cell>
          <table:table-cell table:formula="of:=[Sheet1.H148]" office:value-type="float" office:value="245">
            <text:p>245</text:p>
          </table:table-cell>
        </table:table-row>
        <table:table-row table:style-name="ro2">
          <table:table-cell table:formula="of:=[Sheet1.D149]" office:value-type="string" office:string-value="yellow ">
            <text:p>yellow </text:p>
          </table:table-cell>
          <table:table-cell table:formula="of:=[Sheet1.F149]" office:value-type="float" office:value="255">
            <text:p>255</text:p>
          </table:table-cell>
          <table:table-cell table:formula="of:=[Sheet1.G149]" office:value-type="float" office:value="255">
            <text:p>255</text:p>
          </table:table-cell>
          <table:table-cell table:formula="of:=[Sheet1.H149]" office:value-type="float" office:value="0">
            <text:p>0</text:p>
          </table:table-cell>
        </table:table-row>
        <table:table-row table:style-name="ro2">
          <table:table-cell table:formula="of:=[Sheet1.D150]" office:value-type="string" office:string-value="yellowGreen ">
            <text:p>yellowGreen </text:p>
          </table:table-cell>
          <table:table-cell table:formula="of:=[Sheet1.F150]" office:value-type="float" office:value="154">
            <text:p>154</text:p>
          </table:table-cell>
          <table:table-cell table:formula="of:=[Sheet1.G150]" office:value-type="float" office:value="205">
            <text:p>205</text:p>
          </table:table-cell>
          <table:table-cell table:formula="of:=[Sheet1.H150]" office:value-type="float" office:value="50">
            <text:p>50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 table:formula="of:=[Sheet1.D3]" office:value-type="string" office:string-value="AliceBlue ">
            <text:p>AliceBlue </text:p>
          </table:table-cell>
        </table:table-row>
        <table:table-row table:style-name="ro2">
          <table:table-cell table:formula="of:=[Sheet1.D4]" office:value-type="string" office:string-value="antiqueWhite ">
            <text:p>antiqueWhite </text:p>
          </table:table-cell>
        </table:table-row>
        <table:table-row table:style-name="ro2">
          <table:table-cell table:formula="of:=[Sheet1.D5]" office:value-type="string" office:string-value="aqua ">
            <text:p>aqua </text:p>
          </table:table-cell>
        </table:table-row>
        <table:table-row table:style-name="ro2">
          <table:table-cell table:formula="of:=[Sheet1.D6]" office:value-type="string" office:string-value="aquamarine ">
            <text:p>aquamarine </text:p>
          </table:table-cell>
        </table:table-row>
        <table:table-row table:style-name="ro2">
          <table:table-cell table:formula="of:=[Sheet1.D7]" office:value-type="string" office:string-value="azure ">
            <text:p>azure </text:p>
          </table:table-cell>
        </table:table-row>
        <table:table-row table:style-name="ro2">
          <table:table-cell table:formula="of:=[Sheet1.D8]" office:value-type="string" office:string-value="beige ">
            <text:p>beige </text:p>
          </table:table-cell>
        </table:table-row>
        <table:table-row table:style-name="ro2">
          <table:table-cell table:formula="of:=[Sheet1.D9]" office:value-type="string" office:string-value="bisque ">
            <text:p>bisque </text:p>
          </table:table-cell>
        </table:table-row>
        <table:table-row table:style-name="ro2">
          <table:table-cell table:formula="of:=[Sheet1.D10]" office:value-type="string" office:string-value="black ">
            <text:p>black </text:p>
          </table:table-cell>
        </table:table-row>
        <table:table-row table:style-name="ro2">
          <table:table-cell table:formula="of:=[Sheet1.D11]" office:value-type="string" office:string-value="blanchedAlmond ">
            <text:p>blanchedAlmond </text:p>
          </table:table-cell>
        </table:table-row>
        <table:table-row table:style-name="ro2">
          <table:table-cell table:formula="of:=[Sheet1.D12]" office:value-type="string" office:string-value="blue ">
            <text:p>blue </text:p>
          </table:table-cell>
        </table:table-row>
        <table:table-row table:style-name="ro2">
          <table:table-cell table:formula="of:=[Sheet1.D13]" office:value-type="string" office:string-value="blueViolet ">
            <text:p>blueViolet </text:p>
          </table:table-cell>
        </table:table-row>
        <table:table-row table:style-name="ro2">
          <table:table-cell table:formula="of:=[Sheet1.D14]" office:value-type="string" office:string-value="brown ">
            <text:p>brown </text:p>
          </table:table-cell>
        </table:table-row>
        <table:table-row table:style-name="ro2">
          <table:table-cell table:formula="of:=[Sheet1.D15]" office:value-type="string" office:string-value="burlywood ">
            <text:p>burlywood </text:p>
          </table:table-cell>
        </table:table-row>
        <table:table-row table:style-name="ro2">
          <table:table-cell table:formula="of:=[Sheet1.D16]" office:value-type="string" office:string-value="cadetBlue ">
            <text:p>cadetBlue </text:p>
          </table:table-cell>
        </table:table-row>
        <table:table-row table:style-name="ro2">
          <table:table-cell table:formula="of:=[Sheet1.D17]" office:value-type="string" office:string-value="chartreuse ">
            <text:p>chartreuse </text:p>
          </table:table-cell>
        </table:table-row>
        <table:table-row table:style-name="ro2">
          <table:table-cell table:formula="of:=[Sheet1.D18]" office:value-type="string" office:string-value="chocolate ">
            <text:p>chocolate </text:p>
          </table:table-cell>
        </table:table-row>
        <table:table-row table:style-name="ro2">
          <table:table-cell table:formula="of:=[Sheet1.D19]" office:value-type="string" office:string-value="coral ">
            <text:p>coral </text:p>
          </table:table-cell>
        </table:table-row>
        <table:table-row table:style-name="ro2">
          <table:table-cell table:formula="of:=[Sheet1.D20]" office:value-type="string" office:string-value="cornflowerBlue ">
            <text:p>cornflowerBlue </text:p>
          </table:table-cell>
        </table:table-row>
        <table:table-row table:style-name="ro2">
          <table:table-cell table:formula="of:=[Sheet1.D21]" office:value-type="string" office:string-value="cornsilk ">
            <text:p>cornsilk </text:p>
          </table:table-cell>
        </table:table-row>
        <table:table-row table:style-name="ro2">
          <table:table-cell table:formula="of:=[Sheet1.D22]" office:value-type="string" office:string-value="crimson ">
            <text:p>crimson </text:p>
          </table:table-cell>
        </table:table-row>
        <table:table-row table:style-name="ro2">
          <table:table-cell table:formula="of:=[Sheet1.D23]" office:value-type="string" office:string-value="cyan ">
            <text:p>cyan </text:p>
          </table:table-cell>
        </table:table-row>
        <table:table-row table:style-name="ro2">
          <table:table-cell table:formula="of:=[Sheet1.D24]" office:value-type="string" office:string-value="darkBlue ">
            <text:p>darkBlue </text:p>
          </table:table-cell>
        </table:table-row>
        <table:table-row table:style-name="ro2">
          <table:table-cell table:formula="of:=[Sheet1.D25]" office:value-type="string" office:string-value="darkCyan ">
            <text:p>darkCyan </text:p>
          </table:table-cell>
        </table:table-row>
        <table:table-row table:style-name="ro2">
          <table:table-cell table:formula="of:=[Sheet1.D26]" office:value-type="string" office:string-value="darkGoldenrod ">
            <text:p>darkGoldenrod </text:p>
          </table:table-cell>
        </table:table-row>
        <table:table-row table:style-name="ro2">
          <table:table-cell table:formula="of:=[Sheet1.D27]" office:value-type="string" office:string-value="darkGray ">
            <text:p>darkGray </text:p>
          </table:table-cell>
        </table:table-row>
        <table:table-row table:style-name="ro2">
          <table:table-cell table:formula="of:=[Sheet1.D28]" office:value-type="string" office:string-value="darkGreen ">
            <text:p>darkGreen </text:p>
          </table:table-cell>
        </table:table-row>
        <table:table-row table:style-name="ro2">
          <table:table-cell table:formula="of:=[Sheet1.D29]" office:value-type="string" office:string-value="darkGrey ">
            <text:p>darkGrey </text:p>
          </table:table-cell>
        </table:table-row>
        <table:table-row table:style-name="ro2">
          <table:table-cell table:formula="of:=[Sheet1.D30]" office:value-type="string" office:string-value="darkKhaki ">
            <text:p>darkKhaki </text:p>
          </table:table-cell>
        </table:table-row>
        <table:table-row table:style-name="ro2">
          <table:table-cell table:formula="of:=[Sheet1.D31]" office:value-type="string" office:string-value="darkMagenta ">
            <text:p>darkMagenta </text:p>
          </table:table-cell>
        </table:table-row>
        <table:table-row table:style-name="ro2">
          <table:table-cell table:formula="of:=[Sheet1.D32]" office:value-type="string" office:string-value="darkOliveGreen ">
            <text:p>darkOliveGreen </text:p>
          </table:table-cell>
        </table:table-row>
        <table:table-row table:style-name="ro2">
          <table:table-cell table:formula="of:=[Sheet1.D33]" office:value-type="string" office:string-value="darkOrange ">
            <text:p>darkOrange </text:p>
          </table:table-cell>
        </table:table-row>
        <table:table-row table:style-name="ro2">
          <table:table-cell table:formula="of:=[Sheet1.D34]" office:value-type="string" office:string-value="darkOrchid ">
            <text:p>darkOrchid </text:p>
          </table:table-cell>
        </table:table-row>
        <table:table-row table:style-name="ro2">
          <table:table-cell table:formula="of:=[Sheet1.D35]" office:value-type="string" office:string-value="darkRed ">
            <text:p>darkRed </text:p>
          </table:table-cell>
        </table:table-row>
        <table:table-row table:style-name="ro2">
          <table:table-cell table:formula="of:=[Sheet1.D36]" office:value-type="string" office:string-value="darkSalmon ">
            <text:p>darkSalmon </text:p>
          </table:table-cell>
        </table:table-row>
        <table:table-row table:style-name="ro2">
          <table:table-cell table:formula="of:=[Sheet1.D37]" office:value-type="string" office:string-value="darkSeaGreen ">
            <text:p>darkSeaGreen </text:p>
          </table:table-cell>
        </table:table-row>
        <table:table-row table:style-name="ro2">
          <table:table-cell table:formula="of:=[Sheet1.D38]" office:value-type="string" office:string-value="darkSlateBlue ">
            <text:p>darkSlateBlue </text:p>
          </table:table-cell>
        </table:table-row>
        <table:table-row table:style-name="ro2">
          <table:table-cell table:formula="of:=[Sheet1.D39]" office:value-type="string" office:string-value="darkSlateGray ">
            <text:p>darkSlateGray </text:p>
          </table:table-cell>
        </table:table-row>
        <table:table-row table:style-name="ro2">
          <table:table-cell table:formula="of:=[Sheet1.D40]" office:value-type="string" office:string-value="darkSlateGrey ">
            <text:p>darkSlateGrey </text:p>
          </table:table-cell>
        </table:table-row>
        <table:table-row table:style-name="ro2">
          <table:table-cell table:formula="of:=[Sheet1.D41]" office:value-type="string" office:string-value="darkTurquoise ">
            <text:p>darkTurquoise </text:p>
          </table:table-cell>
        </table:table-row>
        <table:table-row table:style-name="ro2">
          <table:table-cell table:formula="of:=[Sheet1.D42]" office:value-type="string" office:string-value="darkViolet ">
            <text:p>darkViolet </text:p>
          </table:table-cell>
        </table:table-row>
        <table:table-row table:style-name="ro2">
          <table:table-cell table:formula="of:=[Sheet1.D43]" office:value-type="string" office:string-value="deepPink ">
            <text:p>deepPink </text:p>
          </table:table-cell>
        </table:table-row>
        <table:table-row table:style-name="ro2">
          <table:table-cell table:formula="of:=[Sheet1.D44]" office:value-type="string" office:string-value="deepSkyBlue ">
            <text:p>deepSkyBlue </text:p>
          </table:table-cell>
        </table:table-row>
        <table:table-row table:style-name="ro2">
          <table:table-cell table:formula="of:=[Sheet1.D45]" office:value-type="string" office:string-value="dimGray ">
            <text:p>dimGray </text:p>
          </table:table-cell>
        </table:table-row>
        <table:table-row table:style-name="ro2">
          <table:table-cell table:formula="of:=[Sheet1.D46]" office:value-type="string" office:string-value="dimGrey ">
            <text:p>dimGrey </text:p>
          </table:table-cell>
        </table:table-row>
        <table:table-row table:style-name="ro2">
          <table:table-cell table:formula="of:=[Sheet1.D47]" office:value-type="string" office:string-value="dodgerBlue ">
            <text:p>dodgerBlue </text:p>
          </table:table-cell>
        </table:table-row>
        <table:table-row table:style-name="ro2">
          <table:table-cell table:formula="of:=[Sheet1.D48]" office:value-type="string" office:string-value="firebrick ">
            <text:p>firebrick </text:p>
          </table:table-cell>
        </table:table-row>
        <table:table-row table:style-name="ro2">
          <table:table-cell table:formula="of:=[Sheet1.D49]" office:value-type="string" office:string-value="floralWhite ">
            <text:p>floralWhite </text:p>
          </table:table-cell>
        </table:table-row>
        <table:table-row table:style-name="ro2">
          <table:table-cell table:formula="of:=[Sheet1.D50]" office:value-type="string" office:string-value="forestGreen ">
            <text:p>forestGreen </text:p>
          </table:table-cell>
        </table:table-row>
        <table:table-row table:style-name="ro2">
          <table:table-cell table:formula="of:=[Sheet1.D51]" office:value-type="string" office:string-value="fuchsia ">
            <text:p>fuchsia </text:p>
          </table:table-cell>
        </table:table-row>
        <table:table-row table:style-name="ro2">
          <table:table-cell table:formula="of:=[Sheet1.D52]" office:value-type="string" office:string-value="gainsboro ">
            <text:p>gainsboro </text:p>
          </table:table-cell>
        </table:table-row>
        <table:table-row table:style-name="ro2">
          <table:table-cell table:formula="of:=[Sheet1.D53]" office:value-type="string" office:string-value="ghostWhite ">
            <text:p>ghostWhite </text:p>
          </table:table-cell>
        </table:table-row>
        <table:table-row table:style-name="ro2">
          <table:table-cell table:formula="of:=[Sheet1.D54]" office:value-type="string" office:string-value="gold ">
            <text:p>gold </text:p>
          </table:table-cell>
        </table:table-row>
        <table:table-row table:style-name="ro2">
          <table:table-cell table:formula="of:=[Sheet1.D55]" office:value-type="string" office:string-value="goldenrod ">
            <text:p>goldenrod </text:p>
          </table:table-cell>
        </table:table-row>
        <table:table-row table:style-name="ro2">
          <table:table-cell table:formula="of:=[Sheet1.D56]" office:value-type="string" office:string-value="gray ">
            <text:p>gray </text:p>
          </table:table-cell>
        </table:table-row>
        <table:table-row table:style-name="ro2">
          <table:table-cell table:formula="of:=[Sheet1.D57]" office:value-type="string" office:string-value="green ">
            <text:p>green </text:p>
          </table:table-cell>
        </table:table-row>
        <table:table-row table:style-name="ro2">
          <table:table-cell table:formula="of:=[Sheet1.D58]" office:value-type="string" office:string-value="greenYellow ">
            <text:p>greenYellow </text:p>
          </table:table-cell>
        </table:table-row>
        <table:table-row table:style-name="ro2">
          <table:table-cell table:formula="of:=[Sheet1.D59]" office:value-type="string" office:string-value="grey ">
            <text:p>grey </text:p>
          </table:table-cell>
        </table:table-row>
        <table:table-row table:style-name="ro2">
          <table:table-cell table:formula="of:=[Sheet1.D60]" office:value-type="string" office:string-value="honeydew ">
            <text:p>honeydew </text:p>
          </table:table-cell>
        </table:table-row>
        <table:table-row table:style-name="ro2">
          <table:table-cell table:formula="of:=[Sheet1.D61]" office:value-type="string" office:string-value="hotPink ">
            <text:p>hotPink </text:p>
          </table:table-cell>
        </table:table-row>
        <table:table-row table:style-name="ro2">
          <table:table-cell table:formula="of:=[Sheet1.D62]" office:value-type="string" office:string-value="indianRed ">
            <text:p>indianRed </text:p>
          </table:table-cell>
        </table:table-row>
        <table:table-row table:style-name="ro2">
          <table:table-cell table:formula="of:=[Sheet1.D63]" office:value-type="string" office:string-value="indigo ">
            <text:p>indigo </text:p>
          </table:table-cell>
        </table:table-row>
        <table:table-row table:style-name="ro2">
          <table:table-cell table:formula="of:=[Sheet1.D64]" office:value-type="string" office:string-value="ivory ">
            <text:p>ivory </text:p>
          </table:table-cell>
        </table:table-row>
        <table:table-row table:style-name="ro2">
          <table:table-cell table:formula="of:=[Sheet1.D65]" office:value-type="string" office:string-value="khaki ">
            <text:p>khaki </text:p>
          </table:table-cell>
        </table:table-row>
        <table:table-row table:style-name="ro2">
          <table:table-cell table:formula="of:=[Sheet1.D66]" office:value-type="string" office:string-value="lavender ">
            <text:p>lavender </text:p>
          </table:table-cell>
        </table:table-row>
        <table:table-row table:style-name="ro2">
          <table:table-cell table:formula="of:=[Sheet1.D67]" office:value-type="string" office:string-value="lavenderBlush ">
            <text:p>lavenderBlush </text:p>
          </table:table-cell>
        </table:table-row>
        <table:table-row table:style-name="ro2">
          <table:table-cell table:formula="of:=[Sheet1.D68]" office:value-type="string" office:string-value="lawnGreen ">
            <text:p>lawnGreen </text:p>
          </table:table-cell>
        </table:table-row>
        <table:table-row table:style-name="ro2">
          <table:table-cell table:formula="of:=[Sheet1.D69]" office:value-type="string" office:string-value="lemonChiffon ">
            <text:p>lemonChiffon </text:p>
          </table:table-cell>
        </table:table-row>
        <table:table-row table:style-name="ro2">
          <table:table-cell table:formula="of:=[Sheet1.D70]" office:value-type="string" office:string-value="lightBlue ">
            <text:p>lightBlue </text:p>
          </table:table-cell>
        </table:table-row>
        <table:table-row table:style-name="ro2">
          <table:table-cell table:formula="of:=[Sheet1.D71]" office:value-type="string" office:string-value="lightCoral ">
            <text:p>lightCoral </text:p>
          </table:table-cell>
        </table:table-row>
        <table:table-row table:style-name="ro2">
          <table:table-cell table:formula="of:=[Sheet1.D72]" office:value-type="string" office:string-value="lightCyan ">
            <text:p>lightCyan </text:p>
          </table:table-cell>
        </table:table-row>
        <table:table-row table:style-name="ro2">
          <table:table-cell table:formula="of:=[Sheet1.D73]" office:value-type="string" office:string-value="lightGoldenrodYellow ">
            <text:p>lightGoldenrodYellow </text:p>
          </table:table-cell>
        </table:table-row>
        <table:table-row table:style-name="ro2">
          <table:table-cell table:formula="of:=[Sheet1.D74]" office:value-type="string" office:string-value="lightGray ">
            <text:p>lightGray </text:p>
          </table:table-cell>
        </table:table-row>
        <table:table-row table:style-name="ro2">
          <table:table-cell table:formula="of:=[Sheet1.D75]" office:value-type="string" office:string-value="lightGreen ">
            <text:p>lightGreen </text:p>
          </table:table-cell>
        </table:table-row>
        <table:table-row table:style-name="ro2">
          <table:table-cell table:formula="of:=[Sheet1.D76]" office:value-type="string" office:string-value="lightGrey ">
            <text:p>lightGrey </text:p>
          </table:table-cell>
        </table:table-row>
        <table:table-row table:style-name="ro2">
          <table:table-cell table:formula="of:=[Sheet1.D77]" office:value-type="string" office:string-value="lightPink ">
            <text:p>lightPink </text:p>
          </table:table-cell>
        </table:table-row>
        <table:table-row table:style-name="ro2">
          <table:table-cell table:formula="of:=[Sheet1.D78]" office:value-type="string" office:string-value="lightSalmon ">
            <text:p>lightSalmon </text:p>
          </table:table-cell>
        </table:table-row>
        <table:table-row table:style-name="ro2">
          <table:table-cell table:formula="of:=[Sheet1.D79]" office:value-type="string" office:string-value="lightSeaGreen ">
            <text:p>lightSeaGreen </text:p>
          </table:table-cell>
        </table:table-row>
        <table:table-row table:style-name="ro2">
          <table:table-cell table:formula="of:=[Sheet1.D80]" office:value-type="string" office:string-value="lightSkyBlue ">
            <text:p>lightSkyBlue </text:p>
          </table:table-cell>
        </table:table-row>
        <table:table-row table:style-name="ro2">
          <table:table-cell table:formula="of:=[Sheet1.D81]" office:value-type="string" office:string-value="lightSlateGray ">
            <text:p>lightSlateGray </text:p>
          </table:table-cell>
        </table:table-row>
        <table:table-row table:style-name="ro2">
          <table:table-cell table:formula="of:=[Sheet1.D82]" office:value-type="string" office:string-value="lightSlateGrey ">
            <text:p>lightSlateGrey </text:p>
          </table:table-cell>
        </table:table-row>
        <table:table-row table:style-name="ro2">
          <table:table-cell table:formula="of:=[Sheet1.D83]" office:value-type="string" office:string-value="lightSteelBlue ">
            <text:p>lightSteelBlue </text:p>
          </table:table-cell>
        </table:table-row>
        <table:table-row table:style-name="ro2">
          <table:table-cell table:formula="of:=[Sheet1.D84]" office:value-type="string" office:string-value="lightYellow ">
            <text:p>lightYellow </text:p>
          </table:table-cell>
        </table:table-row>
        <table:table-row table:style-name="ro2">
          <table:table-cell table:formula="of:=[Sheet1.D85]" office:value-type="string" office:string-value="lime ">
            <text:p>lime </text:p>
          </table:table-cell>
        </table:table-row>
        <table:table-row table:style-name="ro2">
          <table:table-cell table:formula="of:=[Sheet1.D86]" office:value-type="string" office:string-value="limeGreen ">
            <text:p>limeGreen </text:p>
          </table:table-cell>
        </table:table-row>
        <table:table-row table:style-name="ro2">
          <table:table-cell table:formula="of:=[Sheet1.D87]" office:value-type="string" office:string-value="linen ">
            <text:p>linen </text:p>
          </table:table-cell>
        </table:table-row>
        <table:table-row table:style-name="ro2">
          <table:table-cell table:formula="of:=[Sheet1.D88]" office:value-type="string" office:string-value="magenta ">
            <text:p>magenta </text:p>
          </table:table-cell>
        </table:table-row>
        <table:table-row table:style-name="ro2">
          <table:table-cell table:formula="of:=[Sheet1.D89]" office:value-type="string" office:string-value="maroon ">
            <text:p>maroon </text:p>
          </table:table-cell>
        </table:table-row>
        <table:table-row table:style-name="ro2">
          <table:table-cell table:formula="of:=[Sheet1.D90]" office:value-type="string" office:string-value="mediumAquamarine ">
            <text:p>mediumAquamarine </text:p>
          </table:table-cell>
        </table:table-row>
        <table:table-row table:style-name="ro2">
          <table:table-cell table:formula="of:=[Sheet1.D91]" office:value-type="string" office:string-value="mediumBlue ">
            <text:p>mediumBlue </text:p>
          </table:table-cell>
        </table:table-row>
        <table:table-row table:style-name="ro2">
          <table:table-cell table:formula="of:=[Sheet1.D92]" office:value-type="string" office:string-value="mediumOrchid ">
            <text:p>mediumOrchid </text:p>
          </table:table-cell>
        </table:table-row>
        <table:table-row table:style-name="ro2">
          <table:table-cell table:formula="of:=[Sheet1.D93]" office:value-type="string" office:string-value="mediumPurple ">
            <text:p>mediumPurple </text:p>
          </table:table-cell>
        </table:table-row>
        <table:table-row table:style-name="ro2">
          <table:table-cell table:formula="of:=[Sheet1.D94]" office:value-type="string" office:string-value="mediumSeaGreen ">
            <text:p>mediumSeaGreen </text:p>
          </table:table-cell>
        </table:table-row>
        <table:table-row table:style-name="ro2">
          <table:table-cell table:formula="of:=[Sheet1.D95]" office:value-type="string" office:string-value="mediumSlateBlue ">
            <text:p>mediumSlateBlue </text:p>
          </table:table-cell>
        </table:table-row>
        <table:table-row table:style-name="ro2">
          <table:table-cell table:formula="of:=[Sheet1.D96]" office:value-type="string" office:string-value="mediumSpringGreen ">
            <text:p>mediumSpringGreen </text:p>
          </table:table-cell>
        </table:table-row>
        <table:table-row table:style-name="ro2">
          <table:table-cell table:formula="of:=[Sheet1.D97]" office:value-type="string" office:string-value="mediumTurquoise ">
            <text:p>mediumTurquoise </text:p>
          </table:table-cell>
        </table:table-row>
        <table:table-row table:style-name="ro2">
          <table:table-cell table:formula="of:=[Sheet1.D98]" office:value-type="string" office:string-value="mediumVioletRed ">
            <text:p>mediumVioletRed </text:p>
          </table:table-cell>
        </table:table-row>
        <table:table-row table:style-name="ro2">
          <table:table-cell table:formula="of:=[Sheet1.D99]" office:value-type="string" office:string-value="midnightBlue ">
            <text:p>midnightBlue </text:p>
          </table:table-cell>
        </table:table-row>
        <table:table-row table:style-name="ro2">
          <table:table-cell table:formula="of:=[Sheet1.D100]" office:value-type="string" office:string-value="mintCream ">
            <text:p>mintCream </text:p>
          </table:table-cell>
        </table:table-row>
        <table:table-row table:style-name="ro2">
          <table:table-cell table:formula="of:=[Sheet1.D101]" office:value-type="string" office:string-value="mistyRose ">
            <text:p>mistyRose </text:p>
          </table:table-cell>
        </table:table-row>
        <table:table-row table:style-name="ro2">
          <table:table-cell table:formula="of:=[Sheet1.D102]" office:value-type="string" office:string-value="moccasin ">
            <text:p>moccasin </text:p>
          </table:table-cell>
        </table:table-row>
        <table:table-row table:style-name="ro2">
          <table:table-cell table:formula="of:=[Sheet1.D103]" office:value-type="string" office:string-value="navajoWhite ">
            <text:p>navajoWhite </text:p>
          </table:table-cell>
        </table:table-row>
        <table:table-row table:style-name="ro2">
          <table:table-cell table:formula="of:=[Sheet1.D104]" office:value-type="string" office:string-value="navy ">
            <text:p>navy </text:p>
          </table:table-cell>
        </table:table-row>
        <table:table-row table:style-name="ro2">
          <table:table-cell table:formula="of:=[Sheet1.D105]" office:value-type="string" office:string-value="oldLace ">
            <text:p>oldLace </text:p>
          </table:table-cell>
        </table:table-row>
        <table:table-row table:style-name="ro2">
          <table:table-cell table:formula="of:=[Sheet1.D106]" office:value-type="string" office:string-value="olive ">
            <text:p>olive </text:p>
          </table:table-cell>
        </table:table-row>
        <table:table-row table:style-name="ro2">
          <table:table-cell table:formula="of:=[Sheet1.D107]" office:value-type="string" office:string-value="oliveDrab ">
            <text:p>oliveDrab </text:p>
          </table:table-cell>
        </table:table-row>
        <table:table-row table:style-name="ro2">
          <table:table-cell table:formula="of:=[Sheet1.D108]" office:value-type="string" office:string-value="orange ">
            <text:p>orange </text:p>
          </table:table-cell>
        </table:table-row>
        <table:table-row table:style-name="ro2">
          <table:table-cell table:formula="of:=[Sheet1.D109]" office:value-type="string" office:string-value="orangeRed ">
            <text:p>orangeRed </text:p>
          </table:table-cell>
        </table:table-row>
        <table:table-row table:style-name="ro2">
          <table:table-cell table:formula="of:=[Sheet1.D110]" office:value-type="string" office:string-value="orchid ">
            <text:p>orchid </text:p>
          </table:table-cell>
        </table:table-row>
        <table:table-row table:style-name="ro2">
          <table:table-cell table:formula="of:=[Sheet1.D111]" office:value-type="string" office:string-value="paleGoldenrod ">
            <text:p>paleGoldenrod </text:p>
          </table:table-cell>
        </table:table-row>
        <table:table-row table:style-name="ro2">
          <table:table-cell table:formula="of:=[Sheet1.D112]" office:value-type="string" office:string-value="paleGreen ">
            <text:p>paleGreen </text:p>
          </table:table-cell>
        </table:table-row>
        <table:table-row table:style-name="ro2">
          <table:table-cell table:formula="of:=[Sheet1.D113]" office:value-type="string" office:string-value="paleTurquoise ">
            <text:p>paleTurquoise </text:p>
          </table:table-cell>
        </table:table-row>
        <table:table-row table:style-name="ro2">
          <table:table-cell table:formula="of:=[Sheet1.D114]" office:value-type="string" office:string-value="paleVioletRed ">
            <text:p>paleVioletRed </text:p>
          </table:table-cell>
        </table:table-row>
        <table:table-row table:style-name="ro2">
          <table:table-cell table:formula="of:=[Sheet1.D115]" office:value-type="string" office:string-value="papayaWhip ">
            <text:p>papayaWhip </text:p>
          </table:table-cell>
        </table:table-row>
        <table:table-row table:style-name="ro2">
          <table:table-cell table:formula="of:=[Sheet1.D116]" office:value-type="string" office:string-value="peachPuff ">
            <text:p>peachPuff </text:p>
          </table:table-cell>
        </table:table-row>
        <table:table-row table:style-name="ro2">
          <table:table-cell table:formula="of:=[Sheet1.D117]" office:value-type="string" office:string-value="peru ">
            <text:p>peru </text:p>
          </table:table-cell>
        </table:table-row>
        <table:table-row table:style-name="ro2">
          <table:table-cell table:formula="of:=[Sheet1.D118]" office:value-type="string" office:string-value="pink ">
            <text:p>pink </text:p>
          </table:table-cell>
        </table:table-row>
        <table:table-row table:style-name="ro2">
          <table:table-cell table:formula="of:=[Sheet1.D119]" office:value-type="string" office:string-value="plum ">
            <text:p>plum </text:p>
          </table:table-cell>
        </table:table-row>
        <table:table-row table:style-name="ro2">
          <table:table-cell table:formula="of:=[Sheet1.D120]" office:value-type="string" office:string-value="powderBlue ">
            <text:p>powderBlue </text:p>
          </table:table-cell>
        </table:table-row>
        <table:table-row table:style-name="ro2">
          <table:table-cell table:formula="of:=[Sheet1.D121]" office:value-type="string" office:string-value="purple ">
            <text:p>purple </text:p>
          </table:table-cell>
        </table:table-row>
        <table:table-row table:style-name="ro2">
          <table:table-cell table:formula="of:=[Sheet1.D123]" office:value-type="string" office:string-value="red ">
            <text:p>red </text:p>
          </table:table-cell>
        </table:table-row>
        <table:table-row table:style-name="ro2">
          <table:table-cell table:formula="of:=[Sheet1.D124]" office:value-type="string" office:string-value="rosyBrown ">
            <text:p>rosyBrown </text:p>
          </table:table-cell>
        </table:table-row>
        <table:table-row table:style-name="ro2">
          <table:table-cell table:formula="of:=[Sheet1.D125]" office:value-type="string" office:string-value="royalBlue ">
            <text:p>royalBlue </text:p>
          </table:table-cell>
        </table:table-row>
        <table:table-row table:style-name="ro2">
          <table:table-cell table:formula="of:=[Sheet1.D126]" office:value-type="string" office:string-value="saddleBrown ">
            <text:p>saddleBrown </text:p>
          </table:table-cell>
        </table:table-row>
        <table:table-row table:style-name="ro2">
          <table:table-cell table:formula="of:=[Sheet1.D127]" office:value-type="string" office:string-value="salmon ">
            <text:p>salmon </text:p>
          </table:table-cell>
        </table:table-row>
        <table:table-row table:style-name="ro2">
          <table:table-cell table:formula="of:=[Sheet1.D128]" office:value-type="string" office:string-value="sandyBrown ">
            <text:p>sandyBrown </text:p>
          </table:table-cell>
        </table:table-row>
        <table:table-row table:style-name="ro2">
          <table:table-cell table:formula="of:=[Sheet1.D129]" office:value-type="string" office:string-value="seaGreen ">
            <text:p>seaGreen </text:p>
          </table:table-cell>
        </table:table-row>
        <table:table-row table:style-name="ro2">
          <table:table-cell table:formula="of:=[Sheet1.D130]" office:value-type="string" office:string-value="seashell ">
            <text:p>seashell </text:p>
          </table:table-cell>
        </table:table-row>
        <table:table-row table:style-name="ro2">
          <table:table-cell table:formula="of:=[Sheet1.D131]" office:value-type="string" office:string-value="sienna ">
            <text:p>sienna </text:p>
          </table:table-cell>
        </table:table-row>
        <table:table-row table:style-name="ro2">
          <table:table-cell table:formula="of:=[Sheet1.D132]" office:value-type="string" office:string-value="silver ">
            <text:p>silver </text:p>
          </table:table-cell>
        </table:table-row>
        <table:table-row table:style-name="ro2">
          <table:table-cell table:formula="of:=[Sheet1.D133]" office:value-type="string" office:string-value="skyBlue ">
            <text:p>skyBlue </text:p>
          </table:table-cell>
        </table:table-row>
        <table:table-row table:style-name="ro2">
          <table:table-cell table:formula="of:=[Sheet1.D134]" office:value-type="string" office:string-value="slateBlue ">
            <text:p>slateBlue </text:p>
          </table:table-cell>
        </table:table-row>
        <table:table-row table:style-name="ro2">
          <table:table-cell table:formula="of:=[Sheet1.D135]" office:value-type="string" office:string-value="slateGray ">
            <text:p>slateGray </text:p>
          </table:table-cell>
        </table:table-row>
        <table:table-row table:style-name="ro2">
          <table:table-cell table:formula="of:=[Sheet1.D136]" office:value-type="string" office:string-value="slateGrey ">
            <text:p>slateGrey </text:p>
          </table:table-cell>
        </table:table-row>
        <table:table-row table:style-name="ro2">
          <table:table-cell table:formula="of:=[Sheet1.D137]" office:value-type="string" office:string-value="snow ">
            <text:p>snow </text:p>
          </table:table-cell>
        </table:table-row>
        <table:table-row table:style-name="ro2">
          <table:table-cell table:formula="of:=[Sheet1.D138]" office:value-type="string" office:string-value="springGreen ">
            <text:p>springGreen </text:p>
          </table:table-cell>
        </table:table-row>
        <table:table-row table:style-name="ro2">
          <table:table-cell table:formula="of:=[Sheet1.D139]" office:value-type="string" office:string-value="steelBlue ">
            <text:p>steelBlue </text:p>
          </table:table-cell>
        </table:table-row>
        <table:table-row table:style-name="ro2">
          <table:table-cell table:formula="of:=[Sheet1.D140]" office:value-type="string" office:string-value="tan ">
            <text:p>tan </text:p>
          </table:table-cell>
        </table:table-row>
        <table:table-row table:style-name="ro2">
          <table:table-cell table:formula="of:=[Sheet1.D141]" office:value-type="string" office:string-value="teal ">
            <text:p>teal </text:p>
          </table:table-cell>
        </table:table-row>
        <table:table-row table:style-name="ro2">
          <table:table-cell table:formula="of:=[Sheet1.D142]" office:value-type="string" office:string-value="thistle ">
            <text:p>thistle </text:p>
          </table:table-cell>
        </table:table-row>
        <table:table-row table:style-name="ro2">
          <table:table-cell table:formula="of:=[Sheet1.D143]" office:value-type="string" office:string-value="tomato ">
            <text:p>tomato </text:p>
          </table:table-cell>
        </table:table-row>
        <table:table-row table:style-name="ro2">
          <table:table-cell table:formula="of:=[Sheet1.D144]" office:value-type="string" office:string-value="turquoise ">
            <text:p>turquoise </text:p>
          </table:table-cell>
        </table:table-row>
        <table:table-row table:style-name="ro2">
          <table:table-cell table:formula="of:=[Sheet1.D145]" office:value-type="string" office:string-value="violet ">
            <text:p>violet </text:p>
          </table:table-cell>
        </table:table-row>
        <table:table-row table:style-name="ro2">
          <table:table-cell table:formula="of:=[Sheet1.D146]" office:value-type="string" office:string-value="wheat ">
            <text:p>wheat </text:p>
          </table:table-cell>
        </table:table-row>
        <table:table-row table:style-name="ro2">
          <table:table-cell table:formula="of:=[Sheet1.D147]" office:value-type="string" office:string-value="white ">
            <text:p>white </text:p>
          </table:table-cell>
        </table:table-row>
        <table:table-row table:style-name="ro2">
          <table:table-cell table:formula="of:=[Sheet1.D148]" office:value-type="string" office:string-value="whiteSmoke ">
            <text:p>whiteSmoke </text:p>
          </table:table-cell>
        </table:table-row>
        <table:table-row table:style-name="ro2">
          <table:table-cell table:formula="of:=[Sheet1.D149]" office:value-type="string" office:string-value="yellow ">
            <text:p>yellow </text:p>
          </table:table-cell>
        </table:table-row>
        <table:table-row table:style-name="ro2">
          <table:table-cell table:formula="of:=[Sheet1.D150]" office:value-type="string" office:string-value="yellowGreen ">
            <text:p>yellowGreen </text:p>
          </table:table-cell>
        </table:table-row>
      </table:table>
      <table:table table:name="Sheet4" table:style-name="ta1" table:print="false">
        <table:table-column table:style-name="co7" table:default-cell-style-name="ce153"/>
        <table:table-column table:style-name="co1" table:default-cell-style-name="Default"/>
        <table:table-column table:style-name="co7" table:default-cell-style-name="ce153"/>
        <table:table-column table:style-name="co8" table:default-cell-style-name="Default"/>
        <table:table-column table:style-name="co7" table:number-columns-repeated="2" table:default-cell-style-name="ce153"/>
        <table:table-column table:style-name="co8" table:default-cell-style-name="Default"/>
        <table:table-column table:style-name="co7" table:default-cell-style-name="ce153"/>
        <table:table-column table:style-name="co8" table:default-cell-style-name="Default"/>
        <table:table-column table:style-name="co7" table:default-cell-style-name="ce153"/>
        <table:table-column table:style-name="co8" table:default-cell-style-name="Default"/>
        <table:table-column table:style-name="co7" table:number-columns-repeated="2" table:default-cell-style-name="ce153"/>
        <table:table-column table:style-name="co8" table:default-cell-style-name="ce152"/>
        <table:table-column table:style-name="co7" table:default-cell-style-name="ce154"/>
        <table:table-column table:style-name="co8" table:default-cell-style-name="ce152"/>
        <table:table-column table:style-name="co7" table:default-cell-style-name="ce154"/>
        <table:table-column table:style-name="co8" table:default-cell-style-name="ce152"/>
        <table:table-column table:style-name="co7" table:number-columns-repeated="2" table:default-cell-style-name="ce153"/>
        <table:table-column table:style-name="co8" table:default-cell-style-name="Default"/>
        <table:table-column table:style-name="co7" table:default-cell-style-name="ce153"/>
        <table:table-column table:style-name="co8" table:default-cell-style-name="ce152"/>
        <table:table-column table:style-name="co7" table:default-cell-style-name="ce154"/>
        <table:table-column table:style-name="co8" table:default-cell-style-name="ce152"/>
        <table:table-row table:style-name="ro2">
          <table:table-cell office:value-type="string">
            <text:p>|</text:p>
          </table:table-cell>
          <table:table-cell table:formula="of:=[Sheet1.D3]" office:value-type="string" office:string-value="AliceBlue ">
            <text:p>AliceBlue </text:p>
          </table:table-cell>
          <table:table-cell office:value-type="string">
            <text:p>|</text:p>
          </table:table-cell>
          <table:table-cell table:formula="of:=[Sheet1.E3]" office:value-type="string" office:string-value="#f0f8ff ">
            <text:p>#f0f8ff </text:p>
          </table:table-cell>
          <table:table-cell table:number-columns-repeated="2" office:value-type="string">
            <text:p>|</text:p>
          </table:table-cell>
          <table:table-cell table:formula="of:=[Sheet1.F3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3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H3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3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3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K3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]); 0; [Sheet1.L3])" office:value-type="float" office:value="208">
            <text:p>208</text:p>
          </table:table-cell>
          <table:table-cell office:value-type="string">
            <text:p>|</text:p>
          </table:table-cell>
          <table:table-cell table:formula="of:=IF(ISERROR([Sheet1.M3]);0;[Sheet1.M3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3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]" office:value-type="string" office:string-value="antiqueWhite ">
            <text:p>antiqueWhite </text:p>
          </table:table-cell>
          <table:table-cell office:value-type="string">
            <text:p>|</text:p>
          </table:table-cell>
          <table:table-cell table:formula="of:=[Sheet1.E4]" office:value-type="string" office:string-value="#faebd7 ">
            <text:p>#faebd7 </text:p>
          </table:table-cell>
          <table:table-cell table:number-columns-repeated="2" office:value-type="string">
            <text:p>|</text:p>
          </table:table-cell>
          <table:table-cell table:formula="of:=[Sheet1.F4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4]" office:value-type="float" office:value="235">
            <text:p>235</text:p>
          </table:table-cell>
          <table:table-cell office:value-type="string">
            <text:p>|</text:p>
          </table:table-cell>
          <table:table-cell table:formula="of:=[Sheet1.H4]" office:value-type="float" office:value="215">
            <text:p>215</text:p>
          </table:table-cell>
          <table:table-cell table:number-columns-repeated="2" office:value-type="string">
            <text:p>|</text:p>
          </table:table-cell>
          <table:table-cell table:formula="of:=[Sheet1.I4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4]" office:value-type="percentage" office:value="0.92156862745098">
            <text:p>92%</text:p>
          </table:table-cell>
          <table:table-cell office:value-type="string">
            <text:p>|</text:p>
          </table:table-cell>
          <table:table-cell table:formula="of:=[Sheet1.K4]" office:value-type="percentage" office:value="0.843137254901961">
            <text:p>8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]); 0; [Sheet1.L4])" office:value-type="float" office:value="34.2857142857143">
            <text:p>34</text:p>
          </table:table-cell>
          <table:table-cell office:value-type="string">
            <text:p>|</text:p>
          </table:table-cell>
          <table:table-cell table:formula="of:=IF(ISERROR([Sheet1.M4]);0;[Sheet1.M4])" office:value-type="percentage" office:value="0.14">
            <text:p>14%</text:p>
          </table:table-cell>
          <table:table-cell office:value-type="string">
            <text:p>|</text:p>
          </table:table-cell>
          <table:table-cell table:formula="of:=[Sheet1.N4]" office:value-type="percentage" office:value="0.911764705882353">
            <text:p>9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]" office:value-type="string" office:string-value="aqua ">
            <text:p>aqua </text:p>
          </table:table-cell>
          <table:table-cell office:value-type="string">
            <text:p>|</text:p>
          </table:table-cell>
          <table:table-cell table:formula="of:=[Sheet1.E5]" office:value-type="string" office:string-value="#00ffff ">
            <text:p>#00ffff </text:p>
          </table:table-cell>
          <table:table-cell table:number-columns-repeated="2" office:value-type="string">
            <text:p>|</text:p>
          </table:table-cell>
          <table:table-cell table:formula="of:=[Sheet1.F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5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5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5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5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]); 0; [Sheet1.L5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5]);0;[Sheet1.M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]" office:value-type="string" office:string-value="aquamarine ">
            <text:p>aquamarine </text:p>
          </table:table-cell>
          <table:table-cell office:value-type="string">
            <text:p>|</text:p>
          </table:table-cell>
          <table:table-cell table:formula="of:=[Sheet1.E6]" office:value-type="string" office:string-value="#7fffd4 ">
            <text:p>#7fffd4 </text:p>
          </table:table-cell>
          <table:table-cell table:number-columns-repeated="2" office:value-type="string">
            <text:p>|</text:p>
          </table:table-cell>
          <table:table-cell table:formula="of:=[Sheet1.F6]" office:value-type="float" office:value="127">
            <text:p>127</text:p>
          </table:table-cell>
          <table:table-cell office:value-type="string">
            <text:p>|</text:p>
          </table:table-cell>
          <table:table-cell table:formula="of:=[Sheet1.G6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6]" office:value-type="float" office:value="212">
            <text:p>212</text:p>
          </table:table-cell>
          <table:table-cell table:number-columns-repeated="2" office:value-type="string">
            <text:p>|</text:p>
          </table:table-cell>
          <table:table-cell table:formula="of:=[Sheet1.I6]" office:value-type="percentage" office:value="0.498039215686275">
            <text:p>50%</text:p>
          </table:table-cell>
          <table:table-cell office:value-type="string">
            <text:p>|</text:p>
          </table:table-cell>
          <table:table-cell table:formula="of:=[Sheet1.J6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6]" office:value-type="percentage" office:value="0.831372549019608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]); 0; [Sheet1.L6])" office:value-type="float" office:value="159.84375">
            <text:p>160</text:p>
          </table:table-cell>
          <table:table-cell office:value-type="string">
            <text:p>|</text:p>
          </table:table-cell>
          <table:table-cell table:formula="of:=IF(ISERROR([Sheet1.M6]);0;[Sheet1.M6])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N6]" office:value-type="percentage" office:value="0.749019607843137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]" office:value-type="string" office:string-value="azure ">
            <text:p>azure </text:p>
          </table:table-cell>
          <table:table-cell office:value-type="string">
            <text:p>|</text:p>
          </table:table-cell>
          <table:table-cell table:formula="of:=[Sheet1.E7]" office:value-type="string" office:string-value="#f0ffff ">
            <text:p>#f0ffff </text:p>
          </table:table-cell>
          <table:table-cell table:number-columns-repeated="2" office:value-type="string">
            <text:p>|</text:p>
          </table:table-cell>
          <table:table-cell table:formula="of:=[Sheet1.F7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7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7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7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]); 0; [Sheet1.L7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7]);0;[Sheet1.M7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7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]" office:value-type="string" office:string-value="beige ">
            <text:p>beige </text:p>
          </table:table-cell>
          <table:table-cell office:value-type="string">
            <text:p>|</text:p>
          </table:table-cell>
          <table:table-cell table:formula="of:=[Sheet1.E8]" office:value-type="string" office:string-value="#f5f5dc ">
            <text:p>#f5f5dc </text:p>
          </table:table-cell>
          <table:table-cell table:number-columns-repeated="2" office:value-type="string">
            <text:p>|</text:p>
          </table:table-cell>
          <table:table-cell table:formula="of:=[Sheet1.F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8]" office:value-type="float" office:value="220">
            <text:p>220</text:p>
          </table:table-cell>
          <table:table-cell table:number-columns-repeated="2" office:value-type="string">
            <text:p>|</text:p>
          </table:table-cell>
          <table:table-cell table:formula="of:=[Sheet1.I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8]" office:value-type="percentage" office:value="0.862745098039216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]); 0; [Sheet1.L8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8]);0;[Sheet1.M8])" office:value-type="percentage" office:value="0.102040816326531">
            <text:p>10%</text:p>
          </table:table-cell>
          <table:table-cell office:value-type="string">
            <text:p>|</text:p>
          </table:table-cell>
          <table:table-cell table:formula="of:=[Sheet1.N8]" office:value-type="percentage" office:value="0.911764705882353">
            <text:p>9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]" office:value-type="string" office:string-value="bisque ">
            <text:p>bisque </text:p>
          </table:table-cell>
          <table:table-cell office:value-type="string">
            <text:p>|</text:p>
          </table:table-cell>
          <table:table-cell table:formula="of:=[Sheet1.E9]" office:value-type="string" office:string-value="#ffe4c4 ">
            <text:p>#ffe4c4 </text:p>
          </table:table-cell>
          <table:table-cell table:number-columns-repeated="2" office:value-type="string">
            <text:p>|</text:p>
          </table:table-cell>
          <table:table-cell table:formula="of:=[Sheet1.F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9]" office:value-type="float" office:value="228">
            <text:p>228</text:p>
          </table:table-cell>
          <table:table-cell office:value-type="string">
            <text:p>|</text:p>
          </table:table-cell>
          <table:table-cell table:formula="of:=[Sheet1.H9]" office:value-type="float" office:value="196">
            <text:p>196</text:p>
          </table:table-cell>
          <table:table-cell table:number-columns-repeated="2" office:value-type="string">
            <text:p>|</text:p>
          </table:table-cell>
          <table:table-cell table:formula="of:=[Sheet1.I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9]" office:value-type="percentage" office:value="0.894117647058824">
            <text:p>89%</text:p>
          </table:table-cell>
          <table:table-cell office:value-type="string">
            <text:p>|</text:p>
          </table:table-cell>
          <table:table-cell table:formula="of:=[Sheet1.K9]" office:value-type="percentage" office:value="0.768627450980392">
            <text:p>7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]); 0; [Sheet1.L9])" office:value-type="float" office:value="32.542372881356">
            <text:p>33</text:p>
          </table:table-cell>
          <table:table-cell office:value-type="string">
            <text:p>|</text:p>
          </table:table-cell>
          <table:table-cell table:formula="of:=IF(ISERROR([Sheet1.M9]);0;[Sheet1.M9])" office:value-type="percentage" office:value="0.231372549019608">
            <text:p>23%</text:p>
          </table:table-cell>
          <table:table-cell office:value-type="string">
            <text:p>|</text:p>
          </table:table-cell>
          <table:table-cell table:formula="of:=[Sheet1.N9]" office:value-type="percentage" office:value="0.884313725490196">
            <text:p>8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]" office:value-type="string" office:string-value="black ">
            <text:p>black </text:p>
          </table:table-cell>
          <table:table-cell office:value-type="string">
            <text:p>|</text:p>
          </table:table-cell>
          <table:table-cell table:formula="of:=[Sheet1.E10]" office:value-type="string" office:string-value="#000000 ">
            <text:p>#000000 </text:p>
          </table:table-cell>
          <table:table-cell table:number-columns-repeated="2" office:value-type="string">
            <text:p>|</text:p>
          </table:table-cell>
          <table:table-cell table:formula="of:=[Sheet1.F10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0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0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0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0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]); 0; [Sheet1.L10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0]);0;[Sheet1.M10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0]" office:value-type="percentage" office:value="0">
            <text:p>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]" office:value-type="string" office:string-value="blanchedAlmond ">
            <text:p>blanchedAlmond </text:p>
          </table:table-cell>
          <table:table-cell office:value-type="string">
            <text:p>|</text:p>
          </table:table-cell>
          <table:table-cell table:formula="of:=[Sheet1.E11]" office:value-type="string" office:string-value="#ffebcd ">
            <text:p>#ffebcd </text:p>
          </table:table-cell>
          <table:table-cell table:number-columns-repeated="2" office:value-type="string">
            <text:p>|</text:p>
          </table:table-cell>
          <table:table-cell table:formula="of:=[Sheet1.F1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]" office:value-type="float" office:value="235">
            <text:p>235</text:p>
          </table:table-cell>
          <table:table-cell office:value-type="string">
            <text:p>|</text:p>
          </table:table-cell>
          <table:table-cell table:formula="of:=[Sheet1.H11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1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]" office:value-type="percentage" office:value="0.92156862745098">
            <text:p>92%</text:p>
          </table:table-cell>
          <table:table-cell office:value-type="string">
            <text:p>|</text:p>
          </table:table-cell>
          <table:table-cell table:formula="of:=[Sheet1.K11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]); 0; [Sheet1.L11])" office:value-type="float" office:value="36">
            <text:p>36</text:p>
          </table:table-cell>
          <table:table-cell office:value-type="string">
            <text:p>|</text:p>
          </table:table-cell>
          <table:table-cell table:formula="of:=IF(ISERROR([Sheet1.M11]);0;[Sheet1.M11])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N11]" office:value-type="percentage" office:value="0.901960784313726">
            <text:p>9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]" office:value-type="string" office:string-value="blue ">
            <text:p>blue </text:p>
          </table:table-cell>
          <table:table-cell office:value-type="string">
            <text:p>|</text:p>
          </table:table-cell>
          <table:table-cell table:formula="of:=[Sheet1.E12]" office:value-type="string" office:string-value="#0000ff ">
            <text:p>#0000ff </text:p>
          </table:table-cell>
          <table:table-cell table:number-columns-repeated="2" office:value-type="string">
            <text:p>|</text:p>
          </table:table-cell>
          <table:table-cell table:formula="of:=[Sheet1.F12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2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2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12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2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2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]); 0; [Sheet1.L12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12]);0;[Sheet1.M12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2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]" office:value-type="string" office:string-value="blueViolet ">
            <text:p>blueViolet </text:p>
          </table:table-cell>
          <table:table-cell office:value-type="string">
            <text:p>|</text:p>
          </table:table-cell>
          <table:table-cell table:formula="of:=[Sheet1.E13]" office:value-type="string" office:string-value="#8a2be2 ">
            <text:p>#8a2be2 </text:p>
          </table:table-cell>
          <table:table-cell table:number-columns-repeated="2" office:value-type="string">
            <text:p>|</text:p>
          </table:table-cell>
          <table:table-cell table:formula="of:=[Sheet1.F13]" office:value-type="float" office:value="138">
            <text:p>138</text:p>
          </table:table-cell>
          <table:table-cell office:value-type="string">
            <text:p>|</text:p>
          </table:table-cell>
          <table:table-cell table:formula="of:=[Sheet1.G13]" office:value-type="float" office:value="43">
            <text:p>43</text:p>
          </table:table-cell>
          <table:table-cell office:value-type="string">
            <text:p>|</text:p>
          </table:table-cell>
          <table:table-cell table:formula="of:=[Sheet1.H13]" office:value-type="float" office:value="226">
            <text:p>226</text:p>
          </table:table-cell>
          <table:table-cell table:number-columns-repeated="2" office:value-type="string">
            <text:p>|</text:p>
          </table:table-cell>
          <table:table-cell table:formula="of:=[Sheet1.I13]" office:value-type="percentage" office:value="0.541176470588235">
            <text:p>54%</text:p>
          </table:table-cell>
          <table:table-cell office:value-type="string">
            <text:p>|</text:p>
          </table:table-cell>
          <table:table-cell table:formula="of:=[Sheet1.J13]" office:value-type="percentage" office:value="0.168627450980392">
            <text:p>17%</text:p>
          </table:table-cell>
          <table:table-cell office:value-type="string">
            <text:p>|</text:p>
          </table:table-cell>
          <table:table-cell table:formula="of:=[Sheet1.K13]" office:value-type="percentage" office:value="0.886274509803921">
            <text:p>89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]); 0; [Sheet1.L13])" office:value-type="float" office:value="271.147540983607">
            <text:p>271</text:p>
          </table:table-cell>
          <table:table-cell office:value-type="string">
            <text:p>|</text:p>
          </table:table-cell>
          <table:table-cell table:formula="of:=IF(ISERROR([Sheet1.M13]);0;[Sheet1.M13])" office:value-type="percentage" office:value="0.809734513274336">
            <text:p>81%</text:p>
          </table:table-cell>
          <table:table-cell office:value-type="string">
            <text:p>|</text:p>
          </table:table-cell>
          <table:table-cell table:formula="of:=[Sheet1.N13]" office:value-type="percentage" office:value="0.527450980392157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]" office:value-type="string" office:string-value="brown ">
            <text:p>brown </text:p>
          </table:table-cell>
          <table:table-cell office:value-type="string">
            <text:p>|</text:p>
          </table:table-cell>
          <table:table-cell table:formula="of:=[Sheet1.E14]" office:value-type="string" office:string-value="#a52a2a ">
            <text:p>#a52a2a </text:p>
          </table:table-cell>
          <table:table-cell table:number-columns-repeated="2" office:value-type="string">
            <text:p>|</text:p>
          </table:table-cell>
          <table:table-cell table:formula="of:=[Sheet1.F14]" office:value-type="float" office:value="165">
            <text:p>165</text:p>
          </table:table-cell>
          <table:table-cell office:value-type="string">
            <text:p>|</text:p>
          </table:table-cell>
          <table:table-cell table:formula="of:=[Sheet1.G14]" office:value-type="float" office:value="42">
            <text:p>42</text:p>
          </table:table-cell>
          <table:table-cell office:value-type="string">
            <text:p>|</text:p>
          </table:table-cell>
          <table:table-cell table:formula="of:=[Sheet1.H14]" office:value-type="float" office:value="42">
            <text:p>42</text:p>
          </table:table-cell>
          <table:table-cell table:number-columns-repeated="2" office:value-type="string">
            <text:p>|</text:p>
          </table:table-cell>
          <table:table-cell table:formula="of:=[Sheet1.I14]" office:value-type="percentage" office:value="0.647058823529412">
            <text:p>65%</text:p>
          </table:table-cell>
          <table:table-cell office:value-type="string">
            <text:p>|</text:p>
          </table:table-cell>
          <table:table-cell table:formula="of:=[Sheet1.J14]" office:value-type="percentage" office:value="0.164705882352941">
            <text:p>16%</text:p>
          </table:table-cell>
          <table:table-cell office:value-type="string">
            <text:p>|</text:p>
          </table:table-cell>
          <table:table-cell table:formula="of:=[Sheet1.K14]" office:value-type="percentage" office:value="0.164705882352941">
            <text:p>1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]); 0; [Sheet1.L14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4]);0;[Sheet1.M14])" office:value-type="percentage" office:value="0.745454545454545">
            <text:p>75%</text:p>
          </table:table-cell>
          <table:table-cell office:value-type="string">
            <text:p>|</text:p>
          </table:table-cell>
          <table:table-cell table:formula="of:=[Sheet1.N14]" office:value-type="percentage" office:value="0.405882352941176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5]" office:value-type="string" office:string-value="burlywood ">
            <text:p>burlywood </text:p>
          </table:table-cell>
          <table:table-cell office:value-type="string">
            <text:p>|</text:p>
          </table:table-cell>
          <table:table-cell table:formula="of:=[Sheet1.E15]" office:value-type="string" office:string-value="#deb887 ">
            <text:p>#deb887 </text:p>
          </table:table-cell>
          <table:table-cell table:number-columns-repeated="2" office:value-type="string">
            <text:p>|</text:p>
          </table:table-cell>
          <table:table-cell table:formula="of:=[Sheet1.F15]" office:value-type="float" office:value="222">
            <text:p>222</text:p>
          </table:table-cell>
          <table:table-cell office:value-type="string">
            <text:p>|</text:p>
          </table:table-cell>
          <table:table-cell table:formula="of:=[Sheet1.G15]" office:value-type="float" office:value="184">
            <text:p>184</text:p>
          </table:table-cell>
          <table:table-cell office:value-type="string">
            <text:p>|</text:p>
          </table:table-cell>
          <table:table-cell table:formula="of:=[Sheet1.H15]" office:value-type="float" office:value="135">
            <text:p>135</text:p>
          </table:table-cell>
          <table:table-cell table:number-columns-repeated="2" office:value-type="string">
            <text:p>|</text:p>
          </table:table-cell>
          <table:table-cell table:formula="of:=[Sheet1.I15]" office:value-type="percentage" office:value="0.870588235294118">
            <text:p>87%</text:p>
          </table:table-cell>
          <table:table-cell office:value-type="string">
            <text:p>|</text:p>
          </table:table-cell>
          <table:table-cell table:formula="of:=[Sheet1.J15]" office:value-type="percentage" office:value="0.72156862745098">
            <text:p>72%</text:p>
          </table:table-cell>
          <table:table-cell office:value-type="string">
            <text:p>|</text:p>
          </table:table-cell>
          <table:table-cell table:formula="of:=[Sheet1.K15]" office:value-type="percentage" office:value="0.529411764705882">
            <text:p>5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5]); 0; [Sheet1.L15])" office:value-type="float" office:value="33.7931034482759">
            <text:p>34</text:p>
          </table:table-cell>
          <table:table-cell office:value-type="string">
            <text:p>|</text:p>
          </table:table-cell>
          <table:table-cell table:formula="of:=IF(ISERROR([Sheet1.M15]);0;[Sheet1.M15])" office:value-type="percentage" office:value="0.391891891891892">
            <text:p>39%</text:p>
          </table:table-cell>
          <table:table-cell office:value-type="string">
            <text:p>|</text:p>
          </table:table-cell>
          <table:table-cell table:formula="of:=[Sheet1.N15]" office:value-type="percentage" office:value="0.7">
            <text:p>7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6]" office:value-type="string" office:string-value="cadetBlue ">
            <text:p>cadetBlue </text:p>
          </table:table-cell>
          <table:table-cell office:value-type="string">
            <text:p>|</text:p>
          </table:table-cell>
          <table:table-cell table:formula="of:=[Sheet1.E16]" office:value-type="string" office:string-value="#5f9ea0 ">
            <text:p>#5f9ea0 </text:p>
          </table:table-cell>
          <table:table-cell table:number-columns-repeated="2" office:value-type="string">
            <text:p>|</text:p>
          </table:table-cell>
          <table:table-cell table:formula="of:=[Sheet1.F16]" office:value-type="float" office:value="95">
            <text:p>95</text:p>
          </table:table-cell>
          <table:table-cell office:value-type="string">
            <text:p>|</text:p>
          </table:table-cell>
          <table:table-cell table:formula="of:=[Sheet1.G16]" office:value-type="float" office:value="158">
            <text:p>158</text:p>
          </table:table-cell>
          <table:table-cell office:value-type="string">
            <text:p>|</text:p>
          </table:table-cell>
          <table:table-cell table:formula="of:=[Sheet1.H16]" office:value-type="float" office:value="160">
            <text:p>160</text:p>
          </table:table-cell>
          <table:table-cell table:number-columns-repeated="2" office:value-type="string">
            <text:p>|</text:p>
          </table:table-cell>
          <table:table-cell table:formula="of:=[Sheet1.I16]" office:value-type="percentage" office:value="0.372549019607843">
            <text:p>37%</text:p>
          </table:table-cell>
          <table:table-cell office:value-type="string">
            <text:p>|</text:p>
          </table:table-cell>
          <table:table-cell table:formula="of:=[Sheet1.J16]" office:value-type="percentage" office:value="0.619607843137255">
            <text:p>62%</text:p>
          </table:table-cell>
          <table:table-cell office:value-type="string">
            <text:p>|</text:p>
          </table:table-cell>
          <table:table-cell table:formula="of:=[Sheet1.K16]" office:value-type="percentage" office:value="0.627450980392157">
            <text:p>6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6]); 0; [Sheet1.L16])" office:value-type="float" office:value="181.846153846154">
            <text:p>182</text:p>
          </table:table-cell>
          <table:table-cell office:value-type="string">
            <text:p>|</text:p>
          </table:table-cell>
          <table:table-cell table:formula="of:=IF(ISERROR([Sheet1.M16]);0;[Sheet1.M16])" office:value-type="percentage" office:value="0.40625">
            <text:p>41%</text:p>
          </table:table-cell>
          <table:table-cell office:value-type="string">
            <text:p>|</text:p>
          </table:table-cell>
          <table:table-cell table:formula="of:=[Sheet1.N16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7]" office:value-type="string" office:string-value="chartreuse ">
            <text:p>chartreuse </text:p>
          </table:table-cell>
          <table:table-cell office:value-type="string">
            <text:p>|</text:p>
          </table:table-cell>
          <table:table-cell table:formula="of:=[Sheet1.E17]" office:value-type="string" office:string-value="#7fff00 ">
            <text:p>#7fff00 </text:p>
          </table:table-cell>
          <table:table-cell table:number-columns-repeated="2" office:value-type="string">
            <text:p>|</text:p>
          </table:table-cell>
          <table:table-cell table:formula="of:=[Sheet1.F17]" office:value-type="float" office:value="127">
            <text:p>127</text:p>
          </table:table-cell>
          <table:table-cell office:value-type="string">
            <text:p>|</text:p>
          </table:table-cell>
          <table:table-cell table:formula="of:=[Sheet1.G1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7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7]" office:value-type="percentage" office:value="0.498039215686275">
            <text:p>50%</text:p>
          </table:table-cell>
          <table:table-cell office:value-type="string">
            <text:p>|</text:p>
          </table:table-cell>
          <table:table-cell table:formula="of:=[Sheet1.J1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7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7]); 0; [Sheet1.L17])" office:value-type="float" office:value="90.1176470588235">
            <text:p>90</text:p>
          </table:table-cell>
          <table:table-cell office:value-type="string">
            <text:p>|</text:p>
          </table:table-cell>
          <table:table-cell table:formula="of:=IF(ISERROR([Sheet1.M17]);0;[Sheet1.M17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7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8]" office:value-type="string" office:string-value="chocolate ">
            <text:p>chocolate </text:p>
          </table:table-cell>
          <table:table-cell office:value-type="string">
            <text:p>|</text:p>
          </table:table-cell>
          <table:table-cell table:formula="of:=[Sheet1.E18]" office:value-type="string" office:string-value="#d2691e ">
            <text:p>#d2691e </text:p>
          </table:table-cell>
          <table:table-cell table:number-columns-repeated="2" office:value-type="string">
            <text:p>|</text:p>
          </table:table-cell>
          <table:table-cell table:formula="of:=[Sheet1.F18]" office:value-type="float" office:value="210">
            <text:p>210</text:p>
          </table:table-cell>
          <table:table-cell office:value-type="string">
            <text:p>|</text:p>
          </table:table-cell>
          <table:table-cell table:formula="of:=[Sheet1.G18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18]" office:value-type="float" office:value="30">
            <text:p>30</text:p>
          </table:table-cell>
          <table:table-cell table:number-columns-repeated="2" office:value-type="string">
            <text:p>|</text:p>
          </table:table-cell>
          <table:table-cell table:formula="of:=[Sheet1.I18]" office:value-type="percentage" office:value="0.823529411764706">
            <text:p>82%</text:p>
          </table:table-cell>
          <table:table-cell office:value-type="string">
            <text:p>|</text:p>
          </table:table-cell>
          <table:table-cell table:formula="of:=[Sheet1.J18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18]" office:value-type="percentage" office:value="0.117647058823529">
            <text:p>1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8]); 0; [Sheet1.L18])" office:value-type="float" office:value="25">
            <text:p>25</text:p>
          </table:table-cell>
          <table:table-cell office:value-type="string">
            <text:p>|</text:p>
          </table:table-cell>
          <table:table-cell table:formula="of:=IF(ISERROR([Sheet1.M18]);0;[Sheet1.M18])" office:value-type="percentage" office:value="0.857142857142857">
            <text:p>86%</text:p>
          </table:table-cell>
          <table:table-cell office:value-type="string">
            <text:p>|</text:p>
          </table:table-cell>
          <table:table-cell table:formula="of:=[Sheet1.N18]" office:value-type="percentage" office:value="0.470588235294118">
            <text:p>4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9]" office:value-type="string" office:string-value="coral ">
            <text:p>coral </text:p>
          </table:table-cell>
          <table:table-cell office:value-type="string">
            <text:p>|</text:p>
          </table:table-cell>
          <table:table-cell table:formula="of:=[Sheet1.E19]" office:value-type="string" office:string-value="#ff7f50 ">
            <text:p>#ff7f50 </text:p>
          </table:table-cell>
          <table:table-cell table:number-columns-repeated="2" office:value-type="string">
            <text:p>|</text:p>
          </table:table-cell>
          <table:table-cell table:formula="of:=[Sheet1.F1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9]" office:value-type="float" office:value="127">
            <text:p>127</text:p>
          </table:table-cell>
          <table:table-cell office:value-type="string">
            <text:p>|</text:p>
          </table:table-cell>
          <table:table-cell table:formula="of:=[Sheet1.H19]" office:value-type="float" office:value="80">
            <text:p>80</text:p>
          </table:table-cell>
          <table:table-cell table:number-columns-repeated="2" office:value-type="string">
            <text:p>|</text:p>
          </table:table-cell>
          <table:table-cell table:formula="of:=[Sheet1.I1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9]" office:value-type="percentage" office:value="0.498039215686275">
            <text:p>50%</text:p>
          </table:table-cell>
          <table:table-cell office:value-type="string">
            <text:p>|</text:p>
          </table:table-cell>
          <table:table-cell table:formula="of:=[Sheet1.K19]" office:value-type="percentage" office:value="0.313725490196078">
            <text:p>3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9]); 0; [Sheet1.L19])" office:value-type="float" office:value="16.1142857142857">
            <text:p>16</text:p>
          </table:table-cell>
          <table:table-cell office:value-type="string">
            <text:p>|</text:p>
          </table:table-cell>
          <table:table-cell table:formula="of:=IF(ISERROR([Sheet1.M19]);0;[Sheet1.M19])" office:value-type="percentage" office:value="0.686274509803922">
            <text:p>69%</text:p>
          </table:table-cell>
          <table:table-cell office:value-type="string">
            <text:p>|</text:p>
          </table:table-cell>
          <table:table-cell table:formula="of:=[Sheet1.N19]" office:value-type="percentage" office:value="0.656862745098039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0]" office:value-type="string" office:string-value="cornflowerBlue ">
            <text:p>cornflowerBlue </text:p>
          </table:table-cell>
          <table:table-cell office:value-type="string">
            <text:p>|</text:p>
          </table:table-cell>
          <table:table-cell table:formula="of:=[Sheet1.E20]" office:value-type="string" office:string-value="#6495ed ">
            <text:p>#6495ed </text:p>
          </table:table-cell>
          <table:table-cell table:number-columns-repeated="2" office:value-type="string">
            <text:p>|</text:p>
          </table:table-cell>
          <table:table-cell table:formula="of:=[Sheet1.F20]" office:value-type="float" office:value="100">
            <text:p>100</text:p>
          </table:table-cell>
          <table:table-cell office:value-type="string">
            <text:p>|</text:p>
          </table:table-cell>
          <table:table-cell table:formula="of:=[Sheet1.G20]" office:value-type="float" office:value="149">
            <text:p>149</text:p>
          </table:table-cell>
          <table:table-cell office:value-type="string">
            <text:p>|</text:p>
          </table:table-cell>
          <table:table-cell table:formula="of:=[Sheet1.H20]" office:value-type="float" office:value="237">
            <text:p>237</text:p>
          </table:table-cell>
          <table:table-cell table:number-columns-repeated="2" office:value-type="string">
            <text:p>|</text:p>
          </table:table-cell>
          <table:table-cell table:formula="of:=[Sheet1.I20]" office:value-type="percentage" office:value="0.392156862745098">
            <text:p>39%</text:p>
          </table:table-cell>
          <table:table-cell office:value-type="string">
            <text:p>|</text:p>
          </table:table-cell>
          <table:table-cell table:formula="of:=[Sheet1.J20]" office:value-type="percentage" office:value="0.584313725490196">
            <text:p>58%</text:p>
          </table:table-cell>
          <table:table-cell office:value-type="string">
            <text:p>|</text:p>
          </table:table-cell>
          <table:table-cell table:formula="of:=[Sheet1.K20]" office:value-type="percentage" office:value="0.929411764705882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0]); 0; [Sheet1.L20])" office:value-type="float" office:value="218.540145985401">
            <text:p>219</text:p>
          </table:table-cell>
          <table:table-cell office:value-type="string">
            <text:p>|</text:p>
          </table:table-cell>
          <table:table-cell table:formula="of:=IF(ISERROR([Sheet1.M20]);0;[Sheet1.M20])" office:value-type="percentage" office:value="0.578059071729958">
            <text:p>58%</text:p>
          </table:table-cell>
          <table:table-cell office:value-type="string">
            <text:p>|</text:p>
          </table:table-cell>
          <table:table-cell table:formula="of:=[Sheet1.N20]" office:value-type="percentage" office:value="0.66078431372549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1]" office:value-type="string" office:string-value="cornsilk ">
            <text:p>cornsilk </text:p>
          </table:table-cell>
          <table:table-cell office:value-type="string">
            <text:p>|</text:p>
          </table:table-cell>
          <table:table-cell table:formula="of:=[Sheet1.E21]" office:value-type="string" office:string-value="#fff8dc ">
            <text:p>#fff8dc </text:p>
          </table:table-cell>
          <table:table-cell table:number-columns-repeated="2" office:value-type="string">
            <text:p>|</text:p>
          </table:table-cell>
          <table:table-cell table:formula="of:=[Sheet1.F2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21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H21]" office:value-type="float" office:value="220">
            <text:p>220</text:p>
          </table:table-cell>
          <table:table-cell table:number-columns-repeated="2" office:value-type="string">
            <text:p>|</text:p>
          </table:table-cell>
          <table:table-cell table:formula="of:=[Sheet1.I2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21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K21]" office:value-type="percentage" office:value="0.862745098039216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1]); 0; [Sheet1.L21])" office:value-type="float" office:value="48">
            <text:p>48</text:p>
          </table:table-cell>
          <table:table-cell office:value-type="string">
            <text:p>|</text:p>
          </table:table-cell>
          <table:table-cell table:formula="of:=IF(ISERROR([Sheet1.M21]);0;[Sheet1.M21])" office:value-type="percentage" office:value="0.137254901960784">
            <text:p>14%</text:p>
          </table:table-cell>
          <table:table-cell office:value-type="string">
            <text:p>|</text:p>
          </table:table-cell>
          <table:table-cell table:formula="of:=[Sheet1.N21]" office:value-type="percentage" office:value="0.931372549019608">
            <text:p>9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2]" office:value-type="string" office:string-value="crimson ">
            <text:p>crimson </text:p>
          </table:table-cell>
          <table:table-cell office:value-type="string">
            <text:p>|</text:p>
          </table:table-cell>
          <table:table-cell table:formula="of:=[Sheet1.E22]" office:value-type="string" office:string-value="#dc143c ">
            <text:p>#dc143c </text:p>
          </table:table-cell>
          <table:table-cell table:number-columns-repeated="2" office:value-type="string">
            <text:p>|</text:p>
          </table:table-cell>
          <table:table-cell table:formula="of:=[Sheet1.F22]" office:value-type="float" office:value="220">
            <text:p>220</text:p>
          </table:table-cell>
          <table:table-cell office:value-type="string">
            <text:p>|</text:p>
          </table:table-cell>
          <table:table-cell table:formula="of:=[Sheet1.G22]" office:value-type="float" office:value="20">
            <text:p>20</text:p>
          </table:table-cell>
          <table:table-cell office:value-type="string">
            <text:p>|</text:p>
          </table:table-cell>
          <table:table-cell table:formula="of:=[Sheet1.H22]" office:value-type="float" office:value="60">
            <text:p>60</text:p>
          </table:table-cell>
          <table:table-cell table:number-columns-repeated="2" office:value-type="string">
            <text:p>|</text:p>
          </table:table-cell>
          <table:table-cell table:formula="of:=[Sheet1.I22]" office:value-type="percentage" office:value="0.862745098039216">
            <text:p>86%</text:p>
          </table:table-cell>
          <table:table-cell office:value-type="string">
            <text:p>|</text:p>
          </table:table-cell>
          <table:table-cell table:formula="of:=[Sheet1.J22]" office:value-type="percentage" office:value="0.0784313725490196">
            <text:p>8%</text:p>
          </table:table-cell>
          <table:table-cell office:value-type="string">
            <text:p>|</text:p>
          </table:table-cell>
          <table:table-cell table:formula="of:=[Sheet1.K22]" office:value-type="percentage" office:value="0.235294117647059">
            <text:p>2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2]); 0; [Sheet1.L22])" office:value-type="float" office:value="348">
            <text:p>348</text:p>
          </table:table-cell>
          <table:table-cell office:value-type="string">
            <text:p>|</text:p>
          </table:table-cell>
          <table:table-cell table:formula="of:=IF(ISERROR([Sheet1.M22]);0;[Sheet1.M22])" office:value-type="percentage" office:value="0.909090909090909">
            <text:p>91%</text:p>
          </table:table-cell>
          <table:table-cell office:value-type="string">
            <text:p>|</text:p>
          </table:table-cell>
          <table:table-cell table:formula="of:=[Sheet1.N22]" office:value-type="percentage" office:value="0.470588235294118">
            <text:p>4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3]" office:value-type="string" office:string-value="cyan ">
            <text:p>cyan </text:p>
          </table:table-cell>
          <table:table-cell office:value-type="string">
            <text:p>|</text:p>
          </table:table-cell>
          <table:table-cell table:formula="of:=[Sheet1.E23]" office:value-type="string" office:string-value="#00ffff ">
            <text:p>#00ffff </text:p>
          </table:table-cell>
          <table:table-cell table:number-columns-repeated="2" office:value-type="string">
            <text:p>|</text:p>
          </table:table-cell>
          <table:table-cell table:formula="of:=[Sheet1.F23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23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23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23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3]); 0; [Sheet1.L23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23]);0;[Sheet1.M2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3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4]" office:value-type="string" office:string-value="darkBlue ">
            <text:p>darkBlue </text:p>
          </table:table-cell>
          <table:table-cell office:value-type="string">
            <text:p>|</text:p>
          </table:table-cell>
          <table:table-cell table:formula="of:=[Sheet1.E24]" office:value-type="string" office:string-value="#00008b ">
            <text:p>#00008b </text:p>
          </table:table-cell>
          <table:table-cell table:number-columns-repeated="2" office:value-type="string">
            <text:p>|</text:p>
          </table:table-cell>
          <table:table-cell table:formula="of:=[Sheet1.F2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24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2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24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4]); 0; [Sheet1.L24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24]);0;[Sheet1.M2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4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5]" office:value-type="string" office:string-value="darkCyan ">
            <text:p>darkCyan </text:p>
          </table:table-cell>
          <table:table-cell office:value-type="string">
            <text:p>|</text:p>
          </table:table-cell>
          <table:table-cell table:formula="of:=[Sheet1.E25]" office:value-type="string" office:string-value="#008b8b ">
            <text:p>#008b8b </text:p>
          </table:table-cell>
          <table:table-cell table:number-columns-repeated="2" office:value-type="string">
            <text:p>|</text:p>
          </table:table-cell>
          <table:table-cell table:formula="of:=[Sheet1.F2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5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H25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2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5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K25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5]); 0; [Sheet1.L25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25]);0;[Sheet1.M2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5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6]" office:value-type="string" office:string-value="darkGoldenrod ">
            <text:p>darkGoldenrod </text:p>
          </table:table-cell>
          <table:table-cell office:value-type="string">
            <text:p>|</text:p>
          </table:table-cell>
          <table:table-cell table:formula="of:=[Sheet1.E26]" office:value-type="string" office:string-value="#b8860b ">
            <text:p>#b8860b </text:p>
          </table:table-cell>
          <table:table-cell table:number-columns-repeated="2" office:value-type="string">
            <text:p>|</text:p>
          </table:table-cell>
          <table:table-cell table:formula="of:=[Sheet1.F26]" office:value-type="float" office:value="184">
            <text:p>184</text:p>
          </table:table-cell>
          <table:table-cell office:value-type="string">
            <text:p>|</text:p>
          </table:table-cell>
          <table:table-cell table:formula="of:=[Sheet1.G26]" office:value-type="float" office:value="134">
            <text:p>134</text:p>
          </table:table-cell>
          <table:table-cell office:value-type="string">
            <text:p>|</text:p>
          </table:table-cell>
          <table:table-cell table:formula="of:=[Sheet1.H26]" office:value-type="float" office:value="11">
            <text:p>11</text:p>
          </table:table-cell>
          <table:table-cell table:number-columns-repeated="2" office:value-type="string">
            <text:p>|</text:p>
          </table:table-cell>
          <table:table-cell table:formula="of:=[Sheet1.I26]" office:value-type="percentage" office:value="0.72156862745098">
            <text:p>72%</text:p>
          </table:table-cell>
          <table:table-cell office:value-type="string">
            <text:p>|</text:p>
          </table:table-cell>
          <table:table-cell table:formula="of:=[Sheet1.J26]" office:value-type="percentage" office:value="0.525490196078431">
            <text:p>53%</text:p>
          </table:table-cell>
          <table:table-cell office:value-type="string">
            <text:p>|</text:p>
          </table:table-cell>
          <table:table-cell table:formula="of:=[Sheet1.K26]" office:value-type="percentage" office:value="0.0431372549019608">
            <text:p>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6]); 0; [Sheet1.L26])" office:value-type="float" office:value="42.6589595375722">
            <text:p>43</text:p>
          </table:table-cell>
          <table:table-cell office:value-type="string">
            <text:p>|</text:p>
          </table:table-cell>
          <table:table-cell table:formula="of:=IF(ISERROR([Sheet1.M26]);0;[Sheet1.M26])" office:value-type="percentage" office:value="0.940217391304348">
            <text:p>94%</text:p>
          </table:table-cell>
          <table:table-cell office:value-type="string">
            <text:p>|</text:p>
          </table:table-cell>
          <table:table-cell table:formula="of:=[Sheet1.N26]" office:value-type="percentage" office:value="0.382352941176471">
            <text:p>3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7]" office:value-type="string" office:string-value="darkGray ">
            <text:p>darkGray </text:p>
          </table:table-cell>
          <table:table-cell office:value-type="string">
            <text:p>|</text:p>
          </table:table-cell>
          <table:table-cell table:formula="of:=[Sheet1.E27]" office:value-type="string" office:string-value="#a9a9a9 ">
            <text:p>#a9a9a9 </text:p>
          </table:table-cell>
          <table:table-cell table:number-columns-repeated="2" office:value-type="string">
            <text:p>|</text:p>
          </table:table-cell>
          <table:table-cell table:formula="of:=[Sheet1.F27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G27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H27]" office:value-type="float" office:value="169">
            <text:p>169</text:p>
          </table:table-cell>
          <table:table-cell table:number-columns-repeated="2" office:value-type="string">
            <text:p>|</text:p>
          </table:table-cell>
          <table:table-cell table:formula="of:=[Sheet1.I27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J27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K27]" office:value-type="percentage" office:value="0.662745098039216">
            <text:p>6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7]); 0; [Sheet1.L27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27]);0;[Sheet1.M27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27]" office:value-type="percentage" office:value="0.662745098039216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8]" office:value-type="string" office:string-value="darkGreen ">
            <text:p>darkGreen </text:p>
          </table:table-cell>
          <table:table-cell office:value-type="string">
            <text:p>|</text:p>
          </table:table-cell>
          <table:table-cell table:formula="of:=[Sheet1.E28]" office:value-type="string" office:string-value="#006400 ">
            <text:p>#006400 </text:p>
          </table:table-cell>
          <table:table-cell table:number-columns-repeated="2" office:value-type="string">
            <text:p>|</text:p>
          </table:table-cell>
          <table:table-cell table:formula="of:=[Sheet1.F28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28]" office:value-type="float" office:value="100">
            <text:p>100</text:p>
          </table:table-cell>
          <table:table-cell office:value-type="string">
            <text:p>|</text:p>
          </table:table-cell>
          <table:table-cell table:formula="of:=[Sheet1.H28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28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28]" office:value-type="percentage" office:value="0.392156862745098">
            <text:p>39%</text:p>
          </table:table-cell>
          <table:table-cell office:value-type="string">
            <text:p>|</text:p>
          </table:table-cell>
          <table:table-cell table:formula="of:=[Sheet1.K28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8]); 0; [Sheet1.L28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28]);0;[Sheet1.M2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28]" office:value-type="percentage" office:value="0.196078431372549">
            <text:p>2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29]" office:value-type="string" office:string-value="darkGrey ">
            <text:p>darkGrey </text:p>
          </table:table-cell>
          <table:table-cell office:value-type="string">
            <text:p>|</text:p>
          </table:table-cell>
          <table:table-cell table:formula="of:=[Sheet1.E29]" office:value-type="string" office:string-value="#a9a9a9 ">
            <text:p>#a9a9a9 </text:p>
          </table:table-cell>
          <table:table-cell table:number-columns-repeated="2" office:value-type="string">
            <text:p>|</text:p>
          </table:table-cell>
          <table:table-cell table:formula="of:=[Sheet1.F29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G29]" office:value-type="float" office:value="169">
            <text:p>169</text:p>
          </table:table-cell>
          <table:table-cell office:value-type="string">
            <text:p>|</text:p>
          </table:table-cell>
          <table:table-cell table:formula="of:=[Sheet1.H29]" office:value-type="float" office:value="169">
            <text:p>169</text:p>
          </table:table-cell>
          <table:table-cell table:number-columns-repeated="2" office:value-type="string">
            <text:p>|</text:p>
          </table:table-cell>
          <table:table-cell table:formula="of:=[Sheet1.I29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J29]" office:value-type="percentage" office:value="0.662745098039216">
            <text:p>66%</text:p>
          </table:table-cell>
          <table:table-cell office:value-type="string">
            <text:p>|</text:p>
          </table:table-cell>
          <table:table-cell table:formula="of:=[Sheet1.K29]" office:value-type="percentage" office:value="0.662745098039216">
            <text:p>6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29]); 0; [Sheet1.L29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29]);0;[Sheet1.M29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29]" office:value-type="percentage" office:value="0.662745098039216">
            <text:p>6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0]" office:value-type="string" office:string-value="darkKhaki ">
            <text:p>darkKhaki </text:p>
          </table:table-cell>
          <table:table-cell office:value-type="string">
            <text:p>|</text:p>
          </table:table-cell>
          <table:table-cell table:formula="of:=[Sheet1.E30]" office:value-type="string" office:string-value="#bdb76b ">
            <text:p>#bdb76b </text:p>
          </table:table-cell>
          <table:table-cell table:number-columns-repeated="2" office:value-type="string">
            <text:p>|</text:p>
          </table:table-cell>
          <table:table-cell table:formula="of:=[Sheet1.F30]" office:value-type="float" office:value="189">
            <text:p>189</text:p>
          </table:table-cell>
          <table:table-cell office:value-type="string">
            <text:p>|</text:p>
          </table:table-cell>
          <table:table-cell table:formula="of:=[Sheet1.G30]" office:value-type="float" office:value="183">
            <text:p>183</text:p>
          </table:table-cell>
          <table:table-cell office:value-type="string">
            <text:p>|</text:p>
          </table:table-cell>
          <table:table-cell table:formula="of:=[Sheet1.H30]" office:value-type="float" office:value="107">
            <text:p>107</text:p>
          </table:table-cell>
          <table:table-cell table:number-columns-repeated="2" office:value-type="string">
            <text:p>|</text:p>
          </table:table-cell>
          <table:table-cell table:formula="of:=[Sheet1.I30]" office:value-type="percentage" office:value="0.741176470588235">
            <text:p>74%</text:p>
          </table:table-cell>
          <table:table-cell office:value-type="string">
            <text:p>|</text:p>
          </table:table-cell>
          <table:table-cell table:formula="of:=[Sheet1.J30]" office:value-type="percentage" office:value="0.717647058823529">
            <text:p>72%</text:p>
          </table:table-cell>
          <table:table-cell office:value-type="string">
            <text:p>|</text:p>
          </table:table-cell>
          <table:table-cell table:formula="of:=[Sheet1.K30]" office:value-type="percentage" office:value="0.419607843137255">
            <text:p>4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0]); 0; [Sheet1.L30])" office:value-type="float" office:value="55.609756097561">
            <text:p>56</text:p>
          </table:table-cell>
          <table:table-cell office:value-type="string">
            <text:p>|</text:p>
          </table:table-cell>
          <table:table-cell table:formula="of:=IF(ISERROR([Sheet1.M30]);0;[Sheet1.M30])" office:value-type="percentage" office:value="0.433862433862434">
            <text:p>43%</text:p>
          </table:table-cell>
          <table:table-cell office:value-type="string">
            <text:p>|</text:p>
          </table:table-cell>
          <table:table-cell table:formula="of:=[Sheet1.N30]" office:value-type="percentage" office:value="0.580392156862745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1]" office:value-type="string" office:string-value="darkMagenta ">
            <text:p>darkMagenta </text:p>
          </table:table-cell>
          <table:table-cell office:value-type="string">
            <text:p>|</text:p>
          </table:table-cell>
          <table:table-cell table:formula="of:=[Sheet1.E31]" office:value-type="string" office:string-value="#8b008b ">
            <text:p>#8b008b </text:p>
          </table:table-cell>
          <table:table-cell table:number-columns-repeated="2" office:value-type="string">
            <text:p>|</text:p>
          </table:table-cell>
          <table:table-cell table:formula="of:=[Sheet1.F31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G3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31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31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J3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31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1]); 0; [Sheet1.L31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31]);0;[Sheet1.M3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31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2]" office:value-type="string" office:string-value="darkOliveGreen ">
            <text:p>darkOliveGreen </text:p>
          </table:table-cell>
          <table:table-cell office:value-type="string">
            <text:p>|</text:p>
          </table:table-cell>
          <table:table-cell table:formula="of:=[Sheet1.E32]" office:value-type="string" office:string-value="#556b2f ">
            <text:p>#556b2f </text:p>
          </table:table-cell>
          <table:table-cell table:number-columns-repeated="2" office:value-type="string">
            <text:p>|</text:p>
          </table:table-cell>
          <table:table-cell table:formula="of:=[Sheet1.F32]" office:value-type="float" office:value="85">
            <text:p>85</text:p>
          </table:table-cell>
          <table:table-cell office:value-type="string">
            <text:p>|</text:p>
          </table:table-cell>
          <table:table-cell table:formula="of:=[Sheet1.G32]" office:value-type="float" office:value="107">
            <text:p>107</text:p>
          </table:table-cell>
          <table:table-cell office:value-type="string">
            <text:p>|</text:p>
          </table:table-cell>
          <table:table-cell table:formula="of:=[Sheet1.H32]" office:value-type="float" office:value="47">
            <text:p>47</text:p>
          </table:table-cell>
          <table:table-cell table:number-columns-repeated="2" office:value-type="string">
            <text:p>|</text:p>
          </table:table-cell>
          <table:table-cell table:formula="of:=[Sheet1.I32]" office:value-type="percentage" office:value="0.333333333333333">
            <text:p>33%</text:p>
          </table:table-cell>
          <table:table-cell office:value-type="string">
            <text:p>|</text:p>
          </table:table-cell>
          <table:table-cell table:formula="of:=[Sheet1.J32]" office:value-type="percentage" office:value="0.419607843137255">
            <text:p>42%</text:p>
          </table:table-cell>
          <table:table-cell office:value-type="string">
            <text:p>|</text:p>
          </table:table-cell>
          <table:table-cell table:formula="of:=[Sheet1.K32]" office:value-type="percentage" office:value="0.184313725490196">
            <text:p>1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2]); 0; [Sheet1.L32])" office:value-type="float" office:value="82">
            <text:p>82</text:p>
          </table:table-cell>
          <table:table-cell office:value-type="string">
            <text:p>|</text:p>
          </table:table-cell>
          <table:table-cell table:formula="of:=IF(ISERROR([Sheet1.M32]);0;[Sheet1.M32])" office:value-type="percentage" office:value="0.560747663551402">
            <text:p>56%</text:p>
          </table:table-cell>
          <table:table-cell office:value-type="string">
            <text:p>|</text:p>
          </table:table-cell>
          <table:table-cell table:formula="of:=[Sheet1.N32]" office:value-type="percentage" office:value="0.301960784313725">
            <text:p>3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3]" office:value-type="string" office:string-value="darkOrange ">
            <text:p>darkOrange </text:p>
          </table:table-cell>
          <table:table-cell office:value-type="string">
            <text:p>|</text:p>
          </table:table-cell>
          <table:table-cell table:formula="of:=[Sheet1.E33]" office:value-type="string" office:string-value="#ff8c00 ">
            <text:p>#ff8c00 </text:p>
          </table:table-cell>
          <table:table-cell table:number-columns-repeated="2" office:value-type="string">
            <text:p>|</text:p>
          </table:table-cell>
          <table:table-cell table:formula="of:=[Sheet1.F3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33]" office:value-type="float" office:value="140">
            <text:p>140</text:p>
          </table:table-cell>
          <table:table-cell office:value-type="string">
            <text:p>|</text:p>
          </table:table-cell>
          <table:table-cell table:formula="of:=[Sheet1.H33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3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33]" office:value-type="percentage" office:value="0.549019607843137">
            <text:p>55%</text:p>
          </table:table-cell>
          <table:table-cell office:value-type="string">
            <text:p>|</text:p>
          </table:table-cell>
          <table:table-cell table:formula="of:=[Sheet1.K33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3]); 0; [Sheet1.L33])" office:value-type="float" office:value="32.9411764705882">
            <text:p>33</text:p>
          </table:table-cell>
          <table:table-cell office:value-type="string">
            <text:p>|</text:p>
          </table:table-cell>
          <table:table-cell table:formula="of:=IF(ISERROR([Sheet1.M33]);0;[Sheet1.M3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33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4]" office:value-type="string" office:string-value="darkOrchid ">
            <text:p>darkOrchid </text:p>
          </table:table-cell>
          <table:table-cell office:value-type="string">
            <text:p>|</text:p>
          </table:table-cell>
          <table:table-cell table:formula="of:=[Sheet1.E34]" office:value-type="string" office:string-value="#9932cc ">
            <text:p>#9932cc </text:p>
          </table:table-cell>
          <table:table-cell table:number-columns-repeated="2" office:value-type="string">
            <text:p>|</text:p>
          </table:table-cell>
          <table:table-cell table:formula="of:=[Sheet1.F34]" office:value-type="float" office:value="153">
            <text:p>153</text:p>
          </table:table-cell>
          <table:table-cell office:value-type="string">
            <text:p>|</text:p>
          </table:table-cell>
          <table:table-cell table:formula="of:=[Sheet1.G34]" office:value-type="float" office:value="50">
            <text:p>50</text:p>
          </table:table-cell>
          <table:table-cell office:value-type="string">
            <text:p>|</text:p>
          </table:table-cell>
          <table:table-cell table:formula="of:=[Sheet1.H34]" office:value-type="float" office:value="204">
            <text:p>204</text:p>
          </table:table-cell>
          <table:table-cell table:number-columns-repeated="2" office:value-type="string">
            <text:p>|</text:p>
          </table:table-cell>
          <table:table-cell table:formula="of:=[Sheet1.I34]" office:value-type="percentage" office:value="0.6">
            <text:p>60%</text:p>
          </table:table-cell>
          <table:table-cell office:value-type="string">
            <text:p>|</text:p>
          </table:table-cell>
          <table:table-cell table:formula="of:=[Sheet1.J34]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K34]" office:value-type="percentage" office:value="0.8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4]); 0; [Sheet1.L34])" office:value-type="float" office:value="280.12987012987">
            <text:p>280</text:p>
          </table:table-cell>
          <table:table-cell office:value-type="string">
            <text:p>|</text:p>
          </table:table-cell>
          <table:table-cell table:formula="of:=IF(ISERROR([Sheet1.M34]);0;[Sheet1.M34])" office:value-type="percentage" office:value="0.754901960784314">
            <text:p>75%</text:p>
          </table:table-cell>
          <table:table-cell office:value-type="string">
            <text:p>|</text:p>
          </table:table-cell>
          <table:table-cell table:formula="of:=[Sheet1.N34]" office:value-type="percentage" office:value="0.49803921568627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5]" office:value-type="string" office:string-value="darkRed ">
            <text:p>darkRed </text:p>
          </table:table-cell>
          <table:table-cell office:value-type="string">
            <text:p>|</text:p>
          </table:table-cell>
          <table:table-cell table:formula="of:=[Sheet1.E35]" office:value-type="string" office:string-value="#8b0000 ">
            <text:p>#8b0000 </text:p>
          </table:table-cell>
          <table:table-cell table:number-columns-repeated="2" office:value-type="string">
            <text:p>|</text:p>
          </table:table-cell>
          <table:table-cell table:formula="of:=[Sheet1.F35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G3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35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35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J3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35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5]); 0; [Sheet1.L35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35]);0;[Sheet1.M3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35]" office:value-type="percentage" office:value="0.272549019607843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6]" office:value-type="string" office:string-value="darkSalmon ">
            <text:p>darkSalmon </text:p>
          </table:table-cell>
          <table:table-cell office:value-type="string">
            <text:p>|</text:p>
          </table:table-cell>
          <table:table-cell table:formula="of:=[Sheet1.E36]" office:value-type="string" office:string-value="#e9967a ">
            <text:p>#e9967a </text:p>
          </table:table-cell>
          <table:table-cell table:number-columns-repeated="2" office:value-type="string">
            <text:p>|</text:p>
          </table:table-cell>
          <table:table-cell table:formula="of:=[Sheet1.F36]" office:value-type="float" office:value="233">
            <text:p>233</text:p>
          </table:table-cell>
          <table:table-cell office:value-type="string">
            <text:p>|</text:p>
          </table:table-cell>
          <table:table-cell table:formula="of:=[Sheet1.G36]" office:value-type="float" office:value="150">
            <text:p>150</text:p>
          </table:table-cell>
          <table:table-cell office:value-type="string">
            <text:p>|</text:p>
          </table:table-cell>
          <table:table-cell table:formula="of:=[Sheet1.H36]" office:value-type="float" office:value="122">
            <text:p>122</text:p>
          </table:table-cell>
          <table:table-cell table:number-columns-repeated="2" office:value-type="string">
            <text:p>|</text:p>
          </table:table-cell>
          <table:table-cell table:formula="of:=[Sheet1.I36]" office:value-type="percentage" office:value="0.913725490196078">
            <text:p>91%</text:p>
          </table:table-cell>
          <table:table-cell office:value-type="string">
            <text:p>|</text:p>
          </table:table-cell>
          <table:table-cell table:formula="of:=[Sheet1.J36]" office:value-type="percentage" office:value="0.588235294117647">
            <text:p>59%</text:p>
          </table:table-cell>
          <table:table-cell office:value-type="string">
            <text:p>|</text:p>
          </table:table-cell>
          <table:table-cell table:formula="of:=[Sheet1.K36]" office:value-type="percentage" office:value="0.47843137254902">
            <text:p>4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6]); 0; [Sheet1.L36])" office:value-type="float" office:value="15.1351351351352">
            <text:p>15</text:p>
          </table:table-cell>
          <table:table-cell office:value-type="string">
            <text:p>|</text:p>
          </table:table-cell>
          <table:table-cell table:formula="of:=IF(ISERROR([Sheet1.M36]);0;[Sheet1.M36])" office:value-type="percentage" office:value="0.476394849785408">
            <text:p>48%</text:p>
          </table:table-cell>
          <table:table-cell office:value-type="string">
            <text:p>|</text:p>
          </table:table-cell>
          <table:table-cell table:formula="of:=[Sheet1.N36]" office:value-type="percentage" office:value="0.696078431372549">
            <text:p>7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7]" office:value-type="string" office:string-value="darkSeaGreen ">
            <text:p>darkSeaGreen </text:p>
          </table:table-cell>
          <table:table-cell office:value-type="string">
            <text:p>|</text:p>
          </table:table-cell>
          <table:table-cell table:formula="of:=[Sheet1.E37]" office:value-type="string" office:string-value="#8fbc8f ">
            <text:p>#8fbc8f </text:p>
          </table:table-cell>
          <table:table-cell table:number-columns-repeated="2" office:value-type="string">
            <text:p>|</text:p>
          </table:table-cell>
          <table:table-cell table:formula="of:=[Sheet1.F37]" office:value-type="float" office:value="143">
            <text:p>143</text:p>
          </table:table-cell>
          <table:table-cell office:value-type="string">
            <text:p>|</text:p>
          </table:table-cell>
          <table:table-cell table:formula="of:=[Sheet1.G37]" office:value-type="float" office:value="188">
            <text:p>188</text:p>
          </table:table-cell>
          <table:table-cell office:value-type="string">
            <text:p>|</text:p>
          </table:table-cell>
          <table:table-cell table:formula="of:=[Sheet1.H37]" office:value-type="float" office:value="143">
            <text:p>143</text:p>
          </table:table-cell>
          <table:table-cell table:number-columns-repeated="2" office:value-type="string">
            <text:p>|</text:p>
          </table:table-cell>
          <table:table-cell table:formula="of:=[Sheet1.I37]" office:value-type="percentage" office:value="0.56078431372549">
            <text:p>56%</text:p>
          </table:table-cell>
          <table:table-cell office:value-type="string">
            <text:p>|</text:p>
          </table:table-cell>
          <table:table-cell table:formula="of:=[Sheet1.J37]" office:value-type="percentage" office:value="0.737254901960784">
            <text:p>74%</text:p>
          </table:table-cell>
          <table:table-cell office:value-type="string">
            <text:p>|</text:p>
          </table:table-cell>
          <table:table-cell table:formula="of:=[Sheet1.K37]" office:value-type="percentage" office:value="0.56078431372549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7]); 0; [Sheet1.L37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37]);0;[Sheet1.M37])" office:value-type="percentage" office:value="0.23936170212766">
            <text:p>24%</text:p>
          </table:table-cell>
          <table:table-cell office:value-type="string">
            <text:p>|</text:p>
          </table:table-cell>
          <table:table-cell table:formula="of:=[Sheet1.N37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8]" office:value-type="string" office:string-value="darkSlateBlue ">
            <text:p>darkSlateBlue </text:p>
          </table:table-cell>
          <table:table-cell office:value-type="string">
            <text:p>|</text:p>
          </table:table-cell>
          <table:table-cell table:formula="of:=[Sheet1.E38]" office:value-type="string" office:string-value="#483d8b ">
            <text:p>#483d8b </text:p>
          </table:table-cell>
          <table:table-cell table:number-columns-repeated="2" office:value-type="string">
            <text:p>|</text:p>
          </table:table-cell>
          <table:table-cell table:formula="of:=[Sheet1.F38]" office:value-type="float" office:value="72">
            <text:p>72</text:p>
          </table:table-cell>
          <table:table-cell office:value-type="string">
            <text:p>|</text:p>
          </table:table-cell>
          <table:table-cell table:formula="of:=[Sheet1.G38]" office:value-type="float" office:value="61">
            <text:p>61</text:p>
          </table:table-cell>
          <table:table-cell office:value-type="string">
            <text:p>|</text:p>
          </table:table-cell>
          <table:table-cell table:formula="of:=[Sheet1.H38]" office:value-type="float" office:value="139">
            <text:p>139</text:p>
          </table:table-cell>
          <table:table-cell table:number-columns-repeated="2" office:value-type="string">
            <text:p>|</text:p>
          </table:table-cell>
          <table:table-cell table:formula="of:=[Sheet1.I38]" office:value-type="percentage" office:value="0.282352941176471">
            <text:p>28%</text:p>
          </table:table-cell>
          <table:table-cell office:value-type="string">
            <text:p>|</text:p>
          </table:table-cell>
          <table:table-cell table:formula="of:=[Sheet1.J38]" office:value-type="percentage" office:value="0.23921568627451">
            <text:p>24%</text:p>
          </table:table-cell>
          <table:table-cell office:value-type="string">
            <text:p>|</text:p>
          </table:table-cell>
          <table:table-cell table:formula="of:=[Sheet1.K38]" office:value-type="percentage" office:value="0.545098039215686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8]); 0; [Sheet1.L38])" office:value-type="float" office:value="248.461538461538">
            <text:p>248</text:p>
          </table:table-cell>
          <table:table-cell office:value-type="string">
            <text:p>|</text:p>
          </table:table-cell>
          <table:table-cell table:formula="of:=IF(ISERROR([Sheet1.M38]);0;[Sheet1.M38])" office:value-type="percentage" office:value="0.561151079136691">
            <text:p>56%</text:p>
          </table:table-cell>
          <table:table-cell office:value-type="string">
            <text:p>|</text:p>
          </table:table-cell>
          <table:table-cell table:formula="of:=[Sheet1.N38]" office:value-type="percentage" office:value="0.392156862745098">
            <text:p>3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39]" office:value-type="string" office:string-value="darkSlateGray ">
            <text:p>darkSlateGray </text:p>
          </table:table-cell>
          <table:table-cell office:value-type="string">
            <text:p>|</text:p>
          </table:table-cell>
          <table:table-cell table:formula="of:=[Sheet1.E39]" office:value-type="string" office:string-value="#2f4f4f ">
            <text:p>#2f4f4f </text:p>
          </table:table-cell>
          <table:table-cell table:number-columns-repeated="2" office:value-type="string">
            <text:p>|</text:p>
          </table:table-cell>
          <table:table-cell table:formula="of:=[Sheet1.F39]" office:value-type="float" office:value="47">
            <text:p>47</text:p>
          </table:table-cell>
          <table:table-cell office:value-type="string">
            <text:p>|</text:p>
          </table:table-cell>
          <table:table-cell table:formula="of:=[Sheet1.G39]" office:value-type="float" office:value="79">
            <text:p>79</text:p>
          </table:table-cell>
          <table:table-cell office:value-type="string">
            <text:p>|</text:p>
          </table:table-cell>
          <table:table-cell table:formula="of:=[Sheet1.H39]" office:value-type="float" office:value="79">
            <text:p>79</text:p>
          </table:table-cell>
          <table:table-cell table:number-columns-repeated="2" office:value-type="string">
            <text:p>|</text:p>
          </table:table-cell>
          <table:table-cell table:formula="of:=[Sheet1.I39]" office:value-type="percentage" office:value="0.184313725490196">
            <text:p>18%</text:p>
          </table:table-cell>
          <table:table-cell office:value-type="string">
            <text:p>|</text:p>
          </table:table-cell>
          <table:table-cell table:formula="of:=[Sheet1.J39]" office:value-type="percentage" office:value="0.309803921568627">
            <text:p>31%</text:p>
          </table:table-cell>
          <table:table-cell office:value-type="string">
            <text:p>|</text:p>
          </table:table-cell>
          <table:table-cell table:formula="of:=[Sheet1.K39]" office:value-type="percentage" office:value="0.309803921568627">
            <text:p>3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39]); 0; [Sheet1.L39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39]);0;[Sheet1.M39])" office:value-type="percentage" office:value="0.405063291139241">
            <text:p>41%</text:p>
          </table:table-cell>
          <table:table-cell office:value-type="string">
            <text:p>|</text:p>
          </table:table-cell>
          <table:table-cell table:formula="of:=[Sheet1.N39]" office:value-type="percentage" office:value="0.247058823529412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0]" office:value-type="string" office:string-value="darkSlateGrey ">
            <text:p>darkSlateGrey </text:p>
          </table:table-cell>
          <table:table-cell office:value-type="string">
            <text:p>|</text:p>
          </table:table-cell>
          <table:table-cell table:formula="of:=[Sheet1.E40]" office:value-type="string" office:string-value="#2f4f4f ">
            <text:p>#2f4f4f </text:p>
          </table:table-cell>
          <table:table-cell table:number-columns-repeated="2" office:value-type="string">
            <text:p>|</text:p>
          </table:table-cell>
          <table:table-cell table:formula="of:=[Sheet1.F40]" office:value-type="float" office:value="47">
            <text:p>47</text:p>
          </table:table-cell>
          <table:table-cell office:value-type="string">
            <text:p>|</text:p>
          </table:table-cell>
          <table:table-cell table:formula="of:=[Sheet1.G40]" office:value-type="float" office:value="79">
            <text:p>79</text:p>
          </table:table-cell>
          <table:table-cell office:value-type="string">
            <text:p>|</text:p>
          </table:table-cell>
          <table:table-cell table:formula="of:=[Sheet1.H40]" office:value-type="float" office:value="79">
            <text:p>79</text:p>
          </table:table-cell>
          <table:table-cell table:number-columns-repeated="2" office:value-type="string">
            <text:p>|</text:p>
          </table:table-cell>
          <table:table-cell table:formula="of:=[Sheet1.I40]" office:value-type="percentage" office:value="0.184313725490196">
            <text:p>18%</text:p>
          </table:table-cell>
          <table:table-cell office:value-type="string">
            <text:p>|</text:p>
          </table:table-cell>
          <table:table-cell table:formula="of:=[Sheet1.J40]" office:value-type="percentage" office:value="0.309803921568627">
            <text:p>31%</text:p>
          </table:table-cell>
          <table:table-cell office:value-type="string">
            <text:p>|</text:p>
          </table:table-cell>
          <table:table-cell table:formula="of:=[Sheet1.K40]" office:value-type="percentage" office:value="0.309803921568627">
            <text:p>3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0]); 0; [Sheet1.L40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40]);0;[Sheet1.M40])" office:value-type="percentage" office:value="0.405063291139241">
            <text:p>41%</text:p>
          </table:table-cell>
          <table:table-cell office:value-type="string">
            <text:p>|</text:p>
          </table:table-cell>
          <table:table-cell table:formula="of:=[Sheet1.N40]" office:value-type="percentage" office:value="0.247058823529412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1]" office:value-type="string" office:string-value="darkTurquoise ">
            <text:p>darkTurquoise </text:p>
          </table:table-cell>
          <table:table-cell office:value-type="string">
            <text:p>|</text:p>
          </table:table-cell>
          <table:table-cell table:formula="of:=[Sheet1.E41]" office:value-type="string" office:string-value="#00ced1 ">
            <text:p>#00ced1 </text:p>
          </table:table-cell>
          <table:table-cell table:number-columns-repeated="2" office:value-type="string">
            <text:p>|</text:p>
          </table:table-cell>
          <table:table-cell table:formula="of:=[Sheet1.F4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41]" office:value-type="float" office:value="206">
            <text:p>206</text:p>
          </table:table-cell>
          <table:table-cell office:value-type="string">
            <text:p>|</text:p>
          </table:table-cell>
          <table:table-cell table:formula="of:=[Sheet1.H41]" office:value-type="float" office:value="209">
            <text:p>209</text:p>
          </table:table-cell>
          <table:table-cell table:number-columns-repeated="2" office:value-type="string">
            <text:p>|</text:p>
          </table:table-cell>
          <table:table-cell table:formula="of:=[Sheet1.I4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41]" office:value-type="percentage" office:value="0.807843137254902">
            <text:p>81%</text:p>
          </table:table-cell>
          <table:table-cell office:value-type="string">
            <text:p>|</text:p>
          </table:table-cell>
          <table:table-cell table:formula="of:=[Sheet1.K41]" office:value-type="percentage" office:value="0.819607843137255">
            <text:p>8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1]); 0; [Sheet1.L41])" office:value-type="float" office:value="180.861244019139">
            <text:p>181</text:p>
          </table:table-cell>
          <table:table-cell office:value-type="string">
            <text:p>|</text:p>
          </table:table-cell>
          <table:table-cell table:formula="of:=IF(ISERROR([Sheet1.M41]);0;[Sheet1.M4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41]" office:value-type="percentage" office:value="0.409803921568627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2]" office:value-type="string" office:string-value="darkViolet ">
            <text:p>darkViolet </text:p>
          </table:table-cell>
          <table:table-cell office:value-type="string">
            <text:p>|</text:p>
          </table:table-cell>
          <table:table-cell table:formula="of:=[Sheet1.E42]" office:value-type="string" office:string-value="#9400d3 ">
            <text:p>#9400d3 </text:p>
          </table:table-cell>
          <table:table-cell table:number-columns-repeated="2" office:value-type="string">
            <text:p>|</text:p>
          </table:table-cell>
          <table:table-cell table:formula="of:=[Sheet1.F42]" office:value-type="float" office:value="148">
            <text:p>148</text:p>
          </table:table-cell>
          <table:table-cell office:value-type="string">
            <text:p>|</text:p>
          </table:table-cell>
          <table:table-cell table:formula="of:=[Sheet1.G42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42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42]" office:value-type="percentage" office:value="0.580392156862745">
            <text:p>58%</text:p>
          </table:table-cell>
          <table:table-cell office:value-type="string">
            <text:p>|</text:p>
          </table:table-cell>
          <table:table-cell table:formula="of:=[Sheet1.J42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42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2]); 0; [Sheet1.L42])" office:value-type="float" office:value="282.085308056872">
            <text:p>282</text:p>
          </table:table-cell>
          <table:table-cell office:value-type="string">
            <text:p>|</text:p>
          </table:table-cell>
          <table:table-cell table:formula="of:=IF(ISERROR([Sheet1.M42]);0;[Sheet1.M42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42]" office:value-type="percentage" office:value="0.413725490196078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3]" office:value-type="string" office:string-value="deepPink ">
            <text:p>deepPink </text:p>
          </table:table-cell>
          <table:table-cell office:value-type="string">
            <text:p>|</text:p>
          </table:table-cell>
          <table:table-cell table:formula="of:=[Sheet1.E43]" office:value-type="string" office:string-value="#ff1493 ">
            <text:p>#ff1493 </text:p>
          </table:table-cell>
          <table:table-cell table:number-columns-repeated="2" office:value-type="string">
            <text:p>|</text:p>
          </table:table-cell>
          <table:table-cell table:formula="of:=[Sheet1.F4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43]" office:value-type="float" office:value="20">
            <text:p>20</text:p>
          </table:table-cell>
          <table:table-cell office:value-type="string">
            <text:p>|</text:p>
          </table:table-cell>
          <table:table-cell table:formula="of:=[Sheet1.H43]" office:value-type="float" office:value="147">
            <text:p>147</text:p>
          </table:table-cell>
          <table:table-cell table:number-columns-repeated="2" office:value-type="string">
            <text:p>|</text:p>
          </table:table-cell>
          <table:table-cell table:formula="of:=[Sheet1.I4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43]" office:value-type="percentage" office:value="0.0784313725490196">
            <text:p>8%</text:p>
          </table:table-cell>
          <table:table-cell office:value-type="string">
            <text:p>|</text:p>
          </table:table-cell>
          <table:table-cell table:formula="of:=[Sheet1.K43]" office:value-type="percentage" office:value="0.576470588235294">
            <text:p>5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3]); 0; [Sheet1.L43])" office:value-type="float" office:value="327.574468085106">
            <text:p>328</text:p>
          </table:table-cell>
          <table:table-cell office:value-type="string">
            <text:p>|</text:p>
          </table:table-cell>
          <table:table-cell table:formula="of:=IF(ISERROR([Sheet1.M43]);0;[Sheet1.M43])" office:value-type="percentage" office:value="0.92156862745098">
            <text:p>92%</text:p>
          </table:table-cell>
          <table:table-cell office:value-type="string">
            <text:p>|</text:p>
          </table:table-cell>
          <table:table-cell table:formula="of:=[Sheet1.N43]" office:value-type="percentage" office:value="0.53921568627451">
            <text:p>5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4]" office:value-type="string" office:string-value="deepSkyBlue ">
            <text:p>deepSkyBlue </text:p>
          </table:table-cell>
          <table:table-cell office:value-type="string">
            <text:p>|</text:p>
          </table:table-cell>
          <table:table-cell table:formula="of:=[Sheet1.E44]" office:value-type="string" office:string-value="#00bfff ">
            <text:p>#00bfff </text:p>
          </table:table-cell>
          <table:table-cell table:number-columns-repeated="2" office:value-type="string">
            <text:p>|</text:p>
          </table:table-cell>
          <table:table-cell table:formula="of:=[Sheet1.F4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44]" office:value-type="float" office:value="191">
            <text:p>191</text:p>
          </table:table-cell>
          <table:table-cell office:value-type="string">
            <text:p>|</text:p>
          </table:table-cell>
          <table:table-cell table:formula="of:=[Sheet1.H44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4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44]" office:value-type="percentage" office:value="0.749019607843137">
            <text:p>75%</text:p>
          </table:table-cell>
          <table:table-cell office:value-type="string">
            <text:p>|</text:p>
          </table:table-cell>
          <table:table-cell table:formula="of:=[Sheet1.K44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4]); 0; [Sheet1.L44])" office:value-type="float" office:value="195.058823529412">
            <text:p>195</text:p>
          </table:table-cell>
          <table:table-cell office:value-type="string">
            <text:p>|</text:p>
          </table:table-cell>
          <table:table-cell table:formula="of:=IF(ISERROR([Sheet1.M44]);0;[Sheet1.M4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44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5]" office:value-type="string" office:string-value="dimGray ">
            <text:p>dimGray </text:p>
          </table:table-cell>
          <table:table-cell office:value-type="string">
            <text:p>|</text:p>
          </table:table-cell>
          <table:table-cell table:formula="of:=[Sheet1.E45]" office:value-type="string" office:string-value="#696969 ">
            <text:p>#696969 </text:p>
          </table:table-cell>
          <table:table-cell table:number-columns-repeated="2" office:value-type="string">
            <text:p>|</text:p>
          </table:table-cell>
          <table:table-cell table:formula="of:=[Sheet1.F45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G45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45]" office:value-type="float" office:value="105">
            <text:p>105</text:p>
          </table:table-cell>
          <table:table-cell table:number-columns-repeated="2" office:value-type="string">
            <text:p>|</text:p>
          </table:table-cell>
          <table:table-cell table:formula="of:=[Sheet1.I45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J45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45]" office:value-type="percentage" office:value="0.411764705882353">
            <text:p>4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5]); 0; [Sheet1.L45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45]);0;[Sheet1.M45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45]" office:value-type="percentage" office:value="0.411764705882353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6]" office:value-type="string" office:string-value="dimGrey ">
            <text:p>dimGrey </text:p>
          </table:table-cell>
          <table:table-cell office:value-type="string">
            <text:p>|</text:p>
          </table:table-cell>
          <table:table-cell table:formula="of:=[Sheet1.E46]" office:value-type="string" office:string-value="#696969 ">
            <text:p>#696969 </text:p>
          </table:table-cell>
          <table:table-cell table:number-columns-repeated="2" office:value-type="string">
            <text:p>|</text:p>
          </table:table-cell>
          <table:table-cell table:formula="of:=[Sheet1.F46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G46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46]" office:value-type="float" office:value="105">
            <text:p>105</text:p>
          </table:table-cell>
          <table:table-cell table:number-columns-repeated="2" office:value-type="string">
            <text:p>|</text:p>
          </table:table-cell>
          <table:table-cell table:formula="of:=[Sheet1.I46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J46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46]" office:value-type="percentage" office:value="0.411764705882353">
            <text:p>4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6]); 0; [Sheet1.L46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46]);0;[Sheet1.M46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46]" office:value-type="percentage" office:value="0.411764705882353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7]" office:value-type="string" office:string-value="dodgerBlue ">
            <text:p>dodgerBlue </text:p>
          </table:table-cell>
          <table:table-cell office:value-type="string">
            <text:p>|</text:p>
          </table:table-cell>
          <table:table-cell table:formula="of:=[Sheet1.E47]" office:value-type="string" office:string-value="#1e90ff ">
            <text:p>#1e90ff </text:p>
          </table:table-cell>
          <table:table-cell table:number-columns-repeated="2" office:value-type="string">
            <text:p>|</text:p>
          </table:table-cell>
          <table:table-cell table:formula="of:=[Sheet1.F47]" office:value-type="float" office:value="30">
            <text:p>30</text:p>
          </table:table-cell>
          <table:table-cell office:value-type="string">
            <text:p>|</text:p>
          </table:table-cell>
          <table:table-cell table:formula="of:=[Sheet1.G47]" office:value-type="float" office:value="144">
            <text:p>144</text:p>
          </table:table-cell>
          <table:table-cell office:value-type="string">
            <text:p>|</text:p>
          </table:table-cell>
          <table:table-cell table:formula="of:=[Sheet1.H47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47]" office:value-type="percentage" office:value="0.117647058823529">
            <text:p>12%</text:p>
          </table:table-cell>
          <table:table-cell office:value-type="string">
            <text:p>|</text:p>
          </table:table-cell>
          <table:table-cell table:formula="of:=[Sheet1.J47]" office:value-type="percentage" office:value="0.564705882352941">
            <text:p>56%</text:p>
          </table:table-cell>
          <table:table-cell office:value-type="string">
            <text:p>|</text:p>
          </table:table-cell>
          <table:table-cell table:formula="of:=[Sheet1.K47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7]); 0; [Sheet1.L47])" office:value-type="float" office:value="209.6">
            <text:p>210</text:p>
          </table:table-cell>
          <table:table-cell office:value-type="string">
            <text:p>|</text:p>
          </table:table-cell>
          <table:table-cell table:formula="of:=IF(ISERROR([Sheet1.M47]);0;[Sheet1.M47])" office:value-type="percentage" office:value="0.882352941176471">
            <text:p>88%</text:p>
          </table:table-cell>
          <table:table-cell office:value-type="string">
            <text:p>|</text:p>
          </table:table-cell>
          <table:table-cell table:formula="of:=[Sheet1.N47]" office:value-type="percentage" office:value="0.558823529411765">
            <text:p>5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8]" office:value-type="string" office:string-value="firebrick ">
            <text:p>firebrick </text:p>
          </table:table-cell>
          <table:table-cell office:value-type="string">
            <text:p>|</text:p>
          </table:table-cell>
          <table:table-cell table:formula="of:=[Sheet1.E48]" office:value-type="string" office:string-value="#b22222 ">
            <text:p>#b22222 </text:p>
          </table:table-cell>
          <table:table-cell table:number-columns-repeated="2" office:value-type="string">
            <text:p>|</text:p>
          </table:table-cell>
          <table:table-cell table:formula="of:=[Sheet1.F48]" office:value-type="float" office:value="178">
            <text:p>178</text:p>
          </table:table-cell>
          <table:table-cell office:value-type="string">
            <text:p>|</text:p>
          </table:table-cell>
          <table:table-cell table:formula="of:=[Sheet1.G48]" office:value-type="float" office:value="34">
            <text:p>34</text:p>
          </table:table-cell>
          <table:table-cell office:value-type="string">
            <text:p>|</text:p>
          </table:table-cell>
          <table:table-cell table:formula="of:=[Sheet1.H48]" office:value-type="float" office:value="34">
            <text:p>34</text:p>
          </table:table-cell>
          <table:table-cell table:number-columns-repeated="2" office:value-type="string">
            <text:p>|</text:p>
          </table:table-cell>
          <table:table-cell table:formula="of:=[Sheet1.I48]" office:value-type="percentage" office:value="0.698039215686274">
            <text:p>70%</text:p>
          </table:table-cell>
          <table:table-cell office:value-type="string">
            <text:p>|</text:p>
          </table:table-cell>
          <table:table-cell table:formula="of:=[Sheet1.J48]" office:value-type="percentage" office:value="0.133333333333333">
            <text:p>13%</text:p>
          </table:table-cell>
          <table:table-cell office:value-type="string">
            <text:p>|</text:p>
          </table:table-cell>
          <table:table-cell table:formula="of:=[Sheet1.K48]" office:value-type="percentage" office:value="0.133333333333333">
            <text:p>1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8]); 0; [Sheet1.L48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48]);0;[Sheet1.M48])" office:value-type="percentage" office:value="0.808988764044944">
            <text:p>81%</text:p>
          </table:table-cell>
          <table:table-cell office:value-type="string">
            <text:p>|</text:p>
          </table:table-cell>
          <table:table-cell table:formula="of:=[Sheet1.N48]" office:value-type="percentage" office:value="0.415686274509804">
            <text:p>4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49]" office:value-type="string" office:string-value="floralWhite ">
            <text:p>floralWhite </text:p>
          </table:table-cell>
          <table:table-cell office:value-type="string">
            <text:p>|</text:p>
          </table:table-cell>
          <table:table-cell table:formula="of:=[Sheet1.E49]" office:value-type="string" office:string-value="#fffaf0 ">
            <text:p>#fffaf0 </text:p>
          </table:table-cell>
          <table:table-cell table:number-columns-repeated="2" office:value-type="string">
            <text:p>|</text:p>
          </table:table-cell>
          <table:table-cell table:formula="of:=[Sheet1.F4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49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49]" office:value-type="float" office:value="240">
            <text:p>240</text:p>
          </table:table-cell>
          <table:table-cell table:number-columns-repeated="2" office:value-type="string">
            <text:p>|</text:p>
          </table:table-cell>
          <table:table-cell table:formula="of:=[Sheet1.I4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49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49]" office:value-type="percentage" office:value="0.941176470588235">
            <text:p>9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49]); 0; [Sheet1.L49])" office:value-type="float" office:value="40">
            <text:p>40</text:p>
          </table:table-cell>
          <table:table-cell office:value-type="string">
            <text:p>|</text:p>
          </table:table-cell>
          <table:table-cell table:formula="of:=IF(ISERROR([Sheet1.M49]);0;[Sheet1.M49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49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0]" office:value-type="string" office:string-value="forestGreen ">
            <text:p>forestGreen </text:p>
          </table:table-cell>
          <table:table-cell office:value-type="string">
            <text:p>|</text:p>
          </table:table-cell>
          <table:table-cell table:formula="of:=[Sheet1.E50]" office:value-type="string" office:string-value="#228b22 ">
            <text:p>#228b22 </text:p>
          </table:table-cell>
          <table:table-cell table:number-columns-repeated="2" office:value-type="string">
            <text:p>|</text:p>
          </table:table-cell>
          <table:table-cell table:formula="of:=[Sheet1.F50]" office:value-type="float" office:value="34">
            <text:p>34</text:p>
          </table:table-cell>
          <table:table-cell office:value-type="string">
            <text:p>|</text:p>
          </table:table-cell>
          <table:table-cell table:formula="of:=[Sheet1.G50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H50]" office:value-type="float" office:value="34">
            <text:p>34</text:p>
          </table:table-cell>
          <table:table-cell table:number-columns-repeated="2" office:value-type="string">
            <text:p>|</text:p>
          </table:table-cell>
          <table:table-cell table:formula="of:=[Sheet1.I50]" office:value-type="percentage" office:value="0.133333333333333">
            <text:p>13%</text:p>
          </table:table-cell>
          <table:table-cell office:value-type="string">
            <text:p>|</text:p>
          </table:table-cell>
          <table:table-cell table:formula="of:=[Sheet1.J50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K50]" office:value-type="percentage" office:value="0.133333333333333">
            <text:p>1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0]); 0; [Sheet1.L50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50]);0;[Sheet1.M50])" office:value-type="percentage" office:value="0.755395683453237">
            <text:p>76%</text:p>
          </table:table-cell>
          <table:table-cell office:value-type="string">
            <text:p>|</text:p>
          </table:table-cell>
          <table:table-cell table:formula="of:=[Sheet1.N50]" office:value-type="percentage" office:value="0.33921568627451">
            <text:p>3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1]" office:value-type="string" office:string-value="fuchsia ">
            <text:p>fuchsia </text:p>
          </table:table-cell>
          <table:table-cell office:value-type="string">
            <text:p>|</text:p>
          </table:table-cell>
          <table:table-cell table:formula="of:=[Sheet1.E51]" office:value-type="string" office:string-value="#ff00ff ">
            <text:p>#ff00ff </text:p>
          </table:table-cell>
          <table:table-cell table:number-columns-repeated="2" office:value-type="string">
            <text:p>|</text:p>
          </table:table-cell>
          <table:table-cell table:formula="of:=[Sheet1.F5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5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51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5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5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51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1]); 0; [Sheet1.L51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51]);0;[Sheet1.M5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1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2]" office:value-type="string" office:string-value="gainsboro ">
            <text:p>gainsboro </text:p>
          </table:table-cell>
          <table:table-cell office:value-type="string">
            <text:p>|</text:p>
          </table:table-cell>
          <table:table-cell table:formula="of:=[Sheet1.E52]" office:value-type="string" office:string-value="#dcdcdc ">
            <text:p>#dcdcdc </text:p>
          </table:table-cell>
          <table:table-cell table:number-columns-repeated="2" office:value-type="string">
            <text:p>|</text:p>
          </table:table-cell>
          <table:table-cell table:formula="of:=[Sheet1.F52]" office:value-type="float" office:value="220">
            <text:p>220</text:p>
          </table:table-cell>
          <table:table-cell office:value-type="string">
            <text:p>|</text:p>
          </table:table-cell>
          <table:table-cell table:formula="of:=[Sheet1.G52]" office:value-type="float" office:value="220">
            <text:p>220</text:p>
          </table:table-cell>
          <table:table-cell office:value-type="string">
            <text:p>|</text:p>
          </table:table-cell>
          <table:table-cell table:formula="of:=[Sheet1.H52]" office:value-type="float" office:value="220">
            <text:p>220</text:p>
          </table:table-cell>
          <table:table-cell table:number-columns-repeated="2" office:value-type="string">
            <text:p>|</text:p>
          </table:table-cell>
          <table:table-cell table:formula="of:=[Sheet1.I52]" office:value-type="percentage" office:value="0.862745098039216">
            <text:p>86%</text:p>
          </table:table-cell>
          <table:table-cell office:value-type="string">
            <text:p>|</text:p>
          </table:table-cell>
          <table:table-cell table:formula="of:=[Sheet1.J52]" office:value-type="percentage" office:value="0.862745098039216">
            <text:p>86%</text:p>
          </table:table-cell>
          <table:table-cell office:value-type="string">
            <text:p>|</text:p>
          </table:table-cell>
          <table:table-cell table:formula="of:=[Sheet1.K52]" office:value-type="percentage" office:value="0.862745098039216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2]); 0; [Sheet1.L52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52]);0;[Sheet1.M52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52]" office:value-type="percentage" office:value="0.862745098039216">
            <text:p>8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3]" office:value-type="string" office:string-value="ghostWhite ">
            <text:p>ghostWhite </text:p>
          </table:table-cell>
          <table:table-cell office:value-type="string">
            <text:p>|</text:p>
          </table:table-cell>
          <table:table-cell table:formula="of:=[Sheet1.E53]" office:value-type="string" office:string-value="#f8f8ff ">
            <text:p>#f8f8ff </text:p>
          </table:table-cell>
          <table:table-cell table:number-columns-repeated="2" office:value-type="string">
            <text:p>|</text:p>
          </table:table-cell>
          <table:table-cell table:formula="of:=[Sheet1.F53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G53]" office:value-type="float" office:value="248">
            <text:p>248</text:p>
          </table:table-cell>
          <table:table-cell office:value-type="string">
            <text:p>|</text:p>
          </table:table-cell>
          <table:table-cell table:formula="of:=[Sheet1.H53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53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J53]" office:value-type="percentage" office:value="0.972549019607843">
            <text:p>97%</text:p>
          </table:table-cell>
          <table:table-cell office:value-type="string">
            <text:p>|</text:p>
          </table:table-cell>
          <table:table-cell table:formula="of:=[Sheet1.K53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3]); 0; [Sheet1.L53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53]);0;[Sheet1.M53])" office:value-type="percentage" office:value="0.0274509803921569">
            <text:p>3%</text:p>
          </table:table-cell>
          <table:table-cell office:value-type="string">
            <text:p>|</text:p>
          </table:table-cell>
          <table:table-cell table:formula="of:=[Sheet1.N53]" office:value-type="percentage" office:value="0.986274509803922">
            <text:p>9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4]" office:value-type="string" office:string-value="gold ">
            <text:p>gold </text:p>
          </table:table-cell>
          <table:table-cell office:value-type="string">
            <text:p>|</text:p>
          </table:table-cell>
          <table:table-cell table:formula="of:=[Sheet1.E54]" office:value-type="string" office:string-value="#ffd700 ">
            <text:p>#ffd700 </text:p>
          </table:table-cell>
          <table:table-cell table:number-columns-repeated="2" office:value-type="string">
            <text:p>|</text:p>
          </table:table-cell>
          <table:table-cell table:formula="of:=[Sheet1.F5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54]" office:value-type="float" office:value="215">
            <text:p>215</text:p>
          </table:table-cell>
          <table:table-cell office:value-type="string">
            <text:p>|</text:p>
          </table:table-cell>
          <table:table-cell table:formula="of:=[Sheet1.H54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5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54]" office:value-type="percentage" office:value="0.843137254901961">
            <text:p>84%</text:p>
          </table:table-cell>
          <table:table-cell office:value-type="string">
            <text:p>|</text:p>
          </table:table-cell>
          <table:table-cell table:formula="of:=[Sheet1.K54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4]); 0; [Sheet1.L54])" office:value-type="float" office:value="50.5882352941176">
            <text:p>51</text:p>
          </table:table-cell>
          <table:table-cell office:value-type="string">
            <text:p>|</text:p>
          </table:table-cell>
          <table:table-cell table:formula="of:=IF(ISERROR([Sheet1.M54]);0;[Sheet1.M5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4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5]" office:value-type="string" office:string-value="goldenrod ">
            <text:p>goldenrod </text:p>
          </table:table-cell>
          <table:table-cell office:value-type="string">
            <text:p>|</text:p>
          </table:table-cell>
          <table:table-cell table:formula="of:=[Sheet1.E55]" office:value-type="string" office:string-value="#daa520 ">
            <text:p>#daa520 </text:p>
          </table:table-cell>
          <table:table-cell table:number-columns-repeated="2" office:value-type="string">
            <text:p>|</text:p>
          </table:table-cell>
          <table:table-cell table:formula="of:=[Sheet1.F55]" office:value-type="float" office:value="218">
            <text:p>218</text:p>
          </table:table-cell>
          <table:table-cell office:value-type="string">
            <text:p>|</text:p>
          </table:table-cell>
          <table:table-cell table:formula="of:=[Sheet1.G55]" office:value-type="float" office:value="165">
            <text:p>165</text:p>
          </table:table-cell>
          <table:table-cell office:value-type="string">
            <text:p>|</text:p>
          </table:table-cell>
          <table:table-cell table:formula="of:=[Sheet1.H55]" office:value-type="float" office:value="32">
            <text:p>32</text:p>
          </table:table-cell>
          <table:table-cell table:number-columns-repeated="2" office:value-type="string">
            <text:p>|</text:p>
          </table:table-cell>
          <table:table-cell table:formula="of:=[Sheet1.I55]" office:value-type="percentage" office:value="0.854901960784314">
            <text:p>85%</text:p>
          </table:table-cell>
          <table:table-cell office:value-type="string">
            <text:p>|</text:p>
          </table:table-cell>
          <table:table-cell table:formula="of:=[Sheet1.J55]" office:value-type="percentage" office:value="0.647058823529412">
            <text:p>65%</text:p>
          </table:table-cell>
          <table:table-cell office:value-type="string">
            <text:p>|</text:p>
          </table:table-cell>
          <table:table-cell table:formula="of:=[Sheet1.K55]" office:value-type="percentage" office:value="0.125490196078431">
            <text:p>1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5]); 0; [Sheet1.L55])" office:value-type="float" office:value="42.9032258064516">
            <text:p>43</text:p>
          </table:table-cell>
          <table:table-cell office:value-type="string">
            <text:p>|</text:p>
          </table:table-cell>
          <table:table-cell table:formula="of:=IF(ISERROR([Sheet1.M55]);0;[Sheet1.M55])" office:value-type="percentage" office:value="0.853211009174312">
            <text:p>85%</text:p>
          </table:table-cell>
          <table:table-cell office:value-type="string">
            <text:p>|</text:p>
          </table:table-cell>
          <table:table-cell table:formula="of:=[Sheet1.N55]" office:value-type="percentage" office:value="0.490196078431373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6]" office:value-type="string" office:string-value="gray ">
            <text:p>gray </text:p>
          </table:table-cell>
          <table:table-cell office:value-type="string">
            <text:p>|</text:p>
          </table:table-cell>
          <table:table-cell table:formula="of:=[Sheet1.E56]" office:value-type="string" office:string-value="#808080 ">
            <text:p>#808080 </text:p>
          </table:table-cell>
          <table:table-cell table:number-columns-repeated="2" office:value-type="string">
            <text:p>|</text:p>
          </table:table-cell>
          <table:table-cell table:formula="of:=[Sheet1.F5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5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56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5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5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56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6]); 0; [Sheet1.L56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56]);0;[Sheet1.M56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56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7]" office:value-type="string" office:string-value="green ">
            <text:p>green </text:p>
          </table:table-cell>
          <table:table-cell office:value-type="string">
            <text:p>|</text:p>
          </table:table-cell>
          <table:table-cell table:formula="of:=[Sheet1.E57]" office:value-type="string" office:string-value="#008000 ">
            <text:p>#008000 </text:p>
          </table:table-cell>
          <table:table-cell table:number-columns-repeated="2" office:value-type="string">
            <text:p>|</text:p>
          </table:table-cell>
          <table:table-cell table:formula="of:=[Sheet1.F57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57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57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57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57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57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7]); 0; [Sheet1.L57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57]);0;[Sheet1.M57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57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8]" office:value-type="string" office:string-value="greenYellow ">
            <text:p>greenYellow </text:p>
          </table:table-cell>
          <table:table-cell office:value-type="string">
            <text:p>|</text:p>
          </table:table-cell>
          <table:table-cell table:formula="of:=[Sheet1.E58]" office:value-type="string" office:string-value="#adff2f ">
            <text:p>#adff2f </text:p>
          </table:table-cell>
          <table:table-cell table:number-columns-repeated="2" office:value-type="string">
            <text:p>|</text:p>
          </table:table-cell>
          <table:table-cell table:formula="of:=[Sheet1.F58]" office:value-type="float" office:value="173">
            <text:p>173</text:p>
          </table:table-cell>
          <table:table-cell office:value-type="string">
            <text:p>|</text:p>
          </table:table-cell>
          <table:table-cell table:formula="of:=[Sheet1.G5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58]" office:value-type="float" office:value="47">
            <text:p>47</text:p>
          </table:table-cell>
          <table:table-cell table:number-columns-repeated="2" office:value-type="string">
            <text:p>|</text:p>
          </table:table-cell>
          <table:table-cell table:formula="of:=[Sheet1.I58]" office:value-type="percentage" office:value="0.67843137254902">
            <text:p>68%</text:p>
          </table:table-cell>
          <table:table-cell office:value-type="string">
            <text:p>|</text:p>
          </table:table-cell>
          <table:table-cell table:formula="of:=[Sheet1.J5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58]" office:value-type="percentage" office:value="0.184313725490196">
            <text:p>1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8]); 0; [Sheet1.L58])" office:value-type="float" office:value="83.6538461538462">
            <text:p>84</text:p>
          </table:table-cell>
          <table:table-cell office:value-type="string">
            <text:p>|</text:p>
          </table:table-cell>
          <table:table-cell table:formula="of:=IF(ISERROR([Sheet1.M58]);0;[Sheet1.M58])" office:value-type="percentage" office:value="0.815686274509804">
            <text:p>82%</text:p>
          </table:table-cell>
          <table:table-cell office:value-type="string">
            <text:p>|</text:p>
          </table:table-cell>
          <table:table-cell table:formula="of:=[Sheet1.N58]" office:value-type="percentage" office:value="0.592156862745098">
            <text:p>5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59]" office:value-type="string" office:string-value="grey ">
            <text:p>grey </text:p>
          </table:table-cell>
          <table:table-cell office:value-type="string">
            <text:p>|</text:p>
          </table:table-cell>
          <table:table-cell table:formula="of:=[Sheet1.E59]" office:value-type="string" office:string-value="#808080 ">
            <text:p>#808080 </text:p>
          </table:table-cell>
          <table:table-cell table:number-columns-repeated="2" office:value-type="string">
            <text:p>|</text:p>
          </table:table-cell>
          <table:table-cell table:formula="of:=[Sheet1.F59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59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59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59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59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59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59]); 0; [Sheet1.L59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59]);0;[Sheet1.M59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59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0]" office:value-type="string" office:string-value="honeydew ">
            <text:p>honeydew </text:p>
          </table:table-cell>
          <table:table-cell office:value-type="string">
            <text:p>|</text:p>
          </table:table-cell>
          <table:table-cell table:formula="of:=[Sheet1.E60]" office:value-type="string" office:string-value="#f0fff0 ">
            <text:p>#f0fff0 </text:p>
          </table:table-cell>
          <table:table-cell table:number-columns-repeated="2" office:value-type="string">
            <text:p>|</text:p>
          </table:table-cell>
          <table:table-cell table:formula="of:=[Sheet1.F60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60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60]" office:value-type="float" office:value="240">
            <text:p>240</text:p>
          </table:table-cell>
          <table:table-cell table:number-columns-repeated="2" office:value-type="string">
            <text:p>|</text:p>
          </table:table-cell>
          <table:table-cell table:formula="of:=[Sheet1.I60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60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60]" office:value-type="percentage" office:value="0.941176470588235">
            <text:p>9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0]); 0; [Sheet1.L60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60]);0;[Sheet1.M60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60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1]" office:value-type="string" office:string-value="hotPink ">
            <text:p>hotPink </text:p>
          </table:table-cell>
          <table:table-cell office:value-type="string">
            <text:p>|</text:p>
          </table:table-cell>
          <table:table-cell table:formula="of:=[Sheet1.E61]" office:value-type="string" office:string-value="#ff69b4 ">
            <text:p>#ff69b4 </text:p>
          </table:table-cell>
          <table:table-cell table:number-columns-repeated="2" office:value-type="string">
            <text:p>|</text:p>
          </table:table-cell>
          <table:table-cell table:formula="of:=[Sheet1.F6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1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61]" office:value-type="float" office:value="180">
            <text:p>180</text:p>
          </table:table-cell>
          <table:table-cell table:number-columns-repeated="2" office:value-type="string">
            <text:p>|</text:p>
          </table:table-cell>
          <table:table-cell table:formula="of:=[Sheet1.I6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1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61]" office:value-type="percentage" office:value="0.705882352941176">
            <text:p>7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1]); 0; [Sheet1.L61])" office:value-type="float" office:value="330">
            <text:p>330</text:p>
          </table:table-cell>
          <table:table-cell office:value-type="string">
            <text:p>|</text:p>
          </table:table-cell>
          <table:table-cell table:formula="of:=IF(ISERROR([Sheet1.M61]);0;[Sheet1.M61])" office:value-type="percentage" office:value="0.588235294117647">
            <text:p>59%</text:p>
          </table:table-cell>
          <table:table-cell office:value-type="string">
            <text:p>|</text:p>
          </table:table-cell>
          <table:table-cell table:formula="of:=[Sheet1.N61]" office:value-type="percentage" office:value="0.705882352941176">
            <text:p>7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2]" office:value-type="string" office:string-value="indianRed ">
            <text:p>indianRed </text:p>
          </table:table-cell>
          <table:table-cell office:value-type="string">
            <text:p>|</text:p>
          </table:table-cell>
          <table:table-cell table:formula="of:=[Sheet1.E62]" office:value-type="string" office:string-value="#cd5c5c ">
            <text:p>#cd5c5c </text:p>
          </table:table-cell>
          <table:table-cell table:number-columns-repeated="2" office:value-type="string">
            <text:p>|</text:p>
          </table:table-cell>
          <table:table-cell table:formula="of:=[Sheet1.F62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G62]" office:value-type="float" office:value="92">
            <text:p>92</text:p>
          </table:table-cell>
          <table:table-cell office:value-type="string">
            <text:p>|</text:p>
          </table:table-cell>
          <table:table-cell table:formula="of:=[Sheet1.H62]" office:value-type="float" office:value="92">
            <text:p>92</text:p>
          </table:table-cell>
          <table:table-cell table:number-columns-repeated="2" office:value-type="string">
            <text:p>|</text:p>
          </table:table-cell>
          <table:table-cell table:formula="of:=[Sheet1.I62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J62]" office:value-type="percentage" office:value="0.36078431372549">
            <text:p>36%</text:p>
          </table:table-cell>
          <table:table-cell office:value-type="string">
            <text:p>|</text:p>
          </table:table-cell>
          <table:table-cell table:formula="of:=[Sheet1.K62]" office:value-type="percentage" office:value="0.36078431372549">
            <text:p>3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2]); 0; [Sheet1.L62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62]);0;[Sheet1.M62])" office:value-type="percentage" office:value="0.551219512195122">
            <text:p>55%</text:p>
          </table:table-cell>
          <table:table-cell office:value-type="string">
            <text:p>|</text:p>
          </table:table-cell>
          <table:table-cell table:formula="of:=[Sheet1.N62]" office:value-type="percentage" office:value="0.582352941176471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3]" office:value-type="string" office:string-value="indigo ">
            <text:p>indigo </text:p>
          </table:table-cell>
          <table:table-cell office:value-type="string">
            <text:p>|</text:p>
          </table:table-cell>
          <table:table-cell table:formula="of:=[Sheet1.E63]" office:value-type="string" office:string-value="#4b0082 ">
            <text:p>#4b0082 </text:p>
          </table:table-cell>
          <table:table-cell table:number-columns-repeated="2" office:value-type="string">
            <text:p>|</text:p>
          </table:table-cell>
          <table:table-cell table:formula="of:=[Sheet1.F63]" office:value-type="float" office:value="75">
            <text:p>75</text:p>
          </table:table-cell>
          <table:table-cell office:value-type="string">
            <text:p>|</text:p>
          </table:table-cell>
          <table:table-cell table:formula="of:=[Sheet1.G63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63]" office:value-type="float" office:value="130">
            <text:p>130</text:p>
          </table:table-cell>
          <table:table-cell table:number-columns-repeated="2" office:value-type="string">
            <text:p>|</text:p>
          </table:table-cell>
          <table:table-cell table:formula="of:=[Sheet1.I63]" office:value-type="percentage" office:value="0.294117647058823">
            <text:p>29%</text:p>
          </table:table-cell>
          <table:table-cell office:value-type="string">
            <text:p>|</text:p>
          </table:table-cell>
          <table:table-cell table:formula="of:=[Sheet1.J63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63]" office:value-type="percentage" office:value="0.509803921568627">
            <text:p>5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3]); 0; [Sheet1.L63])" office:value-type="float" office:value="274.615384615385">
            <text:p>275</text:p>
          </table:table-cell>
          <table:table-cell office:value-type="string">
            <text:p>|</text:p>
          </table:table-cell>
          <table:table-cell table:formula="of:=IF(ISERROR([Sheet1.M63]);0;[Sheet1.M6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63]" office:value-type="percentage" office:value="0.254901960784314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4]" office:value-type="string" office:string-value="ivory ">
            <text:p>ivory </text:p>
          </table:table-cell>
          <table:table-cell office:value-type="string">
            <text:p>|</text:p>
          </table:table-cell>
          <table:table-cell table:formula="of:=[Sheet1.E64]" office:value-type="string" office:string-value="#fffff0 ">
            <text:p>#fffff0 </text:p>
          </table:table-cell>
          <table:table-cell table:number-columns-repeated="2" office:value-type="string">
            <text:p>|</text:p>
          </table:table-cell>
          <table:table-cell table:formula="of:=[Sheet1.F6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64]" office:value-type="float" office:value="240">
            <text:p>240</text:p>
          </table:table-cell>
          <table:table-cell table:number-columns-repeated="2" office:value-type="string">
            <text:p>|</text:p>
          </table:table-cell>
          <table:table-cell table:formula="of:=[Sheet1.I6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64]" office:value-type="percentage" office:value="0.941176470588235">
            <text:p>9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4]); 0; [Sheet1.L64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64]);0;[Sheet1.M64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64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5]" office:value-type="string" office:string-value="khaki ">
            <text:p>khaki </text:p>
          </table:table-cell>
          <table:table-cell office:value-type="string">
            <text:p>|</text:p>
          </table:table-cell>
          <table:table-cell table:formula="of:=[Sheet1.E65]" office:value-type="string" office:string-value="#f0e68c ">
            <text:p>#f0e68c </text:p>
          </table:table-cell>
          <table:table-cell table:number-columns-repeated="2" office:value-type="string">
            <text:p>|</text:p>
          </table:table-cell>
          <table:table-cell table:formula="of:=[Sheet1.F65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65]" office:value-type="float" office:value="230">
            <text:p>230</text:p>
          </table:table-cell>
          <table:table-cell office:value-type="string">
            <text:p>|</text:p>
          </table:table-cell>
          <table:table-cell table:formula="of:=[Sheet1.H65]" office:value-type="float" office:value="140">
            <text:p>140</text:p>
          </table:table-cell>
          <table:table-cell table:number-columns-repeated="2" office:value-type="string">
            <text:p>|</text:p>
          </table:table-cell>
          <table:table-cell table:formula="of:=[Sheet1.I65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65]" office:value-type="percentage" office:value="0.901960784313726">
            <text:p>90%</text:p>
          </table:table-cell>
          <table:table-cell office:value-type="string">
            <text:p>|</text:p>
          </table:table-cell>
          <table:table-cell table:formula="of:=[Sheet1.K65]" office:value-type="percentage" office:value="0.549019607843137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5]); 0; [Sheet1.L65])" office:value-type="float" office:value="54">
            <text:p>54</text:p>
          </table:table-cell>
          <table:table-cell office:value-type="string">
            <text:p>|</text:p>
          </table:table-cell>
          <table:table-cell table:formula="of:=IF(ISERROR([Sheet1.M65]);0;[Sheet1.M65])" office:value-type="percentage" office:value="0.416666666666667">
            <text:p>42%</text:p>
          </table:table-cell>
          <table:table-cell office:value-type="string">
            <text:p>|</text:p>
          </table:table-cell>
          <table:table-cell table:formula="of:=[Sheet1.N65]" office:value-type="percentage" office:value="0.745098039215686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6]" office:value-type="string" office:string-value="lavender ">
            <text:p>lavender </text:p>
          </table:table-cell>
          <table:table-cell office:value-type="string">
            <text:p>|</text:p>
          </table:table-cell>
          <table:table-cell table:formula="of:=[Sheet1.E66]" office:value-type="string" office:string-value="#e6e6fa ">
            <text:p>#e6e6fa </text:p>
          </table:table-cell>
          <table:table-cell table:number-columns-repeated="2" office:value-type="string">
            <text:p>|</text:p>
          </table:table-cell>
          <table:table-cell table:formula="of:=[Sheet1.F66]" office:value-type="float" office:value="230">
            <text:p>230</text:p>
          </table:table-cell>
          <table:table-cell office:value-type="string">
            <text:p>|</text:p>
          </table:table-cell>
          <table:table-cell table:formula="of:=[Sheet1.G66]" office:value-type="float" office:value="230">
            <text:p>230</text:p>
          </table:table-cell>
          <table:table-cell office:value-type="string">
            <text:p>|</text:p>
          </table:table-cell>
          <table:table-cell table:formula="of:=[Sheet1.H66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66]" office:value-type="percentage" office:value="0.901960784313726">
            <text:p>90%</text:p>
          </table:table-cell>
          <table:table-cell office:value-type="string">
            <text:p>|</text:p>
          </table:table-cell>
          <table:table-cell table:formula="of:=[Sheet1.J66]" office:value-type="percentage" office:value="0.901960784313726">
            <text:p>90%</text:p>
          </table:table-cell>
          <table:table-cell office:value-type="string">
            <text:p>|</text:p>
          </table:table-cell>
          <table:table-cell table:formula="of:=[Sheet1.K66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6]); 0; [Sheet1.L66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66]);0;[Sheet1.M66])" office:value-type="percentage" office:value="0.08">
            <text:p>8%</text:p>
          </table:table-cell>
          <table:table-cell office:value-type="string">
            <text:p>|</text:p>
          </table:table-cell>
          <table:table-cell table:formula="of:=[Sheet1.N66]" office:value-type="percentage" office:value="0.941176470588235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7]" office:value-type="string" office:string-value="lavenderBlush ">
            <text:p>lavenderBlush </text:p>
          </table:table-cell>
          <table:table-cell office:value-type="string">
            <text:p>|</text:p>
          </table:table-cell>
          <table:table-cell table:formula="of:=[Sheet1.E67]" office:value-type="string" office:string-value="#fff0f5 ">
            <text:p>#fff0f5 </text:p>
          </table:table-cell>
          <table:table-cell table:number-columns-repeated="2" office:value-type="string">
            <text:p>|</text:p>
          </table:table-cell>
          <table:table-cell table:formula="of:=[Sheet1.F6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7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H67]" office:value-type="float" office:value="245">
            <text:p>245</text:p>
          </table:table-cell>
          <table:table-cell table:number-columns-repeated="2" office:value-type="string">
            <text:p>|</text:p>
          </table:table-cell>
          <table:table-cell table:formula="of:=[Sheet1.I6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7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K67]" office:value-type="percentage" office:value="0.96078431372549">
            <text:p>9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7]); 0; [Sheet1.L67])" office:value-type="float" office:value="340">
            <text:p>340</text:p>
          </table:table-cell>
          <table:table-cell office:value-type="string">
            <text:p>|</text:p>
          </table:table-cell>
          <table:table-cell table:formula="of:=IF(ISERROR([Sheet1.M67]);0;[Sheet1.M67])" office:value-type="percentage" office:value="0.0588235294117647">
            <text:p>6%</text:p>
          </table:table-cell>
          <table:table-cell office:value-type="string">
            <text:p>|</text:p>
          </table:table-cell>
          <table:table-cell table:formula="of:=[Sheet1.N67]" office:value-type="percentage" office:value="0.970588235294118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8]" office:value-type="string" office:string-value="lawnGreen ">
            <text:p>lawnGreen </text:p>
          </table:table-cell>
          <table:table-cell office:value-type="string">
            <text:p>|</text:p>
          </table:table-cell>
          <table:table-cell table:formula="of:=[Sheet1.E68]" office:value-type="string" office:string-value="#7cfc00 ">
            <text:p>#7cfc00 </text:p>
          </table:table-cell>
          <table:table-cell table:number-columns-repeated="2" office:value-type="string">
            <text:p>|</text:p>
          </table:table-cell>
          <table:table-cell table:formula="of:=[Sheet1.F68]" office:value-type="float" office:value="124">
            <text:p>124</text:p>
          </table:table-cell>
          <table:table-cell office:value-type="string">
            <text:p>|</text:p>
          </table:table-cell>
          <table:table-cell table:formula="of:=[Sheet1.G68]" office:value-type="float" office:value="252">
            <text:p>252</text:p>
          </table:table-cell>
          <table:table-cell office:value-type="string">
            <text:p>|</text:p>
          </table:table-cell>
          <table:table-cell table:formula="of:=[Sheet1.H68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68]" office:value-type="percentage" office:value="0.486274509803922">
            <text:p>49%</text:p>
          </table:table-cell>
          <table:table-cell office:value-type="string">
            <text:p>|</text:p>
          </table:table-cell>
          <table:table-cell table:formula="of:=[Sheet1.J68]" office:value-type="percentage" office:value="0.988235294117647">
            <text:p>99%</text:p>
          </table:table-cell>
          <table:table-cell office:value-type="string">
            <text:p>|</text:p>
          </table:table-cell>
          <table:table-cell table:formula="of:=[Sheet1.K68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8]); 0; [Sheet1.L68])" office:value-type="float" office:value="90.4761904761905">
            <text:p>90</text:p>
          </table:table-cell>
          <table:table-cell office:value-type="string">
            <text:p>|</text:p>
          </table:table-cell>
          <table:table-cell table:formula="of:=IF(ISERROR([Sheet1.M68]);0;[Sheet1.M6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68]" office:value-type="percentage" office:value="0.494117647058824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69]" office:value-type="string" office:string-value="lemonChiffon ">
            <text:p>lemonChiffon </text:p>
          </table:table-cell>
          <table:table-cell office:value-type="string">
            <text:p>|</text:p>
          </table:table-cell>
          <table:table-cell table:formula="of:=[Sheet1.E69]" office:value-type="string" office:string-value="#fffacd ">
            <text:p>#fffacd </text:p>
          </table:table-cell>
          <table:table-cell table:number-columns-repeated="2" office:value-type="string">
            <text:p>|</text:p>
          </table:table-cell>
          <table:table-cell table:formula="of:=[Sheet1.F6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69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69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6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69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69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69]); 0; [Sheet1.L69])" office:value-type="float" office:value="54">
            <text:p>54</text:p>
          </table:table-cell>
          <table:table-cell office:value-type="string">
            <text:p>|</text:p>
          </table:table-cell>
          <table:table-cell table:formula="of:=IF(ISERROR([Sheet1.M69]);0;[Sheet1.M69])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N69]" office:value-type="percentage" office:value="0.901960784313726">
            <text:p>9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0]" office:value-type="string" office:string-value="lightBlue ">
            <text:p>lightBlue </text:p>
          </table:table-cell>
          <table:table-cell office:value-type="string">
            <text:p>|</text:p>
          </table:table-cell>
          <table:table-cell table:formula="of:=[Sheet1.E70]" office:value-type="string" office:string-value="#add8e6 ">
            <text:p>#add8e6 </text:p>
          </table:table-cell>
          <table:table-cell table:number-columns-repeated="2" office:value-type="string">
            <text:p>|</text:p>
          </table:table-cell>
          <table:table-cell table:formula="of:=[Sheet1.F70]" office:value-type="float" office:value="173">
            <text:p>173</text:p>
          </table:table-cell>
          <table:table-cell office:value-type="string">
            <text:p>|</text:p>
          </table:table-cell>
          <table:table-cell table:formula="of:=[Sheet1.G70]" office:value-type="float" office:value="216">
            <text:p>216</text:p>
          </table:table-cell>
          <table:table-cell office:value-type="string">
            <text:p>|</text:p>
          </table:table-cell>
          <table:table-cell table:formula="of:=[Sheet1.H70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70]" office:value-type="percentage" office:value="0.67843137254902">
            <text:p>68%</text:p>
          </table:table-cell>
          <table:table-cell office:value-type="string">
            <text:p>|</text:p>
          </table:table-cell>
          <table:table-cell table:formula="of:=[Sheet1.J70]" office:value-type="percentage" office:value="0.847058823529412">
            <text:p>85%</text:p>
          </table:table-cell>
          <table:table-cell office:value-type="string">
            <text:p>|</text:p>
          </table:table-cell>
          <table:table-cell table:formula="of:=[Sheet1.K70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0]); 0; [Sheet1.L70])" office:value-type="float" office:value="194.736842105263">
            <text:p>195</text:p>
          </table:table-cell>
          <table:table-cell office:value-type="string">
            <text:p>|</text:p>
          </table:table-cell>
          <table:table-cell table:formula="of:=IF(ISERROR([Sheet1.M70]);0;[Sheet1.M70])" office:value-type="percentage" office:value="0.247826086956522">
            <text:p>25%</text:p>
          </table:table-cell>
          <table:table-cell office:value-type="string">
            <text:p>|</text:p>
          </table:table-cell>
          <table:table-cell table:formula="of:=[Sheet1.N70]" office:value-type="percentage" office:value="0.790196078431373">
            <text:p>7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1]" office:value-type="string" office:string-value="lightCoral ">
            <text:p>lightCoral </text:p>
          </table:table-cell>
          <table:table-cell office:value-type="string">
            <text:p>|</text:p>
          </table:table-cell>
          <table:table-cell table:formula="of:=[Sheet1.E71]" office:value-type="string" office:string-value="#f08080 ">
            <text:p>#f08080 </text:p>
          </table:table-cell>
          <table:table-cell table:number-columns-repeated="2" office:value-type="string">
            <text:p>|</text:p>
          </table:table-cell>
          <table:table-cell table:formula="of:=[Sheet1.F71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G71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71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71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J71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71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1]); 0; [Sheet1.L71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71]);0;[Sheet1.M71])" office:value-type="percentage" office:value="0.466666666666667">
            <text:p>47%</text:p>
          </table:table-cell>
          <table:table-cell office:value-type="string">
            <text:p>|</text:p>
          </table:table-cell>
          <table:table-cell table:formula="of:=[Sheet1.N71]" office:value-type="percentage" office:value="0.72156862745098">
            <text:p>7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2]" office:value-type="string" office:string-value="lightCyan ">
            <text:p>lightCyan </text:p>
          </table:table-cell>
          <table:table-cell office:value-type="string">
            <text:p>|</text:p>
          </table:table-cell>
          <table:table-cell table:formula="of:=[Sheet1.E72]" office:value-type="string" office:string-value="#e0ffff ">
            <text:p>#e0ffff </text:p>
          </table:table-cell>
          <table:table-cell table:number-columns-repeated="2" office:value-type="string">
            <text:p>|</text:p>
          </table:table-cell>
          <table:table-cell table:formula="of:=[Sheet1.F72]" office:value-type="float" office:value="224">
            <text:p>224</text:p>
          </table:table-cell>
          <table:table-cell office:value-type="string">
            <text:p>|</text:p>
          </table:table-cell>
          <table:table-cell table:formula="of:=[Sheet1.G72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72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72]" office:value-type="percentage" office:value="0.87843137254902">
            <text:p>88%</text:p>
          </table:table-cell>
          <table:table-cell office:value-type="string">
            <text:p>|</text:p>
          </table:table-cell>
          <table:table-cell table:formula="of:=[Sheet1.J72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72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2]); 0; [Sheet1.L72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72]);0;[Sheet1.M72])" office:value-type="percentage" office:value="0.12156862745098">
            <text:p>12%</text:p>
          </table:table-cell>
          <table:table-cell office:value-type="string">
            <text:p>|</text:p>
          </table:table-cell>
          <table:table-cell table:formula="of:=[Sheet1.N72]" office:value-type="percentage" office:value="0.93921568627451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3]" office:value-type="string" office:string-value="lightGoldenrodYellow ">
            <text:p>lightGoldenrodYellow </text:p>
          </table:table-cell>
          <table:table-cell office:value-type="string">
            <text:p>|</text:p>
          </table:table-cell>
          <table:table-cell table:formula="of:=[Sheet1.E73]" office:value-type="string" office:string-value="#fafad2 ">
            <text:p>#fafad2 </text:p>
          </table:table-cell>
          <table:table-cell table:number-columns-repeated="2" office:value-type="string">
            <text:p>|</text:p>
          </table:table-cell>
          <table:table-cell table:formula="of:=[Sheet1.F73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73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73]" office:value-type="float" office:value="210">
            <text:p>210</text:p>
          </table:table-cell>
          <table:table-cell table:number-columns-repeated="2" office:value-type="string">
            <text:p>|</text:p>
          </table:table-cell>
          <table:table-cell table:formula="of:=[Sheet1.I73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73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73]" office:value-type="percentage" office:value="0.823529411764706">
            <text:p>8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3]); 0; [Sheet1.L73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73]);0;[Sheet1.M73])" office:value-type="percentage" office:value="0.16">
            <text:p>16%</text:p>
          </table:table-cell>
          <table:table-cell office:value-type="string">
            <text:p>|</text:p>
          </table:table-cell>
          <table:table-cell table:formula="of:=[Sheet1.N73]" office:value-type="percentage" office:value="0.901960784313726">
            <text:p>9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4]" office:value-type="string" office:string-value="lightGray ">
            <text:p>lightGray </text:p>
          </table:table-cell>
          <table:table-cell office:value-type="string">
            <text:p>|</text:p>
          </table:table-cell>
          <table:table-cell table:formula="of:=[Sheet1.E74]" office:value-type="string" office:string-value="#d3d3d3 ">
            <text:p>#d3d3d3 </text:p>
          </table:table-cell>
          <table:table-cell table:number-columns-repeated="2" office:value-type="string">
            <text:p>|</text:p>
          </table:table-cell>
          <table:table-cell table:formula="of:=[Sheet1.F74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G74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H74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74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J74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K74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4]); 0; [Sheet1.L74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74]);0;[Sheet1.M74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74]" office:value-type="percentage" office:value="0.827450980392157">
            <text:p>8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5]" office:value-type="string" office:string-value="lightGreen ">
            <text:p>lightGreen </text:p>
          </table:table-cell>
          <table:table-cell office:value-type="string">
            <text:p>|</text:p>
          </table:table-cell>
          <table:table-cell table:formula="of:=[Sheet1.E75]" office:value-type="string" office:string-value="#90ee90 ">
            <text:p>#90ee90 </text:p>
          </table:table-cell>
          <table:table-cell table:number-columns-repeated="2" office:value-type="string">
            <text:p>|</text:p>
          </table:table-cell>
          <table:table-cell table:formula="of:=[Sheet1.F75]" office:value-type="float" office:value="144">
            <text:p>144</text:p>
          </table:table-cell>
          <table:table-cell office:value-type="string">
            <text:p>|</text:p>
          </table:table-cell>
          <table:table-cell table:formula="of:=[Sheet1.G75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H75]" office:value-type="float" office:value="144">
            <text:p>144</text:p>
          </table:table-cell>
          <table:table-cell table:number-columns-repeated="2" office:value-type="string">
            <text:p>|</text:p>
          </table:table-cell>
          <table:table-cell table:formula="of:=[Sheet1.I75]" office:value-type="percentage" office:value="0.564705882352941">
            <text:p>56%</text:p>
          </table:table-cell>
          <table:table-cell office:value-type="string">
            <text:p>|</text:p>
          </table:table-cell>
          <table:table-cell table:formula="of:=[Sheet1.J75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K75]" office:value-type="percentage" office:value="0.564705882352941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5]); 0; [Sheet1.L75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75]);0;[Sheet1.M75])" office:value-type="percentage" office:value="0.394957983193277">
            <text:p>39%</text:p>
          </table:table-cell>
          <table:table-cell office:value-type="string">
            <text:p>|</text:p>
          </table:table-cell>
          <table:table-cell table:formula="of:=[Sheet1.N75]" office:value-type="percentage" office:value="0.749019607843137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6]" office:value-type="string" office:string-value="lightGrey ">
            <text:p>lightGrey </text:p>
          </table:table-cell>
          <table:table-cell office:value-type="string">
            <text:p>|</text:p>
          </table:table-cell>
          <table:table-cell table:formula="of:=[Sheet1.E76]" office:value-type="string" office:string-value="#d3d3d3 ">
            <text:p>#d3d3d3 </text:p>
          </table:table-cell>
          <table:table-cell table:number-columns-repeated="2" office:value-type="string">
            <text:p>|</text:p>
          </table:table-cell>
          <table:table-cell table:formula="of:=[Sheet1.F76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G76]" office:value-type="float" office:value="211">
            <text:p>211</text:p>
          </table:table-cell>
          <table:table-cell office:value-type="string">
            <text:p>|</text:p>
          </table:table-cell>
          <table:table-cell table:formula="of:=[Sheet1.H76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76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J76]" office:value-type="percentage" office:value="0.827450980392157">
            <text:p>83%</text:p>
          </table:table-cell>
          <table:table-cell office:value-type="string">
            <text:p>|</text:p>
          </table:table-cell>
          <table:table-cell table:formula="of:=[Sheet1.K76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6]); 0; [Sheet1.L76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76]);0;[Sheet1.M76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76]" office:value-type="percentage" office:value="0.827450980392157">
            <text:p>8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7]" office:value-type="string" office:string-value="lightPink ">
            <text:p>lightPink </text:p>
          </table:table-cell>
          <table:table-cell office:value-type="string">
            <text:p>|</text:p>
          </table:table-cell>
          <table:table-cell table:formula="of:=[Sheet1.E77]" office:value-type="string" office:string-value="#ffb6c1 ">
            <text:p>#ffb6c1 </text:p>
          </table:table-cell>
          <table:table-cell table:number-columns-repeated="2" office:value-type="string">
            <text:p>|</text:p>
          </table:table-cell>
          <table:table-cell table:formula="of:=[Sheet1.F7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77]" office:value-type="float" office:value="182">
            <text:p>182</text:p>
          </table:table-cell>
          <table:table-cell office:value-type="string">
            <text:p>|</text:p>
          </table:table-cell>
          <table:table-cell table:formula="of:=[Sheet1.H77]" office:value-type="float" office:value="193">
            <text:p>193</text:p>
          </table:table-cell>
          <table:table-cell table:number-columns-repeated="2" office:value-type="string">
            <text:p>|</text:p>
          </table:table-cell>
          <table:table-cell table:formula="of:=[Sheet1.I7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77]" office:value-type="percentage" office:value="0.713725490196078">
            <text:p>71%</text:p>
          </table:table-cell>
          <table:table-cell office:value-type="string">
            <text:p>|</text:p>
          </table:table-cell>
          <table:table-cell table:formula="of:=[Sheet1.K77]" office:value-type="percentage" office:value="0.756862745098039">
            <text:p>7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7]); 0; [Sheet1.L77])" office:value-type="float" office:value="350.958904109589">
            <text:p>351</text:p>
          </table:table-cell>
          <table:table-cell office:value-type="string">
            <text:p>|</text:p>
          </table:table-cell>
          <table:table-cell table:formula="of:=IF(ISERROR([Sheet1.M77]);0;[Sheet1.M77])" office:value-type="percentage" office:value="0.286274509803922">
            <text:p>29%</text:p>
          </table:table-cell>
          <table:table-cell office:value-type="string">
            <text:p>|</text:p>
          </table:table-cell>
          <table:table-cell table:formula="of:=[Sheet1.N77]" office:value-type="percentage" office:value="0.856862745098039">
            <text:p>8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8]" office:value-type="string" office:string-value="lightSalmon ">
            <text:p>lightSalmon </text:p>
          </table:table-cell>
          <table:table-cell office:value-type="string">
            <text:p>|</text:p>
          </table:table-cell>
          <table:table-cell table:formula="of:=[Sheet1.E78]" office:value-type="string" office:string-value="#ffa07a ">
            <text:p>#ffa07a </text:p>
          </table:table-cell>
          <table:table-cell table:number-columns-repeated="2" office:value-type="string">
            <text:p>|</text:p>
          </table:table-cell>
          <table:table-cell table:formula="of:=[Sheet1.F7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78]" office:value-type="float" office:value="160">
            <text:p>160</text:p>
          </table:table-cell>
          <table:table-cell office:value-type="string">
            <text:p>|</text:p>
          </table:table-cell>
          <table:table-cell table:formula="of:=[Sheet1.H78]" office:value-type="float" office:value="122">
            <text:p>122</text:p>
          </table:table-cell>
          <table:table-cell table:number-columns-repeated="2" office:value-type="string">
            <text:p>|</text:p>
          </table:table-cell>
          <table:table-cell table:formula="of:=[Sheet1.I7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78]" office:value-type="percentage" office:value="0.627450980392157">
            <text:p>63%</text:p>
          </table:table-cell>
          <table:table-cell office:value-type="string">
            <text:p>|</text:p>
          </table:table-cell>
          <table:table-cell table:formula="of:=[Sheet1.K78]" office:value-type="percentage" office:value="0.47843137254902">
            <text:p>4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8]); 0; [Sheet1.L78])" office:value-type="float" office:value="17.1428571428572">
            <text:p>17</text:p>
          </table:table-cell>
          <table:table-cell office:value-type="string">
            <text:p>|</text:p>
          </table:table-cell>
          <table:table-cell table:formula="of:=IF(ISERROR([Sheet1.M78]);0;[Sheet1.M78])" office:value-type="percentage" office:value="0.52156862745098">
            <text:p>52%</text:p>
          </table:table-cell>
          <table:table-cell office:value-type="string">
            <text:p>|</text:p>
          </table:table-cell>
          <table:table-cell table:formula="of:=[Sheet1.N78]" office:value-type="percentage" office:value="0.73921568627451">
            <text:p>7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79]" office:value-type="string" office:string-value="lightSeaGreen ">
            <text:p>lightSeaGreen </text:p>
          </table:table-cell>
          <table:table-cell office:value-type="string">
            <text:p>|</text:p>
          </table:table-cell>
          <table:table-cell table:formula="of:=[Sheet1.E79]" office:value-type="string" office:string-value="#20b2aa ">
            <text:p>#20b2aa </text:p>
          </table:table-cell>
          <table:table-cell table:number-columns-repeated="2" office:value-type="string">
            <text:p>|</text:p>
          </table:table-cell>
          <table:table-cell table:formula="of:=[Sheet1.F79]" office:value-type="float" office:value="32">
            <text:p>32</text:p>
          </table:table-cell>
          <table:table-cell office:value-type="string">
            <text:p>|</text:p>
          </table:table-cell>
          <table:table-cell table:formula="of:=[Sheet1.G79]" office:value-type="float" office:value="178">
            <text:p>178</text:p>
          </table:table-cell>
          <table:table-cell office:value-type="string">
            <text:p>|</text:p>
          </table:table-cell>
          <table:table-cell table:formula="of:=[Sheet1.H79]" office:value-type="float" office:value="170">
            <text:p>170</text:p>
          </table:table-cell>
          <table:table-cell table:number-columns-repeated="2" office:value-type="string">
            <text:p>|</text:p>
          </table:table-cell>
          <table:table-cell table:formula="of:=[Sheet1.I79]" office:value-type="percentage" office:value="0.125490196078431">
            <text:p>13%</text:p>
          </table:table-cell>
          <table:table-cell office:value-type="string">
            <text:p>|</text:p>
          </table:table-cell>
          <table:table-cell table:formula="of:=[Sheet1.J79]" office:value-type="percentage" office:value="0.698039215686274">
            <text:p>70%</text:p>
          </table:table-cell>
          <table:table-cell office:value-type="string">
            <text:p>|</text:p>
          </table:table-cell>
          <table:table-cell table:formula="of:=[Sheet1.K79]" office:value-type="percentage" office:value="0.666666666666667">
            <text:p>6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79]); 0; [Sheet1.L79])" office:value-type="float" office:value="176.712328767123">
            <text:p>177</text:p>
          </table:table-cell>
          <table:table-cell office:value-type="string">
            <text:p>|</text:p>
          </table:table-cell>
          <table:table-cell table:formula="of:=IF(ISERROR([Sheet1.M79]);0;[Sheet1.M79])" office:value-type="percentage" office:value="0.820224719101124">
            <text:p>82%</text:p>
          </table:table-cell>
          <table:table-cell office:value-type="string">
            <text:p>|</text:p>
          </table:table-cell>
          <table:table-cell table:formula="of:=[Sheet1.N79]" office:value-type="percentage" office:value="0.411764705882353">
            <text:p>4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0]" office:value-type="string" office:string-value="lightSkyBlue ">
            <text:p>lightSkyBlue </text:p>
          </table:table-cell>
          <table:table-cell office:value-type="string">
            <text:p>|</text:p>
          </table:table-cell>
          <table:table-cell table:formula="of:=[Sheet1.E80]" office:value-type="string" office:string-value="#87cefa ">
            <text:p>#87cefa </text:p>
          </table:table-cell>
          <table:table-cell table:number-columns-repeated="2" office:value-type="string">
            <text:p>|</text:p>
          </table:table-cell>
          <table:table-cell table:formula="of:=[Sheet1.F80]" office:value-type="float" office:value="135">
            <text:p>135</text:p>
          </table:table-cell>
          <table:table-cell office:value-type="string">
            <text:p>|</text:p>
          </table:table-cell>
          <table:table-cell table:formula="of:=[Sheet1.G80]" office:value-type="float" office:value="206">
            <text:p>206</text:p>
          </table:table-cell>
          <table:table-cell office:value-type="string">
            <text:p>|</text:p>
          </table:table-cell>
          <table:table-cell table:formula="of:=[Sheet1.H80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80]" office:value-type="percentage" office:value="0.529411764705882">
            <text:p>53%</text:p>
          </table:table-cell>
          <table:table-cell office:value-type="string">
            <text:p>|</text:p>
          </table:table-cell>
          <table:table-cell table:formula="of:=[Sheet1.J80]" office:value-type="percentage" office:value="0.807843137254902">
            <text:p>81%</text:p>
          </table:table-cell>
          <table:table-cell office:value-type="string">
            <text:p>|</text:p>
          </table:table-cell>
          <table:table-cell table:formula="of:=[Sheet1.K80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0]); 0; [Sheet1.L80])" office:value-type="float" office:value="202.95652173913">
            <text:p>203</text:p>
          </table:table-cell>
          <table:table-cell office:value-type="string">
            <text:p>|</text:p>
          </table:table-cell>
          <table:table-cell table:formula="of:=IF(ISERROR([Sheet1.M80]);0;[Sheet1.M80])" office:value-type="percentage" office:value="0.46">
            <text:p>46%</text:p>
          </table:table-cell>
          <table:table-cell office:value-type="string">
            <text:p>|</text:p>
          </table:table-cell>
          <table:table-cell table:formula="of:=[Sheet1.N80]" office:value-type="percentage" office:value="0.754901960784314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1]" office:value-type="string" office:string-value="lightSlateGray ">
            <text:p>lightSlateGray </text:p>
          </table:table-cell>
          <table:table-cell office:value-type="string">
            <text:p>|</text:p>
          </table:table-cell>
          <table:table-cell table:formula="of:=[Sheet1.E81]" office:value-type="string" office:string-value="#778899 ">
            <text:p>#778899 </text:p>
          </table:table-cell>
          <table:table-cell table:number-columns-repeated="2" office:value-type="string">
            <text:p>|</text:p>
          </table:table-cell>
          <table:table-cell table:formula="of:=[Sheet1.F81]" office:value-type="float" office:value="119">
            <text:p>119</text:p>
          </table:table-cell>
          <table:table-cell office:value-type="string">
            <text:p>|</text:p>
          </table:table-cell>
          <table:table-cell table:formula="of:=[Sheet1.G81]" office:value-type="float" office:value="136">
            <text:p>136</text:p>
          </table:table-cell>
          <table:table-cell office:value-type="string">
            <text:p>|</text:p>
          </table:table-cell>
          <table:table-cell table:formula="of:=[Sheet1.H81]" office:value-type="float" office:value="153">
            <text:p>153</text:p>
          </table:table-cell>
          <table:table-cell table:number-columns-repeated="2" office:value-type="string">
            <text:p>|</text:p>
          </table:table-cell>
          <table:table-cell table:formula="of:=[Sheet1.I81]" office:value-type="percentage" office:value="0.466666666666667">
            <text:p>47%</text:p>
          </table:table-cell>
          <table:table-cell office:value-type="string">
            <text:p>|</text:p>
          </table:table-cell>
          <table:table-cell table:formula="of:=[Sheet1.J81]" office:value-type="percentage" office:value="0.533333333333333">
            <text:p>53%</text:p>
          </table:table-cell>
          <table:table-cell office:value-type="string">
            <text:p>|</text:p>
          </table:table-cell>
          <table:table-cell table:formula="of:=[Sheet1.K81]" office:value-type="percentage" office:value="0.6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1]); 0; [Sheet1.L81])" office:value-type="float" office:value="210">
            <text:p>210</text:p>
          </table:table-cell>
          <table:table-cell office:value-type="string">
            <text:p>|</text:p>
          </table:table-cell>
          <table:table-cell table:formula="of:=IF(ISERROR([Sheet1.M81]);0;[Sheet1.M81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81]" office:value-type="percentage" office:value="0.533333333333333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2]" office:value-type="string" office:string-value="lightSlateGrey ">
            <text:p>lightSlateGrey </text:p>
          </table:table-cell>
          <table:table-cell office:value-type="string">
            <text:p>|</text:p>
          </table:table-cell>
          <table:table-cell table:formula="of:=[Sheet1.E82]" office:value-type="string" office:string-value="#778899 ">
            <text:p>#778899 </text:p>
          </table:table-cell>
          <table:table-cell table:number-columns-repeated="2" office:value-type="string">
            <text:p>|</text:p>
          </table:table-cell>
          <table:table-cell table:formula="of:=[Sheet1.F82]" office:value-type="float" office:value="119">
            <text:p>119</text:p>
          </table:table-cell>
          <table:table-cell office:value-type="string">
            <text:p>|</text:p>
          </table:table-cell>
          <table:table-cell table:formula="of:=[Sheet1.G82]" office:value-type="float" office:value="136">
            <text:p>136</text:p>
          </table:table-cell>
          <table:table-cell office:value-type="string">
            <text:p>|</text:p>
          </table:table-cell>
          <table:table-cell table:formula="of:=[Sheet1.H82]" office:value-type="float" office:value="153">
            <text:p>153</text:p>
          </table:table-cell>
          <table:table-cell table:number-columns-repeated="2" office:value-type="string">
            <text:p>|</text:p>
          </table:table-cell>
          <table:table-cell table:formula="of:=[Sheet1.I82]" office:value-type="percentage" office:value="0.466666666666667">
            <text:p>47%</text:p>
          </table:table-cell>
          <table:table-cell office:value-type="string">
            <text:p>|</text:p>
          </table:table-cell>
          <table:table-cell table:formula="of:=[Sheet1.J82]" office:value-type="percentage" office:value="0.533333333333333">
            <text:p>53%</text:p>
          </table:table-cell>
          <table:table-cell office:value-type="string">
            <text:p>|</text:p>
          </table:table-cell>
          <table:table-cell table:formula="of:=[Sheet1.K82]" office:value-type="percentage" office:value="0.6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2]); 0; [Sheet1.L82])" office:value-type="float" office:value="210">
            <text:p>210</text:p>
          </table:table-cell>
          <table:table-cell office:value-type="string">
            <text:p>|</text:p>
          </table:table-cell>
          <table:table-cell table:formula="of:=IF(ISERROR([Sheet1.M82]);0;[Sheet1.M82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82]" office:value-type="percentage" office:value="0.533333333333333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3]" office:value-type="string" office:string-value="lightSteelBlue ">
            <text:p>lightSteelBlue </text:p>
          </table:table-cell>
          <table:table-cell office:value-type="string">
            <text:p>|</text:p>
          </table:table-cell>
          <table:table-cell table:formula="of:=[Sheet1.E83]" office:value-type="string" office:string-value="#b0c4de ">
            <text:p>#b0c4de </text:p>
          </table:table-cell>
          <table:table-cell table:number-columns-repeated="2" office:value-type="string">
            <text:p>|</text:p>
          </table:table-cell>
          <table:table-cell table:formula="of:=[Sheet1.F83]" office:value-type="float" office:value="176">
            <text:p>176</text:p>
          </table:table-cell>
          <table:table-cell office:value-type="string">
            <text:p>|</text:p>
          </table:table-cell>
          <table:table-cell table:formula="of:=[Sheet1.G83]" office:value-type="float" office:value="196">
            <text:p>196</text:p>
          </table:table-cell>
          <table:table-cell office:value-type="string">
            <text:p>|</text:p>
          </table:table-cell>
          <table:table-cell table:formula="of:=[Sheet1.H83]" office:value-type="float" office:value="222">
            <text:p>222</text:p>
          </table:table-cell>
          <table:table-cell table:number-columns-repeated="2" office:value-type="string">
            <text:p>|</text:p>
          </table:table-cell>
          <table:table-cell table:formula="of:=[Sheet1.I83]" office:value-type="percentage" office:value="0.690196078431373">
            <text:p>69%</text:p>
          </table:table-cell>
          <table:table-cell office:value-type="string">
            <text:p>|</text:p>
          </table:table-cell>
          <table:table-cell table:formula="of:=[Sheet1.J83]" office:value-type="percentage" office:value="0.768627450980392">
            <text:p>77%</text:p>
          </table:table-cell>
          <table:table-cell office:value-type="string">
            <text:p>|</text:p>
          </table:table-cell>
          <table:table-cell table:formula="of:=[Sheet1.K83]" office:value-type="percentage" office:value="0.870588235294118">
            <text:p>8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3]); 0; [Sheet1.L83])" office:value-type="float" office:value="213.913043478261">
            <text:p>214</text:p>
          </table:table-cell>
          <table:table-cell office:value-type="string">
            <text:p>|</text:p>
          </table:table-cell>
          <table:table-cell table:formula="of:=IF(ISERROR([Sheet1.M83]);0;[Sheet1.M83])" office:value-type="percentage" office:value="0.207207207207207">
            <text:p>21%</text:p>
          </table:table-cell>
          <table:table-cell office:value-type="string">
            <text:p>|</text:p>
          </table:table-cell>
          <table:table-cell table:formula="of:=[Sheet1.N83]" office:value-type="percentage" office:value="0.780392156862745">
            <text:p>7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4]" office:value-type="string" office:string-value="lightYellow ">
            <text:p>lightYellow </text:p>
          </table:table-cell>
          <table:table-cell office:value-type="string">
            <text:p>|</text:p>
          </table:table-cell>
          <table:table-cell table:formula="of:=[Sheet1.E84]" office:value-type="string" office:string-value="#ffffe0 ">
            <text:p>#ffffe0 </text:p>
          </table:table-cell>
          <table:table-cell table:number-columns-repeated="2" office:value-type="string">
            <text:p>|</text:p>
          </table:table-cell>
          <table:table-cell table:formula="of:=[Sheet1.F8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84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84]" office:value-type="float" office:value="224">
            <text:p>224</text:p>
          </table:table-cell>
          <table:table-cell table:number-columns-repeated="2" office:value-type="string">
            <text:p>|</text:p>
          </table:table-cell>
          <table:table-cell table:formula="of:=[Sheet1.I8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84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84]" office:value-type="percentage" office:value="0.87843137254902">
            <text:p>8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4]); 0; [Sheet1.L84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84]);0;[Sheet1.M84])" office:value-type="percentage" office:value="0.12156862745098">
            <text:p>12%</text:p>
          </table:table-cell>
          <table:table-cell office:value-type="string">
            <text:p>|</text:p>
          </table:table-cell>
          <table:table-cell table:formula="of:=[Sheet1.N84]" office:value-type="percentage" office:value="0.93921568627451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5]" office:value-type="string" office:string-value="lime ">
            <text:p>lime </text:p>
          </table:table-cell>
          <table:table-cell office:value-type="string">
            <text:p>|</text:p>
          </table:table-cell>
          <table:table-cell table:formula="of:=[Sheet1.E85]" office:value-type="string" office:string-value="#00ff00 ">
            <text:p>#00ff00 </text:p>
          </table:table-cell>
          <table:table-cell table:number-columns-repeated="2" office:value-type="string">
            <text:p>|</text:p>
          </table:table-cell>
          <table:table-cell table:formula="of:=[Sheet1.F85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85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85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85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85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85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5]); 0; [Sheet1.L85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85]);0;[Sheet1.M85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85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6]" office:value-type="string" office:string-value="limeGreen ">
            <text:p>limeGreen </text:p>
          </table:table-cell>
          <table:table-cell office:value-type="string">
            <text:p>|</text:p>
          </table:table-cell>
          <table:table-cell table:formula="of:=[Sheet1.E86]" office:value-type="string" office:string-value="#32cd32 ">
            <text:p>#32cd32 </text:p>
          </table:table-cell>
          <table:table-cell table:number-columns-repeated="2" office:value-type="string">
            <text:p>|</text:p>
          </table:table-cell>
          <table:table-cell table:formula="of:=[Sheet1.F86]" office:value-type="float" office:value="50">
            <text:p>50</text:p>
          </table:table-cell>
          <table:table-cell office:value-type="string">
            <text:p>|</text:p>
          </table:table-cell>
          <table:table-cell table:formula="of:=[Sheet1.G86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H86]" office:value-type="float" office:value="50">
            <text:p>50</text:p>
          </table:table-cell>
          <table:table-cell table:number-columns-repeated="2" office:value-type="string">
            <text:p>|</text:p>
          </table:table-cell>
          <table:table-cell table:formula="of:=[Sheet1.I86]" office:value-type="percentage" office:value="0.196078431372549">
            <text:p>20%</text:p>
          </table:table-cell>
          <table:table-cell office:value-type="string">
            <text:p>|</text:p>
          </table:table-cell>
          <table:table-cell table:formula="of:=[Sheet1.J86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K86]" office:value-type="percentage" office:value="0.196078431372549">
            <text:p>2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6]); 0; [Sheet1.L86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86]);0;[Sheet1.M86])" office:value-type="percentage" office:value="0.75609756097561">
            <text:p>76%</text:p>
          </table:table-cell>
          <table:table-cell office:value-type="string">
            <text:p>|</text:p>
          </table:table-cell>
          <table:table-cell table:formula="of:=[Sheet1.N86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7]" office:value-type="string" office:string-value="linen ">
            <text:p>linen </text:p>
          </table:table-cell>
          <table:table-cell office:value-type="string">
            <text:p>|</text:p>
          </table:table-cell>
          <table:table-cell table:formula="of:=[Sheet1.E87]" office:value-type="string" office:string-value="#faf0e6 ">
            <text:p>#faf0e6 </text:p>
          </table:table-cell>
          <table:table-cell table:number-columns-repeated="2" office:value-type="string">
            <text:p>|</text:p>
          </table:table-cell>
          <table:table-cell table:formula="of:=[Sheet1.F87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87]" office:value-type="float" office:value="240">
            <text:p>240</text:p>
          </table:table-cell>
          <table:table-cell office:value-type="string">
            <text:p>|</text:p>
          </table:table-cell>
          <table:table-cell table:formula="of:=[Sheet1.H87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87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87]" office:value-type="percentage" office:value="0.941176470588235">
            <text:p>94%</text:p>
          </table:table-cell>
          <table:table-cell office:value-type="string">
            <text:p>|</text:p>
          </table:table-cell>
          <table:table-cell table:formula="of:=[Sheet1.K87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7]); 0; [Sheet1.L87])" office:value-type="float" office:value="30">
            <text:p>30</text:p>
          </table:table-cell>
          <table:table-cell office:value-type="string">
            <text:p>|</text:p>
          </table:table-cell>
          <table:table-cell table:formula="of:=IF(ISERROR([Sheet1.M87]);0;[Sheet1.M87])" office:value-type="percentage" office:value="0.08">
            <text:p>8%</text:p>
          </table:table-cell>
          <table:table-cell office:value-type="string">
            <text:p>|</text:p>
          </table:table-cell>
          <table:table-cell table:formula="of:=[Sheet1.N87]" office:value-type="percentage" office:value="0.941176470588235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8]" office:value-type="string" office:string-value="magenta ">
            <text:p>magenta </text:p>
          </table:table-cell>
          <table:table-cell office:value-type="string">
            <text:p>|</text:p>
          </table:table-cell>
          <table:table-cell table:formula="of:=[Sheet1.E88]" office:value-type="string" office:string-value="#ff00ff ">
            <text:p>#ff00ff </text:p>
          </table:table-cell>
          <table:table-cell table:number-columns-repeated="2" office:value-type="string">
            <text:p>|</text:p>
          </table:table-cell>
          <table:table-cell table:formula="of:=[Sheet1.F8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88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88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8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88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88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8]); 0; [Sheet1.L88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88]);0;[Sheet1.M8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88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89]" office:value-type="string" office:string-value="maroon ">
            <text:p>maroon </text:p>
          </table:table-cell>
          <table:table-cell office:value-type="string">
            <text:p>|</text:p>
          </table:table-cell>
          <table:table-cell table:formula="of:=[Sheet1.E89]" office:value-type="string" office:string-value="#800000 ">
            <text:p>#800000 </text:p>
          </table:table-cell>
          <table:table-cell table:number-columns-repeated="2" office:value-type="string">
            <text:p>|</text:p>
          </table:table-cell>
          <table:table-cell table:formula="of:=[Sheet1.F89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89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89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89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89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89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89]); 0; [Sheet1.L89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89]);0;[Sheet1.M89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89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0]" office:value-type="string" office:string-value="mediumAquamarine ">
            <text:p>mediumAquamarine </text:p>
          </table:table-cell>
          <table:table-cell office:value-type="string">
            <text:p>|</text:p>
          </table:table-cell>
          <table:table-cell table:formula="of:=[Sheet1.E90]" office:value-type="string" office:string-value="#66cdaa ">
            <text:p>#66cdaa </text:p>
          </table:table-cell>
          <table:table-cell table:number-columns-repeated="2" office:value-type="string">
            <text:p>|</text:p>
          </table:table-cell>
          <table:table-cell table:formula="of:=[Sheet1.F90]" office:value-type="float" office:value="102">
            <text:p>102</text:p>
          </table:table-cell>
          <table:table-cell office:value-type="string">
            <text:p>|</text:p>
          </table:table-cell>
          <table:table-cell table:formula="of:=[Sheet1.G90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H90]" office:value-type="float" office:value="170">
            <text:p>170</text:p>
          </table:table-cell>
          <table:table-cell table:number-columns-repeated="2" office:value-type="string">
            <text:p>|</text:p>
          </table:table-cell>
          <table:table-cell table:formula="of:=[Sheet1.I90]" office:value-type="percentage" office:value="0.4">
            <text:p>40%</text:p>
          </table:table-cell>
          <table:table-cell office:value-type="string">
            <text:p>|</text:p>
          </table:table-cell>
          <table:table-cell table:formula="of:=[Sheet1.J90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K90]" office:value-type="percentage" office:value="0.666666666666667">
            <text:p>6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0]); 0; [Sheet1.L90])" office:value-type="float" office:value="159.611650485437">
            <text:p>160</text:p>
          </table:table-cell>
          <table:table-cell office:value-type="string">
            <text:p>|</text:p>
          </table:table-cell>
          <table:table-cell table:formula="of:=IF(ISERROR([Sheet1.M90]);0;[Sheet1.M90])" office:value-type="percentage" office:value="0.502439024390244">
            <text:p>50%</text:p>
          </table:table-cell>
          <table:table-cell office:value-type="string">
            <text:p>|</text:p>
          </table:table-cell>
          <table:table-cell table:formula="of:=[Sheet1.N90]" office:value-type="percentage" office:value="0.601960784313725">
            <text:p>6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1]" office:value-type="string" office:string-value="mediumBlue ">
            <text:p>mediumBlue </text:p>
          </table:table-cell>
          <table:table-cell office:value-type="string">
            <text:p>|</text:p>
          </table:table-cell>
          <table:table-cell table:formula="of:=[Sheet1.E91]" office:value-type="string" office:string-value="#0000cd ">
            <text:p>#0000cd </text:p>
          </table:table-cell>
          <table:table-cell table:number-columns-repeated="2" office:value-type="string">
            <text:p>|</text:p>
          </table:table-cell>
          <table:table-cell table:formula="of:=[Sheet1.F9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9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91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9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9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91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1]); 0; [Sheet1.L91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91]);0;[Sheet1.M9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91]" office:value-type="percentage" office:value="0.401960784313726">
            <text:p>4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2]" office:value-type="string" office:string-value="mediumOrchid ">
            <text:p>mediumOrchid </text:p>
          </table:table-cell>
          <table:table-cell office:value-type="string">
            <text:p>|</text:p>
          </table:table-cell>
          <table:table-cell table:formula="of:=[Sheet1.E92]" office:value-type="string" office:string-value="#ba55d3 ">
            <text:p>#ba55d3 </text:p>
          </table:table-cell>
          <table:table-cell table:number-columns-repeated="2" office:value-type="string">
            <text:p>|</text:p>
          </table:table-cell>
          <table:table-cell table:formula="of:=[Sheet1.F92]" office:value-type="float" office:value="186">
            <text:p>186</text:p>
          </table:table-cell>
          <table:table-cell office:value-type="string">
            <text:p>|</text:p>
          </table:table-cell>
          <table:table-cell table:formula="of:=[Sheet1.G92]" office:value-type="float" office:value="85">
            <text:p>85</text:p>
          </table:table-cell>
          <table:table-cell office:value-type="string">
            <text:p>|</text:p>
          </table:table-cell>
          <table:table-cell table:formula="of:=[Sheet1.H92]" office:value-type="float" office:value="211">
            <text:p>211</text:p>
          </table:table-cell>
          <table:table-cell table:number-columns-repeated="2" office:value-type="string">
            <text:p>|</text:p>
          </table:table-cell>
          <table:table-cell table:formula="of:=[Sheet1.I92]" office:value-type="percentage" office:value="0.729411764705882">
            <text:p>73%</text:p>
          </table:table-cell>
          <table:table-cell office:value-type="string">
            <text:p>|</text:p>
          </table:table-cell>
          <table:table-cell table:formula="of:=[Sheet1.J92]" office:value-type="percentage" office:value="0.333333333333333">
            <text:p>33%</text:p>
          </table:table-cell>
          <table:table-cell office:value-type="string">
            <text:p>|</text:p>
          </table:table-cell>
          <table:table-cell table:formula="of:=[Sheet1.K92]" office:value-type="percentage" office:value="0.827450980392157">
            <text:p>8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2]); 0; [Sheet1.L92])" office:value-type="float" office:value="288.095238095238">
            <text:p>288</text:p>
          </table:table-cell>
          <table:table-cell office:value-type="string">
            <text:p>|</text:p>
          </table:table-cell>
          <table:table-cell table:formula="of:=IF(ISERROR([Sheet1.M92]);0;[Sheet1.M92])" office:value-type="percentage" office:value="0.597156398104265">
            <text:p>60%</text:p>
          </table:table-cell>
          <table:table-cell office:value-type="string">
            <text:p>|</text:p>
          </table:table-cell>
          <table:table-cell table:formula="of:=[Sheet1.N92]" office:value-type="percentage" office:value="0.580392156862745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3]" office:value-type="string" office:string-value="mediumPurple ">
            <text:p>mediumPurple </text:p>
          </table:table-cell>
          <table:table-cell office:value-type="string">
            <text:p>|</text:p>
          </table:table-cell>
          <table:table-cell table:formula="of:=[Sheet1.E93]" office:value-type="string" office:string-value="#9370db ">
            <text:p>#9370db </text:p>
          </table:table-cell>
          <table:table-cell table:number-columns-repeated="2" office:value-type="string">
            <text:p>|</text:p>
          </table:table-cell>
          <table:table-cell table:formula="of:=[Sheet1.F93]" office:value-type="float" office:value="147">
            <text:p>147</text:p>
          </table:table-cell>
          <table:table-cell office:value-type="string">
            <text:p>|</text:p>
          </table:table-cell>
          <table:table-cell table:formula="of:=[Sheet1.G93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H93]" office:value-type="float" office:value="219">
            <text:p>219</text:p>
          </table:table-cell>
          <table:table-cell table:number-columns-repeated="2" office:value-type="string">
            <text:p>|</text:p>
          </table:table-cell>
          <table:table-cell table:formula="of:=[Sheet1.I93]" office:value-type="percentage" office:value="0.576470588235294">
            <text:p>58%</text:p>
          </table:table-cell>
          <table:table-cell office:value-type="string">
            <text:p>|</text:p>
          </table:table-cell>
          <table:table-cell table:formula="of:=[Sheet1.J93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K93]" office:value-type="percentage" office:value="0.858823529411765">
            <text:p>8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3]); 0; [Sheet1.L93])" office:value-type="float" office:value="259.626168224299">
            <text:p>260</text:p>
          </table:table-cell>
          <table:table-cell office:value-type="string">
            <text:p>|</text:p>
          </table:table-cell>
          <table:table-cell table:formula="of:=IF(ISERROR([Sheet1.M93]);0;[Sheet1.M93])" office:value-type="percentage" office:value="0.488584474885845">
            <text:p>49%</text:p>
          </table:table-cell>
          <table:table-cell office:value-type="string">
            <text:p>|</text:p>
          </table:table-cell>
          <table:table-cell table:formula="of:=[Sheet1.N93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4]" office:value-type="string" office:string-value="mediumSeaGreen ">
            <text:p>mediumSeaGreen </text:p>
          </table:table-cell>
          <table:table-cell office:value-type="string">
            <text:p>|</text:p>
          </table:table-cell>
          <table:table-cell table:formula="of:=[Sheet1.E94]" office:value-type="string" office:string-value="#3cb371 ">
            <text:p>#3cb371 </text:p>
          </table:table-cell>
          <table:table-cell table:number-columns-repeated="2" office:value-type="string">
            <text:p>|</text:p>
          </table:table-cell>
          <table:table-cell table:formula="of:=[Sheet1.F94]" office:value-type="float" office:value="60">
            <text:p>60</text:p>
          </table:table-cell>
          <table:table-cell office:value-type="string">
            <text:p>|</text:p>
          </table:table-cell>
          <table:table-cell table:formula="of:=[Sheet1.G94]" office:value-type="float" office:value="179">
            <text:p>179</text:p>
          </table:table-cell>
          <table:table-cell office:value-type="string">
            <text:p>|</text:p>
          </table:table-cell>
          <table:table-cell table:formula="of:=[Sheet1.H94]" office:value-type="float" office:value="113">
            <text:p>113</text:p>
          </table:table-cell>
          <table:table-cell table:number-columns-repeated="2" office:value-type="string">
            <text:p>|</text:p>
          </table:table-cell>
          <table:table-cell table:formula="of:=[Sheet1.I94]" office:value-type="percentage" office:value="0.235294117647059">
            <text:p>24%</text:p>
          </table:table-cell>
          <table:table-cell office:value-type="string">
            <text:p>|</text:p>
          </table:table-cell>
          <table:table-cell table:formula="of:=[Sheet1.J94]" office:value-type="percentage" office:value="0.701960784313725">
            <text:p>70%</text:p>
          </table:table-cell>
          <table:table-cell office:value-type="string">
            <text:p>|</text:p>
          </table:table-cell>
          <table:table-cell table:formula="of:=[Sheet1.K94]" office:value-type="percentage" office:value="0.443137254901961">
            <text:p>4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4]); 0; [Sheet1.L94])" office:value-type="float" office:value="146.72268907563">
            <text:p>147</text:p>
          </table:table-cell>
          <table:table-cell office:value-type="string">
            <text:p>|</text:p>
          </table:table-cell>
          <table:table-cell table:formula="of:=IF(ISERROR([Sheet1.M94]);0;[Sheet1.M94])" office:value-type="percentage" office:value="0.664804469273743">
            <text:p>66%</text:p>
          </table:table-cell>
          <table:table-cell office:value-type="string">
            <text:p>|</text:p>
          </table:table-cell>
          <table:table-cell table:formula="of:=[Sheet1.N94]" office:value-type="percentage" office:value="0.468627450980392">
            <text:p>4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5]" office:value-type="string" office:string-value="mediumSlateBlue ">
            <text:p>mediumSlateBlue </text:p>
          </table:table-cell>
          <table:table-cell office:value-type="string">
            <text:p>|</text:p>
          </table:table-cell>
          <table:table-cell table:formula="of:=[Sheet1.E95]" office:value-type="string" office:string-value="#7b68ee ">
            <text:p>#7b68ee </text:p>
          </table:table-cell>
          <table:table-cell table:number-columns-repeated="2" office:value-type="string">
            <text:p>|</text:p>
          </table:table-cell>
          <table:table-cell table:formula="of:=[Sheet1.F95]" office:value-type="float" office:value="123">
            <text:p>123</text:p>
          </table:table-cell>
          <table:table-cell office:value-type="string">
            <text:p>|</text:p>
          </table:table-cell>
          <table:table-cell table:formula="of:=[Sheet1.G95]" office:value-type="float" office:value="104">
            <text:p>104</text:p>
          </table:table-cell>
          <table:table-cell office:value-type="string">
            <text:p>|</text:p>
          </table:table-cell>
          <table:table-cell table:formula="of:=[Sheet1.H95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95]" office:value-type="percentage" office:value="0.482352941176471">
            <text:p>48%</text:p>
          </table:table-cell>
          <table:table-cell office:value-type="string">
            <text:p>|</text:p>
          </table:table-cell>
          <table:table-cell table:formula="of:=[Sheet1.J95]" office:value-type="percentage" office:value="0.407843137254902">
            <text:p>41%</text:p>
          </table:table-cell>
          <table:table-cell office:value-type="string">
            <text:p>|</text:p>
          </table:table-cell>
          <table:table-cell table:formula="of:=[Sheet1.K95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5]); 0; [Sheet1.L95])" office:value-type="float" office:value="248.507462686567">
            <text:p>249</text:p>
          </table:table-cell>
          <table:table-cell office:value-type="string">
            <text:p>|</text:p>
          </table:table-cell>
          <table:table-cell table:formula="of:=IF(ISERROR([Sheet1.M95]);0;[Sheet1.M95])" office:value-type="percentage" office:value="0.563025210084034">
            <text:p>56%</text:p>
          </table:table-cell>
          <table:table-cell office:value-type="string">
            <text:p>|</text:p>
          </table:table-cell>
          <table:table-cell table:formula="of:=[Sheet1.N95]" office:value-type="percentage" office:value="0.670588235294118">
            <text:p>6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6]" office:value-type="string" office:string-value="mediumSpringGreen ">
            <text:p>mediumSpringGreen </text:p>
          </table:table-cell>
          <table:table-cell office:value-type="string">
            <text:p>|</text:p>
          </table:table-cell>
          <table:table-cell table:formula="of:=[Sheet1.E96]" office:value-type="string" office:string-value="#00fa9a ">
            <text:p>#00fa9a </text:p>
          </table:table-cell>
          <table:table-cell table:number-columns-repeated="2" office:value-type="string">
            <text:p>|</text:p>
          </table:table-cell>
          <table:table-cell table:formula="of:=[Sheet1.F96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96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96]" office:value-type="float" office:value="154">
            <text:p>154</text:p>
          </table:table-cell>
          <table:table-cell table:number-columns-repeated="2" office:value-type="string">
            <text:p>|</text:p>
          </table:table-cell>
          <table:table-cell table:formula="of:=[Sheet1.I96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96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96]" office:value-type="percentage" office:value="0.603921568627451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6]); 0; [Sheet1.L96])" office:value-type="float" office:value="156.96">
            <text:p>157</text:p>
          </table:table-cell>
          <table:table-cell office:value-type="string">
            <text:p>|</text:p>
          </table:table-cell>
          <table:table-cell table:formula="of:=IF(ISERROR([Sheet1.M96]);0;[Sheet1.M96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96]" office:value-type="percentage" office:value="0.490196078431373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7]" office:value-type="string" office:string-value="mediumTurquoise ">
            <text:p>mediumTurquoise </text:p>
          </table:table-cell>
          <table:table-cell office:value-type="string">
            <text:p>|</text:p>
          </table:table-cell>
          <table:table-cell table:formula="of:=[Sheet1.E97]" office:value-type="string" office:string-value="#48d1cc ">
            <text:p>#48d1cc </text:p>
          </table:table-cell>
          <table:table-cell table:number-columns-repeated="2" office:value-type="string">
            <text:p>|</text:p>
          </table:table-cell>
          <table:table-cell table:formula="of:=[Sheet1.F97]" office:value-type="float" office:value="72">
            <text:p>72</text:p>
          </table:table-cell>
          <table:table-cell office:value-type="string">
            <text:p>|</text:p>
          </table:table-cell>
          <table:table-cell table:formula="of:=[Sheet1.G97]" office:value-type="float" office:value="209">
            <text:p>209</text:p>
          </table:table-cell>
          <table:table-cell office:value-type="string">
            <text:p>|</text:p>
          </table:table-cell>
          <table:table-cell table:formula="of:=[Sheet1.H97]" office:value-type="float" office:value="204">
            <text:p>204</text:p>
          </table:table-cell>
          <table:table-cell table:number-columns-repeated="2" office:value-type="string">
            <text:p>|</text:p>
          </table:table-cell>
          <table:table-cell table:formula="of:=[Sheet1.I97]" office:value-type="percentage" office:value="0.282352941176471">
            <text:p>28%</text:p>
          </table:table-cell>
          <table:table-cell office:value-type="string">
            <text:p>|</text:p>
          </table:table-cell>
          <table:table-cell table:formula="of:=[Sheet1.J97]" office:value-type="percentage" office:value="0.819607843137255">
            <text:p>82%</text:p>
          </table:table-cell>
          <table:table-cell office:value-type="string">
            <text:p>|</text:p>
          </table:table-cell>
          <table:table-cell table:formula="of:=[Sheet1.K97]" office:value-type="percentage" office:value="0.8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7]); 0; [Sheet1.L97])" office:value-type="float" office:value="177.810218978102">
            <text:p>178</text:p>
          </table:table-cell>
          <table:table-cell office:value-type="string">
            <text:p>|</text:p>
          </table:table-cell>
          <table:table-cell table:formula="of:=IF(ISERROR([Sheet1.M97]);0;[Sheet1.M97])" office:value-type="percentage" office:value="0.655502392344498">
            <text:p>66%</text:p>
          </table:table-cell>
          <table:table-cell office:value-type="string">
            <text:p>|</text:p>
          </table:table-cell>
          <table:table-cell table:formula="of:=[Sheet1.N97]" office:value-type="percentage" office:value="0.550980392156863">
            <text:p>5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8]" office:value-type="string" office:string-value="mediumVioletRed ">
            <text:p>mediumVioletRed </text:p>
          </table:table-cell>
          <table:table-cell office:value-type="string">
            <text:p>|</text:p>
          </table:table-cell>
          <table:table-cell table:formula="of:=[Sheet1.E98]" office:value-type="string" office:string-value="#c71585 ">
            <text:p>#c71585 </text:p>
          </table:table-cell>
          <table:table-cell table:number-columns-repeated="2" office:value-type="string">
            <text:p>|</text:p>
          </table:table-cell>
          <table:table-cell table:formula="of:=[Sheet1.F98]" office:value-type="float" office:value="199">
            <text:p>199</text:p>
          </table:table-cell>
          <table:table-cell office:value-type="string">
            <text:p>|</text:p>
          </table:table-cell>
          <table:table-cell table:formula="of:=[Sheet1.G98]" office:value-type="float" office:value="21">
            <text:p>21</text:p>
          </table:table-cell>
          <table:table-cell office:value-type="string">
            <text:p>|</text:p>
          </table:table-cell>
          <table:table-cell table:formula="of:=[Sheet1.H98]" office:value-type="float" office:value="133">
            <text:p>133</text:p>
          </table:table-cell>
          <table:table-cell table:number-columns-repeated="2" office:value-type="string">
            <text:p>|</text:p>
          </table:table-cell>
          <table:table-cell table:formula="of:=[Sheet1.I98]" office:value-type="percentage" office:value="0.780392156862745">
            <text:p>78%</text:p>
          </table:table-cell>
          <table:table-cell office:value-type="string">
            <text:p>|</text:p>
          </table:table-cell>
          <table:table-cell table:formula="of:=[Sheet1.J98]" office:value-type="percentage" office:value="0.0823529411764706">
            <text:p>8%</text:p>
          </table:table-cell>
          <table:table-cell office:value-type="string">
            <text:p>|</text:p>
          </table:table-cell>
          <table:table-cell table:formula="of:=[Sheet1.K98]" office:value-type="percentage" office:value="0.52156862745098">
            <text:p>5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8]); 0; [Sheet1.L98])" office:value-type="float" office:value="322.247191011236">
            <text:p>322</text:p>
          </table:table-cell>
          <table:table-cell office:value-type="string">
            <text:p>|</text:p>
          </table:table-cell>
          <table:table-cell table:formula="of:=IF(ISERROR([Sheet1.M98]);0;[Sheet1.M98])" office:value-type="percentage" office:value="0.894472361809045">
            <text:p>89%</text:p>
          </table:table-cell>
          <table:table-cell office:value-type="string">
            <text:p>|</text:p>
          </table:table-cell>
          <table:table-cell table:formula="of:=[Sheet1.N98]" office:value-type="percentage" office:value="0.431372549019608">
            <text:p>4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99]" office:value-type="string" office:string-value="midnightBlue ">
            <text:p>midnightBlue </text:p>
          </table:table-cell>
          <table:table-cell office:value-type="string">
            <text:p>|</text:p>
          </table:table-cell>
          <table:table-cell table:formula="of:=[Sheet1.E99]" office:value-type="string" office:string-value="#191970 ">
            <text:p>#191970 </text:p>
          </table:table-cell>
          <table:table-cell table:number-columns-repeated="2" office:value-type="string">
            <text:p>|</text:p>
          </table:table-cell>
          <table:table-cell table:formula="of:=[Sheet1.F99]" office:value-type="float" office:value="25">
            <text:p>25</text:p>
          </table:table-cell>
          <table:table-cell office:value-type="string">
            <text:p>|</text:p>
          </table:table-cell>
          <table:table-cell table:formula="of:=[Sheet1.G99]" office:value-type="float" office:value="25">
            <text:p>25</text:p>
          </table:table-cell>
          <table:table-cell office:value-type="string">
            <text:p>|</text:p>
          </table:table-cell>
          <table:table-cell table:formula="of:=[Sheet1.H99]" office:value-type="float" office:value="112">
            <text:p>112</text:p>
          </table:table-cell>
          <table:table-cell table:number-columns-repeated="2" office:value-type="string">
            <text:p>|</text:p>
          </table:table-cell>
          <table:table-cell table:formula="of:=[Sheet1.I99]" office:value-type="percentage" office:value="0.0980392156862745">
            <text:p>10%</text:p>
          </table:table-cell>
          <table:table-cell office:value-type="string">
            <text:p>|</text:p>
          </table:table-cell>
          <table:table-cell table:formula="of:=[Sheet1.J99]" office:value-type="percentage" office:value="0.0980392156862745">
            <text:p>10%</text:p>
          </table:table-cell>
          <table:table-cell office:value-type="string">
            <text:p>|</text:p>
          </table:table-cell>
          <table:table-cell table:formula="of:=[Sheet1.K99]" office:value-type="percentage" office:value="0.43921568627451">
            <text:p>4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99]); 0; [Sheet1.L99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99]);0;[Sheet1.M99])" office:value-type="percentage" office:value="0.776785714285714">
            <text:p>78%</text:p>
          </table:table-cell>
          <table:table-cell office:value-type="string">
            <text:p>|</text:p>
          </table:table-cell>
          <table:table-cell table:formula="of:=[Sheet1.N99]" office:value-type="percentage" office:value="0.268627450980392">
            <text:p>2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0]" office:value-type="string" office:string-value="mintCream ">
            <text:p>mintCream </text:p>
          </table:table-cell>
          <table:table-cell office:value-type="string">
            <text:p>|</text:p>
          </table:table-cell>
          <table:table-cell table:formula="of:=[Sheet1.E100]" office:value-type="string" office:string-value="#f5fffa ">
            <text:p>#f5fffa </text:p>
          </table:table-cell>
          <table:table-cell table:number-columns-repeated="2" office:value-type="string">
            <text:p>|</text:p>
          </table:table-cell>
          <table:table-cell table:formula="of:=[Sheet1.F100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100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00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100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100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00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0]); 0; [Sheet1.L100])" office:value-type="float" office:value="150">
            <text:p>150</text:p>
          </table:table-cell>
          <table:table-cell office:value-type="string">
            <text:p>|</text:p>
          </table:table-cell>
          <table:table-cell table:formula="of:=IF(ISERROR([Sheet1.M100]);0;[Sheet1.M100])" office:value-type="percentage" office:value="0.0392156862745098">
            <text:p>4%</text:p>
          </table:table-cell>
          <table:table-cell office:value-type="string">
            <text:p>|</text:p>
          </table:table-cell>
          <table:table-cell table:formula="of:=[Sheet1.N100]" office:value-type="percentage" office:value="0.980392156862745">
            <text:p>9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1]" office:value-type="string" office:string-value="mistyRose ">
            <text:p>mistyRose </text:p>
          </table:table-cell>
          <table:table-cell office:value-type="string">
            <text:p>|</text:p>
          </table:table-cell>
          <table:table-cell table:formula="of:=[Sheet1.E101]" office:value-type="string" office:string-value="#ffe4e1 ">
            <text:p>#ffe4e1 </text:p>
          </table:table-cell>
          <table:table-cell table:number-columns-repeated="2" office:value-type="string">
            <text:p>|</text:p>
          </table:table-cell>
          <table:table-cell table:formula="of:=[Sheet1.F101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1]" office:value-type="float" office:value="228">
            <text:p>228</text:p>
          </table:table-cell>
          <table:table-cell office:value-type="string">
            <text:p>|</text:p>
          </table:table-cell>
          <table:table-cell table:formula="of:=[Sheet1.H101]" office:value-type="float" office:value="225">
            <text:p>225</text:p>
          </table:table-cell>
          <table:table-cell table:number-columns-repeated="2" office:value-type="string">
            <text:p>|</text:p>
          </table:table-cell>
          <table:table-cell table:formula="of:=[Sheet1.I101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1]" office:value-type="percentage" office:value="0.894117647058824">
            <text:p>89%</text:p>
          </table:table-cell>
          <table:table-cell office:value-type="string">
            <text:p>|</text:p>
          </table:table-cell>
          <table:table-cell table:formula="of:=[Sheet1.K101]" office:value-type="percentage" office:value="0.882352941176471">
            <text:p>8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1]); 0; [Sheet1.L101])" office:value-type="float" office:value="6">
            <text:p>6</text:p>
          </table:table-cell>
          <table:table-cell office:value-type="string">
            <text:p>|</text:p>
          </table:table-cell>
          <table:table-cell table:formula="of:=IF(ISERROR([Sheet1.M101]);0;[Sheet1.M101])" office:value-type="percentage" office:value="0.117647058823529">
            <text:p>12%</text:p>
          </table:table-cell>
          <table:table-cell office:value-type="string">
            <text:p>|</text:p>
          </table:table-cell>
          <table:table-cell table:formula="of:=[Sheet1.N101]" office:value-type="percentage" office:value="0.941176470588235">
            <text:p>9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2]" office:value-type="string" office:string-value="moccasin ">
            <text:p>moccasin </text:p>
          </table:table-cell>
          <table:table-cell office:value-type="string">
            <text:p>|</text:p>
          </table:table-cell>
          <table:table-cell table:formula="of:=[Sheet1.E102]" office:value-type="string" office:string-value="#ffe4b5 ">
            <text:p>#ffe4b5 </text:p>
          </table:table-cell>
          <table:table-cell table:number-columns-repeated="2" office:value-type="string">
            <text:p>|</text:p>
          </table:table-cell>
          <table:table-cell table:formula="of:=[Sheet1.F102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2]" office:value-type="float" office:value="228">
            <text:p>228</text:p>
          </table:table-cell>
          <table:table-cell office:value-type="string">
            <text:p>|</text:p>
          </table:table-cell>
          <table:table-cell table:formula="of:=[Sheet1.H102]" office:value-type="float" office:value="181">
            <text:p>181</text:p>
          </table:table-cell>
          <table:table-cell table:number-columns-repeated="2" office:value-type="string">
            <text:p>|</text:p>
          </table:table-cell>
          <table:table-cell table:formula="of:=[Sheet1.I102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2]" office:value-type="percentage" office:value="0.894117647058824">
            <text:p>89%</text:p>
          </table:table-cell>
          <table:table-cell office:value-type="string">
            <text:p>|</text:p>
          </table:table-cell>
          <table:table-cell table:formula="of:=[Sheet1.K102]" office:value-type="percentage" office:value="0.709803921568627">
            <text:p>7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2]); 0; [Sheet1.L102])" office:value-type="float" office:value="38.1081081081081">
            <text:p>38</text:p>
          </table:table-cell>
          <table:table-cell office:value-type="string">
            <text:p>|</text:p>
          </table:table-cell>
          <table:table-cell table:formula="of:=IF(ISERROR([Sheet1.M102]);0;[Sheet1.M102])" office:value-type="percentage" office:value="0.290196078431372">
            <text:p>29%</text:p>
          </table:table-cell>
          <table:table-cell office:value-type="string">
            <text:p>|</text:p>
          </table:table-cell>
          <table:table-cell table:formula="of:=[Sheet1.N102]" office:value-type="percentage" office:value="0.854901960784314">
            <text:p>8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3]" office:value-type="string" office:string-value="navajoWhite ">
            <text:p>navajoWhite </text:p>
          </table:table-cell>
          <table:table-cell office:value-type="string">
            <text:p>|</text:p>
          </table:table-cell>
          <table:table-cell table:formula="of:=[Sheet1.E103]" office:value-type="string" office:string-value="#ffdead ">
            <text:p>#ffdead </text:p>
          </table:table-cell>
          <table:table-cell table:number-columns-repeated="2" office:value-type="string">
            <text:p>|</text:p>
          </table:table-cell>
          <table:table-cell table:formula="of:=[Sheet1.F10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3]" office:value-type="float" office:value="222">
            <text:p>222</text:p>
          </table:table-cell>
          <table:table-cell office:value-type="string">
            <text:p>|</text:p>
          </table:table-cell>
          <table:table-cell table:formula="of:=[Sheet1.H103]" office:value-type="float" office:value="173">
            <text:p>173</text:p>
          </table:table-cell>
          <table:table-cell table:number-columns-repeated="2" office:value-type="string">
            <text:p>|</text:p>
          </table:table-cell>
          <table:table-cell table:formula="of:=[Sheet1.I10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3]" office:value-type="percentage" office:value="0.870588235294118">
            <text:p>87%</text:p>
          </table:table-cell>
          <table:table-cell office:value-type="string">
            <text:p>|</text:p>
          </table:table-cell>
          <table:table-cell table:formula="of:=[Sheet1.K103]" office:value-type="percentage" office:value="0.67843137254902">
            <text:p>6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3]); 0; [Sheet1.L103])" office:value-type="float" office:value="35.8536585365854">
            <text:p>36</text:p>
          </table:table-cell>
          <table:table-cell office:value-type="string">
            <text:p>|</text:p>
          </table:table-cell>
          <table:table-cell table:formula="of:=IF(ISERROR([Sheet1.M103]);0;[Sheet1.M103])" office:value-type="percentage" office:value="0.32156862745098">
            <text:p>32%</text:p>
          </table:table-cell>
          <table:table-cell office:value-type="string">
            <text:p>|</text:p>
          </table:table-cell>
          <table:table-cell table:formula="of:=[Sheet1.N103]" office:value-type="percentage" office:value="0.83921568627451">
            <text:p>8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4]" office:value-type="string" office:string-value="navy ">
            <text:p>navy </text:p>
          </table:table-cell>
          <table:table-cell office:value-type="string">
            <text:p>|</text:p>
          </table:table-cell>
          <table:table-cell table:formula="of:=[Sheet1.E104]" office:value-type="string" office:string-value="#000080 ">
            <text:p>#000080 </text:p>
          </table:table-cell>
          <table:table-cell table:number-columns-repeated="2" office:value-type="string">
            <text:p>|</text:p>
          </table:table-cell>
          <table:table-cell table:formula="of:=[Sheet1.F10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04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04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10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04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04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4]); 0; [Sheet1.L104])" office:value-type="float" office:value="240">
            <text:p>240</text:p>
          </table:table-cell>
          <table:table-cell office:value-type="string">
            <text:p>|</text:p>
          </table:table-cell>
          <table:table-cell table:formula="of:=IF(ISERROR([Sheet1.M104]);0;[Sheet1.M104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4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5]" office:value-type="string" office:string-value="oldLace ">
            <text:p>oldLace </text:p>
          </table:table-cell>
          <table:table-cell office:value-type="string">
            <text:p>|</text:p>
          </table:table-cell>
          <table:table-cell table:formula="of:=[Sheet1.E105]" office:value-type="string" office:string-value="#fdf5e6 ">
            <text:p>#fdf5e6 </text:p>
          </table:table-cell>
          <table:table-cell table:number-columns-repeated="2" office:value-type="string">
            <text:p>|</text:p>
          </table:table-cell>
          <table:table-cell table:formula="of:=[Sheet1.F105]" office:value-type="float" office:value="253">
            <text:p>253</text:p>
          </table:table-cell>
          <table:table-cell office:value-type="string">
            <text:p>|</text:p>
          </table:table-cell>
          <table:table-cell table:formula="of:=[Sheet1.G105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105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105]" office:value-type="percentage" office:value="0.992156862745098">
            <text:p>99%</text:p>
          </table:table-cell>
          <table:table-cell office:value-type="string">
            <text:p>|</text:p>
          </table:table-cell>
          <table:table-cell table:formula="of:=[Sheet1.J105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105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5]); 0; [Sheet1.L105])" office:value-type="float" office:value="39.1304347826087">
            <text:p>39</text:p>
          </table:table-cell>
          <table:table-cell office:value-type="string">
            <text:p>|</text:p>
          </table:table-cell>
          <table:table-cell table:formula="of:=IF(ISERROR([Sheet1.M105]);0;[Sheet1.M105])" office:value-type="percentage" office:value="0.0909090909090909">
            <text:p>9%</text:p>
          </table:table-cell>
          <table:table-cell office:value-type="string">
            <text:p>|</text:p>
          </table:table-cell>
          <table:table-cell table:formula="of:=[Sheet1.N105]" office:value-type="percentage" office:value="0.947058823529412">
            <text:p>9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6]" office:value-type="string" office:string-value="olive ">
            <text:p>olive </text:p>
          </table:table-cell>
          <table:table-cell office:value-type="string">
            <text:p>|</text:p>
          </table:table-cell>
          <table:table-cell table:formula="of:=[Sheet1.E106]" office:value-type="string" office:string-value="#808000 ">
            <text:p>#808000 </text:p>
          </table:table-cell>
          <table:table-cell table:number-columns-repeated="2" office:value-type="string">
            <text:p>|</text:p>
          </table:table-cell>
          <table:table-cell table:formula="of:=[Sheet1.F10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10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06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10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06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6]); 0; [Sheet1.L106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106]);0;[Sheet1.M106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6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7]" office:value-type="string" office:string-value="oliveDrab ">
            <text:p>oliveDrab </text:p>
          </table:table-cell>
          <table:table-cell office:value-type="string">
            <text:p>|</text:p>
          </table:table-cell>
          <table:table-cell table:formula="of:=[Sheet1.E107]" office:value-type="string" office:string-value="#6b8e23 ">
            <text:p>#6b8e23 </text:p>
          </table:table-cell>
          <table:table-cell table:number-columns-repeated="2" office:value-type="string">
            <text:p>|</text:p>
          </table:table-cell>
          <table:table-cell table:formula="of:=[Sheet1.F107]" office:value-type="float" office:value="107">
            <text:p>107</text:p>
          </table:table-cell>
          <table:table-cell office:value-type="string">
            <text:p>|</text:p>
          </table:table-cell>
          <table:table-cell table:formula="of:=[Sheet1.G107]" office:value-type="float" office:value="142">
            <text:p>142</text:p>
          </table:table-cell>
          <table:table-cell office:value-type="string">
            <text:p>|</text:p>
          </table:table-cell>
          <table:table-cell table:formula="of:=[Sheet1.H107]" office:value-type="float" office:value="35">
            <text:p>35</text:p>
          </table:table-cell>
          <table:table-cell table:number-columns-repeated="2" office:value-type="string">
            <text:p>|</text:p>
          </table:table-cell>
          <table:table-cell table:formula="of:=[Sheet1.I107]" office:value-type="percentage" office:value="0.419607843137255">
            <text:p>42%</text:p>
          </table:table-cell>
          <table:table-cell office:value-type="string">
            <text:p>|</text:p>
          </table:table-cell>
          <table:table-cell table:formula="of:=[Sheet1.J107]" office:value-type="percentage" office:value="0.556862745098039">
            <text:p>56%</text:p>
          </table:table-cell>
          <table:table-cell office:value-type="string">
            <text:p>|</text:p>
          </table:table-cell>
          <table:table-cell table:formula="of:=[Sheet1.K107]" office:value-type="percentage" office:value="0.137254901960784">
            <text:p>1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7]); 0; [Sheet1.L107])" office:value-type="float" office:value="79.6261682242991">
            <text:p>80</text:p>
          </table:table-cell>
          <table:table-cell office:value-type="string">
            <text:p>|</text:p>
          </table:table-cell>
          <table:table-cell table:formula="of:=IF(ISERROR([Sheet1.M107]);0;[Sheet1.M107])" office:value-type="percentage" office:value="0.753521126760563">
            <text:p>75%</text:p>
          </table:table-cell>
          <table:table-cell office:value-type="string">
            <text:p>|</text:p>
          </table:table-cell>
          <table:table-cell table:formula="of:=[Sheet1.N107]" office:value-type="percentage" office:value="0.347058823529412">
            <text:p>3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8]" office:value-type="string" office:string-value="orange ">
            <text:p>orange </text:p>
          </table:table-cell>
          <table:table-cell office:value-type="string">
            <text:p>|</text:p>
          </table:table-cell>
          <table:table-cell table:formula="of:=[Sheet1.E108]" office:value-type="string" office:string-value="#ffa500 ">
            <text:p>#ffa500 </text:p>
          </table:table-cell>
          <table:table-cell table:number-columns-repeated="2" office:value-type="string">
            <text:p>|</text:p>
          </table:table-cell>
          <table:table-cell table:formula="of:=[Sheet1.F10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8]" office:value-type="float" office:value="165">
            <text:p>165</text:p>
          </table:table-cell>
          <table:table-cell office:value-type="string">
            <text:p>|</text:p>
          </table:table-cell>
          <table:table-cell table:formula="of:=[Sheet1.H108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8]" office:value-type="percentage" office:value="0.647058823529412">
            <text:p>65%</text:p>
          </table:table-cell>
          <table:table-cell office:value-type="string">
            <text:p>|</text:p>
          </table:table-cell>
          <table:table-cell table:formula="of:=[Sheet1.K108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8]); 0; [Sheet1.L108])" office:value-type="float" office:value="38.8235294117647">
            <text:p>39</text:p>
          </table:table-cell>
          <table:table-cell office:value-type="string">
            <text:p>|</text:p>
          </table:table-cell>
          <table:table-cell table:formula="of:=IF(ISERROR([Sheet1.M108]);0;[Sheet1.M10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8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09]" office:value-type="string" office:string-value="orangeRed ">
            <text:p>orangeRed </text:p>
          </table:table-cell>
          <table:table-cell office:value-type="string">
            <text:p>|</text:p>
          </table:table-cell>
          <table:table-cell table:formula="of:=[Sheet1.E109]" office:value-type="string" office:string-value="#ff4500 ">
            <text:p>#ff4500 </text:p>
          </table:table-cell>
          <table:table-cell table:number-columns-repeated="2" office:value-type="string">
            <text:p>|</text:p>
          </table:table-cell>
          <table:table-cell table:formula="of:=[Sheet1.F10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09]" office:value-type="float" office:value="69">
            <text:p>69</text:p>
          </table:table-cell>
          <table:table-cell office:value-type="string">
            <text:p>|</text:p>
          </table:table-cell>
          <table:table-cell table:formula="of:=[Sheet1.H109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0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09]" office:value-type="percentage" office:value="0.270588235294118">
            <text:p>27%</text:p>
          </table:table-cell>
          <table:table-cell office:value-type="string">
            <text:p>|</text:p>
          </table:table-cell>
          <table:table-cell table:formula="of:=[Sheet1.K109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09]); 0; [Sheet1.L109])" office:value-type="float" office:value="16.2352941176471">
            <text:p>16</text:p>
          </table:table-cell>
          <table:table-cell office:value-type="string">
            <text:p>|</text:p>
          </table:table-cell>
          <table:table-cell table:formula="of:=IF(ISERROR([Sheet1.M109]);0;[Sheet1.M109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09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0]" office:value-type="string" office:string-value="orchid ">
            <text:p>orchid </text:p>
          </table:table-cell>
          <table:table-cell office:value-type="string">
            <text:p>|</text:p>
          </table:table-cell>
          <table:table-cell table:formula="of:=[Sheet1.E110]" office:value-type="string" office:string-value="#da70d6 ">
            <text:p>#da70d6 </text:p>
          </table:table-cell>
          <table:table-cell table:number-columns-repeated="2" office:value-type="string">
            <text:p>|</text:p>
          </table:table-cell>
          <table:table-cell table:formula="of:=[Sheet1.F110]" office:value-type="float" office:value="218">
            <text:p>218</text:p>
          </table:table-cell>
          <table:table-cell office:value-type="string">
            <text:p>|</text:p>
          </table:table-cell>
          <table:table-cell table:formula="of:=[Sheet1.G110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H110]" office:value-type="float" office:value="214">
            <text:p>214</text:p>
          </table:table-cell>
          <table:table-cell table:number-columns-repeated="2" office:value-type="string">
            <text:p>|</text:p>
          </table:table-cell>
          <table:table-cell table:formula="of:=[Sheet1.I110]" office:value-type="percentage" office:value="0.854901960784314">
            <text:p>85%</text:p>
          </table:table-cell>
          <table:table-cell office:value-type="string">
            <text:p>|</text:p>
          </table:table-cell>
          <table:table-cell table:formula="of:=[Sheet1.J110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K110]" office:value-type="percentage" office:value="0.83921568627451">
            <text:p>8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0]); 0; [Sheet1.L110])" office:value-type="float" office:value="302.264150943396">
            <text:p>302</text:p>
          </table:table-cell>
          <table:table-cell office:value-type="string">
            <text:p>|</text:p>
          </table:table-cell>
          <table:table-cell table:formula="of:=IF(ISERROR([Sheet1.M110]);0;[Sheet1.M110])" office:value-type="percentage" office:value="0.486238532110092">
            <text:p>49%</text:p>
          </table:table-cell>
          <table:table-cell office:value-type="string">
            <text:p>|</text:p>
          </table:table-cell>
          <table:table-cell table:formula="of:=[Sheet1.N110]" office:value-type="percentage" office:value="0.647058823529412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1]" office:value-type="string" office:string-value="paleGoldenrod ">
            <text:p>paleGoldenrod </text:p>
          </table:table-cell>
          <table:table-cell office:value-type="string">
            <text:p>|</text:p>
          </table:table-cell>
          <table:table-cell table:formula="of:=[Sheet1.E111]" office:value-type="string" office:string-value="#eee8aa ">
            <text:p>#eee8aa </text:p>
          </table:table-cell>
          <table:table-cell table:number-columns-repeated="2" office:value-type="string">
            <text:p>|</text:p>
          </table:table-cell>
          <table:table-cell table:formula="of:=[Sheet1.F111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G111]" office:value-type="float" office:value="232">
            <text:p>232</text:p>
          </table:table-cell>
          <table:table-cell office:value-type="string">
            <text:p>|</text:p>
          </table:table-cell>
          <table:table-cell table:formula="of:=[Sheet1.H111]" office:value-type="float" office:value="170">
            <text:p>170</text:p>
          </table:table-cell>
          <table:table-cell table:number-columns-repeated="2" office:value-type="string">
            <text:p>|</text:p>
          </table:table-cell>
          <table:table-cell table:formula="of:=[Sheet1.I111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J111]" office:value-type="percentage" office:value="0.909803921568627">
            <text:p>91%</text:p>
          </table:table-cell>
          <table:table-cell office:value-type="string">
            <text:p>|</text:p>
          </table:table-cell>
          <table:table-cell table:formula="of:=[Sheet1.K111]" office:value-type="percentage" office:value="0.666666666666667">
            <text:p>6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1]); 0; [Sheet1.L111])" office:value-type="float" office:value="54.7058823529412">
            <text:p>55</text:p>
          </table:table-cell>
          <table:table-cell office:value-type="string">
            <text:p>|</text:p>
          </table:table-cell>
          <table:table-cell table:formula="of:=IF(ISERROR([Sheet1.M111]);0;[Sheet1.M111])" office:value-type="percentage" office:value="0.285714285714286">
            <text:p>29%</text:p>
          </table:table-cell>
          <table:table-cell office:value-type="string">
            <text:p>|</text:p>
          </table:table-cell>
          <table:table-cell table:formula="of:=[Sheet1.N111]" office:value-type="percentage" office:value="0.8">
            <text:p>8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2]" office:value-type="string" office:string-value="paleGreen ">
            <text:p>paleGreen </text:p>
          </table:table-cell>
          <table:table-cell office:value-type="string">
            <text:p>|</text:p>
          </table:table-cell>
          <table:table-cell table:formula="of:=[Sheet1.E112]" office:value-type="string" office:string-value="#98fb98 ">
            <text:p>#98fb98 </text:p>
          </table:table-cell>
          <table:table-cell table:number-columns-repeated="2" office:value-type="string">
            <text:p>|</text:p>
          </table:table-cell>
          <table:table-cell table:formula="of:=[Sheet1.F112]" office:value-type="float" office:value="152">
            <text:p>152</text:p>
          </table:table-cell>
          <table:table-cell office:value-type="string">
            <text:p>|</text:p>
          </table:table-cell>
          <table:table-cell table:formula="of:=[Sheet1.G112]" office:value-type="float" office:value="251">
            <text:p>251</text:p>
          </table:table-cell>
          <table:table-cell office:value-type="string">
            <text:p>|</text:p>
          </table:table-cell>
          <table:table-cell table:formula="of:=[Sheet1.H112]" office:value-type="float" office:value="152">
            <text:p>152</text:p>
          </table:table-cell>
          <table:table-cell table:number-columns-repeated="2" office:value-type="string">
            <text:p>|</text:p>
          </table:table-cell>
          <table:table-cell table:formula="of:=[Sheet1.I112]" office:value-type="percentage" office:value="0.596078431372549">
            <text:p>60%</text:p>
          </table:table-cell>
          <table:table-cell office:value-type="string">
            <text:p>|</text:p>
          </table:table-cell>
          <table:table-cell table:formula="of:=[Sheet1.J112]" office:value-type="percentage" office:value="0.984313725490196">
            <text:p>98%</text:p>
          </table:table-cell>
          <table:table-cell office:value-type="string">
            <text:p>|</text:p>
          </table:table-cell>
          <table:table-cell table:formula="of:=[Sheet1.K112]" office:value-type="percentage" office:value="0.596078431372549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2]); 0; [Sheet1.L112])" office:value-type="float" office:value="120">
            <text:p>120</text:p>
          </table:table-cell>
          <table:table-cell office:value-type="string">
            <text:p>|</text:p>
          </table:table-cell>
          <table:table-cell table:formula="of:=IF(ISERROR([Sheet1.M112]);0;[Sheet1.M112])" office:value-type="percentage" office:value="0.394422310756972">
            <text:p>39%</text:p>
          </table:table-cell>
          <table:table-cell office:value-type="string">
            <text:p>|</text:p>
          </table:table-cell>
          <table:table-cell table:formula="of:=[Sheet1.N112]" office:value-type="percentage" office:value="0.790196078431373">
            <text:p>7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3]" office:value-type="string" office:string-value="paleTurquoise ">
            <text:p>paleTurquoise </text:p>
          </table:table-cell>
          <table:table-cell office:value-type="string">
            <text:p>|</text:p>
          </table:table-cell>
          <table:table-cell table:formula="of:=[Sheet1.E113]" office:value-type="string" office:string-value="#afeeee ">
            <text:p>#afeeee </text:p>
          </table:table-cell>
          <table:table-cell table:number-columns-repeated="2" office:value-type="string">
            <text:p>|</text:p>
          </table:table-cell>
          <table:table-cell table:formula="of:=[Sheet1.F113]" office:value-type="float" office:value="175">
            <text:p>175</text:p>
          </table:table-cell>
          <table:table-cell office:value-type="string">
            <text:p>|</text:p>
          </table:table-cell>
          <table:table-cell table:formula="of:=[Sheet1.G113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H113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113]" office:value-type="percentage" office:value="0.686274509803922">
            <text:p>69%</text:p>
          </table:table-cell>
          <table:table-cell office:value-type="string">
            <text:p>|</text:p>
          </table:table-cell>
          <table:table-cell table:formula="of:=[Sheet1.J113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K113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3]); 0; [Sheet1.L113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113]);0;[Sheet1.M113])" office:value-type="percentage" office:value="0.264705882352941">
            <text:p>26%</text:p>
          </table:table-cell>
          <table:table-cell office:value-type="string">
            <text:p>|</text:p>
          </table:table-cell>
          <table:table-cell table:formula="of:=[Sheet1.N113]" office:value-type="percentage" office:value="0.809803921568627">
            <text:p>8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4]" office:value-type="string" office:string-value="paleVioletRed ">
            <text:p>paleVioletRed </text:p>
          </table:table-cell>
          <table:table-cell office:value-type="string">
            <text:p>|</text:p>
          </table:table-cell>
          <table:table-cell table:formula="of:=[Sheet1.E114]" office:value-type="string" office:string-value="#db7093 ">
            <text:p>#db7093 </text:p>
          </table:table-cell>
          <table:table-cell table:number-columns-repeated="2" office:value-type="string">
            <text:p>|</text:p>
          </table:table-cell>
          <table:table-cell table:formula="of:=[Sheet1.F114]" office:value-type="float" office:value="219">
            <text:p>219</text:p>
          </table:table-cell>
          <table:table-cell office:value-type="string">
            <text:p>|</text:p>
          </table:table-cell>
          <table:table-cell table:formula="of:=[Sheet1.G114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H114]" office:value-type="float" office:value="147">
            <text:p>147</text:p>
          </table:table-cell>
          <table:table-cell table:number-columns-repeated="2" office:value-type="string">
            <text:p>|</text:p>
          </table:table-cell>
          <table:table-cell table:formula="of:=[Sheet1.I114]" office:value-type="percentage" office:value="0.858823529411765">
            <text:p>86%</text:p>
          </table:table-cell>
          <table:table-cell office:value-type="string">
            <text:p>|</text:p>
          </table:table-cell>
          <table:table-cell table:formula="of:=[Sheet1.J114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K114]" office:value-type="percentage" office:value="0.576470588235294">
            <text:p>5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4]); 0; [Sheet1.L114])" office:value-type="float" office:value="340.373831775701">
            <text:p>340</text:p>
          </table:table-cell>
          <table:table-cell office:value-type="string">
            <text:p>|</text:p>
          </table:table-cell>
          <table:table-cell table:formula="of:=IF(ISERROR([Sheet1.M114]);0;[Sheet1.M114])" office:value-type="percentage" office:value="0.488584474885845">
            <text:p>49%</text:p>
          </table:table-cell>
          <table:table-cell office:value-type="string">
            <text:p>|</text:p>
          </table:table-cell>
          <table:table-cell table:formula="of:=[Sheet1.N114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5]" office:value-type="string" office:string-value="papayaWhip ">
            <text:p>papayaWhip </text:p>
          </table:table-cell>
          <table:table-cell office:value-type="string">
            <text:p>|</text:p>
          </table:table-cell>
          <table:table-cell table:formula="of:=[Sheet1.E115]" office:value-type="string" office:string-value="#ffefd5 ">
            <text:p>#ffefd5 </text:p>
          </table:table-cell>
          <table:table-cell table:number-columns-repeated="2" office:value-type="string">
            <text:p>|</text:p>
          </table:table-cell>
          <table:table-cell table:formula="of:=[Sheet1.F115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5]" office:value-type="float" office:value="239">
            <text:p>239</text:p>
          </table:table-cell>
          <table:table-cell office:value-type="string">
            <text:p>|</text:p>
          </table:table-cell>
          <table:table-cell table:formula="of:=[Sheet1.H115]" office:value-type="float" office:value="213">
            <text:p>213</text:p>
          </table:table-cell>
          <table:table-cell table:number-columns-repeated="2" office:value-type="string">
            <text:p>|</text:p>
          </table:table-cell>
          <table:table-cell table:formula="of:=[Sheet1.I115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5]" office:value-type="percentage" office:value="0.937254901960784">
            <text:p>94%</text:p>
          </table:table-cell>
          <table:table-cell office:value-type="string">
            <text:p>|</text:p>
          </table:table-cell>
          <table:table-cell table:formula="of:=[Sheet1.K115]" office:value-type="percentage" office:value="0.835294117647059">
            <text:p>8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5]); 0; [Sheet1.L115])" office:value-type="float" office:value="37.1428571428572">
            <text:p>37</text:p>
          </table:table-cell>
          <table:table-cell office:value-type="string">
            <text:p>|</text:p>
          </table:table-cell>
          <table:table-cell table:formula="of:=IF(ISERROR([Sheet1.M115]);0;[Sheet1.M115])" office:value-type="percentage" office:value="0.164705882352941">
            <text:p>16%</text:p>
          </table:table-cell>
          <table:table-cell office:value-type="string">
            <text:p>|</text:p>
          </table:table-cell>
          <table:table-cell table:formula="of:=[Sheet1.N115]" office:value-type="percentage" office:value="0.917647058823529">
            <text:p>9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6]" office:value-type="string" office:string-value="peachPuff ">
            <text:p>peachPuff </text:p>
          </table:table-cell>
          <table:table-cell office:value-type="string">
            <text:p>|</text:p>
          </table:table-cell>
          <table:table-cell table:formula="of:=[Sheet1.E116]" office:value-type="string" office:string-value="#ffdab9 ">
            <text:p>#ffdab9 </text:p>
          </table:table-cell>
          <table:table-cell table:number-columns-repeated="2" office:value-type="string">
            <text:p>|</text:p>
          </table:table-cell>
          <table:table-cell table:formula="of:=[Sheet1.F116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6]" office:value-type="float" office:value="218">
            <text:p>218</text:p>
          </table:table-cell>
          <table:table-cell office:value-type="string">
            <text:p>|</text:p>
          </table:table-cell>
          <table:table-cell table:formula="of:=[Sheet1.H116]" office:value-type="float" office:value="185">
            <text:p>185</text:p>
          </table:table-cell>
          <table:table-cell table:number-columns-repeated="2" office:value-type="string">
            <text:p>|</text:p>
          </table:table-cell>
          <table:table-cell table:formula="of:=[Sheet1.I116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6]" office:value-type="percentage" office:value="0.854901960784314">
            <text:p>85%</text:p>
          </table:table-cell>
          <table:table-cell office:value-type="string">
            <text:p>|</text:p>
          </table:table-cell>
          <table:table-cell table:formula="of:=[Sheet1.K116]" office:value-type="percentage" office:value="0.725490196078431">
            <text:p>7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6]); 0; [Sheet1.L116])" office:value-type="float" office:value="28.2857142857143">
            <text:p>28</text:p>
          </table:table-cell>
          <table:table-cell office:value-type="string">
            <text:p>|</text:p>
          </table:table-cell>
          <table:table-cell table:formula="of:=IF(ISERROR([Sheet1.M116]);0;[Sheet1.M116])" office:value-type="percentage" office:value="0.274509803921569">
            <text:p>27%</text:p>
          </table:table-cell>
          <table:table-cell office:value-type="string">
            <text:p>|</text:p>
          </table:table-cell>
          <table:table-cell table:formula="of:=[Sheet1.N116]" office:value-type="percentage" office:value="0.862745098039216">
            <text:p>8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7]" office:value-type="string" office:string-value="peru ">
            <text:p>peru </text:p>
          </table:table-cell>
          <table:table-cell office:value-type="string">
            <text:p>|</text:p>
          </table:table-cell>
          <table:table-cell table:formula="of:=[Sheet1.E117]" office:value-type="string" office:string-value="#cd853f ">
            <text:p>#cd853f </text:p>
          </table:table-cell>
          <table:table-cell table:number-columns-repeated="2" office:value-type="string">
            <text:p>|</text:p>
          </table:table-cell>
          <table:table-cell table:formula="of:=[Sheet1.F117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G117]" office:value-type="float" office:value="133">
            <text:p>133</text:p>
          </table:table-cell>
          <table:table-cell office:value-type="string">
            <text:p>|</text:p>
          </table:table-cell>
          <table:table-cell table:formula="of:=[Sheet1.H117]" office:value-type="float" office:value="63">
            <text:p>63</text:p>
          </table:table-cell>
          <table:table-cell table:number-columns-repeated="2" office:value-type="string">
            <text:p>|</text:p>
          </table:table-cell>
          <table:table-cell table:formula="of:=[Sheet1.I117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J117]" office:value-type="percentage" office:value="0.52156862745098">
            <text:p>52%</text:p>
          </table:table-cell>
          <table:table-cell office:value-type="string">
            <text:p>|</text:p>
          </table:table-cell>
          <table:table-cell table:formula="of:=[Sheet1.K117]" office:value-type="percentage" office:value="0.247058823529412">
            <text:p>2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7]); 0; [Sheet1.L117])" office:value-type="float" office:value="29.5774647887324">
            <text:p>30</text:p>
          </table:table-cell>
          <table:table-cell office:value-type="string">
            <text:p>|</text:p>
          </table:table-cell>
          <table:table-cell table:formula="of:=IF(ISERROR([Sheet1.M117]);0;[Sheet1.M117])" office:value-type="percentage" office:value="0.692682926829268">
            <text:p>69%</text:p>
          </table:table-cell>
          <table:table-cell office:value-type="string">
            <text:p>|</text:p>
          </table:table-cell>
          <table:table-cell table:formula="of:=[Sheet1.N117]" office:value-type="percentage" office:value="0.525490196078431">
            <text:p>5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8]" office:value-type="string" office:string-value="pink ">
            <text:p>pink </text:p>
          </table:table-cell>
          <table:table-cell office:value-type="string">
            <text:p>|</text:p>
          </table:table-cell>
          <table:table-cell table:formula="of:=[Sheet1.E118]" office:value-type="string" office:string-value="#ffc0cb ">
            <text:p>#ffc0cb </text:p>
          </table:table-cell>
          <table:table-cell table:number-columns-repeated="2" office:value-type="string">
            <text:p>|</text:p>
          </table:table-cell>
          <table:table-cell table:formula="of:=[Sheet1.F11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18]" office:value-type="float" office:value="192">
            <text:p>192</text:p>
          </table:table-cell>
          <table:table-cell office:value-type="string">
            <text:p>|</text:p>
          </table:table-cell>
          <table:table-cell table:formula="of:=[Sheet1.H118]" office:value-type="float" office:value="203">
            <text:p>203</text:p>
          </table:table-cell>
          <table:table-cell table:number-columns-repeated="2" office:value-type="string">
            <text:p>|</text:p>
          </table:table-cell>
          <table:table-cell table:formula="of:=[Sheet1.I11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18]" office:value-type="percentage" office:value="0.752941176470588">
            <text:p>75%</text:p>
          </table:table-cell>
          <table:table-cell office:value-type="string">
            <text:p>|</text:p>
          </table:table-cell>
          <table:table-cell table:formula="of:=[Sheet1.K118]" office:value-type="percentage" office:value="0.796078431372549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8]); 0; [Sheet1.L118])" office:value-type="float" office:value="349.52380952381">
            <text:p>350</text:p>
          </table:table-cell>
          <table:table-cell office:value-type="string">
            <text:p>|</text:p>
          </table:table-cell>
          <table:table-cell table:formula="of:=IF(ISERROR([Sheet1.M118]);0;[Sheet1.M118])" office:value-type="percentage" office:value="0.247058823529412">
            <text:p>25%</text:p>
          </table:table-cell>
          <table:table-cell office:value-type="string">
            <text:p>|</text:p>
          </table:table-cell>
          <table:table-cell table:formula="of:=[Sheet1.N118]" office:value-type="percentage" office:value="0.876470588235294">
            <text:p>8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19]" office:value-type="string" office:string-value="plum ">
            <text:p>plum </text:p>
          </table:table-cell>
          <table:table-cell office:value-type="string">
            <text:p>|</text:p>
          </table:table-cell>
          <table:table-cell table:formula="of:=[Sheet1.E119]" office:value-type="string" office:string-value="#dda0dd ">
            <text:p>#dda0dd </text:p>
          </table:table-cell>
          <table:table-cell table:number-columns-repeated="2" office:value-type="string">
            <text:p>|</text:p>
          </table:table-cell>
          <table:table-cell table:formula="of:=[Sheet1.F119]" office:value-type="float" office:value="221">
            <text:p>221</text:p>
          </table:table-cell>
          <table:table-cell office:value-type="string">
            <text:p>|</text:p>
          </table:table-cell>
          <table:table-cell table:formula="of:=[Sheet1.G119]" office:value-type="float" office:value="160">
            <text:p>160</text:p>
          </table:table-cell>
          <table:table-cell office:value-type="string">
            <text:p>|</text:p>
          </table:table-cell>
          <table:table-cell table:formula="of:=[Sheet1.H119]" office:value-type="float" office:value="221">
            <text:p>221</text:p>
          </table:table-cell>
          <table:table-cell table:number-columns-repeated="2" office:value-type="string">
            <text:p>|</text:p>
          </table:table-cell>
          <table:table-cell table:formula="of:=[Sheet1.I119]" office:value-type="percentage" office:value="0.866666666666667">
            <text:p>87%</text:p>
          </table:table-cell>
          <table:table-cell office:value-type="string">
            <text:p>|</text:p>
          </table:table-cell>
          <table:table-cell table:formula="of:=[Sheet1.J119]" office:value-type="percentage" office:value="0.627450980392157">
            <text:p>63%</text:p>
          </table:table-cell>
          <table:table-cell office:value-type="string">
            <text:p>|</text:p>
          </table:table-cell>
          <table:table-cell table:formula="of:=[Sheet1.K119]" office:value-type="percentage" office:value="0.866666666666667">
            <text:p>8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19]); 0; [Sheet1.L119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19]);0;[Sheet1.M119])" office:value-type="percentage" office:value="0.276018099547511">
            <text:p>28%</text:p>
          </table:table-cell>
          <table:table-cell office:value-type="string">
            <text:p>|</text:p>
          </table:table-cell>
          <table:table-cell table:formula="of:=[Sheet1.N119]" office:value-type="percentage" office:value="0.747058823529412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0]" office:value-type="string" office:string-value="powderBlue ">
            <text:p>powderBlue </text:p>
          </table:table-cell>
          <table:table-cell office:value-type="string">
            <text:p>|</text:p>
          </table:table-cell>
          <table:table-cell table:formula="of:=[Sheet1.E120]" office:value-type="string" office:string-value="#b0e0e6 ">
            <text:p>#b0e0e6 </text:p>
          </table:table-cell>
          <table:table-cell table:number-columns-repeated="2" office:value-type="string">
            <text:p>|</text:p>
          </table:table-cell>
          <table:table-cell table:formula="of:=[Sheet1.F120]" office:value-type="float" office:value="176">
            <text:p>176</text:p>
          </table:table-cell>
          <table:table-cell office:value-type="string">
            <text:p>|</text:p>
          </table:table-cell>
          <table:table-cell table:formula="of:=[Sheet1.G120]" office:value-type="float" office:value="224">
            <text:p>224</text:p>
          </table:table-cell>
          <table:table-cell office:value-type="string">
            <text:p>|</text:p>
          </table:table-cell>
          <table:table-cell table:formula="of:=[Sheet1.H120]" office:value-type="float" office:value="230">
            <text:p>230</text:p>
          </table:table-cell>
          <table:table-cell table:number-columns-repeated="2" office:value-type="string">
            <text:p>|</text:p>
          </table:table-cell>
          <table:table-cell table:formula="of:=[Sheet1.I120]" office:value-type="percentage" office:value="0.690196078431373">
            <text:p>69%</text:p>
          </table:table-cell>
          <table:table-cell office:value-type="string">
            <text:p>|</text:p>
          </table:table-cell>
          <table:table-cell table:formula="of:=[Sheet1.J120]" office:value-type="percentage" office:value="0.87843137254902">
            <text:p>88%</text:p>
          </table:table-cell>
          <table:table-cell office:value-type="string">
            <text:p>|</text:p>
          </table:table-cell>
          <table:table-cell table:formula="of:=[Sheet1.K120]" office:value-type="percentage" office:value="0.901960784313726">
            <text:p>9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0]); 0; [Sheet1.L120])" office:value-type="float" office:value="186.666666666667">
            <text:p>187</text:p>
          </table:table-cell>
          <table:table-cell office:value-type="string">
            <text:p>|</text:p>
          </table:table-cell>
          <table:table-cell table:formula="of:=IF(ISERROR([Sheet1.M120]);0;[Sheet1.M120])" office:value-type="percentage" office:value="0.234782608695652">
            <text:p>23%</text:p>
          </table:table-cell>
          <table:table-cell office:value-type="string">
            <text:p>|</text:p>
          </table:table-cell>
          <table:table-cell table:formula="of:=[Sheet1.N120]" office:value-type="percentage" office:value="0.796078431372549">
            <text:p>8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1]" office:value-type="string" office:string-value="purple ">
            <text:p>purple </text:p>
          </table:table-cell>
          <table:table-cell office:value-type="string">
            <text:p>|</text:p>
          </table:table-cell>
          <table:table-cell table:formula="of:=[Sheet1.E121]" office:value-type="string" office:string-value="#800080 ">
            <text:p>#800080 </text:p>
          </table:table-cell>
          <table:table-cell table:number-columns-repeated="2" office:value-type="string">
            <text:p>|</text:p>
          </table:table-cell>
          <table:table-cell table:formula="of:=[Sheet1.F121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G12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21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121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J12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21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1]); 0; [Sheet1.L121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21]);0;[Sheet1.M12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21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2]" office:value-type="string" office:string-value="rebeccaPurple">
            <text:p>rebeccaPurple</text:p>
          </table:table-cell>
          <table:table-cell office:value-type="string">
            <text:p>|</text:p>
          </table:table-cell>
          <table:table-cell table:formula="of:=[Sheet1.E122]" office:value-type="string" office:string-value="#663399">
            <text:p>#663399</text:p>
          </table:table-cell>
          <table:table-cell table:number-columns-repeated="2" office:value-type="string">
            <text:p>|</text:p>
          </table:table-cell>
          <table:table-cell table:formula="of:=[Sheet1.F122]" office:value-type="float" office:value="102">
            <text:p>102</text:p>
          </table:table-cell>
          <table:table-cell office:value-type="string">
            <text:p>|</text:p>
          </table:table-cell>
          <table:table-cell table:formula="of:=[Sheet1.G122]" office:value-type="float" office:value="51">
            <text:p>51</text:p>
          </table:table-cell>
          <table:table-cell office:value-type="string">
            <text:p>|</text:p>
          </table:table-cell>
          <table:table-cell table:formula="of:=[Sheet1.H122]" office:value-type="float" office:value="153">
            <text:p>153</text:p>
          </table:table-cell>
          <table:table-cell table:number-columns-repeated="2" office:value-type="string">
            <text:p>|</text:p>
          </table:table-cell>
          <table:table-cell table:formula="of:=[Sheet1.I122]" office:value-type="percentage" office:value="0.4">
            <text:p>40%</text:p>
          </table:table-cell>
          <table:table-cell office:value-type="string">
            <text:p>|</text:p>
          </table:table-cell>
          <table:table-cell table:formula="of:=[Sheet1.J122]" office:value-type="percentage" office:value="0.2">
            <text:p>20%</text:p>
          </table:table-cell>
          <table:table-cell office:value-type="string">
            <text:p>|</text:p>
          </table:table-cell>
          <table:table-cell table:formula="of:=[Sheet1.K122]" office:value-type="percentage" office:value="0.6">
            <text:p>6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2]); 0; [Sheet1.L122])" office:value-type="float" office:value="270">
            <text:p>270</text:p>
          </table:table-cell>
          <table:table-cell office:value-type="string">
            <text:p>|</text:p>
          </table:table-cell>
          <table:table-cell table:formula="of:=IF(ISERROR([Sheet1.M122]);0;[Sheet1.M122])" office:value-type="percentage" office:value="0.666666666666667">
            <text:p>67%</text:p>
          </table:table-cell>
          <table:table-cell office:value-type="string">
            <text:p>|</text:p>
          </table:table-cell>
          <table:table-cell table:formula="of:=[Sheet1.N122]" office:value-type="percentage" office:value="0.4">
            <text:p>4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3]" office:value-type="string" office:string-value="red ">
            <text:p>red </text:p>
          </table:table-cell>
          <table:table-cell office:value-type="string">
            <text:p>|</text:p>
          </table:table-cell>
          <table:table-cell table:formula="of:=[Sheet1.E123]" office:value-type="string" office:string-value="#ff0000 ">
            <text:p>#ff0000 </text:p>
          </table:table-cell>
          <table:table-cell table:number-columns-repeated="2" office:value-type="string">
            <text:p>|</text:p>
          </table:table-cell>
          <table:table-cell table:formula="of:=[Sheet1.F12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23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H123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2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23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K123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3]); 0; [Sheet1.L123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23]);0;[Sheet1.M123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23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4]" office:value-type="string" office:string-value="rosyBrown ">
            <text:p>rosyBrown </text:p>
          </table:table-cell>
          <table:table-cell office:value-type="string">
            <text:p>|</text:p>
          </table:table-cell>
          <table:table-cell table:formula="of:=[Sheet1.E124]" office:value-type="string" office:string-value="#bc8f8f ">
            <text:p>#bc8f8f </text:p>
          </table:table-cell>
          <table:table-cell table:number-columns-repeated="2" office:value-type="string">
            <text:p>|</text:p>
          </table:table-cell>
          <table:table-cell table:formula="of:=[Sheet1.F124]" office:value-type="float" office:value="188">
            <text:p>188</text:p>
          </table:table-cell>
          <table:table-cell office:value-type="string">
            <text:p>|</text:p>
          </table:table-cell>
          <table:table-cell table:formula="of:=[Sheet1.G124]" office:value-type="float" office:value="143">
            <text:p>143</text:p>
          </table:table-cell>
          <table:table-cell office:value-type="string">
            <text:p>|</text:p>
          </table:table-cell>
          <table:table-cell table:formula="of:=[Sheet1.H124]" office:value-type="float" office:value="143">
            <text:p>143</text:p>
          </table:table-cell>
          <table:table-cell table:number-columns-repeated="2" office:value-type="string">
            <text:p>|</text:p>
          </table:table-cell>
          <table:table-cell table:formula="of:=[Sheet1.I124]" office:value-type="percentage" office:value="0.737254901960784">
            <text:p>74%</text:p>
          </table:table-cell>
          <table:table-cell office:value-type="string">
            <text:p>|</text:p>
          </table:table-cell>
          <table:table-cell table:formula="of:=[Sheet1.J124]" office:value-type="percentage" office:value="0.56078431372549">
            <text:p>56%</text:p>
          </table:table-cell>
          <table:table-cell office:value-type="string">
            <text:p>|</text:p>
          </table:table-cell>
          <table:table-cell table:formula="of:=[Sheet1.K124]" office:value-type="percentage" office:value="0.56078431372549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4]); 0; [Sheet1.L124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24]);0;[Sheet1.M124])" office:value-type="percentage" office:value="0.23936170212766">
            <text:p>24%</text:p>
          </table:table-cell>
          <table:table-cell office:value-type="string">
            <text:p>|</text:p>
          </table:table-cell>
          <table:table-cell table:formula="of:=[Sheet1.N124]" office:value-type="percentage" office:value="0.649019607843137">
            <text:p>6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5]" office:value-type="string" office:string-value="royalBlue ">
            <text:p>royalBlue </text:p>
          </table:table-cell>
          <table:table-cell office:value-type="string">
            <text:p>|</text:p>
          </table:table-cell>
          <table:table-cell table:formula="of:=[Sheet1.E125]" office:value-type="string" office:string-value="#4169e1 ">
            <text:p>#4169e1 </text:p>
          </table:table-cell>
          <table:table-cell table:number-columns-repeated="2" office:value-type="string">
            <text:p>|</text:p>
          </table:table-cell>
          <table:table-cell table:formula="of:=[Sheet1.F125]" office:value-type="float" office:value="65">
            <text:p>65</text:p>
          </table:table-cell>
          <table:table-cell office:value-type="string">
            <text:p>|</text:p>
          </table:table-cell>
          <table:table-cell table:formula="of:=[Sheet1.G125]" office:value-type="float" office:value="105">
            <text:p>105</text:p>
          </table:table-cell>
          <table:table-cell office:value-type="string">
            <text:p>|</text:p>
          </table:table-cell>
          <table:table-cell table:formula="of:=[Sheet1.H125]" office:value-type="float" office:value="225">
            <text:p>225</text:p>
          </table:table-cell>
          <table:table-cell table:number-columns-repeated="2" office:value-type="string">
            <text:p>|</text:p>
          </table:table-cell>
          <table:table-cell table:formula="of:=[Sheet1.I125]" office:value-type="percentage" office:value="0.254901960784314">
            <text:p>25%</text:p>
          </table:table-cell>
          <table:table-cell office:value-type="string">
            <text:p>|</text:p>
          </table:table-cell>
          <table:table-cell table:formula="of:=[Sheet1.J125]" office:value-type="percentage" office:value="0.411764705882353">
            <text:p>41%</text:p>
          </table:table-cell>
          <table:table-cell office:value-type="string">
            <text:p>|</text:p>
          </table:table-cell>
          <table:table-cell table:formula="of:=[Sheet1.K125]" office:value-type="percentage" office:value="0.882352941176471">
            <text:p>8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5]); 0; [Sheet1.L125])" office:value-type="float" office:value="225">
            <text:p>225</text:p>
          </table:table-cell>
          <table:table-cell office:value-type="string">
            <text:p>|</text:p>
          </table:table-cell>
          <table:table-cell table:formula="of:=IF(ISERROR([Sheet1.M125]);0;[Sheet1.M125])" office:value-type="percentage" office:value="0.711111111111111">
            <text:p>71%</text:p>
          </table:table-cell>
          <table:table-cell office:value-type="string">
            <text:p>|</text:p>
          </table:table-cell>
          <table:table-cell table:formula="of:=[Sheet1.N125]" office:value-type="percentage" office:value="0.568627450980392">
            <text:p>5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6]" office:value-type="string" office:string-value="saddleBrown ">
            <text:p>saddleBrown </text:p>
          </table:table-cell>
          <table:table-cell office:value-type="string">
            <text:p>|</text:p>
          </table:table-cell>
          <table:table-cell table:formula="of:=[Sheet1.E126]" office:value-type="string" office:string-value="#8b4513 ">
            <text:p>#8b4513 </text:p>
          </table:table-cell>
          <table:table-cell table:number-columns-repeated="2" office:value-type="string">
            <text:p>|</text:p>
          </table:table-cell>
          <table:table-cell table:formula="of:=[Sheet1.F126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G126]" office:value-type="float" office:value="69">
            <text:p>69</text:p>
          </table:table-cell>
          <table:table-cell office:value-type="string">
            <text:p>|</text:p>
          </table:table-cell>
          <table:table-cell table:formula="of:=[Sheet1.H126]" office:value-type="float" office:value="19">
            <text:p>19</text:p>
          </table:table-cell>
          <table:table-cell table:number-columns-repeated="2" office:value-type="string">
            <text:p>|</text:p>
          </table:table-cell>
          <table:table-cell table:formula="of:=[Sheet1.I126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J126]" office:value-type="percentage" office:value="0.270588235294118">
            <text:p>27%</text:p>
          </table:table-cell>
          <table:table-cell office:value-type="string">
            <text:p>|</text:p>
          </table:table-cell>
          <table:table-cell table:formula="of:=[Sheet1.K126]" office:value-type="percentage" office:value="0.0745098039215686">
            <text:p>7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6]); 0; [Sheet1.L126])" office:value-type="float" office:value="25">
            <text:p>25</text:p>
          </table:table-cell>
          <table:table-cell office:value-type="string">
            <text:p>|</text:p>
          </table:table-cell>
          <table:table-cell table:formula="of:=IF(ISERROR([Sheet1.M126]);0;[Sheet1.M126])" office:value-type="percentage" office:value="0.863309352517986">
            <text:p>86%</text:p>
          </table:table-cell>
          <table:table-cell office:value-type="string">
            <text:p>|</text:p>
          </table:table-cell>
          <table:table-cell table:formula="of:=[Sheet1.N126]" office:value-type="percentage" office:value="0.309803921568627">
            <text:p>3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7]" office:value-type="string" office:string-value="salmon ">
            <text:p>salmon </text:p>
          </table:table-cell>
          <table:table-cell office:value-type="string">
            <text:p>|</text:p>
          </table:table-cell>
          <table:table-cell table:formula="of:=[Sheet1.E127]" office:value-type="string" office:string-value="#fa8072 ">
            <text:p>#fa8072 </text:p>
          </table:table-cell>
          <table:table-cell table:number-columns-repeated="2" office:value-type="string">
            <text:p>|</text:p>
          </table:table-cell>
          <table:table-cell table:formula="of:=[Sheet1.F127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G127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27]" office:value-type="float" office:value="114">
            <text:p>114</text:p>
          </table:table-cell>
          <table:table-cell table:number-columns-repeated="2" office:value-type="string">
            <text:p>|</text:p>
          </table:table-cell>
          <table:table-cell table:formula="of:=[Sheet1.I127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J127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27]" office:value-type="percentage" office:value="0.447058823529412">
            <text:p>4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7]); 0; [Sheet1.L127])" office:value-type="float" office:value="6.1764705882353">
            <text:p>6</text:p>
          </table:table-cell>
          <table:table-cell office:value-type="string">
            <text:p>|</text:p>
          </table:table-cell>
          <table:table-cell table:formula="of:=IF(ISERROR([Sheet1.M127]);0;[Sheet1.M127])" office:value-type="percentage" office:value="0.544">
            <text:p>54%</text:p>
          </table:table-cell>
          <table:table-cell office:value-type="string">
            <text:p>|</text:p>
          </table:table-cell>
          <table:table-cell table:formula="of:=[Sheet1.N127]" office:value-type="percentage" office:value="0.713725490196078">
            <text:p>71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8]" office:value-type="string" office:string-value="sandyBrown ">
            <text:p>sandyBrown </text:p>
          </table:table-cell>
          <table:table-cell office:value-type="string">
            <text:p>|</text:p>
          </table:table-cell>
          <table:table-cell table:formula="of:=[Sheet1.E128]" office:value-type="string" office:string-value="#f4a460 ">
            <text:p>#f4a460 </text:p>
          </table:table-cell>
          <table:table-cell table:number-columns-repeated="2" office:value-type="string">
            <text:p>|</text:p>
          </table:table-cell>
          <table:table-cell table:formula="of:=[Sheet1.F128]" office:value-type="float" office:value="244">
            <text:p>244</text:p>
          </table:table-cell>
          <table:table-cell office:value-type="string">
            <text:p>|</text:p>
          </table:table-cell>
          <table:table-cell table:formula="of:=[Sheet1.G128]" office:value-type="float" office:value="164">
            <text:p>164</text:p>
          </table:table-cell>
          <table:table-cell office:value-type="string">
            <text:p>|</text:p>
          </table:table-cell>
          <table:table-cell table:formula="of:=[Sheet1.H128]" office:value-type="float" office:value="96">
            <text:p>96</text:p>
          </table:table-cell>
          <table:table-cell table:number-columns-repeated="2" office:value-type="string">
            <text:p>|</text:p>
          </table:table-cell>
          <table:table-cell table:formula="of:=[Sheet1.I128]" office:value-type="percentage" office:value="0.956862745098039">
            <text:p>96%</text:p>
          </table:table-cell>
          <table:table-cell office:value-type="string">
            <text:p>|</text:p>
          </table:table-cell>
          <table:table-cell table:formula="of:=[Sheet1.J128]" office:value-type="percentage" office:value="0.643137254901961">
            <text:p>64%</text:p>
          </table:table-cell>
          <table:table-cell office:value-type="string">
            <text:p>|</text:p>
          </table:table-cell>
          <table:table-cell table:formula="of:=[Sheet1.K128]" office:value-type="percentage" office:value="0.376470588235294">
            <text:p>3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8]); 0; [Sheet1.L128])" office:value-type="float" office:value="27.5675675675676">
            <text:p>28</text:p>
          </table:table-cell>
          <table:table-cell office:value-type="string">
            <text:p>|</text:p>
          </table:table-cell>
          <table:table-cell table:formula="of:=IF(ISERROR([Sheet1.M128]);0;[Sheet1.M128])" office:value-type="percentage" office:value="0.60655737704918">
            <text:p>61%</text:p>
          </table:table-cell>
          <table:table-cell office:value-type="string">
            <text:p>|</text:p>
          </table:table-cell>
          <table:table-cell table:formula="of:=[Sheet1.N128]" office:value-type="percentage" office:value="0.666666666666667">
            <text:p>6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29]" office:value-type="string" office:string-value="seaGreen ">
            <text:p>seaGreen </text:p>
          </table:table-cell>
          <table:table-cell office:value-type="string">
            <text:p>|</text:p>
          </table:table-cell>
          <table:table-cell table:formula="of:=[Sheet1.E129]" office:value-type="string" office:string-value="#2e8b57 ">
            <text:p>#2e8b57 </text:p>
          </table:table-cell>
          <table:table-cell table:number-columns-repeated="2" office:value-type="string">
            <text:p>|</text:p>
          </table:table-cell>
          <table:table-cell table:formula="of:=[Sheet1.F129]" office:value-type="float" office:value="46">
            <text:p>46</text:p>
          </table:table-cell>
          <table:table-cell office:value-type="string">
            <text:p>|</text:p>
          </table:table-cell>
          <table:table-cell table:formula="of:=[Sheet1.G129]" office:value-type="float" office:value="139">
            <text:p>139</text:p>
          </table:table-cell>
          <table:table-cell office:value-type="string">
            <text:p>|</text:p>
          </table:table-cell>
          <table:table-cell table:formula="of:=[Sheet1.H129]" office:value-type="float" office:value="87">
            <text:p>87</text:p>
          </table:table-cell>
          <table:table-cell table:number-columns-repeated="2" office:value-type="string">
            <text:p>|</text:p>
          </table:table-cell>
          <table:table-cell table:formula="of:=[Sheet1.I129]" office:value-type="percentage" office:value="0.180392156862745">
            <text:p>18%</text:p>
          </table:table-cell>
          <table:table-cell office:value-type="string">
            <text:p>|</text:p>
          </table:table-cell>
          <table:table-cell table:formula="of:=[Sheet1.J129]" office:value-type="percentage" office:value="0.545098039215686">
            <text:p>55%</text:p>
          </table:table-cell>
          <table:table-cell office:value-type="string">
            <text:p>|</text:p>
          </table:table-cell>
          <table:table-cell table:formula="of:=[Sheet1.K129]" office:value-type="percentage" office:value="0.341176470588235">
            <text:p>34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29]); 0; [Sheet1.L129])" office:value-type="float" office:value="146.451612903226">
            <text:p>146</text:p>
          </table:table-cell>
          <table:table-cell office:value-type="string">
            <text:p>|</text:p>
          </table:table-cell>
          <table:table-cell table:formula="of:=IF(ISERROR([Sheet1.M129]);0;[Sheet1.M129])" office:value-type="percentage" office:value="0.669064748201439">
            <text:p>67%</text:p>
          </table:table-cell>
          <table:table-cell office:value-type="string">
            <text:p>|</text:p>
          </table:table-cell>
          <table:table-cell table:formula="of:=[Sheet1.N129]" office:value-type="percentage" office:value="0.362745098039216">
            <text:p>3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0]" office:value-type="string" office:string-value="seashell ">
            <text:p>seashell </text:p>
          </table:table-cell>
          <table:table-cell office:value-type="string">
            <text:p>|</text:p>
          </table:table-cell>
          <table:table-cell table:formula="of:=[Sheet1.E130]" office:value-type="string" office:string-value="#fff5ee ">
            <text:p>#fff5ee </text:p>
          </table:table-cell>
          <table:table-cell table:number-columns-repeated="2" office:value-type="string">
            <text:p>|</text:p>
          </table:table-cell>
          <table:table-cell table:formula="of:=[Sheet1.F130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30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130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130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30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130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0]); 0; [Sheet1.L130])" office:value-type="float" office:value="24.7058823529412">
            <text:p>25</text:p>
          </table:table-cell>
          <table:table-cell office:value-type="string">
            <text:p>|</text:p>
          </table:table-cell>
          <table:table-cell table:formula="of:=IF(ISERROR([Sheet1.M130]);0;[Sheet1.M130])" office:value-type="percentage" office:value="0.0666666666666667">
            <text:p>7%</text:p>
          </table:table-cell>
          <table:table-cell office:value-type="string">
            <text:p>|</text:p>
          </table:table-cell>
          <table:table-cell table:formula="of:=[Sheet1.N130]" office:value-type="percentage" office:value="0.966666666666667">
            <text:p>97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1]" office:value-type="string" office:string-value="sienna ">
            <text:p>sienna </text:p>
          </table:table-cell>
          <table:table-cell office:value-type="string">
            <text:p>|</text:p>
          </table:table-cell>
          <table:table-cell table:formula="of:=[Sheet1.E131]" office:value-type="string" office:string-value="#a0522d ">
            <text:p>#a0522d </text:p>
          </table:table-cell>
          <table:table-cell table:number-columns-repeated="2" office:value-type="string">
            <text:p>|</text:p>
          </table:table-cell>
          <table:table-cell table:formula="of:=[Sheet1.F131]" office:value-type="float" office:value="160">
            <text:p>160</text:p>
          </table:table-cell>
          <table:table-cell office:value-type="string">
            <text:p>|</text:p>
          </table:table-cell>
          <table:table-cell table:formula="of:=[Sheet1.G131]" office:value-type="float" office:value="82">
            <text:p>82</text:p>
          </table:table-cell>
          <table:table-cell office:value-type="string">
            <text:p>|</text:p>
          </table:table-cell>
          <table:table-cell table:formula="of:=[Sheet1.H131]" office:value-type="float" office:value="45">
            <text:p>45</text:p>
          </table:table-cell>
          <table:table-cell table:number-columns-repeated="2" office:value-type="string">
            <text:p>|</text:p>
          </table:table-cell>
          <table:table-cell table:formula="of:=[Sheet1.I131]" office:value-type="percentage" office:value="0.627450980392157">
            <text:p>63%</text:p>
          </table:table-cell>
          <table:table-cell office:value-type="string">
            <text:p>|</text:p>
          </table:table-cell>
          <table:table-cell table:formula="of:=[Sheet1.J131]" office:value-type="percentage" office:value="0.32156862745098">
            <text:p>32%</text:p>
          </table:table-cell>
          <table:table-cell office:value-type="string">
            <text:p>|</text:p>
          </table:table-cell>
          <table:table-cell table:formula="of:=[Sheet1.K131]" office:value-type="percentage" office:value="0.176470588235294">
            <text:p>1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1]); 0; [Sheet1.L131])" office:value-type="float" office:value="19.3043478260869">
            <text:p>19</text:p>
          </table:table-cell>
          <table:table-cell office:value-type="string">
            <text:p>|</text:p>
          </table:table-cell>
          <table:table-cell table:formula="of:=IF(ISERROR([Sheet1.M131]);0;[Sheet1.M131])" office:value-type="percentage" office:value="0.71875">
            <text:p>72%</text:p>
          </table:table-cell>
          <table:table-cell office:value-type="string">
            <text:p>|</text:p>
          </table:table-cell>
          <table:table-cell table:formula="of:=[Sheet1.N131]" office:value-type="percentage" office:value="0.401960784313726">
            <text:p>4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2]" office:value-type="string" office:string-value="silver ">
            <text:p>silver </text:p>
          </table:table-cell>
          <table:table-cell office:value-type="string">
            <text:p>|</text:p>
          </table:table-cell>
          <table:table-cell table:formula="of:=[Sheet1.E132]" office:value-type="string" office:string-value="#c0c0c0 ">
            <text:p>#c0c0c0 </text:p>
          </table:table-cell>
          <table:table-cell table:number-columns-repeated="2" office:value-type="string">
            <text:p>|</text:p>
          </table:table-cell>
          <table:table-cell table:formula="of:=[Sheet1.F132]" office:value-type="float" office:value="192">
            <text:p>192</text:p>
          </table:table-cell>
          <table:table-cell office:value-type="string">
            <text:p>|</text:p>
          </table:table-cell>
          <table:table-cell table:formula="of:=[Sheet1.G132]" office:value-type="float" office:value="192">
            <text:p>192</text:p>
          </table:table-cell>
          <table:table-cell office:value-type="string">
            <text:p>|</text:p>
          </table:table-cell>
          <table:table-cell table:formula="of:=[Sheet1.H132]" office:value-type="float" office:value="192">
            <text:p>192</text:p>
          </table:table-cell>
          <table:table-cell table:number-columns-repeated="2" office:value-type="string">
            <text:p>|</text:p>
          </table:table-cell>
          <table:table-cell table:formula="of:=[Sheet1.I132]" office:value-type="percentage" office:value="0.752941176470588">
            <text:p>75%</text:p>
          </table:table-cell>
          <table:table-cell office:value-type="string">
            <text:p>|</text:p>
          </table:table-cell>
          <table:table-cell table:formula="of:=[Sheet1.J132]" office:value-type="percentage" office:value="0.752941176470588">
            <text:p>75%</text:p>
          </table:table-cell>
          <table:table-cell office:value-type="string">
            <text:p>|</text:p>
          </table:table-cell>
          <table:table-cell table:formula="of:=[Sheet1.K132]" office:value-type="percentage" office:value="0.752941176470588">
            <text:p>7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2]); 0; [Sheet1.L132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32]);0;[Sheet1.M132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32]" office:value-type="percentage" office:value="0.752941176470588">
            <text:p>7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3]" office:value-type="string" office:string-value="skyBlue ">
            <text:p>skyBlue </text:p>
          </table:table-cell>
          <table:table-cell office:value-type="string">
            <text:p>|</text:p>
          </table:table-cell>
          <table:table-cell table:formula="of:=[Sheet1.E133]" office:value-type="string" office:string-value="#87ceeb ">
            <text:p>#87ceeb </text:p>
          </table:table-cell>
          <table:table-cell table:number-columns-repeated="2" office:value-type="string">
            <text:p>|</text:p>
          </table:table-cell>
          <table:table-cell table:formula="of:=[Sheet1.F133]" office:value-type="float" office:value="135">
            <text:p>135</text:p>
          </table:table-cell>
          <table:table-cell office:value-type="string">
            <text:p>|</text:p>
          </table:table-cell>
          <table:table-cell table:formula="of:=[Sheet1.G133]" office:value-type="float" office:value="206">
            <text:p>206</text:p>
          </table:table-cell>
          <table:table-cell office:value-type="string">
            <text:p>|</text:p>
          </table:table-cell>
          <table:table-cell table:formula="of:=[Sheet1.H133]" office:value-type="float" office:value="235">
            <text:p>235</text:p>
          </table:table-cell>
          <table:table-cell table:number-columns-repeated="2" office:value-type="string">
            <text:p>|</text:p>
          </table:table-cell>
          <table:table-cell table:formula="of:=[Sheet1.I133]" office:value-type="percentage" office:value="0.529411764705882">
            <text:p>53%</text:p>
          </table:table-cell>
          <table:table-cell office:value-type="string">
            <text:p>|</text:p>
          </table:table-cell>
          <table:table-cell table:formula="of:=[Sheet1.J133]" office:value-type="percentage" office:value="0.807843137254902">
            <text:p>81%</text:p>
          </table:table-cell>
          <table:table-cell office:value-type="string">
            <text:p>|</text:p>
          </table:table-cell>
          <table:table-cell table:formula="of:=[Sheet1.K133]" office:value-type="percentage" office:value="0.92156862745098">
            <text:p>9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3]); 0; [Sheet1.L133])" office:value-type="float" office:value="197.4">
            <text:p>197</text:p>
          </table:table-cell>
          <table:table-cell office:value-type="string">
            <text:p>|</text:p>
          </table:table-cell>
          <table:table-cell table:formula="of:=IF(ISERROR([Sheet1.M133]);0;[Sheet1.M133])" office:value-type="percentage" office:value="0.425531914893617">
            <text:p>43%</text:p>
          </table:table-cell>
          <table:table-cell office:value-type="string">
            <text:p>|</text:p>
          </table:table-cell>
          <table:table-cell table:formula="of:=[Sheet1.N133]" office:value-type="percentage" office:value="0.725490196078431">
            <text:p>7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4]" office:value-type="string" office:string-value="slateBlue ">
            <text:p>slateBlue </text:p>
          </table:table-cell>
          <table:table-cell office:value-type="string">
            <text:p>|</text:p>
          </table:table-cell>
          <table:table-cell table:formula="of:=[Sheet1.E134]" office:value-type="string" office:string-value="#6a5acd ">
            <text:p>#6a5acd </text:p>
          </table:table-cell>
          <table:table-cell table:number-columns-repeated="2" office:value-type="string">
            <text:p>|</text:p>
          </table:table-cell>
          <table:table-cell table:formula="of:=[Sheet1.F134]" office:value-type="float" office:value="106">
            <text:p>106</text:p>
          </table:table-cell>
          <table:table-cell office:value-type="string">
            <text:p>|</text:p>
          </table:table-cell>
          <table:table-cell table:formula="of:=[Sheet1.G134]" office:value-type="float" office:value="90">
            <text:p>90</text:p>
          </table:table-cell>
          <table:table-cell office:value-type="string">
            <text:p>|</text:p>
          </table:table-cell>
          <table:table-cell table:formula="of:=[Sheet1.H134]" office:value-type="float" office:value="205">
            <text:p>205</text:p>
          </table:table-cell>
          <table:table-cell table:number-columns-repeated="2" office:value-type="string">
            <text:p>|</text:p>
          </table:table-cell>
          <table:table-cell table:formula="of:=[Sheet1.I134]" office:value-type="percentage" office:value="0.415686274509804">
            <text:p>42%</text:p>
          </table:table-cell>
          <table:table-cell office:value-type="string">
            <text:p>|</text:p>
          </table:table-cell>
          <table:table-cell table:formula="of:=[Sheet1.J134]" office:value-type="percentage" office:value="0.352941176470588">
            <text:p>35%</text:p>
          </table:table-cell>
          <table:table-cell office:value-type="string">
            <text:p>|</text:p>
          </table:table-cell>
          <table:table-cell table:formula="of:=[Sheet1.K134]" office:value-type="percentage" office:value="0.803921568627451">
            <text:p>8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4]); 0; [Sheet1.L134])" office:value-type="float" office:value="248.347826086957">
            <text:p>248</text:p>
          </table:table-cell>
          <table:table-cell office:value-type="string">
            <text:p>|</text:p>
          </table:table-cell>
          <table:table-cell table:formula="of:=IF(ISERROR([Sheet1.M134]);0;[Sheet1.M134])" office:value-type="percentage" office:value="0.560975609756098">
            <text:p>56%</text:p>
          </table:table-cell>
          <table:table-cell office:value-type="string">
            <text:p>|</text:p>
          </table:table-cell>
          <table:table-cell table:formula="of:=[Sheet1.N134]" office:value-type="percentage" office:value="0.57843137254902">
            <text:p>58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5]" office:value-type="string" office:string-value="slateGray ">
            <text:p>slateGray </text:p>
          </table:table-cell>
          <table:table-cell office:value-type="string">
            <text:p>|</text:p>
          </table:table-cell>
          <table:table-cell table:formula="of:=[Sheet1.E135]" office:value-type="string" office:string-value="#708090 ">
            <text:p>#708090 </text:p>
          </table:table-cell>
          <table:table-cell table:number-columns-repeated="2" office:value-type="string">
            <text:p>|</text:p>
          </table:table-cell>
          <table:table-cell table:formula="of:=[Sheet1.F135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G135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35]" office:value-type="float" office:value="144">
            <text:p>144</text:p>
          </table:table-cell>
          <table:table-cell table:number-columns-repeated="2" office:value-type="string">
            <text:p>|</text:p>
          </table:table-cell>
          <table:table-cell table:formula="of:=[Sheet1.I135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J135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35]" office:value-type="percentage" office:value="0.564705882352941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5]); 0; [Sheet1.L135])" office:value-type="float" office:value="210">
            <text:p>210</text:p>
          </table:table-cell>
          <table:table-cell office:value-type="string">
            <text:p>|</text:p>
          </table:table-cell>
          <table:table-cell table:formula="of:=IF(ISERROR([Sheet1.M135]);0;[Sheet1.M135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135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6]" office:value-type="string" office:string-value="slateGrey ">
            <text:p>slateGrey </text:p>
          </table:table-cell>
          <table:table-cell office:value-type="string">
            <text:p>|</text:p>
          </table:table-cell>
          <table:table-cell table:formula="of:=[Sheet1.E136]" office:value-type="string" office:string-value="#708090 ">
            <text:p>#708090 </text:p>
          </table:table-cell>
          <table:table-cell table:number-columns-repeated="2" office:value-type="string">
            <text:p>|</text:p>
          </table:table-cell>
          <table:table-cell table:formula="of:=[Sheet1.F136]" office:value-type="float" office:value="112">
            <text:p>112</text:p>
          </table:table-cell>
          <table:table-cell office:value-type="string">
            <text:p>|</text:p>
          </table:table-cell>
          <table:table-cell table:formula="of:=[Sheet1.G136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36]" office:value-type="float" office:value="144">
            <text:p>144</text:p>
          </table:table-cell>
          <table:table-cell table:number-columns-repeated="2" office:value-type="string">
            <text:p>|</text:p>
          </table:table-cell>
          <table:table-cell table:formula="of:=[Sheet1.I136]" office:value-type="percentage" office:value="0.43921568627451">
            <text:p>44%</text:p>
          </table:table-cell>
          <table:table-cell office:value-type="string">
            <text:p>|</text:p>
          </table:table-cell>
          <table:table-cell table:formula="of:=[Sheet1.J136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36]" office:value-type="percentage" office:value="0.564705882352941">
            <text:p>5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6]); 0; [Sheet1.L136])" office:value-type="float" office:value="210">
            <text:p>210</text:p>
          </table:table-cell>
          <table:table-cell office:value-type="string">
            <text:p>|</text:p>
          </table:table-cell>
          <table:table-cell table:formula="of:=IF(ISERROR([Sheet1.M136]);0;[Sheet1.M136])" office:value-type="percentage" office:value="0.222222222222222">
            <text:p>22%</text:p>
          </table:table-cell>
          <table:table-cell office:value-type="string">
            <text:p>|</text:p>
          </table:table-cell>
          <table:table-cell table:formula="of:=[Sheet1.N136]" office:value-type="percentage" office:value="0.501960784313726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7]" office:value-type="string" office:string-value="snow ">
            <text:p>snow </text:p>
          </table:table-cell>
          <table:table-cell office:value-type="string">
            <text:p>|</text:p>
          </table:table-cell>
          <table:table-cell table:formula="of:=[Sheet1.E137]" office:value-type="string" office:string-value="#fffafa ">
            <text:p>#fffafa </text:p>
          </table:table-cell>
          <table:table-cell table:number-columns-repeated="2" office:value-type="string">
            <text:p>|</text:p>
          </table:table-cell>
          <table:table-cell table:formula="of:=[Sheet1.F13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37]" office:value-type="float" office:value="250">
            <text:p>250</text:p>
          </table:table-cell>
          <table:table-cell office:value-type="string">
            <text:p>|</text:p>
          </table:table-cell>
          <table:table-cell table:formula="of:=[Sheet1.H137]" office:value-type="float" office:value="250">
            <text:p>250</text:p>
          </table:table-cell>
          <table:table-cell table:number-columns-repeated="2" office:value-type="string">
            <text:p>|</text:p>
          </table:table-cell>
          <table:table-cell table:formula="of:=[Sheet1.I13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37]" office:value-type="percentage" office:value="0.980392156862745">
            <text:p>98%</text:p>
          </table:table-cell>
          <table:table-cell office:value-type="string">
            <text:p>|</text:p>
          </table:table-cell>
          <table:table-cell table:formula="of:=[Sheet1.K137]" office:value-type="percentage" office:value="0.980392156862745">
            <text:p>9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7]); 0; [Sheet1.L137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37]);0;[Sheet1.M137])" office:value-type="percentage" office:value="0.0196078431372549">
            <text:p>2%</text:p>
          </table:table-cell>
          <table:table-cell office:value-type="string">
            <text:p>|</text:p>
          </table:table-cell>
          <table:table-cell table:formula="of:=[Sheet1.N137]" office:value-type="percentage" office:value="0.990196078431373">
            <text:p>9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8]" office:value-type="string" office:string-value="springGreen ">
            <text:p>springGreen </text:p>
          </table:table-cell>
          <table:table-cell office:value-type="string">
            <text:p>|</text:p>
          </table:table-cell>
          <table:table-cell table:formula="of:=[Sheet1.E138]" office:value-type="string" office:string-value="#00ff7f ">
            <text:p>#00ff7f </text:p>
          </table:table-cell>
          <table:table-cell table:number-columns-repeated="2" office:value-type="string">
            <text:p>|</text:p>
          </table:table-cell>
          <table:table-cell table:formula="of:=[Sheet1.F138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38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38]" office:value-type="float" office:value="127">
            <text:p>127</text:p>
          </table:table-cell>
          <table:table-cell table:number-columns-repeated="2" office:value-type="string">
            <text:p>|</text:p>
          </table:table-cell>
          <table:table-cell table:formula="of:=[Sheet1.I138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38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38]" office:value-type="percentage" office:value="0.498039215686275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8]); 0; [Sheet1.L138])" office:value-type="float" office:value="149.882352941176">
            <text:p>150</text:p>
          </table:table-cell>
          <table:table-cell office:value-type="string">
            <text:p>|</text:p>
          </table:table-cell>
          <table:table-cell table:formula="of:=IF(ISERROR([Sheet1.M138]);0;[Sheet1.M138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38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39]" office:value-type="string" office:string-value="steelBlue ">
            <text:p>steelBlue </text:p>
          </table:table-cell>
          <table:table-cell office:value-type="string">
            <text:p>|</text:p>
          </table:table-cell>
          <table:table-cell table:formula="of:=[Sheet1.E139]" office:value-type="string" office:string-value="#4682b4 ">
            <text:p>#4682b4 </text:p>
          </table:table-cell>
          <table:table-cell table:number-columns-repeated="2" office:value-type="string">
            <text:p>|</text:p>
          </table:table-cell>
          <table:table-cell table:formula="of:=[Sheet1.F139]" office:value-type="float" office:value="70">
            <text:p>70</text:p>
          </table:table-cell>
          <table:table-cell office:value-type="string">
            <text:p>|</text:p>
          </table:table-cell>
          <table:table-cell table:formula="of:=[Sheet1.G139]" office:value-type="float" office:value="130">
            <text:p>130</text:p>
          </table:table-cell>
          <table:table-cell office:value-type="string">
            <text:p>|</text:p>
          </table:table-cell>
          <table:table-cell table:formula="of:=[Sheet1.H139]" office:value-type="float" office:value="180">
            <text:p>180</text:p>
          </table:table-cell>
          <table:table-cell table:number-columns-repeated="2" office:value-type="string">
            <text:p>|</text:p>
          </table:table-cell>
          <table:table-cell table:formula="of:=[Sheet1.I139]" office:value-type="percentage" office:value="0.274509803921569">
            <text:p>27%</text:p>
          </table:table-cell>
          <table:table-cell office:value-type="string">
            <text:p>|</text:p>
          </table:table-cell>
          <table:table-cell table:formula="of:=[Sheet1.J139]" office:value-type="percentage" office:value="0.509803921568627">
            <text:p>51%</text:p>
          </table:table-cell>
          <table:table-cell office:value-type="string">
            <text:p>|</text:p>
          </table:table-cell>
          <table:table-cell table:formula="of:=[Sheet1.K139]" office:value-type="percentage" office:value="0.705882352941176">
            <text:p>71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39]); 0; [Sheet1.L139])" office:value-type="float" office:value="207.272727272727">
            <text:p>207</text:p>
          </table:table-cell>
          <table:table-cell office:value-type="string">
            <text:p>|</text:p>
          </table:table-cell>
          <table:table-cell table:formula="of:=IF(ISERROR([Sheet1.M139]);0;[Sheet1.M139])" office:value-type="percentage" office:value="0.611111111111111">
            <text:p>61%</text:p>
          </table:table-cell>
          <table:table-cell office:value-type="string">
            <text:p>|</text:p>
          </table:table-cell>
          <table:table-cell table:formula="of:=[Sheet1.N139]" office:value-type="percentage" office:value="0.490196078431373">
            <text:p>4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0]" office:value-type="string" office:string-value="tan ">
            <text:p>tan </text:p>
          </table:table-cell>
          <table:table-cell office:value-type="string">
            <text:p>|</text:p>
          </table:table-cell>
          <table:table-cell table:formula="of:=[Sheet1.E140]" office:value-type="string" office:string-value="#d2b48c ">
            <text:p>#d2b48c </text:p>
          </table:table-cell>
          <table:table-cell table:number-columns-repeated="2" office:value-type="string">
            <text:p>|</text:p>
          </table:table-cell>
          <table:table-cell table:formula="of:=[Sheet1.F140]" office:value-type="float" office:value="210">
            <text:p>210</text:p>
          </table:table-cell>
          <table:table-cell office:value-type="string">
            <text:p>|</text:p>
          </table:table-cell>
          <table:table-cell table:formula="of:=[Sheet1.G140]" office:value-type="float" office:value="180">
            <text:p>180</text:p>
          </table:table-cell>
          <table:table-cell office:value-type="string">
            <text:p>|</text:p>
          </table:table-cell>
          <table:table-cell table:formula="of:=[Sheet1.H140]" office:value-type="float" office:value="140">
            <text:p>140</text:p>
          </table:table-cell>
          <table:table-cell table:number-columns-repeated="2" office:value-type="string">
            <text:p>|</text:p>
          </table:table-cell>
          <table:table-cell table:formula="of:=[Sheet1.I140]" office:value-type="percentage" office:value="0.823529411764706">
            <text:p>82%</text:p>
          </table:table-cell>
          <table:table-cell office:value-type="string">
            <text:p>|</text:p>
          </table:table-cell>
          <table:table-cell table:formula="of:=[Sheet1.J140]" office:value-type="percentage" office:value="0.705882352941176">
            <text:p>71%</text:p>
          </table:table-cell>
          <table:table-cell office:value-type="string">
            <text:p>|</text:p>
          </table:table-cell>
          <table:table-cell table:formula="of:=[Sheet1.K140]" office:value-type="percentage" office:value="0.549019607843137">
            <text:p>5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0]); 0; [Sheet1.L140])" office:value-type="float" office:value="34.2857142857143">
            <text:p>34</text:p>
          </table:table-cell>
          <table:table-cell office:value-type="string">
            <text:p>|</text:p>
          </table:table-cell>
          <table:table-cell table:formula="of:=IF(ISERROR([Sheet1.M140]);0;[Sheet1.M140])" office:value-type="percentage" office:value="0.333333333333333">
            <text:p>33%</text:p>
          </table:table-cell>
          <table:table-cell office:value-type="string">
            <text:p>|</text:p>
          </table:table-cell>
          <table:table-cell table:formula="of:=[Sheet1.N140]" office:value-type="percentage" office:value="0.686274509803922">
            <text:p>69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1]" office:value-type="string" office:string-value="teal ">
            <text:p>teal </text:p>
          </table:table-cell>
          <table:table-cell office:value-type="string">
            <text:p>|</text:p>
          </table:table-cell>
          <table:table-cell table:formula="of:=[Sheet1.E141]" office:value-type="string" office:string-value="#008080 ">
            <text:p>#008080 </text:p>
          </table:table-cell>
          <table:table-cell table:number-columns-repeated="2" office:value-type="string">
            <text:p>|</text:p>
          </table:table-cell>
          <table:table-cell table:formula="of:=[Sheet1.F141]" office:value-type="float" office:value="0">
            <text:p>0</text:p>
          </table:table-cell>
          <table:table-cell office:value-type="string">
            <text:p>|</text:p>
          </table:table-cell>
          <table:table-cell table:formula="of:=[Sheet1.G141]" office:value-type="float" office:value="128">
            <text:p>128</text:p>
          </table:table-cell>
          <table:table-cell office:value-type="string">
            <text:p>|</text:p>
          </table:table-cell>
          <table:table-cell table:formula="of:=[Sheet1.H141]" office:value-type="float" office:value="128">
            <text:p>128</text:p>
          </table:table-cell>
          <table:table-cell table:number-columns-repeated="2" office:value-type="string">
            <text:p>|</text:p>
          </table:table-cell>
          <table:table-cell table:formula="of:=[Sheet1.I141]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J141]" office:value-type="percentage" office:value="0.501960784313726">
            <text:p>50%</text:p>
          </table:table-cell>
          <table:table-cell office:value-type="string">
            <text:p>|</text:p>
          </table:table-cell>
          <table:table-cell table:formula="of:=[Sheet1.K141]" office:value-type="percentage" office:value="0.501960784313726">
            <text:p>5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1]); 0; [Sheet1.L141])" office:value-type="float" office:value="180">
            <text:p>180</text:p>
          </table:table-cell>
          <table:table-cell office:value-type="string">
            <text:p>|</text:p>
          </table:table-cell>
          <table:table-cell table:formula="of:=IF(ISERROR([Sheet1.M141]);0;[Sheet1.M141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41]" office:value-type="percentage" office:value="0.250980392156863">
            <text:p>25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2]" office:value-type="string" office:string-value="thistle ">
            <text:p>thistle </text:p>
          </table:table-cell>
          <table:table-cell office:value-type="string">
            <text:p>|</text:p>
          </table:table-cell>
          <table:table-cell table:formula="of:=[Sheet1.E142]" office:value-type="string" office:string-value="#d8bfd8 ">
            <text:p>#d8bfd8 </text:p>
          </table:table-cell>
          <table:table-cell table:number-columns-repeated="2" office:value-type="string">
            <text:p>|</text:p>
          </table:table-cell>
          <table:table-cell table:formula="of:=[Sheet1.F142]" office:value-type="float" office:value="216">
            <text:p>216</text:p>
          </table:table-cell>
          <table:table-cell office:value-type="string">
            <text:p>|</text:p>
          </table:table-cell>
          <table:table-cell table:formula="of:=[Sheet1.G142]" office:value-type="float" office:value="191">
            <text:p>191</text:p>
          </table:table-cell>
          <table:table-cell office:value-type="string">
            <text:p>|</text:p>
          </table:table-cell>
          <table:table-cell table:formula="of:=[Sheet1.H142]" office:value-type="float" office:value="216">
            <text:p>216</text:p>
          </table:table-cell>
          <table:table-cell table:number-columns-repeated="2" office:value-type="string">
            <text:p>|</text:p>
          </table:table-cell>
          <table:table-cell table:formula="of:=[Sheet1.I142]" office:value-type="percentage" office:value="0.847058823529412">
            <text:p>85%</text:p>
          </table:table-cell>
          <table:table-cell office:value-type="string">
            <text:p>|</text:p>
          </table:table-cell>
          <table:table-cell table:formula="of:=[Sheet1.J142]" office:value-type="percentage" office:value="0.749019607843137">
            <text:p>75%</text:p>
          </table:table-cell>
          <table:table-cell office:value-type="string">
            <text:p>|</text:p>
          </table:table-cell>
          <table:table-cell table:formula="of:=[Sheet1.K142]" office:value-type="percentage" office:value="0.847058823529412">
            <text:p>85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2]); 0; [Sheet1.L142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42]);0;[Sheet1.M142])" office:value-type="percentage" office:value="0.115740740740741">
            <text:p>12%</text:p>
          </table:table-cell>
          <table:table-cell office:value-type="string">
            <text:p>|</text:p>
          </table:table-cell>
          <table:table-cell table:formula="of:=[Sheet1.N142]" office:value-type="percentage" office:value="0.798039215686275">
            <text:p>8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3]" office:value-type="string" office:string-value="tomato ">
            <text:p>tomato </text:p>
          </table:table-cell>
          <table:table-cell office:value-type="string">
            <text:p>|</text:p>
          </table:table-cell>
          <table:table-cell table:formula="of:=[Sheet1.E143]" office:value-type="string" office:string-value="#ff6347 ">
            <text:p>#ff6347 </text:p>
          </table:table-cell>
          <table:table-cell table:number-columns-repeated="2" office:value-type="string">
            <text:p>|</text:p>
          </table:table-cell>
          <table:table-cell table:formula="of:=[Sheet1.F143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43]" office:value-type="float" office:value="99">
            <text:p>99</text:p>
          </table:table-cell>
          <table:table-cell office:value-type="string">
            <text:p>|</text:p>
          </table:table-cell>
          <table:table-cell table:formula="of:=[Sheet1.H143]" office:value-type="float" office:value="71">
            <text:p>71</text:p>
          </table:table-cell>
          <table:table-cell table:number-columns-repeated="2" office:value-type="string">
            <text:p>|</text:p>
          </table:table-cell>
          <table:table-cell table:formula="of:=[Sheet1.I143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43]" office:value-type="percentage" office:value="0.388235294117647">
            <text:p>39%</text:p>
          </table:table-cell>
          <table:table-cell office:value-type="string">
            <text:p>|</text:p>
          </table:table-cell>
          <table:table-cell table:formula="of:=[Sheet1.K143]" office:value-type="percentage" office:value="0.27843137254902">
            <text:p>28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3]); 0; [Sheet1.L143])" office:value-type="float" office:value="9.13043478260869">
            <text:p>9</text:p>
          </table:table-cell>
          <table:table-cell office:value-type="string">
            <text:p>|</text:p>
          </table:table-cell>
          <table:table-cell table:formula="of:=IF(ISERROR([Sheet1.M143]);0;[Sheet1.M143])" office:value-type="percentage" office:value="0.72156862745098">
            <text:p>72%</text:p>
          </table:table-cell>
          <table:table-cell office:value-type="string">
            <text:p>|</text:p>
          </table:table-cell>
          <table:table-cell table:formula="of:=[Sheet1.N143]" office:value-type="percentage" office:value="0.63921568627451">
            <text:p>64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4]" office:value-type="string" office:string-value="turquoise ">
            <text:p>turquoise </text:p>
          </table:table-cell>
          <table:table-cell office:value-type="string">
            <text:p>|</text:p>
          </table:table-cell>
          <table:table-cell table:formula="of:=[Sheet1.E144]" office:value-type="string" office:string-value="#40e0d0 ">
            <text:p>#40e0d0 </text:p>
          </table:table-cell>
          <table:table-cell table:number-columns-repeated="2" office:value-type="string">
            <text:p>|</text:p>
          </table:table-cell>
          <table:table-cell table:formula="of:=[Sheet1.F144]" office:value-type="float" office:value="64">
            <text:p>64</text:p>
          </table:table-cell>
          <table:table-cell office:value-type="string">
            <text:p>|</text:p>
          </table:table-cell>
          <table:table-cell table:formula="of:=[Sheet1.G144]" office:value-type="float" office:value="224">
            <text:p>224</text:p>
          </table:table-cell>
          <table:table-cell office:value-type="string">
            <text:p>|</text:p>
          </table:table-cell>
          <table:table-cell table:formula="of:=[Sheet1.H144]" office:value-type="float" office:value="208">
            <text:p>208</text:p>
          </table:table-cell>
          <table:table-cell table:number-columns-repeated="2" office:value-type="string">
            <text:p>|</text:p>
          </table:table-cell>
          <table:table-cell table:formula="of:=[Sheet1.I144]" office:value-type="percentage" office:value="0.250980392156863">
            <text:p>25%</text:p>
          </table:table-cell>
          <table:table-cell office:value-type="string">
            <text:p>|</text:p>
          </table:table-cell>
          <table:table-cell table:formula="of:=[Sheet1.J144]" office:value-type="percentage" office:value="0.87843137254902">
            <text:p>88%</text:p>
          </table:table-cell>
          <table:table-cell office:value-type="string">
            <text:p>|</text:p>
          </table:table-cell>
          <table:table-cell table:formula="of:=[Sheet1.K144]" office:value-type="percentage" office:value="0.815686274509804">
            <text:p>82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4]); 0; [Sheet1.L144])" office:value-type="float" office:value="174">
            <text:p>174</text:p>
          </table:table-cell>
          <table:table-cell office:value-type="string">
            <text:p>|</text:p>
          </table:table-cell>
          <table:table-cell table:formula="of:=IF(ISERROR([Sheet1.M144]);0;[Sheet1.M144])" office:value-type="percentage" office:value="0.714285714285714">
            <text:p>71%</text:p>
          </table:table-cell>
          <table:table-cell office:value-type="string">
            <text:p>|</text:p>
          </table:table-cell>
          <table:table-cell table:formula="of:=[Sheet1.N144]" office:value-type="percentage" office:value="0.564705882352941">
            <text:p>5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5]" office:value-type="string" office:string-value="violet ">
            <text:p>violet </text:p>
          </table:table-cell>
          <table:table-cell office:value-type="string">
            <text:p>|</text:p>
          </table:table-cell>
          <table:table-cell table:formula="of:=[Sheet1.E145]" office:value-type="string" office:string-value="#ee82ee ">
            <text:p>#ee82ee </text:p>
          </table:table-cell>
          <table:table-cell table:number-columns-repeated="2" office:value-type="string">
            <text:p>|</text:p>
          </table:table-cell>
          <table:table-cell table:formula="of:=[Sheet1.F145]" office:value-type="float" office:value="238">
            <text:p>238</text:p>
          </table:table-cell>
          <table:table-cell office:value-type="string">
            <text:p>|</text:p>
          </table:table-cell>
          <table:table-cell table:formula="of:=[Sheet1.G145]" office:value-type="float" office:value="130">
            <text:p>130</text:p>
          </table:table-cell>
          <table:table-cell office:value-type="string">
            <text:p>|</text:p>
          </table:table-cell>
          <table:table-cell table:formula="of:=[Sheet1.H145]" office:value-type="float" office:value="238">
            <text:p>238</text:p>
          </table:table-cell>
          <table:table-cell table:number-columns-repeated="2" office:value-type="string">
            <text:p>|</text:p>
          </table:table-cell>
          <table:table-cell table:formula="of:=[Sheet1.I145]" office:value-type="percentage" office:value="0.933333333333333">
            <text:p>93%</text:p>
          </table:table-cell>
          <table:table-cell office:value-type="string">
            <text:p>|</text:p>
          </table:table-cell>
          <table:table-cell table:formula="of:=[Sheet1.J145]" office:value-type="percentage" office:value="0.509803921568627">
            <text:p>51%</text:p>
          </table:table-cell>
          <table:table-cell office:value-type="string">
            <text:p>|</text:p>
          </table:table-cell>
          <table:table-cell table:formula="of:=[Sheet1.K145]" office:value-type="percentage" office:value="0.933333333333333">
            <text:p>93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5]); 0; [Sheet1.L145])" office:value-type="float" office:value="300">
            <text:p>300</text:p>
          </table:table-cell>
          <table:table-cell office:value-type="string">
            <text:p>|</text:p>
          </table:table-cell>
          <table:table-cell table:formula="of:=IF(ISERROR([Sheet1.M145]);0;[Sheet1.M145])" office:value-type="percentage" office:value="0.453781512605042">
            <text:p>45%</text:p>
          </table:table-cell>
          <table:table-cell office:value-type="string">
            <text:p>|</text:p>
          </table:table-cell>
          <table:table-cell table:formula="of:=[Sheet1.N145]" office:value-type="percentage" office:value="0.72156862745098">
            <text:p>72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6]" office:value-type="string" office:string-value="wheat ">
            <text:p>wheat </text:p>
          </table:table-cell>
          <table:table-cell office:value-type="string">
            <text:p>|</text:p>
          </table:table-cell>
          <table:table-cell table:formula="of:=[Sheet1.E146]" office:value-type="string" office:string-value="#f5deb3 ">
            <text:p>#f5deb3 </text:p>
          </table:table-cell>
          <table:table-cell table:number-columns-repeated="2" office:value-type="string">
            <text:p>|</text:p>
          </table:table-cell>
          <table:table-cell table:formula="of:=[Sheet1.F146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146]" office:value-type="float" office:value="222">
            <text:p>222</text:p>
          </table:table-cell>
          <table:table-cell office:value-type="string">
            <text:p>|</text:p>
          </table:table-cell>
          <table:table-cell table:formula="of:=[Sheet1.H146]" office:value-type="float" office:value="179">
            <text:p>179</text:p>
          </table:table-cell>
          <table:table-cell table:number-columns-repeated="2" office:value-type="string">
            <text:p>|</text:p>
          </table:table-cell>
          <table:table-cell table:formula="of:=[Sheet1.I146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146]" office:value-type="percentage" office:value="0.870588235294118">
            <text:p>87%</text:p>
          </table:table-cell>
          <table:table-cell office:value-type="string">
            <text:p>|</text:p>
          </table:table-cell>
          <table:table-cell table:formula="of:=[Sheet1.K146]" office:value-type="percentage" office:value="0.701960784313725">
            <text:p>7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6]); 0; [Sheet1.L146])" office:value-type="float" office:value="39.0909090909091">
            <text:p>39</text:p>
          </table:table-cell>
          <table:table-cell office:value-type="string">
            <text:p>|</text:p>
          </table:table-cell>
          <table:table-cell table:formula="of:=IF(ISERROR([Sheet1.M146]);0;[Sheet1.M146])" office:value-type="percentage" office:value="0.269387755102041">
            <text:p>27%</text:p>
          </table:table-cell>
          <table:table-cell office:value-type="string">
            <text:p>|</text:p>
          </table:table-cell>
          <table:table-cell table:formula="of:=[Sheet1.N146]" office:value-type="percentage" office:value="0.831372549019608">
            <text:p>83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7]" office:value-type="string" office:string-value="white ">
            <text:p>white </text:p>
          </table:table-cell>
          <table:table-cell office:value-type="string">
            <text:p>|</text:p>
          </table:table-cell>
          <table:table-cell table:formula="of:=[Sheet1.E147]" office:value-type="string" office:string-value="#ffffff ">
            <text:p>#ffffff </text:p>
          </table:table-cell>
          <table:table-cell table:number-columns-repeated="2" office:value-type="string">
            <text:p>|</text:p>
          </table:table-cell>
          <table:table-cell table:formula="of:=[Sheet1.F14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47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47]" office:value-type="float" office:value="255">
            <text:p>255</text:p>
          </table:table-cell>
          <table:table-cell table:number-columns-repeated="2" office:value-type="string">
            <text:p>|</text:p>
          </table:table-cell>
          <table:table-cell table:formula="of:=[Sheet1.I14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47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47]" office:value-type="percentage" office:value="1">
            <text:p>10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7]); 0; [Sheet1.L147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47]);0;[Sheet1.M147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47]" office:value-type="percentage" office:value="1">
            <text:p>10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8]" office:value-type="string" office:string-value="whiteSmoke ">
            <text:p>whiteSmoke </text:p>
          </table:table-cell>
          <table:table-cell office:value-type="string">
            <text:p>|</text:p>
          </table:table-cell>
          <table:table-cell table:formula="of:=[Sheet1.E148]" office:value-type="string" office:string-value="#f5f5f5 ">
            <text:p>#f5f5f5 </text:p>
          </table:table-cell>
          <table:table-cell table:number-columns-repeated="2" office:value-type="string">
            <text:p>|</text:p>
          </table:table-cell>
          <table:table-cell table:formula="of:=[Sheet1.F14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G148]" office:value-type="float" office:value="245">
            <text:p>245</text:p>
          </table:table-cell>
          <table:table-cell office:value-type="string">
            <text:p>|</text:p>
          </table:table-cell>
          <table:table-cell table:formula="of:=[Sheet1.H148]" office:value-type="float" office:value="245">
            <text:p>245</text:p>
          </table:table-cell>
          <table:table-cell table:number-columns-repeated="2" office:value-type="string">
            <text:p>|</text:p>
          </table:table-cell>
          <table:table-cell table:formula="of:=[Sheet1.I14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J148]" office:value-type="percentage" office:value="0.96078431372549">
            <text:p>96%</text:p>
          </table:table-cell>
          <table:table-cell office:value-type="string">
            <text:p>|</text:p>
          </table:table-cell>
          <table:table-cell table:formula="of:=[Sheet1.K148]" office:value-type="percentage" office:value="0.96078431372549">
            <text:p>96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8]); 0; [Sheet1.L148])" office:value-type="float" office:value="0">
            <text:p>0</text:p>
          </table:table-cell>
          <table:table-cell office:value-type="string">
            <text:p>|</text:p>
          </table:table-cell>
          <table:table-cell table:formula="of:=IF(ISERROR([Sheet1.M148]);0;[Sheet1.M148])" office:value-type="percentage" office:value="0">
            <text:p>0%</text:p>
          </table:table-cell>
          <table:table-cell office:value-type="string">
            <text:p>|</text:p>
          </table:table-cell>
          <table:table-cell table:formula="of:=[Sheet1.N148]" office:value-type="percentage" office:value="0.96078431372549">
            <text:p>96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49]" office:value-type="string" office:string-value="yellow ">
            <text:p>yellow </text:p>
          </table:table-cell>
          <table:table-cell office:value-type="string">
            <text:p>|</text:p>
          </table:table-cell>
          <table:table-cell table:formula="of:=[Sheet1.E149]" office:value-type="string" office:string-value="#ffff00 ">
            <text:p>#ffff00 </text:p>
          </table:table-cell>
          <table:table-cell table:number-columns-repeated="2" office:value-type="string">
            <text:p>|</text:p>
          </table:table-cell>
          <table:table-cell table:formula="of:=[Sheet1.F14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G149]" office:value-type="float" office:value="255">
            <text:p>255</text:p>
          </table:table-cell>
          <table:table-cell office:value-type="string">
            <text:p>|</text:p>
          </table:table-cell>
          <table:table-cell table:formula="of:=[Sheet1.H149]" office:value-type="float" office:value="0">
            <text:p>0</text:p>
          </table:table-cell>
          <table:table-cell table:number-columns-repeated="2" office:value-type="string">
            <text:p>|</text:p>
          </table:table-cell>
          <table:table-cell table:formula="of:=[Sheet1.I14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J149]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K149]" office:value-type="percentage" office:value="0">
            <text:p>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49]); 0; [Sheet1.L149])" office:value-type="float" office:value="60">
            <text:p>60</text:p>
          </table:table-cell>
          <table:table-cell office:value-type="string">
            <text:p>|</text:p>
          </table:table-cell>
          <table:table-cell table:formula="of:=IF(ISERROR([Sheet1.M149]);0;[Sheet1.M149])" office:value-type="percentage" office:value="1">
            <text:p>100%</text:p>
          </table:table-cell>
          <table:table-cell office:value-type="string">
            <text:p>|</text:p>
          </table:table-cell>
          <table:table-cell table:formula="of:=[Sheet1.N149]" office:value-type="percentage" office:value="0.5">
            <text:p>50%</text:p>
          </table:table-cell>
        </table:table-row>
        <table:table-row table:style-name="ro2">
          <table:table-cell office:value-type="string">
            <text:p>|</text:p>
          </table:table-cell>
          <table:table-cell table:formula="of:=[Sheet1.D150]" office:value-type="string" office:string-value="yellowGreen ">
            <text:p>yellowGreen </text:p>
          </table:table-cell>
          <table:table-cell office:value-type="string">
            <text:p>|</text:p>
          </table:table-cell>
          <table:table-cell table:formula="of:=[Sheet1.E150]" office:value-type="string" office:string-value="#9acd32 ">
            <text:p>#9acd32 </text:p>
          </table:table-cell>
          <table:table-cell table:number-columns-repeated="2" office:value-type="string">
            <text:p>|</text:p>
          </table:table-cell>
          <table:table-cell table:formula="of:=[Sheet1.F150]" office:value-type="float" office:value="154">
            <text:p>154</text:p>
          </table:table-cell>
          <table:table-cell office:value-type="string">
            <text:p>|</text:p>
          </table:table-cell>
          <table:table-cell table:formula="of:=[Sheet1.G150]" office:value-type="float" office:value="205">
            <text:p>205</text:p>
          </table:table-cell>
          <table:table-cell office:value-type="string">
            <text:p>|</text:p>
          </table:table-cell>
          <table:table-cell table:formula="of:=[Sheet1.H150]" office:value-type="float" office:value="50">
            <text:p>50</text:p>
          </table:table-cell>
          <table:table-cell table:number-columns-repeated="2" office:value-type="string">
            <text:p>|</text:p>
          </table:table-cell>
          <table:table-cell table:formula="of:=[Sheet1.I150]" office:value-type="percentage" office:value="0.603921568627451">
            <text:p>60%</text:p>
          </table:table-cell>
          <table:table-cell office:value-type="string">
            <text:p>|</text:p>
          </table:table-cell>
          <table:table-cell table:formula="of:=[Sheet1.J150]" office:value-type="percentage" office:value="0.803921568627451">
            <text:p>80%</text:p>
          </table:table-cell>
          <table:table-cell office:value-type="string">
            <text:p>|</text:p>
          </table:table-cell>
          <table:table-cell table:formula="of:=[Sheet1.K150]" office:value-type="percentage" office:value="0.196078431372549">
            <text:p>20%</text:p>
          </table:table-cell>
          <table:table-cell table:number-columns-repeated="2" office:value-type="string">
            <text:p>|</text:p>
          </table:table-cell>
          <table:table-cell table:style-name="ce151" table:formula="of:=IF(ISERROR([Sheet1.L150]); 0; [Sheet1.L150])" office:value-type="float" office:value="79.741935483871">
            <text:p>80</text:p>
          </table:table-cell>
          <table:table-cell office:value-type="string">
            <text:p>|</text:p>
          </table:table-cell>
          <table:table-cell table:formula="of:=IF(ISERROR([Sheet1.M150]);0;[Sheet1.M150])" office:value-type="percentage" office:value="0.75609756097561">
            <text:p>76%</text:p>
          </table:table-cell>
          <table:table-cell office:value-type="string">
            <text:p>|</text:p>
          </table:table-cell>
          <table:table-cell table:formula="of:=[Sheet1.N150]" office:value-type="percentage" office:value="0.5">
            <text:p>50%</text:p>
          </table:table-cell>
        </table:table-row>
        <table:table-row table:style-name="ro2" table:number-rows-repeated="1048427">
          <table:table-cell table:number-columns-repeated="25"/>
        </table:table-row>
        <table:table-row table:style-name="ro2">
          <table:table-cell table:number-columns-repeated="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7">2015-07-17</text:date>, <text:time>21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1T17:34:49.44</meta:creation-date>
    <dc:date>2015-07-17T21:23:12.28</dc:date>
    <meta:editing-duration>P2DT40M6S</meta:editing-duration>
    <meta:editing-cycles>12</meta:editing-cycles>
    <meta:generator>OpenOffice/4.1.1$Win32 OpenOffice.org_project/411m6$Build-9775</meta:generator>
    <meta:document-statistic meta:table-count="4" meta:cell-count="6824" meta:object-count="0"/>
  </office:meta>
</office:document-meta>
</file>